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7pt" svg:height="255.34pt" svg:x="263.11pt" svg:y="14.09pt">
            <draw:object draw:notify-on-update-of-ranges="Sheet1.B1:Sheet1.B1699 Sheet1.C1:Sheet1.C16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00" calcext:value-type="float">
            <text:p>30000</text:p>
          </table:table-cell>
          <table:table-cell table:formula="of:=([.A1]-0.2)*1.25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100" calcext:value-type="float">
            <text:p>30100</text:p>
          </table:table-cell>
          <table:table-cell table:formula="of:=([.A2]-0.2)*1.25" office:value-type="float" office:value="-0.125" calcext:value-type="float">
            <text:p>-0.125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0200" calcext:value-type="float">
            <text:p>30200</text:p>
          </table:table-cell>
          <table:table-cell table:formula="of:=([.A3]-0.2)*1.25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30300" calcext:value-type="float">
            <text:p>30300</text:p>
          </table:table-cell>
          <table:table-cell table:formula="of:=([.A4]-0.2)*1.25" office:value-type="float" office:value="-0.375" calcext:value-type="float">
            <text:p>-0.37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400" calcext:value-type="float">
            <text:p>30400</text:p>
          </table:table-cell>
          <table:table-cell table:formula="of:=([.A5]-0.2)*1.25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500" calcext:value-type="float">
            <text:p>30500</text:p>
          </table:table-cell>
          <table:table-cell table:formula="of:=([.A6]-0.2)*1.25" office:value-type="float" office:value="-0.225" calcext:value-type="float">
            <text:p>-0.22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0600" calcext:value-type="float">
            <text:p>30600</text:p>
          </table:table-cell>
          <table:table-cell table:formula="of:=([.A7]-0.2)*1.25" office:value-type="float" office:value="-0.075" calcext:value-type="float">
            <text:p>-0.075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0700" calcext:value-type="float">
            <text:p>30700</text:p>
          </table:table-cell>
          <table:table-cell table:formula="of:=([.A8]-0.2)*1.25"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30800" calcext:value-type="float">
            <text:p>30800</text:p>
          </table:table-cell>
          <table:table-cell table:formula="of:=([.A9]-0.2)*1.25" office:value-type="float" office:value="-0.3" calcext:value-type="float">
            <text:p>-0.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900" calcext:value-type="float">
            <text:p>30900</text:p>
          </table:table-cell>
          <table:table-cell table:formula="of:=([.A10]-0.2)*1.25" office:value-type="float" office:value="-0.125" calcext:value-type="float">
            <text:p>-0.12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1000" calcext:value-type="float">
            <text:p>31000</text:p>
          </table:table-cell>
          <table:table-cell table:formula="of:=([.A11]-0.2)*1.25" office:value-type="float" office:value="-0.15" calcext:value-type="float">
            <text:p>-0.15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1100" calcext:value-type="float">
            <text:p>31100</text:p>
          </table:table-cell>
          <table:table-cell table:formula="of:=([.A12]-0.2)*1.25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1200" calcext:value-type="float">
            <text:p>31200</text:p>
          </table:table-cell>
          <table:table-cell table:formula="of:=([.A13]-0.2)*1.25" office:value-type="float" office:value="-0.075" calcext:value-type="float">
            <text:p>-0.075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1300" calcext:value-type="float">
            <text:p>31300</text:p>
          </table:table-cell>
          <table:table-cell table:formula="of:=([.A14]-0.2)*1.25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1400" calcext:value-type="float">
            <text:p>31400</text:p>
          </table:table-cell>
          <table:table-cell table:formula="of:=([.A15]-0.2)*1.25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1500" calcext:value-type="float">
            <text:p>31500</text:p>
          </table:table-cell>
          <table:table-cell table:formula="of:=([.A16]-0.2)*1.25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1600" calcext:value-type="float">
            <text:p>31600</text:p>
          </table:table-cell>
          <table:table-cell table:formula="of:=([.A17]-0.2)*1.25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700" calcext:value-type="float">
            <text:p>31700</text:p>
          </table:table-cell>
          <table:table-cell table:formula="of:=([.A18]-0.2)*1.25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800" calcext:value-type="float">
            <text:p>31800</text:p>
          </table:table-cell>
          <table:table-cell table:formula="of:=([.A19]-0.2)*1.25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1900" calcext:value-type="float">
            <text:p>31900</text:p>
          </table:table-cell>
          <table:table-cell table:formula="of:=([.A20]-0.2)*1.25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2000" calcext:value-type="float">
            <text:p>32000</text:p>
          </table:table-cell>
          <table:table-cell table:formula="of:=([.A21]-0.2)*1.25" office:value-type="float" office:value="0.225" calcext:value-type="float">
            <text:p>0.225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2100" calcext:value-type="float">
            <text:p>32100</text:p>
          </table:table-cell>
          <table:table-cell table:formula="of:=([.A22]-0.2)*1.25" office:value-type="float" office:value="-0.2" calcext:value-type="float">
            <text:p>-0.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2200" calcext:value-type="float">
            <text:p>32200</text:p>
          </table:table-cell>
          <table:table-cell table:formula="of:=([.A23]-0.2)*1.25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2300" calcext:value-type="float">
            <text:p>32300</text:p>
          </table:table-cell>
          <table:table-cell table:formula="of:=([.A24]-0.2)*1.25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32400" calcext:value-type="float">
            <text:p>32400</text:p>
          </table:table-cell>
          <table:table-cell table:formula="of:=([.A25]-0.2)*1.25" office:value-type="float" office:value="-0.275" calcext:value-type="float">
            <text:p>-0.275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32500" calcext:value-type="float">
            <text:p>32500</text:p>
          </table:table-cell>
          <table:table-cell table:formula="of:=([.A26]-0.2)*1.25" office:value-type="float" office:value="0.325" calcext:value-type="float">
            <text:p>0.325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32600" calcext:value-type="float">
            <text:p>32600</text:p>
          </table:table-cell>
          <table:table-cell table:formula="of:=([.A27]-0.2)*1.25" office:value-type="float" office:value="-0.475" calcext:value-type="float">
            <text:p>-0.475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2700" calcext:value-type="float">
            <text:p>32700</text:p>
          </table:table-cell>
          <table:table-cell table:formula="of:=([.A28]-0.2)*1.25"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32800" calcext:value-type="float">
            <text:p>32800</text:p>
          </table:table-cell>
          <table:table-cell table:formula="of:=([.A29]-0.2)*1.25" office:value-type="float" office:value="-0.4" calcext:value-type="float">
            <text:p>-0.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2900" calcext:value-type="float">
            <text:p>32900</text:p>
          </table:table-cell>
          <table:table-cell table:formula="of:=([.A30]-0.2)*1.25" office:value-type="float" office:value="-0.1" calcext:value-type="float">
            <text:p>-0.1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3000" calcext:value-type="float">
            <text:p>33000</text:p>
          </table:table-cell>
          <table:table-cell table:formula="of:=([.A31]-0.2)*1.25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33100" calcext:value-type="float">
            <text:p>33100</text:p>
          </table:table-cell>
          <table:table-cell table:formula="of:=([.A32]-0.2)*1.25" office:value-type="float" office:value="-0.675" calcext:value-type="float">
            <text:p>-0.675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3200" calcext:value-type="float">
            <text:p>33200</text:p>
          </table:table-cell>
          <table:table-cell table:formula="of:=([.A33]-0.2)*1.25" office:value-type="float" office:value="-0.025" calcext:value-type="float">
            <text:p>-0.025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3300" calcext:value-type="float">
            <text:p>33300</text:p>
          </table:table-cell>
          <table:table-cell table:formula="of:=([.A34]-0.2)*1.25" office:value-type="float" office:value="-0.225" calcext:value-type="float">
            <text:p>-0.225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3400" calcext:value-type="float">
            <text:p>33400</text:p>
          </table:table-cell>
          <table:table-cell table:formula="of:=([.A35]-0.2)*1.25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3500" calcext:value-type="float">
            <text:p>33500</text:p>
          </table:table-cell>
          <table:table-cell table:formula="of:=([.A36]-0.2)*1.25" office:value-type="float" office:value="-0.175" calcext:value-type="float">
            <text:p>-0.17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3600" calcext:value-type="float">
            <text:p>33600</text:p>
          </table:table-cell>
          <table:table-cell table:formula="of:=([.A37]-0.2)*1.25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3700" calcext:value-type="float">
            <text:p>33700</text:p>
          </table:table-cell>
          <table:table-cell table:formula="of:=([.A38]-0.2)*1.25" office:value-type="float" office:value="-0.1" calcext:value-type="float">
            <text:p>-0.1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3800" calcext:value-type="float">
            <text:p>33800</text:p>
          </table:table-cell>
          <table:table-cell table:formula="of:=([.A39]-0.2)*1.25" office:value-type="float" office:value="-0.025" calcext:value-type="float">
            <text:p>-0.02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3900" calcext:value-type="float">
            <text:p>33900</text:p>
          </table:table-cell>
          <table:table-cell table:formula="of:=([.A40]-0.2)*1.25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34000" calcext:value-type="float">
            <text:p>34000</text:p>
          </table:table-cell>
          <table:table-cell table:formula="of:=([.A41]-0.2)*1.25" office:value-type="float" office:value="-0.775" calcext:value-type="float">
            <text:p>-0.77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4100" calcext:value-type="float">
            <text:p>34100</text:p>
          </table:table-cell>
          <table:table-cell table:formula="of:=([.A42]-0.2)*1.25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4200" calcext:value-type="float">
            <text:p>34200</text:p>
          </table:table-cell>
          <table:table-cell table:formula="of:=([.A43]-0.2)*1.25" office:value-type="float" office:value="-0.225" calcext:value-type="float">
            <text:p>-0.225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34300" calcext:value-type="float">
            <text:p>34300</text:p>
          </table:table-cell>
          <table:table-cell table:formula="of:=([.A44]-0.2)*1.25" office:value-type="float" office:value="-0.85" calcext:value-type="float">
            <text:p>-0.8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00" calcext:value-type="float">
            <text:p>34400</text:p>
          </table:table-cell>
          <table:table-cell table:formula="of:=([.A45]-0.2)*1.25" office:value-type="float" office:value="-0.25" calcext:value-type="float">
            <text:p>-0.25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4500" calcext:value-type="float">
            <text:p>34500</text:p>
          </table:table-cell>
          <table:table-cell table:formula="of:=([.A46]-0.2)*1.25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4600" calcext:value-type="float">
            <text:p>34600</text:p>
          </table:table-cell>
          <table:table-cell table:formula="of:=([.A47]-0.2)*1.25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4700" calcext:value-type="float">
            <text:p>34700</text:p>
          </table:table-cell>
          <table:table-cell table:formula="of:=([.A48]-0.2)*1.25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34800" calcext:value-type="float">
            <text:p>34800</text:p>
          </table:table-cell>
          <table:table-cell table:formula="of:=([.A49]-0.2)*1.25" office:value-type="float" office:value="-0.425" calcext:value-type="float">
            <text:p>-0.42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4900" calcext:value-type="float">
            <text:p>34900</text:p>
          </table:table-cell>
          <table:table-cell table:formula="of:=([.A50]-0.2)*1.25" office:value-type="float" office:value="-0.125" calcext:value-type="float">
            <text:p>-0.125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35000" calcext:value-type="float">
            <text:p>35000</text:p>
          </table:table-cell>
          <table:table-cell table:formula="of:=([.A51]-0.2)*1.25" office:value-type="float" office:value="-0.325" calcext:value-type="float">
            <text:p>-0.325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35100" calcext:value-type="float">
            <text:p>35100</text:p>
          </table:table-cell>
          <table:table-cell table:formula="of:=([.A52]-0.2)*1.25" office:value-type="float" office:value="-0.55" calcext:value-type="float">
            <text:p>-0.5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5200" calcext:value-type="float">
            <text:p>35200</text:p>
          </table:table-cell>
          <table:table-cell table:formula="of:=([.A53]-0.2)*1.25" office:value-type="float" office:value="-0.125" calcext:value-type="float">
            <text:p>-0.125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35300" calcext:value-type="float">
            <text:p>35300</text:p>
          </table:table-cell>
          <table:table-cell table:formula="of:=([.A54]-0.2)*1.25" office:value-type="float" office:value="-0.425" calcext:value-type="float">
            <text:p>-0.42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5400" calcext:value-type="float">
            <text:p>35400</text:p>
          </table:table-cell>
          <table:table-cell table:formula="of:=([.A55]-0.2)*1.25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5500" calcext:value-type="float">
            <text:p>35500</text:p>
          </table:table-cell>
          <table:table-cell table:formula="of:=([.A56]-0.2)*1.25" office:value-type="float" office:value="0.425" calcext:value-type="float">
            <text:p>0.425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5600" calcext:value-type="float">
            <text:p>35600</text:p>
          </table:table-cell>
          <table:table-cell table:formula="of:=([.A57]-0.2)*1.25" office:value-type="float" office:value="0.275" calcext:value-type="float">
            <text:p>0.27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5700" calcext:value-type="float">
            <text:p>35700</text:p>
          </table:table-cell>
          <table:table-cell table:formula="of:=([.A58]-0.2)*1.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5800" calcext:value-type="float">
            <text:p>35800</text:p>
          </table:table-cell>
          <table:table-cell table:formula="of:=([.A59]-0.2)*1.25"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5900" calcext:value-type="float">
            <text:p>35900</text:p>
          </table:table-cell>
          <table:table-cell table:formula="of:=([.A60]-0.2)*1.25" office:value-type="float" office:value="0.475" calcext:value-type="float">
            <text:p>0.475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6000" calcext:value-type="float">
            <text:p>36000</text:p>
          </table:table-cell>
          <table:table-cell table:formula="of:=([.A61]-0.2)*1.25" office:value-type="float" office:value="-0.2" calcext:value-type="float">
            <text:p>-0.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6100" calcext:value-type="float">
            <text:p>36100</text:p>
          </table:table-cell>
          <table:table-cell table:formula="of:=([.A62]-0.2)*1.25" office:value-type="float" office:value="-0.1" calcext:value-type="float">
            <text:p>-0.1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6200" calcext:value-type="float">
            <text:p>36200</text:p>
          </table:table-cell>
          <table:table-cell table:formula="of:=([.A63]-0.2)*1.25" office:value-type="float" office:value="-0.05" calcext:value-type="float">
            <text:p>-0.05</text:p>
          </table:table-cell>
          <table:table-cell table:number-columns-repeated="2"/>
          <table:table-cell table:formula="of:=([.D6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6300" calcext:value-type="float">
            <text:p>36300</text:p>
          </table:table-cell>
          <table:table-cell table:formula="of:=([.A64]-0.2)*1.25" office:value-type="float" office:value="-0.1" calcext:value-type="float">
            <text:p>-0.1</text:p>
          </table:table-cell>
          <table:table-cell table:number-columns-repeated="2"/>
          <table:table-cell table:formula="of:=([.D6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36400" calcext:value-type="float">
            <text:p>36400</text:p>
          </table:table-cell>
          <table:table-cell table:formula="of:=([.A65]-0.2)*1.25" office:value-type="float" office:value="-0.4" calcext:value-type="float">
            <text:p>-0.4</text:p>
          </table:table-cell>
          <table:table-cell table:number-columns-repeated="2"/>
          <table:table-cell table:formula="of:=([.D6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6500" calcext:value-type="float">
            <text:p>36500</text:p>
          </table:table-cell>
          <table:table-cell table:formula="of:=([.A66]-0.2)*1.25" office:value-type="float" office:value="0.2" calcext:value-type="float">
            <text:p>0.2</text:p>
          </table:table-cell>
          <table:table-cell table:number-columns-repeated="2"/>
          <table:table-cell table:formula="of:=([.D6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6600" calcext:value-type="float">
            <text:p>36600</text:p>
          </table:table-cell>
          <table:table-cell table:formula="of:=([.A67]-0.2)*1.25" office:value-type="float" office:value="0.025" calcext:value-type="float">
            <text:p>0.025</text:p>
          </table:table-cell>
          <table:table-cell table:number-columns-repeated="2"/>
          <table:table-cell table:formula="of:=([.D6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36700" calcext:value-type="float">
            <text:p>36700</text:p>
          </table:table-cell>
          <table:table-cell table:formula="of:=([.A68]-0.2)*1.25" office:value-type="float" office:value="-0.35" calcext:value-type="float">
            <text:p>-0.35</text:p>
          </table:table-cell>
          <table:table-cell table:number-columns-repeated="2"/>
          <table:table-cell table:formula="of:=([.D6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6800" calcext:value-type="float">
            <text:p>36800</text:p>
          </table:table-cell>
          <table:table-cell table:formula="of:=([.A69]-0.2)*1.25" office:value-type="float" office:value="0.125" calcext:value-type="float">
            <text:p>0.125</text:p>
          </table:table-cell>
          <table:table-cell table:number-columns-repeated="2"/>
          <table:table-cell table:formula="of:=([.D6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36900" calcext:value-type="float">
            <text:p>36900</text:p>
          </table:table-cell>
          <table:table-cell table:formula="of:=([.A70]-0.2)*1.25" office:value-type="float" office:value="-0.4" calcext:value-type="float">
            <text:p>-0.4</text:p>
          </table:table-cell>
          <table:table-cell table:number-columns-repeated="2"/>
          <table:table-cell table:formula="of:=([.D7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37000" calcext:value-type="float">
            <text:p>37000</text:p>
          </table:table-cell>
          <table:table-cell table:formula="of:=([.A71]-0.2)*1.25" office:value-type="float" office:value="-0.525" calcext:value-type="float">
            <text:p>-0.525</text:p>
          </table:table-cell>
          <table:table-cell table:number-columns-repeated="2"/>
          <table:table-cell table:formula="of:=([.D7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37100" calcext:value-type="float">
            <text:p>37100</text:p>
          </table:table-cell>
          <table:table-cell table:formula="of:=([.A72]-0.2)*1.25" office:value-type="float" office:value="-0.275" calcext:value-type="float">
            <text:p>-0.275</text:p>
          </table:table-cell>
          <table:table-cell table:number-columns-repeated="2"/>
          <table:table-cell table:formula="of:=([.D7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7200" calcext:value-type="float">
            <text:p>37200</text:p>
          </table:table-cell>
          <table:table-cell table:formula="of:=([.A73]-0.2)*1.25" office:value-type="float" office:value="0.025" calcext:value-type="float">
            <text:p>0.025</text:p>
          </table:table-cell>
          <table:table-cell table:number-columns-repeated="2"/>
          <table:table-cell table:formula="of:=([.D7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7300" calcext:value-type="float">
            <text:p>37300</text:p>
          </table:table-cell>
          <table:table-cell table:formula="of:=([.A74]-0.2)*1.25" office:value-type="float" office:value="0.4" calcext:value-type="float">
            <text:p>0.4</text:p>
          </table:table-cell>
          <table:table-cell table:number-columns-repeated="2"/>
          <table:table-cell table:formula="of:=([.D7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7400" calcext:value-type="float">
            <text:p>37400</text:p>
          </table:table-cell>
          <table:table-cell table:formula="of:=([.A75]-0.2)*1.25" office:value-type="float" office:value="-0.15" calcext:value-type="float">
            <text:p>-0.15</text:p>
          </table:table-cell>
          <table:table-cell table:number-columns-repeated="2"/>
          <table:table-cell table:formula="of:=([.D7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7500" calcext:value-type="float">
            <text:p>37500</text:p>
          </table:table-cell>
          <table:table-cell table:formula="of:=([.A76]-0.2)*1.25" office:value-type="float" office:value="-0.225" calcext:value-type="float">
            <text:p>-0.225</text:p>
          </table:table-cell>
          <table:table-cell table:number-columns-repeated="2"/>
          <table:table-cell table:formula="of:=([.D7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7600" calcext:value-type="float">
            <text:p>37600</text:p>
          </table:table-cell>
          <table:table-cell table:formula="of:=([.A77]-0.2)*1.25" office:value-type="float" office:value="0" calcext:value-type="float">
            <text:p>0</text:p>
          </table:table-cell>
          <table:table-cell table:number-columns-repeated="2"/>
          <table:table-cell table:formula="of:=([.D7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7700" calcext:value-type="float">
            <text:p>37700</text:p>
          </table:table-cell>
          <table:table-cell table:formula="of:=([.A78]-0.2)*1.25" office:value-type="float" office:value="0.025" calcext:value-type="float">
            <text:p>0.025</text:p>
          </table:table-cell>
          <table:table-cell table:number-columns-repeated="2"/>
          <table:table-cell table:formula="of:=([.D7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7800" calcext:value-type="float">
            <text:p>37800</text:p>
          </table:table-cell>
          <table:table-cell table:formula="of:=([.A79]-0.2)*1.25" office:value-type="float" office:value="0.175" calcext:value-type="float">
            <text:p>0.175</text:p>
          </table:table-cell>
          <table:table-cell table:number-columns-repeated="2"/>
          <table:table-cell table:formula="of:=([.D7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7900" calcext:value-type="float">
            <text:p>37900</text:p>
          </table:table-cell>
          <table:table-cell table:formula="of:=([.A80]-0.2)*1.25" office:value-type="float" office:value="0.175" calcext:value-type="float">
            <text:p>0.175</text:p>
          </table:table-cell>
          <table:table-cell table:number-columns-repeated="2"/>
          <table:table-cell table:formula="of:=([.D8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8000" calcext:value-type="float">
            <text:p>38000</text:p>
          </table:table-cell>
          <table:table-cell table:formula="of:=([.A81]-0.2)*1.25" office:value-type="float" office:value="0.125" calcext:value-type="float">
            <text:p>0.125</text:p>
          </table:table-cell>
          <table:table-cell table:number-columns-repeated="2"/>
          <table:table-cell table:formula="of:=([.D8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8100" calcext:value-type="float">
            <text:p>38100</text:p>
          </table:table-cell>
          <table:table-cell table:formula="of:=([.A82]-0.2)*1.25" office:value-type="float" office:value="-0.225" calcext:value-type="float">
            <text:p>-0.225</text:p>
          </table:table-cell>
          <table:table-cell table:number-columns-repeated="2"/>
          <table:table-cell table:formula="of:=([.D8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38200" calcext:value-type="float">
            <text:p>38200</text:p>
          </table:table-cell>
          <table:table-cell table:formula="of:=([.A83]-0.2)*1.25" office:value-type="float" office:value="-0.425" calcext:value-type="float">
            <text:p>-0.425</text:p>
          </table:table-cell>
          <table:table-cell table:number-columns-repeated="2"/>
          <table:table-cell table:formula="of:=([.D8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8300" calcext:value-type="float">
            <text:p>38300</text:p>
          </table:table-cell>
          <table:table-cell table:formula="of:=([.A84]-0.2)*1.25" office:value-type="float" office:value="0.125" calcext:value-type="float">
            <text:p>0.125</text:p>
          </table:table-cell>
          <table:table-cell table:number-columns-repeated="2"/>
          <table:table-cell table:formula="of:=([.D8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38400" calcext:value-type="float">
            <text:p>38400</text:p>
          </table:table-cell>
          <table:table-cell table:formula="of:=([.A85]-0.2)*1.25" office:value-type="float" office:value="-0.65" calcext:value-type="float">
            <text:p>-0.65</text:p>
          </table:table-cell>
          <table:table-cell table:number-columns-repeated="2"/>
          <table:table-cell table:formula="of:=([.D8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8500" calcext:value-type="float">
            <text:p>38500</text:p>
          </table:table-cell>
          <table:table-cell table:formula="of:=([.A86]-0.2)*1.25" office:value-type="float" office:value="-0.225" calcext:value-type="float">
            <text:p>-0.225</text:p>
          </table:table-cell>
          <table:table-cell table:number-columns-repeated="2"/>
          <table:table-cell table:formula="of:=([.D8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8600" calcext:value-type="float">
            <text:p>38600</text:p>
          </table:table-cell>
          <table:table-cell table:formula="of:=([.A87]-0.2)*1.25" office:value-type="float" office:value="-0.225" calcext:value-type="float">
            <text:p>-0.225</text:p>
          </table:table-cell>
          <table:table-cell table:number-columns-repeated="2"/>
          <table:table-cell table:formula="of:=([.D8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8700" calcext:value-type="float">
            <text:p>38700</text:p>
          </table:table-cell>
          <table:table-cell table:formula="of:=([.A88]-0.2)*1.25" office:value-type="float" office:value="0.225" calcext:value-type="float">
            <text:p>0.225</text:p>
          </table:table-cell>
          <table:table-cell table:number-columns-repeated="2"/>
          <table:table-cell table:formula="of:=([.D8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8800" calcext:value-type="float">
            <text:p>38800</text:p>
          </table:table-cell>
          <table:table-cell table:formula="of:=([.A89]-0.2)*1.25" office:value-type="float" office:value="-0.625" calcext:value-type="float">
            <text:p>-0.625</text:p>
          </table:table-cell>
          <table:table-cell table:number-columns-repeated="2"/>
          <table:table-cell table:formula="of:=([.D8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8900" calcext:value-type="float">
            <text:p>38900</text:p>
          </table:table-cell>
          <table:table-cell table:formula="of:=([.A90]-0.2)*1.25" office:value-type="float" office:value="-0.075" calcext:value-type="float">
            <text:p>-0.075</text:p>
          </table:table-cell>
          <table:table-cell table:number-columns-repeated="2"/>
          <table:table-cell table:formula="of:=([.D9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9000" calcext:value-type="float">
            <text:p>39000</text:p>
          </table:table-cell>
          <table:table-cell table:formula="of:=([.A91]-0.2)*1.25" office:value-type="float" office:value="-0.075" calcext:value-type="float">
            <text:p>-0.075</text:p>
          </table:table-cell>
          <table:table-cell table:number-columns-repeated="2"/>
          <table:table-cell table:formula="of:=([.D9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9100" calcext:value-type="float">
            <text:p>39100</text:p>
          </table:table-cell>
          <table:table-cell table:formula="of:=([.A92]-0.2)*1.25" office:value-type="float" office:value="0.3" calcext:value-type="float">
            <text:p>0.3</text:p>
          </table:table-cell>
          <table:table-cell table:number-columns-repeated="2"/>
          <table:table-cell table:formula="of:=([.D9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9200" calcext:value-type="float">
            <text:p>39200</text:p>
          </table:table-cell>
          <table:table-cell table:formula="of:=([.A93]-0.2)*1.25" office:value-type="float" office:value="0.275" calcext:value-type="float">
            <text:p>0.275</text:p>
          </table:table-cell>
          <table:table-cell table:number-columns-repeated="2"/>
          <table:table-cell table:formula="of:=([.D9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9300" calcext:value-type="float">
            <text:p>39300</text:p>
          </table:table-cell>
          <table:table-cell table:formula="of:=([.A94]-0.2)*1.25" office:value-type="float" office:value="0.05" calcext:value-type="float">
            <text:p>0.05</text:p>
          </table:table-cell>
          <table:table-cell table:number-columns-repeated="2"/>
          <table:table-cell table:formula="of:=([.D9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9400" calcext:value-type="float">
            <text:p>39400</text:p>
          </table:table-cell>
          <table:table-cell table:formula="of:=([.A95]-0.2)*1.25" office:value-type="float" office:value="-0.125" calcext:value-type="float">
            <text:p>-0.125</text:p>
          </table:table-cell>
          <table:table-cell table:number-columns-repeated="2"/>
          <table:table-cell table:formula="of:=([.D9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9500" calcext:value-type="float">
            <text:p>39500</text:p>
          </table:table-cell>
          <table:table-cell table:formula="of:=([.A96]-0.2)*1.25" office:value-type="float" office:value="0.525" calcext:value-type="float">
            <text:p>0.525</text:p>
          </table:table-cell>
          <table:table-cell table:number-columns-repeated="2"/>
          <table:table-cell table:formula="of:=([.D9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39600" calcext:value-type="float">
            <text:p>39600</text:p>
          </table:table-cell>
          <table:table-cell table:formula="of:=([.A97]-0.2)*1.25" office:value-type="float" office:value="-0.375" calcext:value-type="float">
            <text:p>-0.375</text:p>
          </table:table-cell>
          <table:table-cell table:number-columns-repeated="2"/>
          <table:table-cell table:formula="of:=([.D9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9700" calcext:value-type="float">
            <text:p>39700</text:p>
          </table:table-cell>
          <table:table-cell table:formula="of:=([.A98]-0.2)*1.25" office:value-type="float" office:value="-0.15" calcext:value-type="float">
            <text:p>-0.15</text:p>
          </table:table-cell>
          <table:table-cell table:number-columns-repeated="2"/>
          <table:table-cell table:formula="of:=([.D9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9800" calcext:value-type="float">
            <text:p>39800</text:p>
          </table:table-cell>
          <table:table-cell table:formula="of:=([.A99]-0.2)*1.25" office:value-type="float" office:value="-0.125" calcext:value-type="float">
            <text:p>-0.125</text:p>
          </table:table-cell>
          <table:table-cell table:number-columns-repeated="2"/>
          <table:table-cell table:formula="of:=([.D9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9900" calcext:value-type="float">
            <text:p>39900</text:p>
          </table:table-cell>
          <table:table-cell table:formula="of:=([.A100]-0.2)*1.25" office:value-type="float" office:value="-0.225" calcext:value-type="float">
            <text:p>-0.225</text:p>
          </table:table-cell>
          <table:table-cell table:number-columns-repeated="2"/>
          <table:table-cell table:formula="of:=([.D10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40000" calcext:value-type="float">
            <text:p>40000</text:p>
          </table:table-cell>
          <table:table-cell table:formula="of:=([.A101]-0.2)*1.25" office:value-type="float" office:value="-0.3" calcext:value-type="float">
            <text:p>-0.3</text:p>
          </table:table-cell>
          <table:table-cell table:number-columns-repeated="2"/>
          <table:table-cell table:formula="of:=([.D10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0100" calcext:value-type="float">
            <text:p>40100</text:p>
          </table:table-cell>
          <table:table-cell table:formula="of:=([.A102]-0.2)*1.25" office:value-type="float" office:value="0.2" calcext:value-type="float">
            <text:p>0.2</text:p>
          </table:table-cell>
          <table:table-cell table:number-columns-repeated="2"/>
          <table:table-cell table:formula="of:=([.D10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0200" calcext:value-type="float">
            <text:p>40200</text:p>
          </table:table-cell>
          <table:table-cell table:formula="of:=([.A103]-0.2)*1.25" office:value-type="float" office:value="0.275" calcext:value-type="float">
            <text:p>0.275</text:p>
          </table:table-cell>
          <table:table-cell table:number-columns-repeated="2"/>
          <table:table-cell table:formula="of:=([.D10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40300" calcext:value-type="float">
            <text:p>40300</text:p>
          </table:table-cell>
          <table:table-cell table:formula="of:=([.A104]-0.2)*1.25" office:value-type="float" office:value="-0.6" calcext:value-type="float">
            <text:p>-0.6</text:p>
          </table:table-cell>
          <table:table-cell table:number-columns-repeated="2"/>
          <table:table-cell table:formula="of:=([.D10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40400" calcext:value-type="float">
            <text:p>40400</text:p>
          </table:table-cell>
          <table:table-cell table:formula="of:=([.A105]-0.2)*1.25" office:value-type="float" office:value="-0.5" calcext:value-type="float">
            <text:p>-0.5</text:p>
          </table:table-cell>
          <table:table-cell table:number-columns-repeated="2"/>
          <table:table-cell table:formula="of:=([.D10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500" calcext:value-type="float">
            <text:p>40500</text:p>
          </table:table-cell>
          <table:table-cell table:formula="of:=([.A106]-0.2)*1.25" office:value-type="float" office:value="-0.125" calcext:value-type="float">
            <text:p>-0.125</text:p>
          </table:table-cell>
          <table:table-cell table:number-columns-repeated="2"/>
          <table:table-cell table:formula="of:=([.D10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0600" calcext:value-type="float">
            <text:p>40600</text:p>
          </table:table-cell>
          <table:table-cell table:formula="of:=([.A107]-0.2)*1.25" office:value-type="float" office:value="0.775" calcext:value-type="float">
            <text:p>0.775</text:p>
          </table:table-cell>
          <table:table-cell table:number-columns-repeated="2"/>
          <table:table-cell table:formula="of:=([.D10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0700" calcext:value-type="float">
            <text:p>40700</text:p>
          </table:table-cell>
          <table:table-cell table:formula="of:=([.A108]-0.2)*1.25" office:value-type="float" office:value="0.275" calcext:value-type="float">
            <text:p>0.275</text:p>
          </table:table-cell>
          <table:table-cell table:number-columns-repeated="2"/>
          <table:table-cell table:formula="of:=([.D10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40800" calcext:value-type="float">
            <text:p>40800</text:p>
          </table:table-cell>
          <table:table-cell table:formula="of:=([.A109]-0.2)*1.25" office:value-type="float" office:value="-0.4" calcext:value-type="float">
            <text:p>-0.4</text:p>
          </table:table-cell>
          <table:table-cell table:number-columns-repeated="2"/>
          <table:table-cell table:formula="of:=([.D10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0900" calcext:value-type="float">
            <text:p>40900</text:p>
          </table:table-cell>
          <table:table-cell table:formula="of:=([.A110]-0.2)*1.25" office:value-type="float" office:value="0.125" calcext:value-type="float">
            <text:p>0.125</text:p>
          </table:table-cell>
          <table:table-cell table:number-columns-repeated="2"/>
          <table:table-cell table:formula="of:=([.D11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41000" calcext:value-type="float">
            <text:p>41000</text:p>
          </table:table-cell>
          <table:table-cell table:formula="of:=([.A111]-0.2)*1.25" office:value-type="float" office:value="-0.325" calcext:value-type="float">
            <text:p>-0.325</text:p>
          </table:table-cell>
          <table:table-cell table:number-columns-repeated="2"/>
          <table:table-cell table:formula="of:=([.D11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1100" calcext:value-type="float">
            <text:p>41100</text:p>
          </table:table-cell>
          <table:table-cell table:formula="of:=([.A112]-0.2)*1.25" office:value-type="float" office:value="0.4" calcext:value-type="float">
            <text:p>0.4</text:p>
          </table:table-cell>
          <table:table-cell table:number-columns-repeated="2"/>
          <table:table-cell table:formula="of:=([.D11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1200" calcext:value-type="float">
            <text:p>41200</text:p>
          </table:table-cell>
          <table:table-cell table:formula="of:=([.A113]-0.2)*1.25" office:value-type="float" office:value="-0.05" calcext:value-type="float">
            <text:p>-0.05</text:p>
          </table:table-cell>
          <table:table-cell table:number-columns-repeated="2"/>
          <table:table-cell table:formula="of:=([.D11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41300" calcext:value-type="float">
            <text:p>41300</text:p>
          </table:table-cell>
          <table:table-cell table:formula="of:=([.A114]-0.2)*1.25" office:value-type="float" office:value="-0.3" calcext:value-type="float">
            <text:p>-0.3</text:p>
          </table:table-cell>
          <table:table-cell table:number-columns-repeated="2"/>
          <table:table-cell table:formula="of:=([.D11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1400" calcext:value-type="float">
            <text:p>41400</text:p>
          </table:table-cell>
          <table:table-cell table:formula="of:=([.A115]-0.2)*1.25" office:value-type="float" office:value="0.425" calcext:value-type="float">
            <text:p>0.425</text:p>
          </table:table-cell>
          <table:table-cell table:number-columns-repeated="2"/>
          <table:table-cell table:formula="of:=([.D11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1500" calcext:value-type="float">
            <text:p>41500</text:p>
          </table:table-cell>
          <table:table-cell table:formula="of:=([.A116]-0.2)*1.25" office:value-type="float" office:value="-0.1" calcext:value-type="float">
            <text:p>-0.1</text:p>
          </table:table-cell>
          <table:table-cell table:number-columns-repeated="2"/>
          <table:table-cell table:formula="of:=([.D11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1600" calcext:value-type="float">
            <text:p>41600</text:p>
          </table:table-cell>
          <table:table-cell table:formula="of:=([.A117]-0.2)*1.25" office:value-type="float" office:value="0" calcext:value-type="float">
            <text:p>0</text:p>
          </table:table-cell>
          <table:table-cell table:number-columns-repeated="2"/>
          <table:table-cell table:formula="of:=([.D11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1700" calcext:value-type="float">
            <text:p>41700</text:p>
          </table:table-cell>
          <table:table-cell table:formula="of:=([.A118]-0.2)*1.25" office:value-type="float" office:value="0.125" calcext:value-type="float">
            <text:p>0.125</text:p>
          </table:table-cell>
          <table:table-cell table:number-columns-repeated="2"/>
          <table:table-cell table:formula="of:=([.D11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1800" calcext:value-type="float">
            <text:p>41800</text:p>
          </table:table-cell>
          <table:table-cell table:formula="of:=([.A119]-0.2)*1.25" office:value-type="float" office:value="0.1" calcext:value-type="float">
            <text:p>0.1</text:p>
          </table:table-cell>
          <table:table-cell table:number-columns-repeated="2"/>
          <table:table-cell table:formula="of:=([.D11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1900" calcext:value-type="float">
            <text:p>41900</text:p>
          </table:table-cell>
          <table:table-cell table:formula="of:=([.A120]-0.2)*1.25" office:value-type="float" office:value="0.025" calcext:value-type="float">
            <text:p>0.025</text:p>
          </table:table-cell>
          <table:table-cell table:number-columns-repeated="2"/>
          <table:table-cell table:formula="of:=([.D12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2000" calcext:value-type="float">
            <text:p>42000</text:p>
          </table:table-cell>
          <table:table-cell table:formula="of:=([.A121]-0.2)*1.25" office:value-type="float" office:value="-0.15" calcext:value-type="float">
            <text:p>-0.15</text:p>
          </table:table-cell>
          <table:table-cell table:number-columns-repeated="2"/>
          <table:table-cell table:formula="of:=([.D12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42100" calcext:value-type="float">
            <text:p>42100</text:p>
          </table:table-cell>
          <table:table-cell table:formula="of:=([.A122]-0.2)*1.25" office:value-type="float" office:value="-0.525" calcext:value-type="float">
            <text:p>-0.525</text:p>
          </table:table-cell>
          <table:table-cell table:number-columns-repeated="2"/>
          <table:table-cell table:formula="of:=([.D12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42200" calcext:value-type="float">
            <text:p>42200</text:p>
          </table:table-cell>
          <table:table-cell table:formula="of:=([.A123]-0.2)*1.25" office:value-type="float" office:value="-0.375" calcext:value-type="float">
            <text:p>-0.375</text:p>
          </table:table-cell>
          <table:table-cell table:number-columns-repeated="2"/>
          <table:table-cell table:formula="of:=([.D12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42300" calcext:value-type="float">
            <text:p>42300</text:p>
          </table:table-cell>
          <table:table-cell table:formula="of:=([.A124]-0.2)*1.25" office:value-type="float" office:value="-0.325" calcext:value-type="float">
            <text:p>-0.325</text:p>
          </table:table-cell>
          <table:table-cell table:number-columns-repeated="2"/>
          <table:table-cell table:formula="of:=([.D12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2400" calcext:value-type="float">
            <text:p>42400</text:p>
          </table:table-cell>
          <table:table-cell table:formula="of:=([.A125]-0.2)*1.25" office:value-type="float" office:value="0.225" calcext:value-type="float">
            <text:p>0.225</text:p>
          </table:table-cell>
          <table:table-cell table:number-columns-repeated="2"/>
          <table:table-cell table:formula="of:=([.D12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42500" calcext:value-type="float">
            <text:p>42500</text:p>
          </table:table-cell>
          <table:table-cell table:formula="of:=([.A126]-0.2)*1.25" office:value-type="float" office:value="-0.5" calcext:value-type="float">
            <text:p>-0.5</text:p>
          </table:table-cell>
          <table:table-cell table:number-columns-repeated="2"/>
          <table:table-cell table:formula="of:=([.D12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2600" calcext:value-type="float">
            <text:p>42600</text:p>
          </table:table-cell>
          <table:table-cell table:formula="of:=([.A127]-0.2)*1.25" office:value-type="float" office:value="0.15" calcext:value-type="float">
            <text:p>0.15</text:p>
          </table:table-cell>
          <table:table-cell table:number-columns-repeated="2"/>
          <table:table-cell table:formula="of:=([.D12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2700" calcext:value-type="float">
            <text:p>42700</text:p>
          </table:table-cell>
          <table:table-cell table:formula="of:=([.A128]-0.2)*1.25" office:value-type="float" office:value="0.45" calcext:value-type="float">
            <text:p>0.45</text:p>
          </table:table-cell>
          <table:table-cell table:number-columns-repeated="2"/>
          <table:table-cell table:formula="of:=([.D12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2800" calcext:value-type="float">
            <text:p>42800</text:p>
          </table:table-cell>
          <table:table-cell table:formula="of:=([.A129]-0.2)*1.25" office:value-type="float" office:value="0.2" calcext:value-type="float">
            <text:p>0.2</text:p>
          </table:table-cell>
          <table:table-cell table:number-columns-repeated="2"/>
          <table:table-cell table:formula="of:=([.D12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2900" calcext:value-type="float">
            <text:p>42900</text:p>
          </table:table-cell>
          <table:table-cell table:formula="of:=([.A130]-0.2)*1.25" office:value-type="float" office:value="-0.15" calcext:value-type="float">
            <text:p>-0.15</text:p>
          </table:table-cell>
          <table:table-cell table:number-columns-repeated="2"/>
          <table:table-cell table:formula="of:=([.D13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3000" calcext:value-type="float">
            <text:p>43000</text:p>
          </table:table-cell>
          <table:table-cell table:formula="of:=([.A131]-0.2)*1.25" office:value-type="float" office:value="0.25" calcext:value-type="float">
            <text:p>0.25</text:p>
          </table:table-cell>
          <table:table-cell table:number-columns-repeated="2"/>
          <table:table-cell table:formula="of:=([.D13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43100" calcext:value-type="float">
            <text:p>43100</text:p>
          </table:table-cell>
          <table:table-cell table:formula="of:=([.A132]-0.2)*1.25" office:value-type="float" office:value="-0.3" calcext:value-type="float">
            <text:p>-0.3</text:p>
          </table:table-cell>
          <table:table-cell table:number-columns-repeated="2"/>
          <table:table-cell table:formula="of:=([.D13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3200" calcext:value-type="float">
            <text:p>43200</text:p>
          </table:table-cell>
          <table:table-cell table:formula="of:=([.A133]-0.2)*1.25" office:value-type="float" office:value="-0.225" calcext:value-type="float">
            <text:p>-0.225</text:p>
          </table:table-cell>
          <table:table-cell table:number-columns-repeated="2"/>
          <table:table-cell table:formula="of:=([.D13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3300" calcext:value-type="float">
            <text:p>43300</text:p>
          </table:table-cell>
          <table:table-cell table:formula="of:=([.A134]-0.2)*1.25" office:value-type="float" office:value="0.4" calcext:value-type="float">
            <text:p>0.4</text:p>
          </table:table-cell>
          <table:table-cell table:number-columns-repeated="2"/>
          <table:table-cell table:formula="of:=([.D13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3400" calcext:value-type="float">
            <text:p>43400</text:p>
          </table:table-cell>
          <table:table-cell table:formula="of:=([.A135]-0.2)*1.25" office:value-type="float" office:value="-0.2" calcext:value-type="float">
            <text:p>-0.2</text:p>
          </table:table-cell>
          <table:table-cell table:number-columns-repeated="2"/>
          <table:table-cell table:formula="of:=([.D13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3500" calcext:value-type="float">
            <text:p>43500</text:p>
          </table:table-cell>
          <table:table-cell table:formula="of:=([.A136]-0.2)*1.25" office:value-type="float" office:value="-0.025" calcext:value-type="float">
            <text:p>-0.025</text:p>
          </table:table-cell>
          <table:table-cell table:number-columns-repeated="2"/>
          <table:table-cell table:formula="of:=([.D13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3600" calcext:value-type="float">
            <text:p>43600</text:p>
          </table:table-cell>
          <table:table-cell table:formula="of:=([.A137]-0.2)*1.25" office:value-type="float" office:value="-0.15" calcext:value-type="float">
            <text:p>-0.15</text:p>
          </table:table-cell>
          <table:table-cell table:number-columns-repeated="2"/>
          <table:table-cell table:formula="of:=([.D13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43700" calcext:value-type="float">
            <text:p>43700</text:p>
          </table:table-cell>
          <table:table-cell table:formula="of:=([.A138]-0.2)*1.25" office:value-type="float" office:value="-0.425" calcext:value-type="float">
            <text:p>-0.425</text:p>
          </table:table-cell>
          <table:table-cell table:number-columns-repeated="2"/>
          <table:table-cell table:formula="of:=([.D13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3800" calcext:value-type="float">
            <text:p>43800</text:p>
          </table:table-cell>
          <table:table-cell table:formula="of:=([.A139]-0.2)*1.25" office:value-type="float" office:value="0.325" calcext:value-type="float">
            <text:p>0.325</text:p>
          </table:table-cell>
          <table:table-cell table:number-columns-repeated="2"/>
          <table:table-cell table:formula="of:=([.D13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43900" calcext:value-type="float">
            <text:p>43900</text:p>
          </table:table-cell>
          <table:table-cell table:formula="of:=([.A140]-0.2)*1.25" office:value-type="float" office:value="-0.35" calcext:value-type="float">
            <text:p>-0.35</text:p>
          </table:table-cell>
          <table:table-cell table:number-columns-repeated="2"/>
          <table:table-cell table:formula="of:=([.D14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4000" calcext:value-type="float">
            <text:p>44000</text:p>
          </table:table-cell>
          <table:table-cell table:formula="of:=([.A141]-0.2)*1.25" office:value-type="float" office:value="0.15" calcext:value-type="float">
            <text:p>0.15</text:p>
          </table:table-cell>
          <table:table-cell table:number-columns-repeated="2"/>
          <table:table-cell table:formula="of:=([.D14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4100" calcext:value-type="float">
            <text:p>44100</text:p>
          </table:table-cell>
          <table:table-cell table:formula="of:=([.A142]-0.2)*1.25" office:value-type="float" office:value="-0.075" calcext:value-type="float">
            <text:p>-0.075</text:p>
          </table:table-cell>
          <table:table-cell table:number-columns-repeated="2"/>
          <table:table-cell table:formula="of:=([.D14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44200" calcext:value-type="float">
            <text:p>44200</text:p>
          </table:table-cell>
          <table:table-cell table:formula="of:=([.A143]-0.2)*1.25" office:value-type="float" office:value="-0.275" calcext:value-type="float">
            <text:p>-0.275</text:p>
          </table:table-cell>
          <table:table-cell table:number-columns-repeated="2"/>
          <table:table-cell table:formula="of:=([.D14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44300" calcext:value-type="float">
            <text:p>44300</text:p>
          </table:table-cell>
          <table:table-cell table:formula="of:=([.A144]-0.2)*1.25" office:value-type="float" office:value="-0.275" calcext:value-type="float">
            <text:p>-0.275</text:p>
          </table:table-cell>
          <table:table-cell table:number-columns-repeated="2"/>
          <table:table-cell table:formula="of:=([.D14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400" calcext:value-type="float">
            <text:p>44400</text:p>
          </table:table-cell>
          <table:table-cell table:formula="of:=([.A145]-0.2)*1.25" office:value-type="float" office:value="-0.025" calcext:value-type="float">
            <text:p>-0.025</text:p>
          </table:table-cell>
          <table:table-cell table:number-columns-repeated="2"/>
          <table:table-cell table:formula="of:=([.D14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4500" calcext:value-type="float">
            <text:p>44500</text:p>
          </table:table-cell>
          <table:table-cell table:formula="of:=([.A146]-0.2)*1.25" office:value-type="float" office:value="0.075" calcext:value-type="float">
            <text:p>0.075</text:p>
          </table:table-cell>
          <table:table-cell table:number-columns-repeated="2"/>
          <table:table-cell table:formula="of:=([.D14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4600" calcext:value-type="float">
            <text:p>44600</text:p>
          </table:table-cell>
          <table:table-cell table:formula="of:=([.A147]-0.2)*1.25" office:value-type="float" office:value="0.425" calcext:value-type="float">
            <text:p>0.425</text:p>
          </table:table-cell>
          <table:table-cell table:number-columns-repeated="2"/>
          <table:table-cell table:formula="of:=([.D14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4700" calcext:value-type="float">
            <text:p>44700</text:p>
          </table:table-cell>
          <table:table-cell table:formula="of:=([.A148]-0.2)*1.25" office:value-type="float" office:value="-0.2" calcext:value-type="float">
            <text:p>-0.2</text:p>
          </table:table-cell>
          <table:table-cell table:number-columns-repeated="2"/>
          <table:table-cell table:formula="of:=([.D14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4800" calcext:value-type="float">
            <text:p>44800</text:p>
          </table:table-cell>
          <table:table-cell table:formula="of:=([.A149]-0.2)*1.25" office:value-type="float" office:value="-0.025" calcext:value-type="float">
            <text:p>-0.025</text:p>
          </table:table-cell>
          <table:table-cell table:number-columns-repeated="2"/>
          <table:table-cell table:formula="of:=([.D14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4900" calcext:value-type="float">
            <text:p>44900</text:p>
          </table:table-cell>
          <table:table-cell table:formula="of:=([.A150]-0.2)*1.25" office:value-type="float" office:value="-0.225" calcext:value-type="float">
            <text:p>-0.225</text:p>
          </table:table-cell>
          <table:table-cell table:number-columns-repeated="2"/>
          <table:table-cell table:formula="of:=([.D15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45000" calcext:value-type="float">
            <text:p>45000</text:p>
          </table:table-cell>
          <table:table-cell table:formula="of:=([.A151]-0.2)*1.25" office:value-type="float" office:value="-0.275" calcext:value-type="float">
            <text:p>-0.275</text:p>
          </table:table-cell>
          <table:table-cell table:number-columns-repeated="2"/>
          <table:table-cell table:formula="of:=([.D15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45100" calcext:value-type="float">
            <text:p>45100</text:p>
          </table:table-cell>
          <table:table-cell table:formula="of:=([.A152]-0.2)*1.25" office:value-type="float" office:value="-0.5" calcext:value-type="float">
            <text:p>-0.5</text:p>
          </table:table-cell>
          <table:table-cell table:number-columns-repeated="2"/>
          <table:table-cell table:formula="of:=([.D15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5200" calcext:value-type="float">
            <text:p>45200</text:p>
          </table:table-cell>
          <table:table-cell table:formula="of:=([.A153]-0.2)*1.25" office:value-type="float" office:value="0.325" calcext:value-type="float">
            <text:p>0.325</text:p>
          </table:table-cell>
          <table:table-cell table:number-columns-repeated="2"/>
          <table:table-cell table:formula="of:=([.D15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5300" calcext:value-type="float">
            <text:p>45300</text:p>
          </table:table-cell>
          <table:table-cell table:formula="of:=([.A154]-0.2)*1.25" office:value-type="float" office:value="-0.225" calcext:value-type="float">
            <text:p>-0.225</text:p>
          </table:table-cell>
          <table:table-cell table:number-columns-repeated="2"/>
          <table:table-cell table:formula="of:=([.D15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5400" calcext:value-type="float">
            <text:p>45400</text:p>
          </table:table-cell>
          <table:table-cell table:formula="of:=([.A155]-0.2)*1.25" office:value-type="float" office:value="0.45" calcext:value-type="float">
            <text:p>0.45</text:p>
          </table:table-cell>
          <table:table-cell table:number-columns-repeated="2"/>
          <table:table-cell table:formula="of:=([.D15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5500" calcext:value-type="float">
            <text:p>45500</text:p>
          </table:table-cell>
          <table:table-cell table:formula="of:=([.A156]-0.2)*1.25" office:value-type="float" office:value="0.7" calcext:value-type="float">
            <text:p>0.7</text:p>
          </table:table-cell>
          <table:table-cell table:number-columns-repeated="2"/>
          <table:table-cell table:formula="of:=([.D15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5600" calcext:value-type="float">
            <text:p>45600</text:p>
          </table:table-cell>
          <table:table-cell table:formula="of:=([.A157]-0.2)*1.25" office:value-type="float" office:value="0.45" calcext:value-type="float">
            <text:p>0.45</text:p>
          </table:table-cell>
          <table:table-cell table:number-columns-repeated="2"/>
          <table:table-cell table:formula="of:=([.D15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5700" calcext:value-type="float">
            <text:p>45700</text:p>
          </table:table-cell>
          <table:table-cell table:formula="of:=([.A158]-0.2)*1.25" office:value-type="float" office:value="0.15" calcext:value-type="float">
            <text:p>0.15</text:p>
          </table:table-cell>
          <table:table-cell table:number-columns-repeated="2"/>
          <table:table-cell table:formula="of:=([.D15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5800" calcext:value-type="float">
            <text:p>45800</text:p>
          </table:table-cell>
          <table:table-cell table:formula="of:=([.A159]-0.2)*1.25" office:value-type="float" office:value="0.1" calcext:value-type="float">
            <text:p>0.1</text:p>
          </table:table-cell>
          <table:table-cell table:number-columns-repeated="2"/>
          <table:table-cell table:formula="of:=([.D15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5900" calcext:value-type="float">
            <text:p>45900</text:p>
          </table:table-cell>
          <table:table-cell table:formula="of:=([.A160]-0.2)*1.25" office:value-type="float" office:value="-0.15" calcext:value-type="float">
            <text:p>-0.15</text:p>
          </table:table-cell>
          <table:table-cell table:number-columns-repeated="2"/>
          <table:table-cell table:formula="of:=([.D16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6000" calcext:value-type="float">
            <text:p>46000</text:p>
          </table:table-cell>
          <table:table-cell table:formula="of:=([.A161]-0.2)*1.25" office:value-type="float" office:value="0.25" calcext:value-type="float">
            <text:p>0.25</text:p>
          </table:table-cell>
          <table:table-cell table:number-columns-repeated="2"/>
          <table:table-cell table:formula="of:=([.D16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6100" calcext:value-type="float">
            <text:p>46100</text:p>
          </table:table-cell>
          <table:table-cell table:formula="of:=([.A162]-0.2)*1.25" office:value-type="float" office:value="0.25" calcext:value-type="float">
            <text:p>0.25</text:p>
          </table:table-cell>
          <table:table-cell table:number-columns-repeated="2"/>
          <table:table-cell table:formula="of:=([.D16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6200" calcext:value-type="float">
            <text:p>46200</text:p>
          </table:table-cell>
          <table:table-cell table:formula="of:=([.A163]-0.2)*1.25" office:value-type="float" office:value="0.125" calcext:value-type="float">
            <text:p>0.125</text:p>
          </table:table-cell>
          <table:table-cell table:number-columns-repeated="2"/>
          <table:table-cell table:formula="of:=([.D16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6300" calcext:value-type="float">
            <text:p>46300</text:p>
          </table:table-cell>
          <table:table-cell table:formula="of:=([.A164]-0.2)*1.25" office:value-type="float" office:value="-0.15" calcext:value-type="float">
            <text:p>-0.15</text:p>
          </table:table-cell>
          <table:table-cell table:number-columns-repeated="2"/>
          <table:table-cell table:formula="of:=([.D16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6400" calcext:value-type="float">
            <text:p>46400</text:p>
          </table:table-cell>
          <table:table-cell table:formula="of:=([.A165]-0.2)*1.25" office:value-type="float" office:value="-0.225" calcext:value-type="float">
            <text:p>-0.225</text:p>
          </table:table-cell>
          <table:table-cell table:number-columns-repeated="2"/>
          <table:table-cell table:formula="of:=([.D16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6500" calcext:value-type="float">
            <text:p>46500</text:p>
          </table:table-cell>
          <table:table-cell table:formula="of:=([.A166]-0.2)*1.25" office:value-type="float" office:value="-0.075" calcext:value-type="float">
            <text:p>-0.075</text:p>
          </table:table-cell>
          <table:table-cell table:number-columns-repeated="2"/>
          <table:table-cell table:formula="of:=([.D16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6600" calcext:value-type="float">
            <text:p>46600</text:p>
          </table:table-cell>
          <table:table-cell table:formula="of:=([.A167]-0.2)*1.25" office:value-type="float" office:value="0.225" calcext:value-type="float">
            <text:p>0.225</text:p>
          </table:table-cell>
          <table:table-cell table:number-columns-repeated="2"/>
          <table:table-cell table:formula="of:=([.D16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6700" calcext:value-type="float">
            <text:p>46700</text:p>
          </table:table-cell>
          <table:table-cell table:formula="of:=([.A168]-0.2)*1.25" office:value-type="float" office:value="0.225" calcext:value-type="float">
            <text:p>0.225</text:p>
          </table:table-cell>
          <table:table-cell table:number-columns-repeated="2"/>
          <table:table-cell table:formula="of:=([.D16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6800" calcext:value-type="float">
            <text:p>46800</text:p>
          </table:table-cell>
          <table:table-cell table:formula="of:=([.A169]-0.2)*1.25" office:value-type="float" office:value="0.375" calcext:value-type="float">
            <text:p>0.375</text:p>
          </table:table-cell>
          <table:table-cell table:number-columns-repeated="2"/>
          <table:table-cell table:formula="of:=([.D16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6900" calcext:value-type="float">
            <text:p>46900</text:p>
          </table:table-cell>
          <table:table-cell table:formula="of:=([.A170]-0.2)*1.25" office:value-type="float" office:value="0.15" calcext:value-type="float">
            <text:p>0.15</text:p>
          </table:table-cell>
          <table:table-cell table:number-columns-repeated="2"/>
          <table:table-cell table:formula="of:=([.D17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47000" calcext:value-type="float">
            <text:p>47000</text:p>
          </table:table-cell>
          <table:table-cell table:formula="of:=([.A171]-0.2)*1.25" office:value-type="float" office:value="-0.525" calcext:value-type="float">
            <text:p>-0.525</text:p>
          </table:table-cell>
          <table:table-cell table:number-columns-repeated="2"/>
          <table:table-cell table:formula="of:=([.D17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7100" calcext:value-type="float">
            <text:p>47100</text:p>
          </table:table-cell>
          <table:table-cell table:formula="of:=([.A172]-0.2)*1.25" office:value-type="float" office:value="0.1" calcext:value-type="float">
            <text:p>0.1</text:p>
          </table:table-cell>
          <table:table-cell table:number-columns-repeated="2"/>
          <table:table-cell table:formula="of:=([.D17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7200" calcext:value-type="float">
            <text:p>47200</text:p>
          </table:table-cell>
          <table:table-cell table:formula="of:=([.A173]-0.2)*1.25" office:value-type="float" office:value="0.3" calcext:value-type="float">
            <text:p>0.3</text:p>
          </table:table-cell>
          <table:table-cell table:number-columns-repeated="2"/>
          <table:table-cell table:formula="of:=([.D17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47300" calcext:value-type="float">
            <text:p>47300</text:p>
          </table:table-cell>
          <table:table-cell table:formula="of:=([.A174]-0.2)*1.25" office:value-type="float" office:value="-0.525" calcext:value-type="float">
            <text:p>-0.525</text:p>
          </table:table-cell>
          <table:table-cell table:number-columns-repeated="2"/>
          <table:table-cell table:formula="of:=([.D17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7400" calcext:value-type="float">
            <text:p>47400</text:p>
          </table:table-cell>
          <table:table-cell table:formula="of:=([.A175]-0.2)*1.25" office:value-type="float" office:value="0.475" calcext:value-type="float">
            <text:p>0.475</text:p>
          </table:table-cell>
          <table:table-cell table:number-columns-repeated="2"/>
          <table:table-cell table:formula="of:=([.D17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7500" calcext:value-type="float">
            <text:p>47500</text:p>
          </table:table-cell>
          <table:table-cell table:formula="of:=([.A176]-0.2)*1.25" office:value-type="float" office:value="-0.15" calcext:value-type="float">
            <text:p>-0.15</text:p>
          </table:table-cell>
          <table:table-cell table:number-columns-repeated="2"/>
          <table:table-cell table:formula="of:=([.D17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47600" calcext:value-type="float">
            <text:p>47600</text:p>
          </table:table-cell>
          <table:table-cell table:formula="of:=([.A177]-0.2)*1.25" office:value-type="float" office:value="-0.3" calcext:value-type="float">
            <text:p>-0.3</text:p>
          </table:table-cell>
          <table:table-cell table:number-columns-repeated="2"/>
          <table:table-cell table:formula="of:=([.D17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7700" calcext:value-type="float">
            <text:p>47700</text:p>
          </table:table-cell>
          <table:table-cell table:formula="of:=([.A178]-0.2)*1.25" office:value-type="float" office:value="-0.075" calcext:value-type="float">
            <text:p>-0.075</text:p>
          </table:table-cell>
          <table:table-cell table:number-columns-repeated="2"/>
          <table:table-cell table:formula="of:=([.D17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47800" calcext:value-type="float">
            <text:p>47800</text:p>
          </table:table-cell>
          <table:table-cell table:formula="of:=([.A179]-0.2)*1.25" office:value-type="float" office:value="-0.3" calcext:value-type="float">
            <text:p>-0.3</text:p>
          </table:table-cell>
          <table:table-cell table:number-columns-repeated="2"/>
          <table:table-cell table:formula="of:=([.D17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7900" calcext:value-type="float">
            <text:p>47900</text:p>
          </table:table-cell>
          <table:table-cell table:formula="of:=([.A180]-0.2)*1.25" office:value-type="float" office:value="0.375" calcext:value-type="float">
            <text:p>0.375</text:p>
          </table:table-cell>
          <table:table-cell table:number-columns-repeated="2"/>
          <table:table-cell table:formula="of:=([.D18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8000" calcext:value-type="float">
            <text:p>48000</text:p>
          </table:table-cell>
          <table:table-cell table:formula="of:=([.A181]-0.2)*1.25" office:value-type="float" office:value="-0.1" calcext:value-type="float">
            <text:p>-0.1</text:p>
          </table:table-cell>
          <table:table-cell table:number-columns-repeated="2"/>
          <table:table-cell table:formula="of:=([.D18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8100" calcext:value-type="float">
            <text:p>48100</text:p>
          </table:table-cell>
          <table:table-cell table:formula="of:=([.A182]-0.2)*1.25" office:value-type="float" office:value="0.075" calcext:value-type="float">
            <text:p>0.075</text:p>
          </table:table-cell>
          <table:table-cell table:number-columns-repeated="2"/>
          <table:table-cell table:formula="of:=([.D18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8200" calcext:value-type="float">
            <text:p>48200</text:p>
          </table:table-cell>
          <table:table-cell table:formula="of:=([.A183]-0.2)*1.25" office:value-type="float" office:value="0.35" calcext:value-type="float">
            <text:p>0.35</text:p>
          </table:table-cell>
          <table:table-cell table:number-columns-repeated="2"/>
          <table:table-cell table:formula="of:=([.D18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8300" calcext:value-type="float">
            <text:p>48300</text:p>
          </table:table-cell>
          <table:table-cell table:formula="of:=([.A184]-0.2)*1.25" office:value-type="float" office:value="-0.05" calcext:value-type="float">
            <text:p>-0.05</text:p>
          </table:table-cell>
          <table:table-cell table:number-columns-repeated="2"/>
          <table:table-cell table:formula="of:=([.D18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400" calcext:value-type="float">
            <text:p>48400</text:p>
          </table:table-cell>
          <table:table-cell table:formula="of:=([.A185]-0.2)*1.25" office:value-type="float" office:value="-0.125" calcext:value-type="float">
            <text:p>-0.125</text:p>
          </table:table-cell>
          <table:table-cell table:number-columns-repeated="2"/>
          <table:table-cell table:formula="of:=([.D18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8500" calcext:value-type="float">
            <text:p>48500</text:p>
          </table:table-cell>
          <table:table-cell table:formula="of:=([.A186]-0.2)*1.25" office:value-type="float" office:value="-0.175" calcext:value-type="float">
            <text:p>-0.175</text:p>
          </table:table-cell>
          <table:table-cell table:number-columns-repeated="2"/>
          <table:table-cell table:formula="of:=([.D18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48600" calcext:value-type="float">
            <text:p>48600</text:p>
          </table:table-cell>
          <table:table-cell table:formula="of:=([.A187]-0.2)*1.25" office:value-type="float" office:value="-0.825" calcext:value-type="float">
            <text:p>-0.825</text:p>
          </table:table-cell>
          <table:table-cell table:number-columns-repeated="2"/>
          <table:table-cell table:formula="of:=([.D18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48700" calcext:value-type="float">
            <text:p>48700</text:p>
          </table:table-cell>
          <table:table-cell table:formula="of:=([.A188]-0.2)*1.25" office:value-type="float" office:value="-0.3" calcext:value-type="float">
            <text:p>-0.3</text:p>
          </table:table-cell>
          <table:table-cell table:number-columns-repeated="2"/>
          <table:table-cell table:formula="of:=([.D18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48800" calcext:value-type="float">
            <text:p>48800</text:p>
          </table:table-cell>
          <table:table-cell table:formula="of:=([.A189]-0.2)*1.25" office:value-type="float" office:value="-0.45" calcext:value-type="float">
            <text:p>-0.45</text:p>
          </table:table-cell>
          <table:table-cell table:number-columns-repeated="2"/>
          <table:table-cell table:formula="of:=([.D18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900" calcext:value-type="float">
            <text:p>48900</text:p>
          </table:table-cell>
          <table:table-cell table:formula="of:=([.A190]-0.2)*1.25" office:value-type="float" office:value="0.375" calcext:value-type="float">
            <text:p>0.375</text:p>
          </table:table-cell>
          <table:table-cell table:number-columns-repeated="2"/>
          <table:table-cell table:formula="of:=([.D19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9000" calcext:value-type="float">
            <text:p>49000</text:p>
          </table:table-cell>
          <table:table-cell table:formula="of:=([.A191]-0.2)*1.25" office:value-type="float" office:value="-0.1" calcext:value-type="float">
            <text:p>-0.1</text:p>
          </table:table-cell>
          <table:table-cell table:number-columns-repeated="2"/>
          <table:table-cell table:formula="of:=([.D19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49100" calcext:value-type="float">
            <text:p>49100</text:p>
          </table:table-cell>
          <table:table-cell table:formula="of:=([.A192]-0.2)*1.25" office:value-type="float" office:value="-0.4" calcext:value-type="float">
            <text:p>-0.4</text:p>
          </table:table-cell>
          <table:table-cell table:number-columns-repeated="2"/>
          <table:table-cell table:formula="of:=([.D19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9200" calcext:value-type="float">
            <text:p>49200</text:p>
          </table:table-cell>
          <table:table-cell table:formula="of:=([.A193]-0.2)*1.25" office:value-type="float" office:value="0.15" calcext:value-type="float">
            <text:p>0.15</text:p>
          </table:table-cell>
          <table:table-cell table:number-columns-repeated="2"/>
          <table:table-cell table:formula="of:=([.D19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49300" calcext:value-type="float">
            <text:p>49300</text:p>
          </table:table-cell>
          <table:table-cell table:formula="of:=([.A194]-0.2)*1.25" office:value-type="float" office:value="-0.375" calcext:value-type="float">
            <text:p>-0.375</text:p>
          </table:table-cell>
          <table:table-cell table:number-columns-repeated="2"/>
          <table:table-cell table:formula="of:=([.D19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49400" calcext:value-type="float">
            <text:p>49400</text:p>
          </table:table-cell>
          <table:table-cell table:formula="of:=([.A195]-0.2)*1.25" office:value-type="float" office:value="-0.45" calcext:value-type="float">
            <text:p>-0.45</text:p>
          </table:table-cell>
          <table:table-cell table:number-columns-repeated="2"/>
          <table:table-cell table:formula="of:=([.D19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9500" calcext:value-type="float">
            <text:p>49500</text:p>
          </table:table-cell>
          <table:table-cell table:formula="of:=([.A196]-0.2)*1.25" office:value-type="float" office:value="0.4" calcext:value-type="float">
            <text:p>0.4</text:p>
          </table:table-cell>
          <table:table-cell table:number-columns-repeated="2"/>
          <table:table-cell table:formula="of:=([.D19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9600" calcext:value-type="float">
            <text:p>49600</text:p>
          </table:table-cell>
          <table:table-cell table:formula="of:=([.A197]-0.2)*1.25" office:value-type="float" office:value="0.075" calcext:value-type="float">
            <text:p>0.075</text:p>
          </table:table-cell>
          <table:table-cell table:number-columns-repeated="2"/>
          <table:table-cell table:formula="of:=([.D19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9700" calcext:value-type="float">
            <text:p>49700</text:p>
          </table:table-cell>
          <table:table-cell table:formula="of:=([.A198]-0.2)*1.25" office:value-type="float" office:value="0.15" calcext:value-type="float">
            <text:p>0.15</text:p>
          </table:table-cell>
          <table:table-cell table:number-columns-repeated="2"/>
          <table:table-cell table:formula="of:=([.D19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9800" calcext:value-type="float">
            <text:p>49800</text:p>
          </table:table-cell>
          <table:table-cell table:formula="of:=([.A199]-0.2)*1.25" office:value-type="float" office:value="-0.175" calcext:value-type="float">
            <text:p>-0.175</text:p>
          </table:table-cell>
          <table:table-cell table:number-columns-repeated="2"/>
          <table:table-cell table:formula="of:=([.D19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9900" calcext:value-type="float">
            <text:p>49900</text:p>
          </table:table-cell>
          <table:table-cell table:formula="of:=([.A200]-0.2)*1.25" office:value-type="float" office:value="0.075" calcext:value-type="float">
            <text:p>0.075</text:p>
          </table:table-cell>
          <table:table-cell table:number-columns-repeated="2"/>
          <table:table-cell table:formula="of:=([.D20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00" calcext:value-type="float">
            <text:p>50000</text:p>
          </table:table-cell>
          <table:table-cell table:formula="of:=([.A201]-0.2)*1.25" office:value-type="float" office:value="0.125" calcext:value-type="float">
            <text:p>0.125</text:p>
          </table:table-cell>
          <table:table-cell table:number-columns-repeated="2"/>
          <table:table-cell table:formula="of:=([.D20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100" calcext:value-type="float">
            <text:p>50100</text:p>
          </table:table-cell>
          <table:table-cell table:formula="of:=([.A202]-0.2)*1.25" office:value-type="float" office:value="0.125" calcext:value-type="float">
            <text:p>0.125</text:p>
          </table:table-cell>
          <table:table-cell table:number-columns-repeated="2"/>
          <table:table-cell table:formula="of:=([.D20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50200" calcext:value-type="float">
            <text:p>50200</text:p>
          </table:table-cell>
          <table:table-cell table:formula="of:=([.A203]-0.2)*1.25" office:value-type="float" office:value="-0.65" calcext:value-type="float">
            <text:p>-0.65</text:p>
          </table:table-cell>
          <table:table-cell table:number-columns-repeated="2"/>
          <table:table-cell table:formula="of:=([.D20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300" calcext:value-type="float">
            <text:p>50300</text:p>
          </table:table-cell>
          <table:table-cell table:formula="of:=([.A204]-0.2)*1.25" office:value-type="float" office:value="-0.225" calcext:value-type="float">
            <text:p>-0.225</text:p>
          </table:table-cell>
          <table:table-cell table:number-columns-repeated="2"/>
          <table:table-cell table:formula="of:=([.D20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0400" calcext:value-type="float">
            <text:p>50400</text:p>
          </table:table-cell>
          <table:table-cell table:formula="of:=([.A205]-0.2)*1.25" office:value-type="float" office:value="0.25" calcext:value-type="float">
            <text:p>0.25</text:p>
          </table:table-cell>
          <table:table-cell table:number-columns-repeated="2"/>
          <table:table-cell table:formula="of:=([.D20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50500" calcext:value-type="float">
            <text:p>50500</text:p>
          </table:table-cell>
          <table:table-cell table:formula="of:=([.A206]-0.2)*1.25" office:value-type="float" office:value="0.45" calcext:value-type="float">
            <text:p>0.45</text:p>
          </table:table-cell>
          <table:table-cell table:number-columns-repeated="2"/>
          <table:table-cell table:formula="of:=([.D20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0600" calcext:value-type="float">
            <text:p>50600</text:p>
          </table:table-cell>
          <table:table-cell table:formula="of:=([.A207]-0.2)*1.25" office:value-type="float" office:value="0.2" calcext:value-type="float">
            <text:p>0.2</text:p>
          </table:table-cell>
          <table:table-cell table:number-columns-repeated="2"/>
          <table:table-cell table:formula="of:=([.D20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700" calcext:value-type="float">
            <text:p>50700</text:p>
          </table:table-cell>
          <table:table-cell table:formula="of:=([.A208]-0.2)*1.25" office:value-type="float" office:value="-0.225" calcext:value-type="float">
            <text:p>-0.225</text:p>
          </table:table-cell>
          <table:table-cell table:number-columns-repeated="2"/>
          <table:table-cell table:formula="of:=([.D20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50800" calcext:value-type="float">
            <text:p>50800</text:p>
          </table:table-cell>
          <table:table-cell table:formula="of:=([.A209]-0.2)*1.25" office:value-type="float" office:value="-0.325" calcext:value-type="float">
            <text:p>-0.325</text:p>
          </table:table-cell>
          <table:table-cell table:number-columns-repeated="2"/>
          <table:table-cell table:formula="of:=([.D20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900" calcext:value-type="float">
            <text:p>50900</text:p>
          </table:table-cell>
          <table:table-cell table:formula="of:=([.A210]-0.2)*1.25" office:value-type="float" office:value="-0.25" calcext:value-type="float">
            <text:p>-0.25</text:p>
          </table:table-cell>
          <table:table-cell table:number-columns-repeated="2"/>
          <table:table-cell table:formula="of:=([.D21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51000" calcext:value-type="float">
            <text:p>51000</text:p>
          </table:table-cell>
          <table:table-cell table:formula="of:=([.A211]-0.2)*1.25" office:value-type="float" office:value="-0.4" calcext:value-type="float">
            <text:p>-0.4</text:p>
          </table:table-cell>
          <table:table-cell table:number-columns-repeated="2"/>
          <table:table-cell table:formula="of:=([.D21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51100" calcext:value-type="float">
            <text:p>51100</text:p>
          </table:table-cell>
          <table:table-cell table:formula="of:=([.A212]-0.2)*1.25" office:value-type="float" office:value="0.45" calcext:value-type="float">
            <text:p>0.45</text:p>
          </table:table-cell>
          <table:table-cell table:number-columns-repeated="2"/>
          <table:table-cell table:formula="of:=([.D21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51200" calcext:value-type="float">
            <text:p>51200</text:p>
          </table:table-cell>
          <table:table-cell table:formula="of:=([.A213]-0.2)*1.25" office:value-type="float" office:value="-0.325" calcext:value-type="float">
            <text:p>-0.325</text:p>
          </table:table-cell>
          <table:table-cell table:number-columns-repeated="2"/>
          <table:table-cell table:formula="of:=([.D21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1300" calcext:value-type="float">
            <text:p>51300</text:p>
          </table:table-cell>
          <table:table-cell table:formula="of:=([.A214]-0.2)*1.25" office:value-type="float" office:value="-0.025" calcext:value-type="float">
            <text:p>-0.025</text:p>
          </table:table-cell>
          <table:table-cell table:number-columns-repeated="2"/>
          <table:table-cell table:formula="of:=([.D21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1400" calcext:value-type="float">
            <text:p>51400</text:p>
          </table:table-cell>
          <table:table-cell table:formula="of:=([.A215]-0.2)*1.25" office:value-type="float" office:value="0.125" calcext:value-type="float">
            <text:p>0.125</text:p>
          </table:table-cell>
          <table:table-cell table:number-columns-repeated="2"/>
          <table:table-cell table:formula="of:=([.D21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1500" calcext:value-type="float">
            <text:p>51500</text:p>
          </table:table-cell>
          <table:table-cell table:formula="of:=([.A216]-0.2)*1.25" office:value-type="float" office:value="-0.1" calcext:value-type="float">
            <text:p>-0.1</text:p>
          </table:table-cell>
          <table:table-cell table:number-columns-repeated="2"/>
          <table:table-cell table:formula="of:=([.D21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51600" calcext:value-type="float">
            <text:p>51600</text:p>
          </table:table-cell>
          <table:table-cell table:formula="of:=([.A217]-0.2)*1.25" office:value-type="float" office:value="-0.3" calcext:value-type="float">
            <text:p>-0.3</text:p>
          </table:table-cell>
          <table:table-cell table:number-columns-repeated="2"/>
          <table:table-cell table:formula="of:=([.D21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1700" calcext:value-type="float">
            <text:p>51700</text:p>
          </table:table-cell>
          <table:table-cell table:formula="of:=([.A218]-0.2)*1.25" office:value-type="float" office:value="-0.2" calcext:value-type="float">
            <text:p>-0.2</text:p>
          </table:table-cell>
          <table:table-cell table:number-columns-repeated="2"/>
          <table:table-cell table:formula="of:=([.D21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51800" calcext:value-type="float">
            <text:p>51800</text:p>
          </table:table-cell>
          <table:table-cell table:formula="of:=([.A219]-0.2)*1.25" office:value-type="float" office:value="-0.35" calcext:value-type="float">
            <text:p>-0.35</text:p>
          </table:table-cell>
          <table:table-cell table:number-columns-repeated="2"/>
          <table:table-cell table:formula="of:=([.D21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1900" calcext:value-type="float">
            <text:p>51900</text:p>
          </table:table-cell>
          <table:table-cell table:formula="of:=([.A220]-0.2)*1.25" office:value-type="float" office:value="0.125" calcext:value-type="float">
            <text:p>0.125</text:p>
          </table:table-cell>
          <table:table-cell table:number-columns-repeated="2"/>
          <table:table-cell table:formula="of:=([.D22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2000" calcext:value-type="float">
            <text:p>52000</text:p>
          </table:table-cell>
          <table:table-cell table:formula="of:=([.A221]-0.2)*1.25" office:value-type="float" office:value="-0.15" calcext:value-type="float">
            <text:p>-0.15</text:p>
          </table:table-cell>
          <table:table-cell table:number-columns-repeated="2"/>
          <table:table-cell table:formula="of:=([.D22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2100" calcext:value-type="float">
            <text:p>52100</text:p>
          </table:table-cell>
          <table:table-cell table:formula="of:=([.A222]-0.2)*1.25" office:value-type="float" office:value="0.15" calcext:value-type="float">
            <text:p>0.15</text:p>
          </table:table-cell>
          <table:table-cell table:number-columns-repeated="2"/>
          <table:table-cell table:formula="of:=([.D22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200" calcext:value-type="float">
            <text:p>52200</text:p>
          </table:table-cell>
          <table:table-cell table:formula="of:=([.A223]-0.2)*1.25" office:value-type="float" office:value="0" calcext:value-type="float">
            <text:p>0</text:p>
          </table:table-cell>
          <table:table-cell table:number-columns-repeated="2"/>
          <table:table-cell table:formula="of:=([.D22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52300" calcext:value-type="float">
            <text:p>52300</text:p>
          </table:table-cell>
          <table:table-cell table:formula="of:=([.A224]-0.2)*1.25" office:value-type="float" office:value="-0.375" calcext:value-type="float">
            <text:p>-0.375</text:p>
          </table:table-cell>
          <table:table-cell table:number-columns-repeated="2"/>
          <table:table-cell table:formula="of:=([.D22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2400" calcext:value-type="float">
            <text:p>52400</text:p>
          </table:table-cell>
          <table:table-cell table:formula="of:=([.A225]-0.2)*1.25" office:value-type="float" office:value="-0.025" calcext:value-type="float">
            <text:p>-0.025</text:p>
          </table:table-cell>
          <table:table-cell table:number-columns-repeated="2"/>
          <table:table-cell table:formula="of:=([.D22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2500" calcext:value-type="float">
            <text:p>52500</text:p>
          </table:table-cell>
          <table:table-cell table:formula="of:=([.A226]-0.2)*1.25" office:value-type="float" office:value="0.325" calcext:value-type="float">
            <text:p>0.325</text:p>
          </table:table-cell>
          <table:table-cell table:number-columns-repeated="2"/>
          <table:table-cell table:formula="of:=([.D22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2600" calcext:value-type="float">
            <text:p>52600</text:p>
          </table:table-cell>
          <table:table-cell table:formula="of:=([.A227]-0.2)*1.25" office:value-type="float" office:value="0.225" calcext:value-type="float">
            <text:p>0.225</text:p>
          </table:table-cell>
          <table:table-cell table:number-columns-repeated="2"/>
          <table:table-cell table:formula="of:=([.D22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2700" calcext:value-type="float">
            <text:p>52700</text:p>
          </table:table-cell>
          <table:table-cell table:formula="of:=([.A228]-0.2)*1.25" office:value-type="float" office:value="0.2" calcext:value-type="float">
            <text:p>0.2</text:p>
          </table:table-cell>
          <table:table-cell table:number-columns-repeated="2"/>
          <table:table-cell table:formula="of:=([.D22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2800" calcext:value-type="float">
            <text:p>52800</text:p>
          </table:table-cell>
          <table:table-cell table:formula="of:=([.A229]-0.2)*1.25" office:value-type="float" office:value="0.125" calcext:value-type="float">
            <text:p>0.125</text:p>
          </table:table-cell>
          <table:table-cell table:number-columns-repeated="2"/>
          <table:table-cell table:formula="of:=([.D22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2900" calcext:value-type="float">
            <text:p>52900</text:p>
          </table:table-cell>
          <table:table-cell table:formula="of:=([.A230]-0.2)*1.25" office:value-type="float" office:value="-0.125" calcext:value-type="float">
            <text:p>-0.125</text:p>
          </table:table-cell>
          <table:table-cell table:number-columns-repeated="2"/>
          <table:table-cell table:formula="of:=([.D23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3000" calcext:value-type="float">
            <text:p>53000</text:p>
          </table:table-cell>
          <table:table-cell table:formula="of:=([.A231]-0.2)*1.25" office:value-type="float" office:value="0.2" calcext:value-type="float">
            <text:p>0.2</text:p>
          </table:table-cell>
          <table:table-cell table:number-columns-repeated="2"/>
          <table:table-cell table:formula="of:=([.D23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3100" calcext:value-type="float">
            <text:p>53100</text:p>
          </table:table-cell>
          <table:table-cell table:formula="of:=([.A232]-0.2)*1.25" office:value-type="float" office:value="0.2" calcext:value-type="float">
            <text:p>0.2</text:p>
          </table:table-cell>
          <table:table-cell table:number-columns-repeated="2"/>
          <table:table-cell table:formula="of:=([.D23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53200" calcext:value-type="float">
            <text:p>53200</text:p>
          </table:table-cell>
          <table:table-cell table:formula="of:=([.A233]-0.2)*1.25" office:value-type="float" office:value="-0.325" calcext:value-type="float">
            <text:p>-0.325</text:p>
          </table:table-cell>
          <table:table-cell table:number-columns-repeated="2"/>
          <table:table-cell table:formula="of:=([.D23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3300" calcext:value-type="float">
            <text:p>53300</text:p>
          </table:table-cell>
          <table:table-cell table:formula="of:=([.A234]-0.2)*1.25" office:value-type="float" office:value="0.125" calcext:value-type="float">
            <text:p>0.125</text:p>
          </table:table-cell>
          <table:table-cell table:number-columns-repeated="2"/>
          <table:table-cell table:formula="of:=([.D23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3400" calcext:value-type="float">
            <text:p>53400</text:p>
          </table:table-cell>
          <table:table-cell table:formula="of:=([.A235]-0.2)*1.25" office:value-type="float" office:value="0.125" calcext:value-type="float">
            <text:p>0.125</text:p>
          </table:table-cell>
          <table:table-cell table:number-columns-repeated="2"/>
          <table:table-cell table:formula="of:=([.D23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53500" calcext:value-type="float">
            <text:p>53500</text:p>
          </table:table-cell>
          <table:table-cell table:formula="of:=([.A236]-0.2)*1.25" office:value-type="float" office:value="-0.75" calcext:value-type="float">
            <text:p>-0.75</text:p>
          </table:table-cell>
          <table:table-cell table:number-columns-repeated="2"/>
          <table:table-cell table:formula="of:=([.D23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53600" calcext:value-type="float">
            <text:p>53600</text:p>
          </table:table-cell>
          <table:table-cell table:formula="of:=([.A237]-0.2)*1.25" office:value-type="float" office:value="0.45" calcext:value-type="float">
            <text:p>0.45</text:p>
          </table:table-cell>
          <table:table-cell table:number-columns-repeated="2"/>
          <table:table-cell table:formula="of:=([.D23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53700" calcext:value-type="float">
            <text:p>53700</text:p>
          </table:table-cell>
          <table:table-cell table:formula="of:=([.A238]-0.2)*1.25" office:value-type="float" office:value="-0.6" calcext:value-type="float">
            <text:p>-0.6</text:p>
          </table:table-cell>
          <table:table-cell table:number-columns-repeated="2"/>
          <table:table-cell table:formula="of:=([.D23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3800" calcext:value-type="float">
            <text:p>53800</text:p>
          </table:table-cell>
          <table:table-cell table:formula="of:=([.A239]-0.2)*1.25" office:value-type="float" office:value="0.35" calcext:value-type="float">
            <text:p>0.35</text:p>
          </table:table-cell>
          <table:table-cell table:number-columns-repeated="2"/>
          <table:table-cell table:formula="of:=([.D23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3900" calcext:value-type="float">
            <text:p>53900</text:p>
          </table:table-cell>
          <table:table-cell table:formula="of:=([.A240]-0.2)*1.25" office:value-type="float" office:value="-0.175" calcext:value-type="float">
            <text:p>-0.175</text:p>
          </table:table-cell>
          <table:table-cell table:number-columns-repeated="2"/>
          <table:table-cell table:formula="of:=([.D24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54000" calcext:value-type="float">
            <text:p>54000</text:p>
          </table:table-cell>
          <table:table-cell table:formula="of:=([.A241]-0.2)*1.25" office:value-type="float" office:value="-0.575" calcext:value-type="float">
            <text:p>-0.575</text:p>
          </table:table-cell>
          <table:table-cell table:number-columns-repeated="2"/>
          <table:table-cell table:formula="of:=([.D24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4100" calcext:value-type="float">
            <text:p>54100</text:p>
          </table:table-cell>
          <table:table-cell table:formula="of:=([.A242]-0.2)*1.25" office:value-type="float" office:value="-0.2" calcext:value-type="float">
            <text:p>-0.2</text:p>
          </table:table-cell>
          <table:table-cell table:number-columns-repeated="2"/>
          <table:table-cell table:formula="of:=([.D24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4200" calcext:value-type="float">
            <text:p>54200</text:p>
          </table:table-cell>
          <table:table-cell table:formula="of:=([.A243]-0.2)*1.25" office:value-type="float" office:value="0.025" calcext:value-type="float">
            <text:p>0.025</text:p>
          </table:table-cell>
          <table:table-cell table:number-columns-repeated="2"/>
          <table:table-cell table:formula="of:=([.D24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54300" calcext:value-type="float">
            <text:p>54300</text:p>
          </table:table-cell>
          <table:table-cell table:formula="of:=([.A244]-0.2)*1.25" office:value-type="float" office:value="-0.6" calcext:value-type="float">
            <text:p>-0.6</text:p>
          </table:table-cell>
          <table:table-cell table:number-columns-repeated="2"/>
          <table:table-cell table:formula="of:=([.D24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4400" calcext:value-type="float">
            <text:p>54400</text:p>
          </table:table-cell>
          <table:table-cell table:formula="of:=([.A245]-0.2)*1.25" office:value-type="float" office:value="0" calcext:value-type="float">
            <text:p>0</text:p>
          </table:table-cell>
          <table:table-cell table:number-columns-repeated="2"/>
          <table:table-cell table:formula="of:=([.D24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4500" calcext:value-type="float">
            <text:p>54500</text:p>
          </table:table-cell>
          <table:table-cell table:formula="of:=([.A246]-0.2)*1.25" office:value-type="float" office:value="0.075" calcext:value-type="float">
            <text:p>0.075</text:p>
          </table:table-cell>
          <table:table-cell table:number-columns-repeated="2"/>
          <table:table-cell table:formula="of:=([.D24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4600" calcext:value-type="float">
            <text:p>54600</text:p>
          </table:table-cell>
          <table:table-cell table:formula="of:=([.A247]-0.2)*1.25" office:value-type="float" office:value="-0.125" calcext:value-type="float">
            <text:p>-0.125</text:p>
          </table:table-cell>
          <table:table-cell table:number-columns-repeated="2"/>
          <table:table-cell table:formula="of:=([.D24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54700" calcext:value-type="float">
            <text:p>54700</text:p>
          </table:table-cell>
          <table:table-cell table:formula="of:=([.A248]-0.2)*1.25" office:value-type="float" office:value="-0.45" calcext:value-type="float">
            <text:p>-0.45</text:p>
          </table:table-cell>
          <table:table-cell table:number-columns-repeated="2"/>
          <table:table-cell table:formula="of:=([.D24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4800" calcext:value-type="float">
            <text:p>54800</text:p>
          </table:table-cell>
          <table:table-cell table:formula="of:=([.A249]-0.2)*1.25" office:value-type="float" office:value="-0.175" calcext:value-type="float">
            <text:p>-0.175</text:p>
          </table:table-cell>
          <table:table-cell table:number-columns-repeated="2"/>
          <table:table-cell table:formula="of:=([.D24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4900" calcext:value-type="float">
            <text:p>54900</text:p>
          </table:table-cell>
          <table:table-cell table:formula="of:=([.A250]-0.2)*1.25" office:value-type="float" office:value="0.15" calcext:value-type="float">
            <text:p>0.15</text:p>
          </table:table-cell>
          <table:table-cell table:number-columns-repeated="2"/>
          <table:table-cell table:formula="of:=([.D25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5000" calcext:value-type="float">
            <text:p>55000</text:p>
          </table:table-cell>
          <table:table-cell table:formula="of:=([.A251]-0.2)*1.25" office:value-type="float" office:value="0.2" calcext:value-type="float">
            <text:p>0.2</text:p>
          </table:table-cell>
          <table:table-cell table:number-columns-repeated="2"/>
          <table:table-cell table:formula="of:=([.D25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5100" calcext:value-type="float">
            <text:p>55100</text:p>
          </table:table-cell>
          <table:table-cell table:formula="of:=([.A252]-0.2)*1.25" office:value-type="float" office:value="0.35" calcext:value-type="float">
            <text:p>0.35</text:p>
          </table:table-cell>
          <table:table-cell table:number-columns-repeated="2"/>
          <table:table-cell table:formula="of:=([.D25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55200" calcext:value-type="float">
            <text:p>55200</text:p>
          </table:table-cell>
          <table:table-cell table:formula="of:=([.A253]-0.2)*1.25" office:value-type="float" office:value="-0.6" calcext:value-type="float">
            <text:p>-0.6</text:p>
          </table:table-cell>
          <table:table-cell table:number-columns-repeated="2"/>
          <table:table-cell table:formula="of:=([.D25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5300" calcext:value-type="float">
            <text:p>55300</text:p>
          </table:table-cell>
          <table:table-cell table:formula="of:=([.A254]-0.2)*1.25" office:value-type="float" office:value="-0.15" calcext:value-type="float">
            <text:p>-0.15</text:p>
          </table:table-cell>
          <table:table-cell table:number-columns-repeated="2"/>
          <table:table-cell table:formula="of:=([.D25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5400" calcext:value-type="float">
            <text:p>55400</text:p>
          </table:table-cell>
          <table:table-cell table:formula="of:=([.A255]-0.2)*1.25" office:value-type="float" office:value="-0.15" calcext:value-type="float">
            <text:p>-0.15</text:p>
          </table:table-cell>
          <table:table-cell table:number-columns-repeated="2"/>
          <table:table-cell table:formula="of:=([.D25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5500" calcext:value-type="float">
            <text:p>55500</text:p>
          </table:table-cell>
          <table:table-cell table:formula="of:=([.A256]-0.2)*1.25" office:value-type="float" office:value="-0.175" calcext:value-type="float">
            <text:p>-0.175</text:p>
          </table:table-cell>
          <table:table-cell table:number-columns-repeated="2"/>
          <table:table-cell table:formula="of:=([.D25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5600" calcext:value-type="float">
            <text:p>55600</text:p>
          </table:table-cell>
          <table:table-cell table:formula="of:=([.A257]-0.2)*1.25" office:value-type="float" office:value="-0.025" calcext:value-type="float">
            <text:p>-0.025</text:p>
          </table:table-cell>
          <table:table-cell table:number-columns-repeated="2"/>
          <table:table-cell table:formula="of:=([.D25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5700" calcext:value-type="float">
            <text:p>55700</text:p>
          </table:table-cell>
          <table:table-cell table:formula="of:=([.A258]-0.2)*1.25" office:value-type="float" office:value="0.35" calcext:value-type="float">
            <text:p>0.35</text:p>
          </table:table-cell>
          <table:table-cell table:number-columns-repeated="2"/>
          <table:table-cell table:formula="of:=([.D25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5800" calcext:value-type="float">
            <text:p>55800</text:p>
          </table:table-cell>
          <table:table-cell table:formula="of:=([.A259]-0.2)*1.25" office:value-type="float" office:value="0.125" calcext:value-type="float">
            <text:p>0.125</text:p>
          </table:table-cell>
          <table:table-cell table:number-columns-repeated="2"/>
          <table:table-cell table:formula="of:=([.D25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5900" calcext:value-type="float">
            <text:p>55900</text:p>
          </table:table-cell>
          <table:table-cell table:formula="of:=([.A260]-0.2)*1.25" office:value-type="float" office:value="-0.025" calcext:value-type="float">
            <text:p>-0.025</text:p>
          </table:table-cell>
          <table:table-cell table:number-columns-repeated="2"/>
          <table:table-cell table:formula="of:=([.D26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6000" calcext:value-type="float">
            <text:p>56000</text:p>
          </table:table-cell>
          <table:table-cell table:formula="of:=([.A261]-0.2)*1.25" office:value-type="float" office:value="0.325" calcext:value-type="float">
            <text:p>0.325</text:p>
          </table:table-cell>
          <table:table-cell table:number-columns-repeated="2"/>
          <table:table-cell table:formula="of:=([.D26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56100" calcext:value-type="float">
            <text:p>56100</text:p>
          </table:table-cell>
          <table:table-cell table:formula="of:=([.A262]-0.2)*1.25" office:value-type="float" office:value="-0.4" calcext:value-type="float">
            <text:p>-0.4</text:p>
          </table:table-cell>
          <table:table-cell table:number-columns-repeated="2"/>
          <table:table-cell table:formula="of:=([.D26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6200" calcext:value-type="float">
            <text:p>56200</text:p>
          </table:table-cell>
          <table:table-cell table:formula="of:=([.A263]-0.2)*1.25" office:value-type="float" office:value="0.425" calcext:value-type="float">
            <text:p>0.425</text:p>
          </table:table-cell>
          <table:table-cell table:number-columns-repeated="2"/>
          <table:table-cell table:formula="of:=([.D26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6300" calcext:value-type="float">
            <text:p>56300</text:p>
          </table:table-cell>
          <table:table-cell table:formula="of:=([.A264]-0.2)*1.25" office:value-type="float" office:value="-0.05" calcext:value-type="float">
            <text:p>-0.05</text:p>
          </table:table-cell>
          <table:table-cell table:number-columns-repeated="2"/>
          <table:table-cell table:formula="of:=([.D26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6400" calcext:value-type="float">
            <text:p>56400</text:p>
          </table:table-cell>
          <table:table-cell table:formula="of:=([.A265]-0.2)*1.25" office:value-type="float" office:value="0.1" calcext:value-type="float">
            <text:p>0.1</text:p>
          </table:table-cell>
          <table:table-cell table:number-columns-repeated="2"/>
          <table:table-cell table:formula="of:=([.D26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56500" calcext:value-type="float">
            <text:p>56500</text:p>
          </table:table-cell>
          <table:table-cell table:formula="of:=([.A266]-0.2)*1.25" office:value-type="float" office:value="-0.475" calcext:value-type="float">
            <text:p>-0.475</text:p>
          </table:table-cell>
          <table:table-cell table:number-columns-repeated="2"/>
          <table:table-cell table:formula="of:=([.D26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6600" calcext:value-type="float">
            <text:p>56600</text:p>
          </table:table-cell>
          <table:table-cell table:formula="of:=([.A267]-0.2)*1.25" office:value-type="float" office:value="-0.175" calcext:value-type="float">
            <text:p>-0.175</text:p>
          </table:table-cell>
          <table:table-cell table:number-columns-repeated="2"/>
          <table:table-cell table:formula="of:=([.D26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6700" calcext:value-type="float">
            <text:p>56700</text:p>
          </table:table-cell>
          <table:table-cell table:formula="of:=([.A268]-0.2)*1.25" office:value-type="float" office:value="0.125" calcext:value-type="float">
            <text:p>0.125</text:p>
          </table:table-cell>
          <table:table-cell table:number-columns-repeated="2"/>
          <table:table-cell table:formula="of:=([.D26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6800" calcext:value-type="float">
            <text:p>56800</text:p>
          </table:table-cell>
          <table:table-cell table:formula="of:=([.A269]-0.2)*1.25" office:value-type="float" office:value="0.325" calcext:value-type="float">
            <text:p>0.325</text:p>
          </table:table-cell>
          <table:table-cell table:number-columns-repeated="2"/>
          <table:table-cell table:formula="of:=([.D26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56900" calcext:value-type="float">
            <text:p>56900</text:p>
          </table:table-cell>
          <table:table-cell table:formula="of:=([.A270]-0.2)*1.25" office:value-type="float" office:value="-0.7" calcext:value-type="float">
            <text:p>-0.7</text:p>
          </table:table-cell>
          <table:table-cell table:number-columns-repeated="2"/>
          <table:table-cell table:formula="of:=([.D27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7000" calcext:value-type="float">
            <text:p>57000</text:p>
          </table:table-cell>
          <table:table-cell table:formula="of:=([.A271]-0.2)*1.25" office:value-type="float" office:value="0.375" calcext:value-type="float">
            <text:p>0.375</text:p>
          </table:table-cell>
          <table:table-cell table:number-columns-repeated="2"/>
          <table:table-cell table:formula="of:=([.D27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57100" calcext:value-type="float">
            <text:p>57100</text:p>
          </table:table-cell>
          <table:table-cell table:formula="of:=([.A272]-0.2)*1.25" office:value-type="float" office:value="0.3" calcext:value-type="float">
            <text:p>0.3</text:p>
          </table:table-cell>
          <table:table-cell table:number-columns-repeated="2"/>
          <table:table-cell table:formula="of:=([.D27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57200" calcext:value-type="float">
            <text:p>57200</text:p>
          </table:table-cell>
          <table:table-cell table:formula="of:=([.A273]-0.2)*1.25" office:value-type="float" office:value="-0.4" calcext:value-type="float">
            <text:p>-0.4</text:p>
          </table:table-cell>
          <table:table-cell table:number-columns-repeated="2"/>
          <table:table-cell table:formula="of:=([.D27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57300" calcext:value-type="float">
            <text:p>57300</text:p>
          </table:table-cell>
          <table:table-cell table:formula="of:=([.A274]-0.2)*1.25" office:value-type="float" office:value="-0.575" calcext:value-type="float">
            <text:p>-0.575</text:p>
          </table:table-cell>
          <table:table-cell table:number-columns-repeated="2"/>
          <table:table-cell table:formula="of:=([.D27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57400" calcext:value-type="float">
            <text:p>57400</text:p>
          </table:table-cell>
          <table:table-cell table:formula="of:=([.A275]-0.2)*1.25" office:value-type="float" office:value="-0.65" calcext:value-type="float">
            <text:p>-0.65</text:p>
          </table:table-cell>
          <table:table-cell table:number-columns-repeated="2"/>
          <table:table-cell table:formula="of:=([.D27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7500" calcext:value-type="float">
            <text:p>57500</text:p>
          </table:table-cell>
          <table:table-cell table:formula="of:=([.A276]-0.2)*1.25" office:value-type="float" office:value="0.075" calcext:value-type="float">
            <text:p>0.075</text:p>
          </table:table-cell>
          <table:table-cell table:number-columns-repeated="2"/>
          <table:table-cell table:formula="of:=([.D27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7600" calcext:value-type="float">
            <text:p>57600</text:p>
          </table:table-cell>
          <table:table-cell table:formula="of:=([.A277]-0.2)*1.25" office:value-type="float" office:value="0.5" calcext:value-type="float">
            <text:p>0.5</text:p>
          </table:table-cell>
          <table:table-cell table:number-columns-repeated="2"/>
          <table:table-cell table:formula="of:=([.D27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7700" calcext:value-type="float">
            <text:p>57700</text:p>
          </table:table-cell>
          <table:table-cell table:formula="of:=([.A278]-0.2)*1.25" office:value-type="float" office:value="0.375" calcext:value-type="float">
            <text:p>0.375</text:p>
          </table:table-cell>
          <table:table-cell table:number-columns-repeated="2"/>
          <table:table-cell table:formula="of:=([.D27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57800" calcext:value-type="float">
            <text:p>57800</text:p>
          </table:table-cell>
          <table:table-cell table:formula="of:=([.A279]-0.2)*1.25" office:value-type="float" office:value="-0.55" calcext:value-type="float">
            <text:p>-0.55</text:p>
          </table:table-cell>
          <table:table-cell table:number-columns-repeated="2"/>
          <table:table-cell table:formula="of:=([.D27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7900" calcext:value-type="float">
            <text:p>57900</text:p>
          </table:table-cell>
          <table:table-cell table:formula="of:=([.A280]-0.2)*1.25" office:value-type="float" office:value="0" calcext:value-type="float">
            <text:p>0</text:p>
          </table:table-cell>
          <table:table-cell table:number-columns-repeated="2"/>
          <table:table-cell table:formula="of:=([.D28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58000" calcext:value-type="float">
            <text:p>58000</text:p>
          </table:table-cell>
          <table:table-cell table:formula="of:=([.A281]-0.2)*1.25" office:value-type="float" office:value="-0.375" calcext:value-type="float">
            <text:p>-0.375</text:p>
          </table:table-cell>
          <table:table-cell table:number-columns-repeated="2"/>
          <table:table-cell table:formula="of:=([.D28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8100" calcext:value-type="float">
            <text:p>58100</text:p>
          </table:table-cell>
          <table:table-cell table:formula="of:=([.A282]-0.2)*1.25" office:value-type="float" office:value="-0.05" calcext:value-type="float">
            <text:p>-0.05</text:p>
          </table:table-cell>
          <table:table-cell table:number-columns-repeated="2"/>
          <table:table-cell table:formula="of:=([.D28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8200" calcext:value-type="float">
            <text:p>58200</text:p>
          </table:table-cell>
          <table:table-cell table:formula="of:=([.A283]-0.2)*1.23" office:value-type="float" office:value="0.246" calcext:value-type="float">
            <text:p>0.246</text:p>
          </table:table-cell>
          <table:table-cell table:number-columns-repeated="2"/>
          <table:table-cell table:formula="of:=([.D28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8300" calcext:value-type="float">
            <text:p>58300</text:p>
          </table:table-cell>
          <table:table-cell table:formula="of:=([.A284]-0.2)*1.23" office:value-type="float" office:value="0.4182" calcext:value-type="float">
            <text:p>0.4182</text:p>
          </table:table-cell>
          <table:table-cell table:number-columns-repeated="2"/>
          <table:table-cell table:formula="of:=([.D28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8400" calcext:value-type="float">
            <text:p>58400</text:p>
          </table:table-cell>
          <table:table-cell table:formula="of:=([.A285]-0.2)*1.23" office:value-type="float" office:value="-0.123" calcext:value-type="float">
            <text:p>-0.123</text:p>
          </table:table-cell>
          <table:table-cell table:number-columns-repeated="2"/>
          <table:table-cell table:formula="of:=([.D28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8500" calcext:value-type="float">
            <text:p>58500</text:p>
          </table:table-cell>
          <table:table-cell table:formula="of:=([.A286]-0.2)*1.23" office:value-type="float" office:value="0.4182" calcext:value-type="float">
            <text:p>0.4182</text:p>
          </table:table-cell>
          <table:table-cell table:number-columns-repeated="2"/>
          <table:table-cell table:formula="of:=([.D28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58600" calcext:value-type="float">
            <text:p>58600</text:p>
          </table:table-cell>
          <table:table-cell table:formula="of:=([.A287]-0.2)*1.23" office:value-type="float" office:value="-0.492" calcext:value-type="float">
            <text:p>-0.492</text:p>
          </table:table-cell>
          <table:table-cell table:number-columns-repeated="2"/>
          <table:table-cell table:formula="of:=([.D28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58700" calcext:value-type="float">
            <text:p>58700</text:p>
          </table:table-cell>
          <table:table-cell table:formula="of:=([.A288]-0.2)*1.23" office:value-type="float" office:value="-0.369" calcext:value-type="float">
            <text:p>-0.369</text:p>
          </table:table-cell>
          <table:table-cell table:number-columns-repeated="2"/>
          <table:table-cell table:formula="of:=([.D28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8800" calcext:value-type="float">
            <text:p>58800</text:p>
          </table:table-cell>
          <table:table-cell table:formula="of:=([.A289]-0.2)*1.23" office:value-type="float" office:value="-0.1722" calcext:value-type="float">
            <text:p>-0.1722</text:p>
          </table:table-cell>
          <table:table-cell table:number-columns-repeated="2"/>
          <table:table-cell table:formula="of:=([.D28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8900" calcext:value-type="float">
            <text:p>58900</text:p>
          </table:table-cell>
          <table:table-cell table:formula="of:=([.A290]-0.2)*1.23" office:value-type="float" office:value="0.2214" calcext:value-type="float">
            <text:p>0.2214</text:p>
          </table:table-cell>
          <table:table-cell table:number-columns-repeated="2"/>
          <table:table-cell table:formula="of:=([.D29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59000" calcext:value-type="float">
            <text:p>59000</text:p>
          </table:table-cell>
          <table:table-cell table:formula="of:=([.A291]-0.2)*1.23" office:value-type="float" office:value="-0.6396" calcext:value-type="float">
            <text:p>-0.6396</text:p>
          </table:table-cell>
          <table:table-cell table:number-columns-repeated="2"/>
          <table:table-cell table:formula="of:=([.D29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9100" calcext:value-type="float">
            <text:p>59100</text:p>
          </table:table-cell>
          <table:table-cell table:formula="of:=([.A292]-0.2)*1.23" office:value-type="float" office:value="0.3444" calcext:value-type="float">
            <text:p>0.3444</text:p>
          </table:table-cell>
          <table:table-cell table:number-columns-repeated="2"/>
          <table:table-cell table:formula="of:=([.D29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59200" calcext:value-type="float">
            <text:p>59200</text:p>
          </table:table-cell>
          <table:table-cell table:formula="of:=([.A293]-0.2)*1.23" office:value-type="float" office:value="0.2952" calcext:value-type="float">
            <text:p>0.2952</text:p>
          </table:table-cell>
          <table:table-cell table:number-columns-repeated="2"/>
          <table:table-cell table:formula="of:=([.D29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59300" calcext:value-type="float">
            <text:p>59300</text:p>
          </table:table-cell>
          <table:table-cell table:formula="of:=([.A294]-0.2)*1.23" office:value-type="float" office:value="0.3198" calcext:value-type="float">
            <text:p>0.3198</text:p>
          </table:table-cell>
          <table:table-cell table:number-columns-repeated="2"/>
          <table:table-cell table:formula="of:=([.D29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9400" calcext:value-type="float">
            <text:p>59400</text:p>
          </table:table-cell>
          <table:table-cell table:formula="of:=([.A295]-0.2)*1.23" office:value-type="float" office:value="0.3936" calcext:value-type="float">
            <text:p>0.3936</text:p>
          </table:table-cell>
          <table:table-cell table:number-columns-repeated="2"/>
          <table:table-cell table:formula="of:=([.D29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9500" calcext:value-type="float">
            <text:p>59500</text:p>
          </table:table-cell>
          <table:table-cell table:formula="of:=([.A296]-0.2)*1.23" office:value-type="float" office:value="0.0738" calcext:value-type="float">
            <text:p>0.0738</text:p>
          </table:table-cell>
          <table:table-cell table:number-columns-repeated="2"/>
          <table:table-cell table:formula="of:=([.D29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9600" calcext:value-type="float">
            <text:p>59600</text:p>
          </table:table-cell>
          <table:table-cell table:formula="of:=([.A297]-0.2)*1.23" office:value-type="float" office:value="-0.0738" calcext:value-type="float">
            <text:p>-0.0738</text:p>
          </table:table-cell>
          <table:table-cell table:number-columns-repeated="2"/>
          <table:table-cell table:formula="of:=([.D29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9700" calcext:value-type="float">
            <text:p>59700</text:p>
          </table:table-cell>
          <table:table-cell table:formula="of:=([.A298]-0.2)*1.23" office:value-type="float" office:value="0" calcext:value-type="float">
            <text:p>0</text:p>
          </table:table-cell>
          <table:table-cell table:number-columns-repeated="2"/>
          <table:table-cell table:formula="of:=([.D29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9800" calcext:value-type="float">
            <text:p>59800</text:p>
          </table:table-cell>
          <table:table-cell table:formula="of:=([.A299]-0.2)*1.23" office:value-type="float" office:value="0.5412" calcext:value-type="float">
            <text:p>0.5412</text:p>
          </table:table-cell>
          <table:table-cell table:number-columns-repeated="2"/>
          <table:table-cell table:formula="of:=([.D29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9900" calcext:value-type="float">
            <text:p>59900</text:p>
          </table:table-cell>
          <table:table-cell table:formula="of:=([.A300]-0.2)*1.23" office:value-type="float" office:value="0.2214" calcext:value-type="float">
            <text:p>0.2214</text:p>
          </table:table-cell>
          <table:table-cell table:number-columns-repeated="2"/>
          <table:table-cell table:formula="of:=([.D30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0000" calcext:value-type="float">
            <text:p>60000</text:p>
          </table:table-cell>
          <table:table-cell table:formula="of:=([.A301]-0.2)*1.23" office:value-type="float" office:value="0.0492" calcext:value-type="float">
            <text:p>0.0492</text:p>
          </table:table-cell>
          <table:table-cell table:number-columns-repeated="2"/>
          <table:table-cell table:formula="of:=([.D30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60100" calcext:value-type="float">
            <text:p>60100</text:p>
          </table:table-cell>
          <table:table-cell table:formula="of:=([.A302]-0.2)*1.23" office:value-type="float" office:value="-0.3198" calcext:value-type="float">
            <text:p>-0.3198</text:p>
          </table:table-cell>
          <table:table-cell table:number-columns-repeated="2"/>
          <table:table-cell table:formula="of:=([.D30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0200" calcext:value-type="float">
            <text:p>60200</text:p>
          </table:table-cell>
          <table:table-cell table:formula="of:=([.A303]-0.2)*1.23" office:value-type="float" office:value="0.6888" calcext:value-type="float">
            <text:p>0.6888</text:p>
          </table:table-cell>
          <table:table-cell table:number-columns-repeated="2"/>
          <table:table-cell table:formula="of:=([.D30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60300" calcext:value-type="float">
            <text:p>60300</text:p>
          </table:table-cell>
          <table:table-cell table:formula="of:=([.A304]-0.2)*1.23" office:value-type="float" office:value="-0.492" calcext:value-type="float">
            <text:p>-0.492</text:p>
          </table:table-cell>
          <table:table-cell table:number-columns-repeated="2"/>
          <table:table-cell table:formula="of:=([.D30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0400" calcext:value-type="float">
            <text:p>60400</text:p>
          </table:table-cell>
          <table:table-cell table:formula="of:=([.A305]-0.2)*1.23" office:value-type="float" office:value="0.5166" calcext:value-type="float">
            <text:p>0.5166</text:p>
          </table:table-cell>
          <table:table-cell table:number-columns-repeated="2"/>
          <table:table-cell table:formula="of:=([.D30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60500" calcext:value-type="float">
            <text:p>60500</text:p>
          </table:table-cell>
          <table:table-cell table:formula="of:=([.A306]-0.2)*1.23" office:value-type="float" office:value="-0.3444" calcext:value-type="float">
            <text:p>-0.3444</text:p>
          </table:table-cell>
          <table:table-cell table:number-columns-repeated="2"/>
          <table:table-cell table:formula="of:=([.D30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0600" calcext:value-type="float">
            <text:p>60600</text:p>
          </table:table-cell>
          <table:table-cell table:formula="of:=([.A307]-0.2)*1.23" office:value-type="float" office:value="-0.0738" calcext:value-type="float">
            <text:p>-0.0738</text:p>
          </table:table-cell>
          <table:table-cell table:number-columns-repeated="2"/>
          <table:table-cell table:formula="of:=([.D30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0700" calcext:value-type="float">
            <text:p>60700</text:p>
          </table:table-cell>
          <table:table-cell table:formula="of:=([.A308]-0.2)*1.23" office:value-type="float" office:value="-0.0246" calcext:value-type="float">
            <text:p>-0.0246</text:p>
          </table:table-cell>
          <table:table-cell table:number-columns-repeated="2"/>
          <table:table-cell table:formula="of:=([.D30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60800" calcext:value-type="float">
            <text:p>60800</text:p>
          </table:table-cell>
          <table:table-cell table:formula="of:=([.A309]-0.2)*1.23" office:value-type="float" office:value="-0.3936" calcext:value-type="float">
            <text:p>-0.3936</text:p>
          </table:table-cell>
          <table:table-cell table:number-columns-repeated="2"/>
          <table:table-cell table:formula="of:=([.D30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60900" calcext:value-type="float">
            <text:p>60900</text:p>
          </table:table-cell>
          <table:table-cell table:formula="of:=([.A310]-0.2)*1.23" office:value-type="float" office:value="-0.2952" calcext:value-type="float">
            <text:p>-0.2952</text:p>
          </table:table-cell>
          <table:table-cell table:number-columns-repeated="2"/>
          <table:table-cell table:formula="of:=([.D31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1000" calcext:value-type="float">
            <text:p>61000</text:p>
          </table:table-cell>
          <table:table-cell table:formula="of:=([.A311]-0.2)*1.23" office:value-type="float" office:value="-0.1722" calcext:value-type="float">
            <text:p>-0.1722</text:p>
          </table:table-cell>
          <table:table-cell table:number-columns-repeated="2"/>
          <table:table-cell table:formula="of:=([.D31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1100" calcext:value-type="float">
            <text:p>61100</text:p>
          </table:table-cell>
          <table:table-cell table:formula="of:=([.A312]-0.2)*1.23" office:value-type="float" office:value="-0.0738" calcext:value-type="float">
            <text:p>-0.0738</text:p>
          </table:table-cell>
          <table:table-cell table:number-columns-repeated="2"/>
          <table:table-cell table:formula="of:=([.D31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200" calcext:value-type="float">
            <text:p>61200</text:p>
          </table:table-cell>
          <table:table-cell table:formula="of:=([.A313]-0.2)*1.23" office:value-type="float" office:value="-0.246" calcext:value-type="float">
            <text:p>-0.246</text:p>
          </table:table-cell>
          <table:table-cell table:number-columns-repeated="2"/>
          <table:table-cell table:formula="of:=([.D31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1300" calcext:value-type="float">
            <text:p>61300</text:p>
          </table:table-cell>
          <table:table-cell table:formula="of:=([.A314]-0.2)*1.23" office:value-type="float" office:value="-0.1968" calcext:value-type="float">
            <text:p>-0.1968</text:p>
          </table:table-cell>
          <table:table-cell table:number-columns-repeated="2"/>
          <table:table-cell table:formula="of:=([.D31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61400" calcext:value-type="float">
            <text:p>61400</text:p>
          </table:table-cell>
          <table:table-cell table:formula="of:=([.A315]-0.2)*1.23" office:value-type="float" office:value="-0.2706" calcext:value-type="float">
            <text:p>-0.2706</text:p>
          </table:table-cell>
          <table:table-cell table:number-columns-repeated="2"/>
          <table:table-cell table:formula="of:=([.D31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61500" calcext:value-type="float">
            <text:p>61500</text:p>
          </table:table-cell>
          <table:table-cell table:formula="of:=([.A316]-0.2)*1.23" office:value-type="float" office:value="-0.3198" calcext:value-type="float">
            <text:p>-0.3198</text:p>
          </table:table-cell>
          <table:table-cell table:number-columns-repeated="2"/>
          <table:table-cell table:formula="of:=([.D31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1600" calcext:value-type="float">
            <text:p>61600</text:p>
          </table:table-cell>
          <table:table-cell table:formula="of:=([.A317]-0.2)*1.23" office:value-type="float" office:value="0.0738" calcext:value-type="float">
            <text:p>0.0738</text:p>
          </table:table-cell>
          <table:table-cell table:number-columns-repeated="2"/>
          <table:table-cell table:formula="of:=([.D31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1700" calcext:value-type="float">
            <text:p>61700</text:p>
          </table:table-cell>
          <table:table-cell table:formula="of:=([.A318]-0.2)*1.23" office:value-type="float" office:value="0.1722" calcext:value-type="float">
            <text:p>0.1722</text:p>
          </table:table-cell>
          <table:table-cell table:number-columns-repeated="2"/>
          <table:table-cell table:formula="of:=([.D31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61800" calcext:value-type="float">
            <text:p>61800</text:p>
          </table:table-cell>
          <table:table-cell table:formula="of:=([.A319]-0.2)*1.23" office:value-type="float" office:value="-0.4182" calcext:value-type="float">
            <text:p>-0.4182</text:p>
          </table:table-cell>
          <table:table-cell table:number-columns-repeated="2"/>
          <table:table-cell table:formula="of:=([.D31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1900" calcext:value-type="float">
            <text:p>61900</text:p>
          </table:table-cell>
          <table:table-cell table:formula="of:=([.A320]-0.2)*1.23" office:value-type="float" office:value="0.369" calcext:value-type="float">
            <text:p>0.369</text:p>
          </table:table-cell>
          <table:table-cell table:number-columns-repeated="2"/>
          <table:table-cell table:formula="of:=([.D32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2000" calcext:value-type="float">
            <text:p>62000</text:p>
          </table:table-cell>
          <table:table-cell table:formula="of:=([.A321]-0.2)*1.23" office:value-type="float" office:value="0.1968" calcext:value-type="float">
            <text:p>0.1968</text:p>
          </table:table-cell>
          <table:table-cell table:number-columns-repeated="2"/>
          <table:table-cell table:formula="of:=([.D32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2100" calcext:value-type="float">
            <text:p>62100</text:p>
          </table:table-cell>
          <table:table-cell table:formula="of:=([.A322]-0.2)*1.23" office:value-type="float" office:value="0.1722" calcext:value-type="float">
            <text:p>0.1722</text:p>
          </table:table-cell>
          <table:table-cell table:number-columns-repeated="2"/>
          <table:table-cell table:formula="of:=([.D32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62200" calcext:value-type="float">
            <text:p>62200</text:p>
          </table:table-cell>
          <table:table-cell table:formula="of:=([.A323]-0.2)*1.23" office:value-type="float" office:value="-0.4428" calcext:value-type="float">
            <text:p>-0.4428</text:p>
          </table:table-cell>
          <table:table-cell table:number-columns-repeated="2"/>
          <table:table-cell table:formula="of:=([.D32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2300" calcext:value-type="float">
            <text:p>62300</text:p>
          </table:table-cell>
          <table:table-cell table:formula="of:=([.A324]-0.2)*1.23" office:value-type="float" office:value="0.6396" calcext:value-type="float">
            <text:p>0.6396</text:p>
          </table:table-cell>
          <table:table-cell table:number-columns-repeated="2"/>
          <table:table-cell table:formula="of:=([.D32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2400" calcext:value-type="float">
            <text:p>62400</text:p>
          </table:table-cell>
          <table:table-cell table:formula="of:=([.A325]-0.2)*1.23" office:value-type="float" office:value="-0.0492" calcext:value-type="float">
            <text:p>-0.0492</text:p>
          </table:table-cell>
          <table:table-cell table:number-columns-repeated="2"/>
          <table:table-cell table:formula="of:=([.D32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500" calcext:value-type="float">
            <text:p>62500</text:p>
          </table:table-cell>
          <table:table-cell table:formula="of:=([.A326]-0.2)*1.23" office:value-type="float" office:value="0.492" calcext:value-type="float">
            <text:p>0.492</text:p>
          </table:table-cell>
          <table:table-cell table:number-columns-repeated="2"/>
          <table:table-cell table:formula="of:=([.D32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2600" calcext:value-type="float">
            <text:p>62600</text:p>
          </table:table-cell>
          <table:table-cell table:formula="of:=([.A327]-0.2)*1.23" office:value-type="float" office:value="0.3936" calcext:value-type="float">
            <text:p>0.3936</text:p>
          </table:table-cell>
          <table:table-cell table:number-columns-repeated="2"/>
          <table:table-cell table:formula="of:=([.D32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2700" calcext:value-type="float">
            <text:p>62700</text:p>
          </table:table-cell>
          <table:table-cell table:formula="of:=([.A328]-0.2)*1.23" office:value-type="float" office:value="-0.0738" calcext:value-type="float">
            <text:p>-0.0738</text:p>
          </table:table-cell>
          <table:table-cell table:number-columns-repeated="2"/>
          <table:table-cell table:formula="of:=([.D32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2800" calcext:value-type="float">
            <text:p>62800</text:p>
          </table:table-cell>
          <table:table-cell table:formula="of:=([.A329]-0.2)*1.23" office:value-type="float" office:value="0.0984" calcext:value-type="float">
            <text:p>0.0984</text:p>
          </table:table-cell>
          <table:table-cell table:number-columns-repeated="2"/>
          <table:table-cell table:formula="of:=([.D32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2900" calcext:value-type="float">
            <text:p>62900</text:p>
          </table:table-cell>
          <table:table-cell table:formula="of:=([.A330]-0.2)*1.23" office:value-type="float" office:value="0.4674" calcext:value-type="float">
            <text:p>0.4674</text:p>
          </table:table-cell>
          <table:table-cell table:number-columns-repeated="2"/>
          <table:table-cell table:formula="of:=([.D33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3000" calcext:value-type="float">
            <text:p>63000</text:p>
          </table:table-cell>
          <table:table-cell table:formula="of:=([.A331]-0.2)*1.23" office:value-type="float" office:value="0.2952" calcext:value-type="float">
            <text:p>0.2952</text:p>
          </table:table-cell>
          <table:table-cell table:number-columns-repeated="2"/>
          <table:table-cell table:formula="of:=([.D33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3100" calcext:value-type="float">
            <text:p>63100</text:p>
          </table:table-cell>
          <table:table-cell table:formula="of:=([.A332]-0.2)*1.23" office:value-type="float" office:value="-0.1968" calcext:value-type="float">
            <text:p>-0.1968</text:p>
          </table:table-cell>
          <table:table-cell table:number-columns-repeated="2"/>
          <table:table-cell table:formula="of:=([.D33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3200" calcext:value-type="float">
            <text:p>63200</text:p>
          </table:table-cell>
          <table:table-cell table:formula="of:=([.A333]-0.2)*1.23" office:value-type="float" office:value="-0.0492" calcext:value-type="float">
            <text:p>-0.0492</text:p>
          </table:table-cell>
          <table:table-cell table:number-columns-repeated="2"/>
          <table:table-cell table:formula="of:=([.D33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3300" calcext:value-type="float">
            <text:p>63300</text:p>
          </table:table-cell>
          <table:table-cell table:formula="of:=([.A334]-0.2)*1.23" office:value-type="float" office:value="0.4428" calcext:value-type="float">
            <text:p>0.4428</text:p>
          </table:table-cell>
          <table:table-cell table:number-columns-repeated="2"/>
          <table:table-cell table:formula="of:=([.D33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3400" calcext:value-type="float">
            <text:p>63400</text:p>
          </table:table-cell>
          <table:table-cell table:formula="of:=([.A335]-0.2)*1.23" office:value-type="float" office:value="0.0738" calcext:value-type="float">
            <text:p>0.0738</text:p>
          </table:table-cell>
          <table:table-cell table:number-columns-repeated="2"/>
          <table:table-cell table:formula="of:=([.D33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3500" calcext:value-type="float">
            <text:p>63500</text:p>
          </table:table-cell>
          <table:table-cell table:formula="of:=([.A336]-0.2)*1.23" office:value-type="float" office:value="0.1968" calcext:value-type="float">
            <text:p>0.1968</text:p>
          </table:table-cell>
          <table:table-cell table:number-columns-repeated="2"/>
          <table:table-cell table:formula="of:=([.D33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63600" calcext:value-type="float">
            <text:p>63600</text:p>
          </table:table-cell>
          <table:table-cell table:formula="of:=([.A337]-0.2)*1.23" office:value-type="float" office:value="-0.2952" calcext:value-type="float">
            <text:p>-0.2952</text:p>
          </table:table-cell>
          <table:table-cell table:number-columns-repeated="2"/>
          <table:table-cell table:formula="of:=([.D33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3700" calcext:value-type="float">
            <text:p>63700</text:p>
          </table:table-cell>
          <table:table-cell table:formula="of:=([.A338]-0.2)*1.23" office:value-type="float" office:value="0" calcext:value-type="float">
            <text:p>0</text:p>
          </table:table-cell>
          <table:table-cell table:number-columns-repeated="2"/>
          <table:table-cell table:formula="of:=([.D33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63800" calcext:value-type="float">
            <text:p>63800</text:p>
          </table:table-cell>
          <table:table-cell table:formula="of:=([.A339]-0.2)*1.23" office:value-type="float" office:value="-0.492" calcext:value-type="float">
            <text:p>-0.492</text:p>
          </table:table-cell>
          <table:table-cell table:number-columns-repeated="2"/>
          <table:table-cell table:formula="of:=([.D33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3900" calcext:value-type="float">
            <text:p>63900</text:p>
          </table:table-cell>
          <table:table-cell table:formula="of:=([.A340]-0.2)*1.23" office:value-type="float" office:value="0" calcext:value-type="float">
            <text:p>0</text:p>
          </table:table-cell>
          <table:table-cell table:number-columns-repeated="2"/>
          <table:table-cell table:formula="of:=([.D34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4000" calcext:value-type="float">
            <text:p>64000</text:p>
          </table:table-cell>
          <table:table-cell table:formula="of:=([.A341]-0.2)*1.23" office:value-type="float" office:value="0.0738" calcext:value-type="float">
            <text:p>0.0738</text:p>
          </table:table-cell>
          <table:table-cell table:number-columns-repeated="2"/>
          <table:table-cell table:formula="of:=([.D34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4100" calcext:value-type="float">
            <text:p>64100</text:p>
          </table:table-cell>
          <table:table-cell table:formula="of:=([.A342]-0.2)*1.23" office:value-type="float" office:value="0.5904" calcext:value-type="float">
            <text:p>0.5904</text:p>
          </table:table-cell>
          <table:table-cell table:number-columns-repeated="2"/>
          <table:table-cell table:formula="of:=([.D34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4200" calcext:value-type="float">
            <text:p>64200</text:p>
          </table:table-cell>
          <table:table-cell table:formula="of:=([.A343]-0.2)*1.23" office:value-type="float" office:value="0.0984" calcext:value-type="float">
            <text:p>0.0984</text:p>
          </table:table-cell>
          <table:table-cell table:number-columns-repeated="2"/>
          <table:table-cell table:formula="of:=([.D34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64300" calcext:value-type="float">
            <text:p>64300</text:p>
          </table:table-cell>
          <table:table-cell table:formula="of:=([.A344]-0.2)*1.23" office:value-type="float" office:value="-0.4182" calcext:value-type="float">
            <text:p>-0.4182</text:p>
          </table:table-cell>
          <table:table-cell table:number-columns-repeated="2"/>
          <table:table-cell table:formula="of:=([.D34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4400" calcext:value-type="float">
            <text:p>64400</text:p>
          </table:table-cell>
          <table:table-cell table:formula="of:=([.A345]-0.2)*1.23" office:value-type="float" office:value="0.2952" calcext:value-type="float">
            <text:p>0.2952</text:p>
          </table:table-cell>
          <table:table-cell table:number-columns-repeated="2"/>
          <table:table-cell table:formula="of:=([.D34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500" calcext:value-type="float">
            <text:p>64500</text:p>
          </table:table-cell>
          <table:table-cell table:formula="of:=([.A346]-0.2)*1.23" office:value-type="float" office:value="0.369" calcext:value-type="float">
            <text:p>0.369</text:p>
          </table:table-cell>
          <table:table-cell table:number-columns-repeated="2"/>
          <table:table-cell table:formula="of:=([.D34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64600" calcext:value-type="float">
            <text:p>64600</text:p>
          </table:table-cell>
          <table:table-cell table:formula="of:=([.A347]-0.2)*1.23" office:value-type="float" office:value="-0.5904" calcext:value-type="float">
            <text:p>-0.5904</text:p>
          </table:table-cell>
          <table:table-cell table:number-columns-repeated="2"/>
          <table:table-cell table:formula="of:=([.D34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4700" calcext:value-type="float">
            <text:p>64700</text:p>
          </table:table-cell>
          <table:table-cell table:formula="of:=([.A348]-0.2)*1.23" office:value-type="float" office:value="-0.1722" calcext:value-type="float">
            <text:p>-0.1722</text:p>
          </table:table-cell>
          <table:table-cell table:number-columns-repeated="2"/>
          <table:table-cell table:formula="of:=([.D34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64800" calcext:value-type="float">
            <text:p>64800</text:p>
          </table:table-cell>
          <table:table-cell table:formula="of:=([.A349]-0.2)*1.23" office:value-type="float" office:value="-0.2706" calcext:value-type="float">
            <text:p>-0.2706</text:p>
          </table:table-cell>
          <table:table-cell table:number-columns-repeated="2"/>
          <table:table-cell table:formula="of:=([.D34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4900" calcext:value-type="float">
            <text:p>64900</text:p>
          </table:table-cell>
          <table:table-cell table:formula="of:=([.A350]-0.2)*1.23" office:value-type="float" office:value="-0.123" calcext:value-type="float">
            <text:p>-0.123</text:p>
          </table:table-cell>
          <table:table-cell table:number-columns-repeated="2"/>
          <table:table-cell table:formula="of:=([.D35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5000" calcext:value-type="float">
            <text:p>65000</text:p>
          </table:table-cell>
          <table:table-cell table:formula="of:=([.A351]-0.2)*1.23" office:value-type="float" office:value="0.4428" calcext:value-type="float">
            <text:p>0.4428</text:p>
          </table:table-cell>
          <table:table-cell table:number-columns-repeated="2"/>
          <table:table-cell table:formula="of:=([.D35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65100" calcext:value-type="float">
            <text:p>65100</text:p>
          </table:table-cell>
          <table:table-cell table:formula="of:=([.A352]-0.2)*1.23" office:value-type="float" office:value="-0.2952" calcext:value-type="float">
            <text:p>-0.2952</text:p>
          </table:table-cell>
          <table:table-cell table:number-columns-repeated="2"/>
          <table:table-cell table:formula="of:=([.D35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5200" calcext:value-type="float">
            <text:p>65200</text:p>
          </table:table-cell>
          <table:table-cell table:formula="of:=([.A353]-0.2)*1.23" office:value-type="float" office:value="0.369" calcext:value-type="float">
            <text:p>0.369</text:p>
          </table:table-cell>
          <table:table-cell table:number-columns-repeated="2"/>
          <table:table-cell table:formula="of:=([.D35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65300" calcext:value-type="float">
            <text:p>65300</text:p>
          </table:table-cell>
          <table:table-cell table:formula="of:=([.A354]-0.2)*1.23" office:value-type="float" office:value="-0.2952" calcext:value-type="float">
            <text:p>-0.2952</text:p>
          </table:table-cell>
          <table:table-cell table:number-columns-repeated="2"/>
          <table:table-cell table:formula="of:=([.D35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5400" calcext:value-type="float">
            <text:p>65400</text:p>
          </table:table-cell>
          <table:table-cell table:formula="of:=([.A355]-0.2)*1.23" office:value-type="float" office:value="0.1722" calcext:value-type="float">
            <text:p>0.1722</text:p>
          </table:table-cell>
          <table:table-cell table:number-columns-repeated="2"/>
          <table:table-cell table:formula="of:=([.D35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5500" calcext:value-type="float">
            <text:p>65500</text:p>
          </table:table-cell>
          <table:table-cell table:formula="of:=([.A356]-0.2)*1.23" office:value-type="float" office:value="-0.1722" calcext:value-type="float">
            <text:p>-0.1722</text:p>
          </table:table-cell>
          <table:table-cell table:number-columns-repeated="2"/>
          <table:table-cell table:formula="of:=([.D35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5600" calcext:value-type="float">
            <text:p>65600</text:p>
          </table:table-cell>
          <table:table-cell table:formula="of:=([.A357]-0.2)*1.23" office:value-type="float" office:value="0.3936" calcext:value-type="float">
            <text:p>0.3936</text:p>
          </table:table-cell>
          <table:table-cell table:number-columns-repeated="2"/>
          <table:table-cell table:formula="of:=([.D35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65700" calcext:value-type="float">
            <text:p>65700</text:p>
          </table:table-cell>
          <table:table-cell table:formula="of:=([.A358]-0.2)*1.23" office:value-type="float" office:value="-0.6642" calcext:value-type="float">
            <text:p>-0.6642</text:p>
          </table:table-cell>
          <table:table-cell table:number-columns-repeated="2"/>
          <table:table-cell table:formula="of:=([.D35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5800" calcext:value-type="float">
            <text:p>65800</text:p>
          </table:table-cell>
          <table:table-cell table:formula="of:=([.A359]-0.2)*1.23" office:value-type="float" office:value="-0.0984" calcext:value-type="float">
            <text:p>-0.0984</text:p>
          </table:table-cell>
          <table:table-cell table:number-columns-repeated="2"/>
          <table:table-cell table:formula="of:=([.D35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65900" calcext:value-type="float">
            <text:p>65900</text:p>
          </table:table-cell>
          <table:table-cell table:formula="of:=([.A360]-0.2)*1.23" office:value-type="float" office:value="-0.861" calcext:value-type="float">
            <text:p>-0.861</text:p>
          </table:table-cell>
          <table:table-cell table:number-columns-repeated="2"/>
          <table:table-cell table:formula="of:=([.D36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6000" calcext:value-type="float">
            <text:p>66000</text:p>
          </table:table-cell>
          <table:table-cell table:formula="of:=([.A361]-0.2)*1.23" office:value-type="float" office:value="0.0492" calcext:value-type="float">
            <text:p>0.0492</text:p>
          </table:table-cell>
          <table:table-cell table:number-columns-repeated="2"/>
          <table:table-cell table:formula="of:=([.D36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66100" calcext:value-type="float">
            <text:p>66100</text:p>
          </table:table-cell>
          <table:table-cell table:formula="of:=([.A362]-0.2)*1.23" office:value-type="float" office:value="-0.2952" calcext:value-type="float">
            <text:p>-0.2952</text:p>
          </table:table-cell>
          <table:table-cell table:number-columns-repeated="2"/>
          <table:table-cell table:formula="of:=([.D36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6200" calcext:value-type="float">
            <text:p>66200</text:p>
          </table:table-cell>
          <table:table-cell table:formula="of:=([.A363]-0.2)*1.23" office:value-type="float" office:value="-0.0246" calcext:value-type="float">
            <text:p>-0.0246</text:p>
          </table:table-cell>
          <table:table-cell table:number-columns-repeated="2"/>
          <table:table-cell table:formula="of:=([.D36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6300" calcext:value-type="float">
            <text:p>66300</text:p>
          </table:table-cell>
          <table:table-cell table:formula="of:=([.A364]-0.2)*1.23" office:value-type="float" office:value="0.5658" calcext:value-type="float">
            <text:p>0.5658</text:p>
          </table:table-cell>
          <table:table-cell table:number-columns-repeated="2"/>
          <table:table-cell table:formula="of:=([.D36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66400" calcext:value-type="float">
            <text:p>66400</text:p>
          </table:table-cell>
          <table:table-cell table:formula="of:=([.A365]-0.2)*1.23" office:value-type="float" office:value="-0.5658" calcext:value-type="float">
            <text:p>-0.5658</text:p>
          </table:table-cell>
          <table:table-cell table:number-columns-repeated="2"/>
          <table:table-cell table:formula="of:=([.D36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6500" calcext:value-type="float">
            <text:p>66500</text:p>
          </table:table-cell>
          <table:table-cell table:formula="of:=([.A366]-0.2)*1.23" office:value-type="float" office:value="0.246" calcext:value-type="float">
            <text:p>0.246</text:p>
          </table:table-cell>
          <table:table-cell table:number-columns-repeated="2"/>
          <table:table-cell table:formula="of:=([.D36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6600" calcext:value-type="float">
            <text:p>66600</text:p>
          </table:table-cell>
          <table:table-cell table:formula="of:=([.A367]-0.2)*1.23" office:value-type="float" office:value="-0.0738" calcext:value-type="float">
            <text:p>-0.0738</text:p>
          </table:table-cell>
          <table:table-cell table:number-columns-repeated="2"/>
          <table:table-cell table:formula="of:=([.D36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66700" calcext:value-type="float">
            <text:p>66700</text:p>
          </table:table-cell>
          <table:table-cell table:formula="of:=([.A368]-0.2)*1.23" office:value-type="float" office:value="0.3198" calcext:value-type="float">
            <text:p>0.3198</text:p>
          </table:table-cell>
          <table:table-cell table:number-columns-repeated="2"/>
          <table:table-cell table:formula="of:=([.D36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6800" calcext:value-type="float">
            <text:p>66800</text:p>
          </table:table-cell>
          <table:table-cell table:formula="of:=([.A369]-0.2)*1.23" office:value-type="float" office:value="-0.0738" calcext:value-type="float">
            <text:p>-0.0738</text:p>
          </table:table-cell>
          <table:table-cell table:number-columns-repeated="2"/>
          <table:table-cell table:formula="of:=([.D36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6900" calcext:value-type="float">
            <text:p>66900</text:p>
          </table:table-cell>
          <table:table-cell table:formula="of:=([.A370]-0.2)*1.23" office:value-type="float" office:value="0.1722" calcext:value-type="float">
            <text:p>0.1722</text:p>
          </table:table-cell>
          <table:table-cell table:number-columns-repeated="2"/>
          <table:table-cell table:formula="of:=([.D37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7000" calcext:value-type="float">
            <text:p>67000</text:p>
          </table:table-cell>
          <table:table-cell table:formula="of:=([.A371]-0.2)*1.23" office:value-type="float" office:value="-0.0492" calcext:value-type="float">
            <text:p>-0.0492</text:p>
          </table:table-cell>
          <table:table-cell table:number-columns-repeated="2"/>
          <table:table-cell table:formula="of:=([.D37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7100" calcext:value-type="float">
            <text:p>67100</text:p>
          </table:table-cell>
          <table:table-cell table:formula="of:=([.A372]-0.2)*1.23" office:value-type="float" office:value="0.492" calcext:value-type="float">
            <text:p>0.492</text:p>
          </table:table-cell>
          <table:table-cell table:number-columns-repeated="2"/>
          <table:table-cell table:formula="of:=([.D37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7200" calcext:value-type="float">
            <text:p>67200</text:p>
          </table:table-cell>
          <table:table-cell table:formula="of:=([.A373]-0.2)*1.23" office:value-type="float" office:value="0.123" calcext:value-type="float">
            <text:p>0.123</text:p>
          </table:table-cell>
          <table:table-cell table:number-columns-repeated="2"/>
          <table:table-cell table:formula="of:=([.D37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7300" calcext:value-type="float">
            <text:p>67300</text:p>
          </table:table-cell>
          <table:table-cell table:formula="of:=([.A374]-0.2)*1.23" office:value-type="float" office:value="0.246" calcext:value-type="float">
            <text:p>0.246</text:p>
          </table:table-cell>
          <table:table-cell table:number-columns-repeated="2"/>
          <table:table-cell table:formula="of:=([.D37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67400" calcext:value-type="float">
            <text:p>67400</text:p>
          </table:table-cell>
          <table:table-cell table:formula="of:=([.A375]-0.2)*1.23" office:value-type="float" office:value="-0.2952" calcext:value-type="float">
            <text:p>-0.2952</text:p>
          </table:table-cell>
          <table:table-cell table:number-columns-repeated="2"/>
          <table:table-cell table:formula="of:=([.D37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500" calcext:value-type="float">
            <text:p>67500</text:p>
          </table:table-cell>
          <table:table-cell table:formula="of:=([.A376]-0.2)*1.23" office:value-type="float" office:value="0.0492" calcext:value-type="float">
            <text:p>0.0492</text:p>
          </table:table-cell>
          <table:table-cell table:number-columns-repeated="2"/>
          <table:table-cell table:formula="of:=([.D37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67600" calcext:value-type="float">
            <text:p>67600</text:p>
          </table:table-cell>
          <table:table-cell table:formula="of:=([.A377]-0.2)*1.23" office:value-type="float" office:value="-0.4182" calcext:value-type="float">
            <text:p>-0.4182</text:p>
          </table:table-cell>
          <table:table-cell table:number-columns-repeated="2"/>
          <table:table-cell table:formula="of:=([.D37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7700" calcext:value-type="float">
            <text:p>67700</text:p>
          </table:table-cell>
          <table:table-cell table:formula="of:=([.A378]-0.2)*1.23" office:value-type="float" office:value="0.0492" calcext:value-type="float">
            <text:p>0.0492</text:p>
          </table:table-cell>
          <table:table-cell table:number-columns-repeated="2"/>
          <table:table-cell table:formula="of:=([.D37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7800" calcext:value-type="float">
            <text:p>67800</text:p>
          </table:table-cell>
          <table:table-cell table:formula="of:=([.A379]-0.2)*1.23" office:value-type="float" office:value="0" calcext:value-type="float">
            <text:p>0</text:p>
          </table:table-cell>
          <table:table-cell table:number-columns-repeated="2"/>
          <table:table-cell table:formula="of:=([.D37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7900" calcext:value-type="float">
            <text:p>67900</text:p>
          </table:table-cell>
          <table:table-cell table:formula="of:=([.A380]-0.2)*1.23" office:value-type="float" office:value="0.2706" calcext:value-type="float">
            <text:p>0.2706</text:p>
          </table:table-cell>
          <table:table-cell table:number-columns-repeated="2"/>
          <table:table-cell table:formula="of:=([.D38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68000" calcext:value-type="float">
            <text:p>68000</text:p>
          </table:table-cell>
          <table:table-cell table:formula="of:=([.A381]-0.2)*1.23" office:value-type="float" office:value="-0.5412" calcext:value-type="float">
            <text:p>-0.5412</text:p>
          </table:table-cell>
          <table:table-cell table:number-columns-repeated="2"/>
          <table:table-cell table:formula="of:=([.D38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8100" calcext:value-type="float">
            <text:p>68100</text:p>
          </table:table-cell>
          <table:table-cell table:formula="of:=([.A382]-0.2)*1.23" office:value-type="float" office:value="0.369" calcext:value-type="float">
            <text:p>0.369</text:p>
          </table:table-cell>
          <table:table-cell table:number-columns-repeated="2"/>
          <table:table-cell table:formula="of:=([.D38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68200" calcext:value-type="float">
            <text:p>68200</text:p>
          </table:table-cell>
          <table:table-cell table:formula="of:=([.A383]-0.2)*1.23" office:value-type="float" office:value="-0.3936" calcext:value-type="float">
            <text:p>-0.3936</text:p>
          </table:table-cell>
          <table:table-cell table:number-columns-repeated="2"/>
          <table:table-cell table:formula="of:=([.D38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8300" calcext:value-type="float">
            <text:p>68300</text:p>
          </table:table-cell>
          <table:table-cell table:formula="of:=([.A384]-0.2)*1.23" office:value-type="float" office:value="0.0492" calcext:value-type="float">
            <text:p>0.0492</text:p>
          </table:table-cell>
          <table:table-cell table:number-columns-repeated="2"/>
          <table:table-cell table:formula="of:=([.D38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8400" calcext:value-type="float">
            <text:p>68400</text:p>
          </table:table-cell>
          <table:table-cell table:formula="of:=([.A385]-0.2)*1.23" office:value-type="float" office:value="0.2214" calcext:value-type="float">
            <text:p>0.2214</text:p>
          </table:table-cell>
          <table:table-cell table:number-columns-repeated="2"/>
          <table:table-cell table:formula="of:=([.D38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8500" calcext:value-type="float">
            <text:p>68500</text:p>
          </table:table-cell>
          <table:table-cell table:formula="of:=([.A386]-0.2)*1.23" office:value-type="float" office:value="-0.0738" calcext:value-type="float">
            <text:p>-0.0738</text:p>
          </table:table-cell>
          <table:table-cell table:number-columns-repeated="2"/>
          <table:table-cell table:formula="of:=([.D38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8600" calcext:value-type="float">
            <text:p>68600</text:p>
          </table:table-cell>
          <table:table-cell table:formula="of:=([.A387]-0.2)*1.23" office:value-type="float" office:value="0.0738" calcext:value-type="float">
            <text:p>0.0738</text:p>
          </table:table-cell>
          <table:table-cell table:number-columns-repeated="2"/>
          <table:table-cell table:formula="of:=([.D38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8700" calcext:value-type="float">
            <text:p>68700</text:p>
          </table:table-cell>
          <table:table-cell table:formula="of:=([.A388]-0.2)*1.23" office:value-type="float" office:value="0.492" calcext:value-type="float">
            <text:p>0.492</text:p>
          </table:table-cell>
          <table:table-cell table:number-columns-repeated="2"/>
          <table:table-cell table:formula="of:=([.D38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8800" calcext:value-type="float">
            <text:p>68800</text:p>
          </table:table-cell>
          <table:table-cell table:formula="of:=([.A389]-0.2)*1.23" office:value-type="float" office:value="0.4182" calcext:value-type="float">
            <text:p>0.4182</text:p>
          </table:table-cell>
          <table:table-cell table:number-columns-repeated="2"/>
          <table:table-cell table:formula="of:=([.D38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8900" calcext:value-type="float">
            <text:p>68900</text:p>
          </table:table-cell>
          <table:table-cell table:formula="of:=([.A390]-0.2)*1.23" office:value-type="float" office:value="0.5412" calcext:value-type="float">
            <text:p>0.5412</text:p>
          </table:table-cell>
          <table:table-cell table:number-columns-repeated="2"/>
          <table:table-cell table:formula="of:=([.D39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69000" calcext:value-type="float">
            <text:p>69000</text:p>
          </table:table-cell>
          <table:table-cell table:formula="of:=([.A391]-0.2)*1.23" office:value-type="float" office:value="-0.3198" calcext:value-type="float">
            <text:p>-0.3198</text:p>
          </table:table-cell>
          <table:table-cell table:number-columns-repeated="2"/>
          <table:table-cell table:formula="of:=([.D39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9100" calcext:value-type="float">
            <text:p>69100</text:p>
          </table:table-cell>
          <table:table-cell table:formula="of:=([.A392]-0.2)*1.23" office:value-type="float" office:value="-0.123" calcext:value-type="float">
            <text:p>-0.123</text:p>
          </table:table-cell>
          <table:table-cell table:number-columns-repeated="2"/>
          <table:table-cell table:formula="of:=([.D39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9200" calcext:value-type="float">
            <text:p>69200</text:p>
          </table:table-cell>
          <table:table-cell table:formula="of:=([.A393]-0.2)*1.23" office:value-type="float" office:value="-0.1722" calcext:value-type="float">
            <text:p>-0.1722</text:p>
          </table:table-cell>
          <table:table-cell table:number-columns-repeated="2"/>
          <table:table-cell table:formula="of:=([.D39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9300" calcext:value-type="float">
            <text:p>69300</text:p>
          </table:table-cell>
          <table:table-cell table:formula="of:=([.A394]-0.2)*1.23" office:value-type="float" office:value="0.0246" calcext:value-type="float">
            <text:p>0.0246</text:p>
          </table:table-cell>
          <table:table-cell table:number-columns-repeated="2"/>
          <table:table-cell table:formula="of:=([.D39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69400" calcext:value-type="float">
            <text:p>69400</text:p>
          </table:table-cell>
          <table:table-cell table:formula="of:=([.A395]-0.2)*1.23" office:value-type="float" office:value="-0.3198" calcext:value-type="float">
            <text:p>-0.3198</text:p>
          </table:table-cell>
          <table:table-cell table:number-columns-repeated="2"/>
          <table:table-cell table:formula="of:=([.D39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9500" calcext:value-type="float">
            <text:p>69500</text:p>
          </table:table-cell>
          <table:table-cell table:formula="of:=([.A396]-0.2)*1.23" office:value-type="float" office:value="0.369" calcext:value-type="float">
            <text:p>0.369</text:p>
          </table:table-cell>
          <table:table-cell table:number-columns-repeated="2"/>
          <table:table-cell table:formula="of:=([.D39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69600" calcext:value-type="float">
            <text:p>69600</text:p>
          </table:table-cell>
          <table:table-cell table:formula="of:=([.A397]-0.2)*1.23" office:value-type="float" office:value="-0.7626" calcext:value-type="float">
            <text:p>-0.7626</text:p>
          </table:table-cell>
          <table:table-cell table:number-columns-repeated="2"/>
          <table:table-cell table:formula="of:=([.D39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69700" calcext:value-type="float">
            <text:p>69700</text:p>
          </table:table-cell>
          <table:table-cell table:formula="of:=([.A398]-0.2)*1.23" office:value-type="float" office:value="-0.4428" calcext:value-type="float">
            <text:p>-0.4428</text:p>
          </table:table-cell>
          <table:table-cell table:number-columns-repeated="2"/>
          <table:table-cell table:formula="of:=([.D39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9800" calcext:value-type="float">
            <text:p>69800</text:p>
          </table:table-cell>
          <table:table-cell table:formula="of:=([.A399]-0.2)*1.23" office:value-type="float" office:value="0.2706" calcext:value-type="float">
            <text:p>0.2706</text:p>
          </table:table-cell>
          <table:table-cell table:number-columns-repeated="2"/>
          <table:table-cell table:formula="of:=([.D39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9900" calcext:value-type="float">
            <text:p>69900</text:p>
          </table:table-cell>
          <table:table-cell table:formula="of:=([.A400]-0.2)*1.23" office:value-type="float" office:value="0.1476" calcext:value-type="float">
            <text:p>0.1476</text:p>
          </table:table-cell>
          <table:table-cell table:number-columns-repeated="2"/>
          <table:table-cell table:formula="of:=([.D40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0000" calcext:value-type="float">
            <text:p>70000</text:p>
          </table:table-cell>
          <table:table-cell table:formula="of:=([.A401]-0.2)*1.23" office:value-type="float" office:value="0.5166" calcext:value-type="float">
            <text:p>0.5166</text:p>
          </table:table-cell>
          <table:table-cell table:number-columns-repeated="2"/>
          <table:table-cell table:formula="of:=([.D40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0100" calcext:value-type="float">
            <text:p>70100</text:p>
          </table:table-cell>
          <table:table-cell table:formula="of:=([.A402]-0.2)*1.23" office:value-type="float" office:value="-0.0492" calcext:value-type="float">
            <text:p>-0.0492</text:p>
          </table:table-cell>
          <table:table-cell table:number-columns-repeated="2"/>
          <table:table-cell table:formula="of:=([.D40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70200" calcext:value-type="float">
            <text:p>70200</text:p>
          </table:table-cell>
          <table:table-cell table:formula="of:=([.A403]-0.2)*1.23" office:value-type="float" office:value="-0.3936" calcext:value-type="float">
            <text:p>-0.3936</text:p>
          </table:table-cell>
          <table:table-cell table:number-columns-repeated="2"/>
          <table:table-cell table:formula="of:=([.D40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0300" calcext:value-type="float">
            <text:p>70300</text:p>
          </table:table-cell>
          <table:table-cell table:formula="of:=([.A404]-0.2)*1.23" office:value-type="float" office:value="0.4182" calcext:value-type="float">
            <text:p>0.4182</text:p>
          </table:table-cell>
          <table:table-cell table:number-columns-repeated="2"/>
          <table:table-cell table:formula="of:=([.D40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0400" calcext:value-type="float">
            <text:p>70400</text:p>
          </table:table-cell>
          <table:table-cell table:formula="of:=([.A405]-0.2)*1.23" office:value-type="float" office:value="-0.1968" calcext:value-type="float">
            <text:p>-0.1968</text:p>
          </table:table-cell>
          <table:table-cell table:number-columns-repeated="2"/>
          <table:table-cell table:formula="of:=([.D40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0500" calcext:value-type="float">
            <text:p>70500</text:p>
          </table:table-cell>
          <table:table-cell table:formula="of:=([.A406]-0.2)*1.23" office:value-type="float" office:value="0.0492" calcext:value-type="float">
            <text:p>0.0492</text:p>
          </table:table-cell>
          <table:table-cell table:number-columns-repeated="2"/>
          <table:table-cell table:formula="of:=([.D40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70600" calcext:value-type="float">
            <text:p>70600</text:p>
          </table:table-cell>
          <table:table-cell table:formula="of:=([.A407]-0.2)*1.23" office:value-type="float" office:value="0.5904" calcext:value-type="float">
            <text:p>0.5904</text:p>
          </table:table-cell>
          <table:table-cell table:number-columns-repeated="2"/>
          <table:table-cell table:formula="of:=([.D40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0700" calcext:value-type="float">
            <text:p>70700</text:p>
          </table:table-cell>
          <table:table-cell table:formula="of:=([.A408]-0.2)*1.23" office:value-type="float" office:value="0.369" calcext:value-type="float">
            <text:p>0.369</text:p>
          </table:table-cell>
          <table:table-cell table:number-columns-repeated="2"/>
          <table:table-cell table:formula="of:=([.D40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0800" calcext:value-type="float">
            <text:p>70800</text:p>
          </table:table-cell>
          <table:table-cell table:formula="of:=([.A409]-0.2)*1.23" office:value-type="float" office:value="0.6396" calcext:value-type="float">
            <text:p>0.6396</text:p>
          </table:table-cell>
          <table:table-cell table:number-columns-repeated="2"/>
          <table:table-cell table:formula="of:=([.D40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0900" calcext:value-type="float">
            <text:p>70900</text:p>
          </table:table-cell>
          <table:table-cell table:formula="of:=([.A410]-0.2)*1.23" office:value-type="float" office:value="-0.0246" calcext:value-type="float">
            <text:p>-0.0246</text:p>
          </table:table-cell>
          <table:table-cell table:number-columns-repeated="2"/>
          <table:table-cell table:formula="of:=([.D41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1000" calcext:value-type="float">
            <text:p>71000</text:p>
          </table:table-cell>
          <table:table-cell table:formula="of:=([.A411]-0.2)*1.23" office:value-type="float" office:value="-0.0246" calcext:value-type="float">
            <text:p>-0.0246</text:p>
          </table:table-cell>
          <table:table-cell table:number-columns-repeated="2"/>
          <table:table-cell table:formula="of:=([.D41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71100" calcext:value-type="float">
            <text:p>71100</text:p>
          </table:table-cell>
          <table:table-cell table:formula="of:=([.A412]-0.2)*1.23" office:value-type="float" office:value="-0.5904" calcext:value-type="float">
            <text:p>-0.5904</text:p>
          </table:table-cell>
          <table:table-cell table:number-columns-repeated="2"/>
          <table:table-cell table:formula="of:=([.D41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1200" calcext:value-type="float">
            <text:p>71200</text:p>
          </table:table-cell>
          <table:table-cell table:formula="of:=([.A413]-0.2)*1.23" office:value-type="float" office:value="0.0738" calcext:value-type="float">
            <text:p>0.0738</text:p>
          </table:table-cell>
          <table:table-cell table:number-columns-repeated="2"/>
          <table:table-cell table:formula="of:=([.D41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1300" calcext:value-type="float">
            <text:p>71300</text:p>
          </table:table-cell>
          <table:table-cell table:formula="of:=([.A414]-0.2)*1.23" office:value-type="float" office:value="-0.1968" calcext:value-type="float">
            <text:p>-0.1968</text:p>
          </table:table-cell>
          <table:table-cell table:number-columns-repeated="2"/>
          <table:table-cell table:formula="of:=([.D41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1400" calcext:value-type="float">
            <text:p>71400</text:p>
          </table:table-cell>
          <table:table-cell table:formula="of:=([.A415]-0.2)*1.23" office:value-type="float" office:value="0.0246" calcext:value-type="float">
            <text:p>0.0246</text:p>
          </table:table-cell>
          <table:table-cell table:number-columns-repeated="2"/>
          <table:table-cell table:formula="of:=([.D41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71500" calcext:value-type="float">
            <text:p>71500</text:p>
          </table:table-cell>
          <table:table-cell table:formula="of:=([.A416]-0.2)*1.23" office:value-type="float" office:value="-0.7626" calcext:value-type="float">
            <text:p>-0.7626</text:p>
          </table:table-cell>
          <table:table-cell table:number-columns-repeated="2"/>
          <table:table-cell table:formula="of:=([.D41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1600" calcext:value-type="float">
            <text:p>71600</text:p>
          </table:table-cell>
          <table:table-cell table:formula="of:=([.A417]-0.2)*1.23" office:value-type="float" office:value="0.2214" calcext:value-type="float">
            <text:p>0.2214</text:p>
          </table:table-cell>
          <table:table-cell table:number-columns-repeated="2"/>
          <table:table-cell table:formula="of:=([.D41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1700" calcext:value-type="float">
            <text:p>71700</text:p>
          </table:table-cell>
          <table:table-cell table:formula="of:=([.A418]-0.2)*1.23" office:value-type="float" office:value="-0.1476" calcext:value-type="float">
            <text:p>-0.1476</text:p>
          </table:table-cell>
          <table:table-cell table:number-columns-repeated="2"/>
          <table:table-cell table:formula="of:=([.D41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1800" calcext:value-type="float">
            <text:p>71800</text:p>
          </table:table-cell>
          <table:table-cell table:formula="of:=([.A419]-0.2)*1.23" office:value-type="float" office:value="0.1968" calcext:value-type="float">
            <text:p>0.1968</text:p>
          </table:table-cell>
          <table:table-cell table:number-columns-repeated="2"/>
          <table:table-cell table:formula="of:=([.D41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1900" calcext:value-type="float">
            <text:p>71900</text:p>
          </table:table-cell>
          <table:table-cell table:formula="of:=([.A420]-0.2)*1.23" office:value-type="float" office:value="0.0246" calcext:value-type="float">
            <text:p>0.0246</text:p>
          </table:table-cell>
          <table:table-cell table:number-columns-repeated="2"/>
          <table:table-cell table:formula="of:=([.D42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2000" calcext:value-type="float">
            <text:p>72000</text:p>
          </table:table-cell>
          <table:table-cell table:formula="of:=([.A421]-0.2)*1.23" office:value-type="float" office:value="0.0246" calcext:value-type="float">
            <text:p>0.0246</text:p>
          </table:table-cell>
          <table:table-cell table:number-columns-repeated="2"/>
          <table:table-cell table:formula="of:=([.D42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2100" calcext:value-type="float">
            <text:p>72100</text:p>
          </table:table-cell>
          <table:table-cell table:formula="of:=([.A422]-0.2)*1.23" office:value-type="float" office:value="0.492" calcext:value-type="float">
            <text:p>0.492</text:p>
          </table:table-cell>
          <table:table-cell table:number-columns-repeated="2"/>
          <table:table-cell table:formula="of:=([.D42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2200" calcext:value-type="float">
            <text:p>72200</text:p>
          </table:table-cell>
          <table:table-cell table:formula="of:=([.A423]-0.2)*1.23" office:value-type="float" office:value="0.0738" calcext:value-type="float">
            <text:p>0.0738</text:p>
          </table:table-cell>
          <table:table-cell table:number-columns-repeated="2"/>
          <table:table-cell table:formula="of:=([.D42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2300" calcext:value-type="float">
            <text:p>72300</text:p>
          </table:table-cell>
          <table:table-cell table:formula="of:=([.A424]-0.2)*1.23" office:value-type="float" office:value="0.1722" calcext:value-type="float">
            <text:p>0.1722</text:p>
          </table:table-cell>
          <table:table-cell table:number-columns-repeated="2"/>
          <table:table-cell table:formula="of:=([.D42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2400" calcext:value-type="float">
            <text:p>72400</text:p>
          </table:table-cell>
          <table:table-cell table:formula="of:=([.A425]-0.2)*1.23" office:value-type="float" office:value="-0.2214" calcext:value-type="float">
            <text:p>-0.2214</text:p>
          </table:table-cell>
          <table:table-cell table:number-columns-repeated="2"/>
          <table:table-cell table:formula="of:=([.D42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72500" calcext:value-type="float">
            <text:p>72500</text:p>
          </table:table-cell>
          <table:table-cell table:formula="of:=([.A426]-0.2)*1.23" office:value-type="float" office:value="-0.2706" calcext:value-type="float">
            <text:p>-0.2706</text:p>
          </table:table-cell>
          <table:table-cell table:number-columns-repeated="2"/>
          <table:table-cell table:formula="of:=([.D42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2600" calcext:value-type="float">
            <text:p>72600</text:p>
          </table:table-cell>
          <table:table-cell table:formula="of:=([.A427]-0.2)*1.23" office:value-type="float" office:value="0.123" calcext:value-type="float">
            <text:p>0.123</text:p>
          </table:table-cell>
          <table:table-cell table:number-columns-repeated="2"/>
          <table:table-cell table:formula="of:=([.D42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2700" calcext:value-type="float">
            <text:p>72700</text:p>
          </table:table-cell>
          <table:table-cell table:formula="of:=([.A428]-0.2)*1.23" office:value-type="float" office:value="0.1968" calcext:value-type="float">
            <text:p>0.1968</text:p>
          </table:table-cell>
          <table:table-cell table:number-columns-repeated="2"/>
          <table:table-cell table:formula="of:=([.D42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2800" calcext:value-type="float">
            <text:p>72800</text:p>
          </table:table-cell>
          <table:table-cell table:formula="of:=([.A429]-0.2)*1.23" office:value-type="float" office:value="-0.0246" calcext:value-type="float">
            <text:p>-0.0246</text:p>
          </table:table-cell>
          <table:table-cell table:number-columns-repeated="2"/>
          <table:table-cell table:formula="of:=([.D42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72900" calcext:value-type="float">
            <text:p>72900</text:p>
          </table:table-cell>
          <table:table-cell table:formula="of:=([.A430]-0.2)*1.23" office:value-type="float" office:value="0.5658" calcext:value-type="float">
            <text:p>0.5658</text:p>
          </table:table-cell>
          <table:table-cell table:number-columns-repeated="2"/>
          <table:table-cell table:formula="of:=([.D43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3000" calcext:value-type="float">
            <text:p>73000</text:p>
          </table:table-cell>
          <table:table-cell table:formula="of:=([.A431]-0.2)*1.23" office:value-type="float" office:value="-0.1968" calcext:value-type="float">
            <text:p>-0.1968</text:p>
          </table:table-cell>
          <table:table-cell table:number-columns-repeated="2"/>
          <table:table-cell table:formula="of:=([.D43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3100" calcext:value-type="float">
            <text:p>73100</text:p>
          </table:table-cell>
          <table:table-cell table:formula="of:=([.A432]-0.2)*1.23" office:value-type="float" office:value="-0.1968" calcext:value-type="float">
            <text:p>-0.1968</text:p>
          </table:table-cell>
          <table:table-cell table:number-columns-repeated="2"/>
          <table:table-cell table:formula="of:=([.D43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3200" calcext:value-type="float">
            <text:p>73200</text:p>
          </table:table-cell>
          <table:table-cell table:formula="of:=([.A433]-0.2)*1.23" office:value-type="float" office:value="0.2706" calcext:value-type="float">
            <text:p>0.2706</text:p>
          </table:table-cell>
          <table:table-cell table:number-columns-repeated="2"/>
          <table:table-cell table:formula="of:=([.D43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73300" calcext:value-type="float">
            <text:p>73300</text:p>
          </table:table-cell>
          <table:table-cell table:formula="of:=([.A434]-0.2)*1.23" office:value-type="float" office:value="-0.2706" calcext:value-type="float">
            <text:p>-0.2706</text:p>
          </table:table-cell>
          <table:table-cell table:number-columns-repeated="2"/>
          <table:table-cell table:formula="of:=([.D43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3400" calcext:value-type="float">
            <text:p>73400</text:p>
          </table:table-cell>
          <table:table-cell table:formula="of:=([.A435]-0.2)*1.23" office:value-type="float" office:value="0.1476" calcext:value-type="float">
            <text:p>0.1476</text:p>
          </table:table-cell>
          <table:table-cell table:number-columns-repeated="2"/>
          <table:table-cell table:formula="of:=([.D43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3500" calcext:value-type="float">
            <text:p>73500</text:p>
          </table:table-cell>
          <table:table-cell table:formula="of:=([.A436]-0.2)*1.23" office:value-type="float" office:value="-0.0492" calcext:value-type="float">
            <text:p>-0.0492</text:p>
          </table:table-cell>
          <table:table-cell table:number-columns-repeated="2"/>
          <table:table-cell table:formula="of:=([.D43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3600" calcext:value-type="float">
            <text:p>73600</text:p>
          </table:table-cell>
          <table:table-cell table:formula="of:=([.A437]-0.2)*1.23" office:value-type="float" office:value="0.1968" calcext:value-type="float">
            <text:p>0.1968</text:p>
          </table:table-cell>
          <table:table-cell table:number-columns-repeated="2"/>
          <table:table-cell table:formula="of:=([.D43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3700" calcext:value-type="float">
            <text:p>73700</text:p>
          </table:table-cell>
          <table:table-cell table:formula="of:=([.A438]-0.2)*1.23" office:value-type="float" office:value="0.2214" calcext:value-type="float">
            <text:p>0.2214</text:p>
          </table:table-cell>
          <table:table-cell table:number-columns-repeated="2"/>
          <table:table-cell table:formula="of:=([.D43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73800" calcext:value-type="float">
            <text:p>73800</text:p>
          </table:table-cell>
          <table:table-cell table:formula="of:=([.A439]-0.2)*1.23" office:value-type="float" office:value="-0.3444" calcext:value-type="float">
            <text:p>-0.3444</text:p>
          </table:table-cell>
          <table:table-cell table:number-columns-repeated="2"/>
          <table:table-cell table:formula="of:=([.D43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3900" calcext:value-type="float">
            <text:p>73900</text:p>
          </table:table-cell>
          <table:table-cell table:formula="of:=([.A440]-0.2)*1.23" office:value-type="float" office:value="0.2214" calcext:value-type="float">
            <text:p>0.2214</text:p>
          </table:table-cell>
          <table:table-cell table:number-columns-repeated="2"/>
          <table:table-cell table:formula="of:=([.D44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4000" calcext:value-type="float">
            <text:p>74000</text:p>
          </table:table-cell>
          <table:table-cell table:formula="of:=([.A441]-0.2)*1.23" office:value-type="float" office:value="0.0492" calcext:value-type="float">
            <text:p>0.0492</text:p>
          </table:table-cell>
          <table:table-cell table:number-columns-repeated="2"/>
          <table:table-cell table:formula="of:=([.D44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74100" calcext:value-type="float">
            <text:p>74100</text:p>
          </table:table-cell>
          <table:table-cell table:formula="of:=([.A442]-0.2)*1.23" office:value-type="float" office:value="0.6396" calcext:value-type="float">
            <text:p>0.6396</text:p>
          </table:table-cell>
          <table:table-cell table:number-columns-repeated="2"/>
          <table:table-cell table:formula="of:=([.D44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74200" calcext:value-type="float">
            <text:p>74200</text:p>
          </table:table-cell>
          <table:table-cell table:formula="of:=([.A443]-0.2)*1.23" office:value-type="float" office:value="-0.3444" calcext:value-type="float">
            <text:p>-0.3444</text:p>
          </table:table-cell>
          <table:table-cell table:number-columns-repeated="2"/>
          <table:table-cell table:formula="of:=([.D44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4300" calcext:value-type="float">
            <text:p>74300</text:p>
          </table:table-cell>
          <table:table-cell table:formula="of:=([.A444]-0.2)*1.23" office:value-type="float" office:value="0.1968" calcext:value-type="float">
            <text:p>0.1968</text:p>
          </table:table-cell>
          <table:table-cell table:number-columns-repeated="2"/>
          <table:table-cell table:formula="of:=([.D44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4400" calcext:value-type="float">
            <text:p>74400</text:p>
          </table:table-cell>
          <table:table-cell table:formula="of:=([.A445]-0.2)*1.23" office:value-type="float" office:value="-0.0492" calcext:value-type="float">
            <text:p>-0.0492</text:p>
          </table:table-cell>
          <table:table-cell table:number-columns-repeated="2"/>
          <table:table-cell table:formula="of:=([.D44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4500" calcext:value-type="float">
            <text:p>74500</text:p>
          </table:table-cell>
          <table:table-cell table:formula="of:=([.A446]-0.2)*1.23" office:value-type="float" office:value="0.0738" calcext:value-type="float">
            <text:p>0.0738</text:p>
          </table:table-cell>
          <table:table-cell table:number-columns-repeated="2"/>
          <table:table-cell table:formula="of:=([.D44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4600" calcext:value-type="float">
            <text:p>74600</text:p>
          </table:table-cell>
          <table:table-cell table:formula="of:=([.A447]-0.2)*1.23" office:value-type="float" office:value="0.1968" calcext:value-type="float">
            <text:p>0.1968</text:p>
          </table:table-cell>
          <table:table-cell table:number-columns-repeated="2"/>
          <table:table-cell table:formula="of:=([.D44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4700" calcext:value-type="float">
            <text:p>74700</text:p>
          </table:table-cell>
          <table:table-cell table:formula="of:=([.A448]-0.2)*1.23" office:value-type="float" office:value="0.3444" calcext:value-type="float">
            <text:p>0.3444</text:p>
          </table:table-cell>
          <table:table-cell table:number-columns-repeated="2"/>
          <table:table-cell table:formula="of:=([.D44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4800" calcext:value-type="float">
            <text:p>74800</text:p>
          </table:table-cell>
          <table:table-cell table:formula="of:=([.A449]-0.2)*1.23" office:value-type="float" office:value="0" calcext:value-type="float">
            <text:p>0</text:p>
          </table:table-cell>
          <table:table-cell table:number-columns-repeated="2"/>
          <table:table-cell table:formula="of:=([.D44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74900" calcext:value-type="float">
            <text:p>74900</text:p>
          </table:table-cell>
          <table:table-cell table:formula="of:=([.A450]-0.2)*1.23" office:value-type="float" office:value="-0.5904" calcext:value-type="float">
            <text:p>-0.5904</text:p>
          </table:table-cell>
          <table:table-cell table:number-columns-repeated="2"/>
          <table:table-cell table:formula="of:=([.D45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5000" calcext:value-type="float">
            <text:p>75000</text:p>
          </table:table-cell>
          <table:table-cell table:formula="of:=([.A451]-0.2)*1.23" office:value-type="float" office:value="-0.1722" calcext:value-type="float">
            <text:p>-0.1722</text:p>
          </table:table-cell>
          <table:table-cell table:number-columns-repeated="2"/>
          <table:table-cell table:formula="of:=([.D45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5100" calcext:value-type="float">
            <text:p>75100</text:p>
          </table:table-cell>
          <table:table-cell table:formula="of:=([.A452]-0.2)*1.23" office:value-type="float" office:value="0.615" calcext:value-type="float">
            <text:p>0.615</text:p>
          </table:table-cell>
          <table:table-cell table:number-columns-repeated="2"/>
          <table:table-cell table:formula="of:=([.D45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75200" calcext:value-type="float">
            <text:p>75200</text:p>
          </table:table-cell>
          <table:table-cell table:formula="of:=([.A453]-0.2)*1.23" office:value-type="float" office:value="0.4428" calcext:value-type="float">
            <text:p>0.4428</text:p>
          </table:table-cell>
          <table:table-cell table:number-columns-repeated="2"/>
          <table:table-cell table:formula="of:=([.D45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5300" calcext:value-type="float">
            <text:p>75300</text:p>
          </table:table-cell>
          <table:table-cell table:formula="of:=([.A454]-0.2)*1.23" office:value-type="float" office:value="0.3198" calcext:value-type="float">
            <text:p>0.3198</text:p>
          </table:table-cell>
          <table:table-cell table:number-columns-repeated="2"/>
          <table:table-cell table:formula="of:=([.D45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5400" calcext:value-type="float">
            <text:p>75400</text:p>
          </table:table-cell>
          <table:table-cell table:formula="of:=([.A455]-0.2)*1.23" office:value-type="float" office:value="-0.1968" calcext:value-type="float">
            <text:p>-0.1968</text:p>
          </table:table-cell>
          <table:table-cell table:number-columns-repeated="2"/>
          <table:table-cell table:formula="of:=([.D45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75500" calcext:value-type="float">
            <text:p>75500</text:p>
          </table:table-cell>
          <table:table-cell table:formula="of:=([.A456]-0.2)*1.23" office:value-type="float" office:value="-0.3198" calcext:value-type="float">
            <text:p>-0.3198</text:p>
          </table:table-cell>
          <table:table-cell table:number-columns-repeated="2"/>
          <table:table-cell table:formula="of:=([.D45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5600" calcext:value-type="float">
            <text:p>75600</text:p>
          </table:table-cell>
          <table:table-cell table:formula="of:=([.A457]-0.2)*1.23" office:value-type="float" office:value="-0.2214" calcext:value-type="float">
            <text:p>-0.2214</text:p>
          </table:table-cell>
          <table:table-cell table:number-columns-repeated="2"/>
          <table:table-cell table:formula="of:=([.D45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75700" calcext:value-type="float">
            <text:p>75700</text:p>
          </table:table-cell>
          <table:table-cell table:formula="of:=([.A458]-0.2)*1.23" office:value-type="float" office:value="-0.2952" calcext:value-type="float">
            <text:p>-0.2952</text:p>
          </table:table-cell>
          <table:table-cell table:number-columns-repeated="2"/>
          <table:table-cell table:formula="of:=([.D45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800" calcext:value-type="float">
            <text:p>75800</text:p>
          </table:table-cell>
          <table:table-cell table:formula="of:=([.A459]-0.2)*1.23" office:value-type="float" office:value="0.123" calcext:value-type="float">
            <text:p>0.123</text:p>
          </table:table-cell>
          <table:table-cell table:number-columns-repeated="2"/>
          <table:table-cell table:formula="of:=([.D45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900" calcext:value-type="float">
            <text:p>75900</text:p>
          </table:table-cell>
          <table:table-cell table:formula="of:=([.A460]-0.2)*1.23" office:value-type="float" office:value="-0.246" calcext:value-type="float">
            <text:p>-0.246</text:p>
          </table:table-cell>
          <table:table-cell table:number-columns-repeated="2"/>
          <table:table-cell table:formula="of:=([.D46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76000" calcext:value-type="float">
            <text:p>76000</text:p>
          </table:table-cell>
          <table:table-cell table:formula="of:=([.A461]-0.2)*1.23" office:value-type="float" office:value="-0.3936" calcext:value-type="float">
            <text:p>-0.3936</text:p>
          </table:table-cell>
          <table:table-cell table:number-columns-repeated="2"/>
          <table:table-cell table:formula="of:=([.D46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76100" calcext:value-type="float">
            <text:p>76100</text:p>
          </table:table-cell>
          <table:table-cell table:formula="of:=([.A462]-0.2)*1.23" office:value-type="float" office:value="-0.3444" calcext:value-type="float">
            <text:p>-0.3444</text:p>
          </table:table-cell>
          <table:table-cell table:number-columns-repeated="2"/>
          <table:table-cell table:formula="of:=([.D46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6200" calcext:value-type="float">
            <text:p>76200</text:p>
          </table:table-cell>
          <table:table-cell table:formula="of:=([.A463]-0.2)*1.23" office:value-type="float" office:value="0.2706" calcext:value-type="float">
            <text:p>0.2706</text:p>
          </table:table-cell>
          <table:table-cell table:number-columns-repeated="2"/>
          <table:table-cell table:formula="of:=([.D46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76300" calcext:value-type="float">
            <text:p>76300</text:p>
          </table:table-cell>
          <table:table-cell table:formula="of:=([.A464]-0.2)*1.23" office:value-type="float" office:value="0.6888" calcext:value-type="float">
            <text:p>0.6888</text:p>
          </table:table-cell>
          <table:table-cell table:number-columns-repeated="2"/>
          <table:table-cell table:formula="of:=([.D46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6400" calcext:value-type="float">
            <text:p>76400</text:p>
          </table:table-cell>
          <table:table-cell table:formula="of:=([.A465]-0.2)*1.23" office:value-type="float" office:value="0.0984" calcext:value-type="float">
            <text:p>0.0984</text:p>
          </table:table-cell>
          <table:table-cell table:number-columns-repeated="2"/>
          <table:table-cell table:formula="of:=([.D46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6500" calcext:value-type="float">
            <text:p>76500</text:p>
          </table:table-cell>
          <table:table-cell table:formula="of:=([.A466]-0.2)*1.23" office:value-type="float" office:value="-0.0246" calcext:value-type="float">
            <text:p>-0.0246</text:p>
          </table:table-cell>
          <table:table-cell table:number-columns-repeated="2"/>
          <table:table-cell table:formula="of:=([.D46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6600" calcext:value-type="float">
            <text:p>76600</text:p>
          </table:table-cell>
          <table:table-cell table:formula="of:=([.A467]-0.2)*1.23" office:value-type="float" office:value="0" calcext:value-type="float">
            <text:p>0</text:p>
          </table:table-cell>
          <table:table-cell table:number-columns-repeated="2"/>
          <table:table-cell table:formula="of:=([.D46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6700" calcext:value-type="float">
            <text:p>76700</text:p>
          </table:table-cell>
          <table:table-cell table:formula="of:=([.A468]-0.2)*1.23" office:value-type="float" office:value="0.4182" calcext:value-type="float">
            <text:p>0.4182</text:p>
          </table:table-cell>
          <table:table-cell table:number-columns-repeated="2"/>
          <table:table-cell table:formula="of:=([.D46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6800" calcext:value-type="float">
            <text:p>76800</text:p>
          </table:table-cell>
          <table:table-cell table:formula="of:=([.A469]-0.2)*1.23" office:value-type="float" office:value="0.0984" calcext:value-type="float">
            <text:p>0.0984</text:p>
          </table:table-cell>
          <table:table-cell table:number-columns-repeated="2"/>
          <table:table-cell table:formula="of:=([.D46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900" calcext:value-type="float">
            <text:p>76900</text:p>
          </table:table-cell>
          <table:table-cell table:formula="of:=([.A470]-0.2)*1.23" office:value-type="float" office:value="-0.246" calcext:value-type="float">
            <text:p>-0.246</text:p>
          </table:table-cell>
          <table:table-cell table:number-columns-repeated="2"/>
          <table:table-cell table:formula="of:=([.D47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7000" calcext:value-type="float">
            <text:p>77000</text:p>
          </table:table-cell>
          <table:table-cell table:formula="of:=([.A471]-0.2)*1.23" office:value-type="float" office:value="0.1968" calcext:value-type="float">
            <text:p>0.1968</text:p>
          </table:table-cell>
          <table:table-cell table:number-columns-repeated="2"/>
          <table:table-cell table:formula="of:=([.D47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77100" calcext:value-type="float">
            <text:p>77100</text:p>
          </table:table-cell>
          <table:table-cell table:formula="of:=([.A472]-0.2)*1.23" office:value-type="float" office:value="-0.3444" calcext:value-type="float">
            <text:p>-0.3444</text:p>
          </table:table-cell>
          <table:table-cell table:number-columns-repeated="2"/>
          <table:table-cell table:formula="of:=([.D47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7200" calcext:value-type="float">
            <text:p>77200</text:p>
          </table:table-cell>
          <table:table-cell table:formula="of:=([.A473]-0.2)*1.23" office:value-type="float" office:value="0.2214" calcext:value-type="float">
            <text:p>0.2214</text:p>
          </table:table-cell>
          <table:table-cell table:number-columns-repeated="2"/>
          <table:table-cell table:formula="of:=([.D47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7300" calcext:value-type="float">
            <text:p>77300</text:p>
          </table:table-cell>
          <table:table-cell table:formula="of:=([.A474]-0.2)*1.23" office:value-type="float" office:value="-0.0738" calcext:value-type="float">
            <text:p>-0.0738</text:p>
          </table:table-cell>
          <table:table-cell table:number-columns-repeated="2"/>
          <table:table-cell table:formula="of:=([.D47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77400" calcext:value-type="float">
            <text:p>77400</text:p>
          </table:table-cell>
          <table:table-cell table:formula="of:=([.A475]-0.2)*1.23" office:value-type="float" office:value="-0.3936" calcext:value-type="float">
            <text:p>-0.3936</text:p>
          </table:table-cell>
          <table:table-cell table:number-columns-repeated="2"/>
          <table:table-cell table:formula="of:=([.D47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77500" calcext:value-type="float">
            <text:p>77500</text:p>
          </table:table-cell>
          <table:table-cell table:formula="of:=([.A476]-0.2)*1.23" office:value-type="float" office:value="-0.738" calcext:value-type="float">
            <text:p>-0.738</text:p>
          </table:table-cell>
          <table:table-cell table:number-columns-repeated="2"/>
          <table:table-cell table:formula="of:=([.D47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7600" calcext:value-type="float">
            <text:p>77600</text:p>
          </table:table-cell>
          <table:table-cell table:formula="of:=([.A477]-0.2)*1.23" office:value-type="float" office:value="-0.0984" calcext:value-type="float">
            <text:p>-0.0984</text:p>
          </table:table-cell>
          <table:table-cell table:number-columns-repeated="2"/>
          <table:table-cell table:formula="of:=([.D47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7700" calcext:value-type="float">
            <text:p>77700</text:p>
          </table:table-cell>
          <table:table-cell table:formula="of:=([.A478]-0.2)*1.23" office:value-type="float" office:value="-0.0246" calcext:value-type="float">
            <text:p>-0.0246</text:p>
          </table:table-cell>
          <table:table-cell table:number-columns-repeated="2"/>
          <table:table-cell table:formula="of:=([.D47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77800" calcext:value-type="float">
            <text:p>77800</text:p>
          </table:table-cell>
          <table:table-cell table:formula="of:=([.A479]-0.2)*1.23" office:value-type="float" office:value="-0.5904" calcext:value-type="float">
            <text:p>-0.5904</text:p>
          </table:table-cell>
          <table:table-cell table:number-columns-repeated="2"/>
          <table:table-cell table:formula="of:=([.D47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7900" calcext:value-type="float">
            <text:p>77900</text:p>
          </table:table-cell>
          <table:table-cell table:formula="of:=([.A480]-0.2)*1.23" office:value-type="float" office:value="0.5166" calcext:value-type="float">
            <text:p>0.5166</text:p>
          </table:table-cell>
          <table:table-cell table:number-columns-repeated="2"/>
          <table:table-cell table:formula="of:=([.D48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8000" calcext:value-type="float">
            <text:p>78000</text:p>
          </table:table-cell>
          <table:table-cell table:formula="of:=([.A481]-0.2)*1.23" office:value-type="float" office:value="-0.2214" calcext:value-type="float">
            <text:p>-0.2214</text:p>
          </table:table-cell>
          <table:table-cell table:number-columns-repeated="2"/>
          <table:table-cell table:formula="of:=([.D48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8100" calcext:value-type="float">
            <text:p>78100</text:p>
          </table:table-cell>
          <table:table-cell table:formula="of:=([.A482]-0.2)*1.23" office:value-type="float" office:value="-0.0984" calcext:value-type="float">
            <text:p>-0.0984</text:p>
          </table:table-cell>
          <table:table-cell table:number-columns-repeated="2"/>
          <table:table-cell table:formula="of:=([.D48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78200" calcext:value-type="float">
            <text:p>78200</text:p>
          </table:table-cell>
          <table:table-cell table:formula="of:=([.A483]-0.2)*1.23" office:value-type="float" office:value="-0.3936" calcext:value-type="float">
            <text:p>-0.3936</text:p>
          </table:table-cell>
          <table:table-cell table:number-columns-repeated="2"/>
          <table:table-cell table:formula="of:=([.D48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8300" calcext:value-type="float">
            <text:p>78300</text:p>
          </table:table-cell>
          <table:table-cell table:formula="of:=([.A484]-0.2)*1.23" office:value-type="float" office:value="0.4182" calcext:value-type="float">
            <text:p>0.4182</text:p>
          </table:table-cell>
          <table:table-cell table:number-columns-repeated="2"/>
          <table:table-cell table:formula="of:=([.D48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8400" calcext:value-type="float">
            <text:p>78400</text:p>
          </table:table-cell>
          <table:table-cell table:formula="of:=([.A485]-0.2)*1.23" office:value-type="float" office:value="0.0738" calcext:value-type="float">
            <text:p>0.0738</text:p>
          </table:table-cell>
          <table:table-cell table:number-columns-repeated="2"/>
          <table:table-cell table:formula="of:=([.D48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8500" calcext:value-type="float">
            <text:p>78500</text:p>
          </table:table-cell>
          <table:table-cell table:formula="of:=([.A486]-0.2)*1.23" office:value-type="float" office:value="0.0984" calcext:value-type="float">
            <text:p>0.0984</text:p>
          </table:table-cell>
          <table:table-cell table:number-columns-repeated="2"/>
          <table:table-cell table:formula="of:=([.D48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8600" calcext:value-type="float">
            <text:p>78600</text:p>
          </table:table-cell>
          <table:table-cell table:formula="of:=([.A487]-0.2)*1.23" office:value-type="float" office:value="0.3936" calcext:value-type="float">
            <text:p>0.3936</text:p>
          </table:table-cell>
          <table:table-cell table:number-columns-repeated="2"/>
          <table:table-cell table:formula="of:=([.D48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78700" calcext:value-type="float">
            <text:p>78700</text:p>
          </table:table-cell>
          <table:table-cell table:formula="of:=([.A488]-0.2)*1.23" office:value-type="float" office:value="-0.4674" calcext:value-type="float">
            <text:p>-0.4674</text:p>
          </table:table-cell>
          <table:table-cell table:number-columns-repeated="2"/>
          <table:table-cell table:formula="of:=([.D48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8800" calcext:value-type="float">
            <text:p>78800</text:p>
          </table:table-cell>
          <table:table-cell table:formula="of:=([.A489]-0.2)*1.23" office:value-type="float" office:value="0.0492" calcext:value-type="float">
            <text:p>0.0492</text:p>
          </table:table-cell>
          <table:table-cell table:number-columns-repeated="2"/>
          <table:table-cell table:formula="of:=([.D48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8900" calcext:value-type="float">
            <text:p>78900</text:p>
          </table:table-cell>
          <table:table-cell table:formula="of:=([.A490]-0.2)*1.23" office:value-type="float" office:value="0.5166" calcext:value-type="float">
            <text:p>0.5166</text:p>
          </table:table-cell>
          <table:table-cell table:number-columns-repeated="2"/>
          <table:table-cell table:formula="of:=([.D49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9000" calcext:value-type="float">
            <text:p>79000</text:p>
          </table:table-cell>
          <table:table-cell table:formula="of:=([.A491]-0.2)*1.23" office:value-type="float" office:value="0.1476" calcext:value-type="float">
            <text:p>0.1476</text:p>
          </table:table-cell>
          <table:table-cell table:number-columns-repeated="2"/>
          <table:table-cell table:formula="of:=([.D49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9100" calcext:value-type="float">
            <text:p>79100</text:p>
          </table:table-cell>
          <table:table-cell table:formula="of:=([.A492]-0.2)*1.23" office:value-type="float" office:value="0.0738" calcext:value-type="float">
            <text:p>0.0738</text:p>
          </table:table-cell>
          <table:table-cell table:number-columns-repeated="2"/>
          <table:table-cell table:formula="of:=([.D49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9200" calcext:value-type="float">
            <text:p>79200</text:p>
          </table:table-cell>
          <table:table-cell table:formula="of:=([.A493]-0.2)*1.23" office:value-type="float" office:value="-0.0492" calcext:value-type="float">
            <text:p>-0.0492</text:p>
          </table:table-cell>
          <table:table-cell table:number-columns-repeated="2"/>
          <table:table-cell table:formula="of:=([.D49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9300" calcext:value-type="float">
            <text:p>79300</text:p>
          </table:table-cell>
          <table:table-cell table:formula="of:=([.A494]-0.2)*1.23" office:value-type="float" office:value="0.4182" calcext:value-type="float">
            <text:p>0.4182</text:p>
          </table:table-cell>
          <table:table-cell table:number-columns-repeated="2"/>
          <table:table-cell table:formula="of:=([.D49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79400" calcext:value-type="float">
            <text:p>79400</text:p>
          </table:table-cell>
          <table:table-cell table:formula="of:=([.A495]-0.2)*1.23" office:value-type="float" office:value="0.5166" calcext:value-type="float">
            <text:p>0.5166</text:p>
          </table:table-cell>
          <table:table-cell table:number-columns-repeated="2"/>
          <table:table-cell table:formula="of:=([.D49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500" calcext:value-type="float">
            <text:p>79500</text:p>
          </table:table-cell>
          <table:table-cell table:formula="of:=([.A496]-0.2)*1.23" office:value-type="float" office:value="-0.246" calcext:value-type="float">
            <text:p>-0.246</text:p>
          </table:table-cell>
          <table:table-cell table:number-columns-repeated="2"/>
          <table:table-cell table:formula="of:=([.D49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9600" calcext:value-type="float">
            <text:p>79600</text:p>
          </table:table-cell>
          <table:table-cell table:formula="of:=([.A497]-0.2)*1.23" office:value-type="float" office:value="0.492" calcext:value-type="float">
            <text:p>0.492</text:p>
          </table:table-cell>
          <table:table-cell table:number-columns-repeated="2"/>
          <table:table-cell table:formula="of:=([.D49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9700" calcext:value-type="float">
            <text:p>79700</text:p>
          </table:table-cell>
          <table:table-cell table:formula="of:=([.A498]-0.2)*1.23" office:value-type="float" office:value="0.123" calcext:value-type="float">
            <text:p>0.123</text:p>
          </table:table-cell>
          <table:table-cell table:number-columns-repeated="2"/>
          <table:table-cell table:formula="of:=([.D49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79800" calcext:value-type="float">
            <text:p>79800</text:p>
          </table:table-cell>
          <table:table-cell table:formula="of:=([.A499]-0.2)*1.23" office:value-type="float" office:value="-0.2952" calcext:value-type="float">
            <text:p>-0.2952</text:p>
          </table:table-cell>
          <table:table-cell table:number-columns-repeated="2"/>
          <table:table-cell table:formula="of:=([.D49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9900" calcext:value-type="float">
            <text:p>79900</text:p>
          </table:table-cell>
          <table:table-cell table:formula="of:=([.A500]-0.2)*1.23" office:value-type="float" office:value="-0.123" calcext:value-type="float">
            <text:p>-0.123</text:p>
          </table:table-cell>
          <table:table-cell table:number-columns-repeated="2"/>
          <table:table-cell table:formula="of:=([.D50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0000" calcext:value-type="float">
            <text:p>80000</text:p>
          </table:table-cell>
          <table:table-cell table:formula="of:=([.A501]-0.2)*1.23" office:value-type="float" office:value="0.1476" calcext:value-type="float">
            <text:p>0.1476</text:p>
          </table:table-cell>
          <table:table-cell table:number-columns-repeated="2"/>
          <table:table-cell table:formula="of:=([.D50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0100" calcext:value-type="float">
            <text:p>80100</text:p>
          </table:table-cell>
          <table:table-cell table:formula="of:=([.A502]-0.2)*1.23" office:value-type="float" office:value="-0.1476" calcext:value-type="float">
            <text:p>-0.1476</text:p>
          </table:table-cell>
          <table:table-cell table:number-columns-repeated="2"/>
          <table:table-cell table:formula="of:=([.D50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0200" calcext:value-type="float">
            <text:p>80200</text:p>
          </table:table-cell>
          <table:table-cell table:formula="of:=([.A503]-0.2)*1.23" office:value-type="float" office:value="0.246" calcext:value-type="float">
            <text:p>0.246</text:p>
          </table:table-cell>
          <table:table-cell table:number-columns-repeated="2"/>
          <table:table-cell table:formula="of:=([.D50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80300" calcext:value-type="float">
            <text:p>80300</text:p>
          </table:table-cell>
          <table:table-cell table:formula="of:=([.A504]-0.2)*1.23" office:value-type="float" office:value="-0.5412" calcext:value-type="float">
            <text:p>-0.5412</text:p>
          </table:table-cell>
          <table:table-cell table:number-columns-repeated="2"/>
          <table:table-cell table:formula="of:=([.D50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0400" calcext:value-type="float">
            <text:p>80400</text:p>
          </table:table-cell>
          <table:table-cell table:formula="of:=([.A505]-0.2)*1.23" office:value-type="float" office:value="0.246" calcext:value-type="float">
            <text:p>0.246</text:p>
          </table:table-cell>
          <table:table-cell table:number-columns-repeated="2"/>
          <table:table-cell table:formula="of:=([.D50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0500" calcext:value-type="float">
            <text:p>80500</text:p>
          </table:table-cell>
          <table:table-cell table:formula="of:=([.A506]-0.2)*1.23" office:value-type="float" office:value="0.4674" calcext:value-type="float">
            <text:p>0.4674</text:p>
          </table:table-cell>
          <table:table-cell table:number-columns-repeated="2"/>
          <table:table-cell table:formula="of:=([.D50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0600" calcext:value-type="float">
            <text:p>80600</text:p>
          </table:table-cell>
          <table:table-cell table:formula="of:=([.A507]-0.2)*1.23" office:value-type="float" office:value="0" calcext:value-type="float">
            <text:p>0</text:p>
          </table:table-cell>
          <table:table-cell table:number-columns-repeated="2"/>
          <table:table-cell table:formula="of:=([.D50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0700" calcext:value-type="float">
            <text:p>80700</text:p>
          </table:table-cell>
          <table:table-cell table:formula="of:=([.A508]-0.2)*1.23" office:value-type="float" office:value="-0.0984" calcext:value-type="float">
            <text:p>-0.0984</text:p>
          </table:table-cell>
          <table:table-cell table:number-columns-repeated="2"/>
          <table:table-cell table:formula="of:=([.D50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80800" calcext:value-type="float">
            <text:p>80800</text:p>
          </table:table-cell>
          <table:table-cell table:formula="of:=([.A509]-0.2)*1.23" office:value-type="float" office:value="-0.5166" calcext:value-type="float">
            <text:p>-0.5166</text:p>
          </table:table-cell>
          <table:table-cell table:number-columns-repeated="2"/>
          <table:table-cell table:formula="of:=([.D50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0900" calcext:value-type="float">
            <text:p>80900</text:p>
          </table:table-cell>
          <table:table-cell table:formula="of:=([.A510]-0.2)*1.23" office:value-type="float" office:value="0.4182" calcext:value-type="float">
            <text:p>0.4182</text:p>
          </table:table-cell>
          <table:table-cell table:number-columns-repeated="2"/>
          <table:table-cell table:formula="of:=([.D51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1000" calcext:value-type="float">
            <text:p>81000</text:p>
          </table:table-cell>
          <table:table-cell table:formula="of:=([.A511]-0.2)*1.23" office:value-type="float" office:value="0.1476" calcext:value-type="float">
            <text:p>0.1476</text:p>
          </table:table-cell>
          <table:table-cell table:number-columns-repeated="2"/>
          <table:table-cell table:formula="of:=([.D51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1100" calcext:value-type="float">
            <text:p>81100</text:p>
          </table:table-cell>
          <table:table-cell table:formula="of:=([.A512]-0.2)*1.23" office:value-type="float" office:value="0.369" calcext:value-type="float">
            <text:p>0.369</text:p>
          </table:table-cell>
          <table:table-cell table:number-columns-repeated="2"/>
          <table:table-cell table:formula="of:=([.D51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1200" calcext:value-type="float">
            <text:p>81200</text:p>
          </table:table-cell>
          <table:table-cell table:formula="of:=([.A513]-0.2)*1.23" office:value-type="float" office:value="-0.1476" calcext:value-type="float">
            <text:p>-0.1476</text:p>
          </table:table-cell>
          <table:table-cell table:number-columns-repeated="2"/>
          <table:table-cell table:formula="of:=([.D51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1300" calcext:value-type="float">
            <text:p>81300</text:p>
          </table:table-cell>
          <table:table-cell table:formula="of:=([.A514]-0.2)*1.23" office:value-type="float" office:value="-0.0246" calcext:value-type="float">
            <text:p>-0.0246</text:p>
          </table:table-cell>
          <table:table-cell table:number-columns-repeated="2"/>
          <table:table-cell table:formula="of:=([.D51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81400" calcext:value-type="float">
            <text:p>81400</text:p>
          </table:table-cell>
          <table:table-cell table:formula="of:=([.A515]-0.2)*1.23" office:value-type="float" office:value="-0.2706" calcext:value-type="float">
            <text:p>-0.2706</text:p>
          </table:table-cell>
          <table:table-cell table:number-columns-repeated="2"/>
          <table:table-cell table:formula="of:=([.D51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1500" calcext:value-type="float">
            <text:p>81500</text:p>
          </table:table-cell>
          <table:table-cell table:formula="of:=([.A516]-0.2)*1.23" office:value-type="float" office:value="0.5904" calcext:value-type="float">
            <text:p>0.5904</text:p>
          </table:table-cell>
          <table:table-cell table:number-columns-repeated="2"/>
          <table:table-cell table:formula="of:=([.D51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1600" calcext:value-type="float">
            <text:p>81600</text:p>
          </table:table-cell>
          <table:table-cell table:formula="of:=([.A517]-0.2)*1.23" office:value-type="float" office:value="0.1968" calcext:value-type="float">
            <text:p>0.1968</text:p>
          </table:table-cell>
          <table:table-cell table:number-columns-repeated="2"/>
          <table:table-cell table:formula="of:=([.D51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1700" calcext:value-type="float">
            <text:p>81700</text:p>
          </table:table-cell>
          <table:table-cell table:formula="of:=([.A518]-0.2)*1.23" office:value-type="float" office:value="0.1476" calcext:value-type="float">
            <text:p>0.1476</text:p>
          </table:table-cell>
          <table:table-cell table:number-columns-repeated="2"/>
          <table:table-cell table:formula="of:=([.D51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1800" calcext:value-type="float">
            <text:p>81800</text:p>
          </table:table-cell>
          <table:table-cell table:formula="of:=([.A519]-0.2)*1.23" office:value-type="float" office:value="0.3936" calcext:value-type="float">
            <text:p>0.3936</text:p>
          </table:table-cell>
          <table:table-cell table:number-columns-repeated="2"/>
          <table:table-cell table:formula="of:=([.D51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1900" calcext:value-type="float">
            <text:p>81900</text:p>
          </table:table-cell>
          <table:table-cell table:formula="of:=([.A520]-0.2)*1.23" office:value-type="float" office:value="0" calcext:value-type="float">
            <text:p>0</text:p>
          </table:table-cell>
          <table:table-cell table:number-columns-repeated="2"/>
          <table:table-cell table:formula="of:=([.D52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2000" calcext:value-type="float">
            <text:p>82000</text:p>
          </table:table-cell>
          <table:table-cell table:formula="of:=([.A521]-0.2)*1.23" office:value-type="float" office:value="0.3936" calcext:value-type="float">
            <text:p>0.3936</text:p>
          </table:table-cell>
          <table:table-cell table:number-columns-repeated="2"/>
          <table:table-cell table:formula="of:=([.D52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2100" calcext:value-type="float">
            <text:p>82100</text:p>
          </table:table-cell>
          <table:table-cell table:formula="of:=([.A522]-0.2)*1.23" office:value-type="float" office:value="-0.0738" calcext:value-type="float">
            <text:p>-0.0738</text:p>
          </table:table-cell>
          <table:table-cell table:number-columns-repeated="2"/>
          <table:table-cell table:formula="of:=([.D52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82200" calcext:value-type="float">
            <text:p>82200</text:p>
          </table:table-cell>
          <table:table-cell table:formula="of:=([.A523]-0.2)*1.23" office:value-type="float" office:value="0.3198" calcext:value-type="float">
            <text:p>0.3198</text:p>
          </table:table-cell>
          <table:table-cell table:number-columns-repeated="2"/>
          <table:table-cell table:formula="of:=([.D52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82300" calcext:value-type="float">
            <text:p>82300</text:p>
          </table:table-cell>
          <table:table-cell table:formula="of:=([.A524]-0.2)*1.23" office:value-type="float" office:value="-0.4182" calcext:value-type="float">
            <text:p>-0.4182</text:p>
          </table:table-cell>
          <table:table-cell table:number-columns-repeated="2"/>
          <table:table-cell table:formula="of:=([.D52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2400" calcext:value-type="float">
            <text:p>82400</text:p>
          </table:table-cell>
          <table:table-cell table:formula="of:=([.A525]-0.2)*1.23" office:value-type="float" office:value="-0.0246" calcext:value-type="float">
            <text:p>-0.0246</text:p>
          </table:table-cell>
          <table:table-cell table:number-columns-repeated="2"/>
          <table:table-cell table:formula="of:=([.D52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2500" calcext:value-type="float">
            <text:p>82500</text:p>
          </table:table-cell>
          <table:table-cell table:formula="of:=([.A526]-0.2)*1.23" office:value-type="float" office:value="-0.1476" calcext:value-type="float">
            <text:p>-0.1476</text:p>
          </table:table-cell>
          <table:table-cell table:number-columns-repeated="2"/>
          <table:table-cell table:formula="of:=([.D52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82600" calcext:value-type="float">
            <text:p>82600</text:p>
          </table:table-cell>
          <table:table-cell table:formula="of:=([.A527]-0.2)*1.23" office:value-type="float" office:value="-0.369" calcext:value-type="float">
            <text:p>-0.369</text:p>
          </table:table-cell>
          <table:table-cell table:number-columns-repeated="2"/>
          <table:table-cell table:formula="of:=([.D52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2700" calcext:value-type="float">
            <text:p>82700</text:p>
          </table:table-cell>
          <table:table-cell table:formula="of:=([.A528]-0.2)*1.23" office:value-type="float" office:value="0.5166" calcext:value-type="float">
            <text:p>0.5166</text:p>
          </table:table-cell>
          <table:table-cell table:number-columns-repeated="2"/>
          <table:table-cell table:formula="of:=([.D52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2800" calcext:value-type="float">
            <text:p>82800</text:p>
          </table:table-cell>
          <table:table-cell table:formula="of:=([.A529]-0.2)*1.23" office:value-type="float" office:value="0.2952" calcext:value-type="float">
            <text:p>0.2952</text:p>
          </table:table-cell>
          <table:table-cell table:number-columns-repeated="2"/>
          <table:table-cell table:formula="of:=([.D52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82900" calcext:value-type="float">
            <text:p>82900</text:p>
          </table:table-cell>
          <table:table-cell table:formula="of:=([.A530]-0.2)*1.23" office:value-type="float" office:value="0.3198" calcext:value-type="float">
            <text:p>0.3198</text:p>
          </table:table-cell>
          <table:table-cell table:number-columns-repeated="2"/>
          <table:table-cell table:formula="of:=([.D53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83000" calcext:value-type="float">
            <text:p>83000</text:p>
          </table:table-cell>
          <table:table-cell table:formula="of:=([.A531]-0.2)*1.23" office:value-type="float" office:value="-0.4182" calcext:value-type="float">
            <text:p>-0.4182</text:p>
          </table:table-cell>
          <table:table-cell table:number-columns-repeated="2"/>
          <table:table-cell table:formula="of:=([.D53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3100" calcext:value-type="float">
            <text:p>83100</text:p>
          </table:table-cell>
          <table:table-cell table:formula="of:=([.A532]-0.2)*1.23" office:value-type="float" office:value="-0.0246" calcext:value-type="float">
            <text:p>-0.0246</text:p>
          </table:table-cell>
          <table:table-cell table:number-columns-repeated="2"/>
          <table:table-cell table:formula="of:=([.D53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3200" calcext:value-type="float">
            <text:p>83200</text:p>
          </table:table-cell>
          <table:table-cell table:formula="of:=([.A533]-0.2)*1.23" office:value-type="float" office:value="0.1722" calcext:value-type="float">
            <text:p>0.1722</text:p>
          </table:table-cell>
          <table:table-cell table:number-columns-repeated="2"/>
          <table:table-cell table:formula="of:=([.D53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3300" calcext:value-type="float">
            <text:p>83300</text:p>
          </table:table-cell>
          <table:table-cell table:formula="of:=([.A534]-0.2)*1.23" office:value-type="float" office:value="-0.0738" calcext:value-type="float">
            <text:p>-0.0738</text:p>
          </table:table-cell>
          <table:table-cell table:number-columns-repeated="2"/>
          <table:table-cell table:formula="of:=([.D53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83400" calcext:value-type="float">
            <text:p>83400</text:p>
          </table:table-cell>
          <table:table-cell table:formula="of:=([.A535]-0.2)*1.23" office:value-type="float" office:value="-0.4674" calcext:value-type="float">
            <text:p>-0.4674</text:p>
          </table:table-cell>
          <table:table-cell table:number-columns-repeated="2"/>
          <table:table-cell table:formula="of:=([.D53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3500" calcext:value-type="float">
            <text:p>83500</text:p>
          </table:table-cell>
          <table:table-cell table:formula="of:=([.A536]-0.2)*1.23" office:value-type="float" office:value="-0.1722" calcext:value-type="float">
            <text:p>-0.1722</text:p>
          </table:table-cell>
          <table:table-cell table:number-columns-repeated="2"/>
          <table:table-cell table:formula="of:=([.D53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3600" calcext:value-type="float">
            <text:p>83600</text:p>
          </table:table-cell>
          <table:table-cell table:formula="of:=([.A537]-0.2)*1.23" office:value-type="float" office:value="-0.1476" calcext:value-type="float">
            <text:p>-0.1476</text:p>
          </table:table-cell>
          <table:table-cell table:number-columns-repeated="2"/>
          <table:table-cell table:formula="of:=([.D53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3700" calcext:value-type="float">
            <text:p>83700</text:p>
          </table:table-cell>
          <table:table-cell table:formula="of:=([.A538]-0.2)*1.23" office:value-type="float" office:value="0.4428" calcext:value-type="float">
            <text:p>0.4428</text:p>
          </table:table-cell>
          <table:table-cell table:number-columns-repeated="2"/>
          <table:table-cell table:formula="of:=([.D53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3800" calcext:value-type="float">
            <text:p>83800</text:p>
          </table:table-cell>
          <table:table-cell table:formula="of:=([.A539]-0.2)*1.23" office:value-type="float" office:value="0.5904" calcext:value-type="float">
            <text:p>0.5904</text:p>
          </table:table-cell>
          <table:table-cell table:number-columns-repeated="2"/>
          <table:table-cell table:formula="of:=([.D53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3900" calcext:value-type="float">
            <text:p>83900</text:p>
          </table:table-cell>
          <table:table-cell table:formula="of:=([.A540]-0.2)*1.23" office:value-type="float" office:value="0.2706" calcext:value-type="float">
            <text:p>0.2706</text:p>
          </table:table-cell>
          <table:table-cell table:number-columns-repeated="2"/>
          <table:table-cell table:formula="of:=([.D54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84000" calcext:value-type="float">
            <text:p>84000</text:p>
          </table:table-cell>
          <table:table-cell table:formula="of:=([.A541]-0.2)*1.23" office:value-type="float" office:value="-0.9102" calcext:value-type="float">
            <text:p>-0.9102</text:p>
          </table:table-cell>
          <table:table-cell table:number-columns-repeated="2"/>
          <table:table-cell table:formula="of:=([.D54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4100" calcext:value-type="float">
            <text:p>84100</text:p>
          </table:table-cell>
          <table:table-cell table:formula="of:=([.A542]-0.2)*1.23" office:value-type="float" office:value="0.4182" calcext:value-type="float">
            <text:p>0.4182</text:p>
          </table:table-cell>
          <table:table-cell table:number-columns-repeated="2"/>
          <table:table-cell table:formula="of:=([.D54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4200" calcext:value-type="float">
            <text:p>84200</text:p>
          </table:table-cell>
          <table:table-cell table:formula="of:=([.A543]-0.2)*1.23" office:value-type="float" office:value="0.3936" calcext:value-type="float">
            <text:p>0.3936</text:p>
          </table:table-cell>
          <table:table-cell table:number-columns-repeated="2"/>
          <table:table-cell table:formula="of:=([.D54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4300" calcext:value-type="float">
            <text:p>84300</text:p>
          </table:table-cell>
          <table:table-cell table:formula="of:=([.A544]-0.2)*1.23" office:value-type="float" office:value="0.2952" calcext:value-type="float">
            <text:p>0.2952</text:p>
          </table:table-cell>
          <table:table-cell table:number-columns-repeated="2"/>
          <table:table-cell table:formula="of:=([.D54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4400" calcext:value-type="float">
            <text:p>84400</text:p>
          </table:table-cell>
          <table:table-cell table:formula="of:=([.A545]-0.2)*1.23" office:value-type="float" office:value="0.369" calcext:value-type="float">
            <text:p>0.369</text:p>
          </table:table-cell>
          <table:table-cell table:number-columns-repeated="2"/>
          <table:table-cell table:formula="of:=([.D54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4500" calcext:value-type="float">
            <text:p>84500</text:p>
          </table:table-cell>
          <table:table-cell table:formula="of:=([.A546]-0.2)*1.23" office:value-type="float" office:value="-0.123" calcext:value-type="float">
            <text:p>-0.123</text:p>
          </table:table-cell>
          <table:table-cell table:number-columns-repeated="2"/>
          <table:table-cell table:formula="of:=([.D54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4600" calcext:value-type="float">
            <text:p>84600</text:p>
          </table:table-cell>
          <table:table-cell table:formula="of:=([.A547]-0.2)*1.23" office:value-type="float" office:value="0.246" calcext:value-type="float">
            <text:p>0.246</text:p>
          </table:table-cell>
          <table:table-cell table:number-columns-repeated="2"/>
          <table:table-cell table:formula="of:=([.D54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4700" calcext:value-type="float">
            <text:p>84700</text:p>
          </table:table-cell>
          <table:table-cell table:formula="of:=([.A548]-0.2)*1.23" office:value-type="float" office:value="0.5904" calcext:value-type="float">
            <text:p>0.5904</text:p>
          </table:table-cell>
          <table:table-cell table:number-columns-repeated="2"/>
          <table:table-cell table:formula="of:=([.D54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4800" calcext:value-type="float">
            <text:p>84800</text:p>
          </table:table-cell>
          <table:table-cell table:formula="of:=([.A549]-0.2)*1.23" office:value-type="float" office:value="0.369" calcext:value-type="float">
            <text:p>0.369</text:p>
          </table:table-cell>
          <table:table-cell table:number-columns-repeated="2"/>
          <table:table-cell table:formula="of:=([.D54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4900" calcext:value-type="float">
            <text:p>84900</text:p>
          </table:table-cell>
          <table:table-cell table:formula="of:=([.A550]-0.2)*1.23" office:value-type="float" office:value="0.615" calcext:value-type="float">
            <text:p>0.615</text:p>
          </table:table-cell>
          <table:table-cell table:number-columns-repeated="2"/>
          <table:table-cell table:formula="of:=([.D55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5000" calcext:value-type="float">
            <text:p>85000</text:p>
          </table:table-cell>
          <table:table-cell table:formula="of:=([.A551]-0.2)*1.23" office:value-type="float" office:value="0.1968" calcext:value-type="float">
            <text:p>0.1968</text:p>
          </table:table-cell>
          <table:table-cell table:number-columns-repeated="2"/>
          <table:table-cell table:formula="of:=([.D55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5100" calcext:value-type="float">
            <text:p>85100</text:p>
          </table:table-cell>
          <table:table-cell table:formula="of:=([.A552]-0.2)*1.23" office:value-type="float" office:value="0.0492" calcext:value-type="float">
            <text:p>0.0492</text:p>
          </table:table-cell>
          <table:table-cell table:number-columns-repeated="2"/>
          <table:table-cell table:formula="of:=([.D55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5200" calcext:value-type="float">
            <text:p>85200</text:p>
          </table:table-cell>
          <table:table-cell table:formula="of:=([.A553]-0.2)*1.23" office:value-type="float" office:value="0.492" calcext:value-type="float">
            <text:p>0.492</text:p>
          </table:table-cell>
          <table:table-cell table:number-columns-repeated="2"/>
          <table:table-cell table:formula="of:=([.D55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85300" calcext:value-type="float">
            <text:p>85300</text:p>
          </table:table-cell>
          <table:table-cell table:formula="of:=([.A554]-0.2)*1.23" office:value-type="float" office:value="0.3198" calcext:value-type="float">
            <text:p>0.3198</text:p>
          </table:table-cell>
          <table:table-cell table:number-columns-repeated="2"/>
          <table:table-cell table:formula="of:=([.D55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5400" calcext:value-type="float">
            <text:p>85400</text:p>
          </table:table-cell>
          <table:table-cell table:formula="of:=([.A555]-0.2)*1.23" office:value-type="float" office:value="0.4674" calcext:value-type="float">
            <text:p>0.4674</text:p>
          </table:table-cell>
          <table:table-cell table:number-columns-repeated="2"/>
          <table:table-cell table:formula="of:=([.D55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5500" calcext:value-type="float">
            <text:p>85500</text:p>
          </table:table-cell>
          <table:table-cell table:formula="of:=([.A556]-0.2)*1.23" office:value-type="float" office:value="0.2214" calcext:value-type="float">
            <text:p>0.2214</text:p>
          </table:table-cell>
          <table:table-cell table:number-columns-repeated="2"/>
          <table:table-cell table:formula="of:=([.D55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5600" calcext:value-type="float">
            <text:p>85600</text:p>
          </table:table-cell>
          <table:table-cell table:formula="of:=([.A557]-0.2)*1.23" office:value-type="float" office:value="0" calcext:value-type="float">
            <text:p>0</text:p>
          </table:table-cell>
          <table:table-cell table:number-columns-repeated="2"/>
          <table:table-cell table:formula="of:=([.D55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5700" calcext:value-type="float">
            <text:p>85700</text:p>
          </table:table-cell>
          <table:table-cell table:formula="of:=([.A558]-0.2)*1.23" office:value-type="float" office:value="0.1476" calcext:value-type="float">
            <text:p>0.1476</text:p>
          </table:table-cell>
          <table:table-cell table:number-columns-repeated="2"/>
          <table:table-cell table:formula="of:=([.D55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5800" calcext:value-type="float">
            <text:p>85800</text:p>
          </table:table-cell>
          <table:table-cell table:formula="of:=([.A559]-0.2)*1.23" office:value-type="float" office:value="-0.0246" calcext:value-type="float">
            <text:p>-0.0246</text:p>
          </table:table-cell>
          <table:table-cell table:number-columns-repeated="2"/>
          <table:table-cell table:formula="of:=([.D55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5900" calcext:value-type="float">
            <text:p>85900</text:p>
          </table:table-cell>
          <table:table-cell table:formula="of:=([.A560]-0.2)*1.23" office:value-type="float" office:value="-0.1476" calcext:value-type="float">
            <text:p>-0.1476</text:p>
          </table:table-cell>
          <table:table-cell table:number-columns-repeated="2"/>
          <table:table-cell table:formula="of:=([.D56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6000" calcext:value-type="float">
            <text:p>86000</text:p>
          </table:table-cell>
          <table:table-cell table:formula="of:=([.A561]-0.2)*1.23" office:value-type="float" office:value="0.123" calcext:value-type="float">
            <text:p>0.123</text:p>
          </table:table-cell>
          <table:table-cell table:number-columns-repeated="2"/>
          <table:table-cell table:formula="of:=([.D56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86100" calcext:value-type="float">
            <text:p>86100</text:p>
          </table:table-cell>
          <table:table-cell table:formula="of:=([.A562]-0.2)*1.23" office:value-type="float" office:value="-0.5412" calcext:value-type="float">
            <text:p>-0.5412</text:p>
          </table:table-cell>
          <table:table-cell table:number-columns-repeated="2"/>
          <table:table-cell table:formula="of:=([.D56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6200" calcext:value-type="float">
            <text:p>86200</text:p>
          </table:table-cell>
          <table:table-cell table:formula="of:=([.A563]-0.2)*1.23" office:value-type="float" office:value="-0.2214" calcext:value-type="float">
            <text:p>-0.2214</text:p>
          </table:table-cell>
          <table:table-cell table:number-columns-repeated="2"/>
          <table:table-cell table:formula="of:=([.D56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6300" calcext:value-type="float">
            <text:p>86300</text:p>
          </table:table-cell>
          <table:table-cell table:formula="of:=([.A564]-0.2)*1.23" office:value-type="float" office:value="0.1476" calcext:value-type="float">
            <text:p>0.1476</text:p>
          </table:table-cell>
          <table:table-cell table:number-columns-repeated="2"/>
          <table:table-cell table:formula="of:=([.D56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6400" calcext:value-type="float">
            <text:p>86400</text:p>
          </table:table-cell>
          <table:table-cell table:formula="of:=([.A565]-0.2)*1.23" office:value-type="float" office:value="-0.0492" calcext:value-type="float">
            <text:p>-0.0492</text:p>
          </table:table-cell>
          <table:table-cell table:number-columns-repeated="2"/>
          <table:table-cell table:formula="of:=([.D56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86500" calcext:value-type="float">
            <text:p>86500</text:p>
          </table:table-cell>
          <table:table-cell table:formula="of:=([.A566]-0.2)*1.23" office:value-type="float" office:value="-0.615" calcext:value-type="float">
            <text:p>-0.615</text:p>
          </table:table-cell>
          <table:table-cell table:number-columns-repeated="2"/>
          <table:table-cell table:formula="of:=([.D56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6600" calcext:value-type="float">
            <text:p>86600</text:p>
          </table:table-cell>
          <table:table-cell table:formula="of:=([.A567]-0.2)*1.23" office:value-type="float" office:value="0.3936" calcext:value-type="float">
            <text:p>0.3936</text:p>
          </table:table-cell>
          <table:table-cell table:number-columns-repeated="2"/>
          <table:table-cell table:formula="of:=([.D56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6700" calcext:value-type="float">
            <text:p>86700</text:p>
          </table:table-cell>
          <table:table-cell table:formula="of:=([.A568]-0.2)*1.23" office:value-type="float" office:value="0.5658" calcext:value-type="float">
            <text:p>0.5658</text:p>
          </table:table-cell>
          <table:table-cell table:number-columns-repeated="2"/>
          <table:table-cell table:formula="of:=([.D56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6800" calcext:value-type="float">
            <text:p>86800</text:p>
          </table:table-cell>
          <table:table-cell table:formula="of:=([.A569]-0.2)*1.23" office:value-type="float" office:value="-0.123" calcext:value-type="float">
            <text:p>-0.123</text:p>
          </table:table-cell>
          <table:table-cell table:number-columns-repeated="2"/>
          <table:table-cell table:formula="of:=([.D56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6900" calcext:value-type="float">
            <text:p>86900</text:p>
          </table:table-cell>
          <table:table-cell table:formula="of:=([.A570]-0.2)*1.23" office:value-type="float" office:value="0.0246" calcext:value-type="float">
            <text:p>0.0246</text:p>
          </table:table-cell>
          <table:table-cell table:number-columns-repeated="2"/>
          <table:table-cell table:formula="of:=([.D57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7000" calcext:value-type="float">
            <text:p>87000</text:p>
          </table:table-cell>
          <table:table-cell table:formula="of:=([.A571]-0.2)*1.23" office:value-type="float" office:value="0.3444" calcext:value-type="float">
            <text:p>0.3444</text:p>
          </table:table-cell>
          <table:table-cell table:number-columns-repeated="2"/>
          <table:table-cell table:formula="of:=([.D57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7100" calcext:value-type="float">
            <text:p>87100</text:p>
          </table:table-cell>
          <table:table-cell table:formula="of:=([.A572]-0.2)*1.23" office:value-type="float" office:value="0.0738" calcext:value-type="float">
            <text:p>0.0738</text:p>
          </table:table-cell>
          <table:table-cell table:number-columns-repeated="2"/>
          <table:table-cell table:formula="of:=([.D57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7200" calcext:value-type="float">
            <text:p>87200</text:p>
          </table:table-cell>
          <table:table-cell table:formula="of:=([.A573]-0.2)*1.23" office:value-type="float" office:value="0" calcext:value-type="float">
            <text:p>0</text:p>
          </table:table-cell>
          <table:table-cell table:number-columns-repeated="2"/>
          <table:table-cell table:formula="of:=([.D57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87300" calcext:value-type="float">
            <text:p>87300</text:p>
          </table:table-cell>
          <table:table-cell table:formula="of:=([.A574]-0.2)*1.23" office:value-type="float" office:value="-0.6642" calcext:value-type="float">
            <text:p>-0.6642</text:p>
          </table:table-cell>
          <table:table-cell table:number-columns-repeated="2"/>
          <table:table-cell table:formula="of:=([.D57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87400" calcext:value-type="float">
            <text:p>87400</text:p>
          </table:table-cell>
          <table:table-cell table:formula="of:=([.A575]-0.2)*1.23" office:value-type="float" office:value="-0.3936" calcext:value-type="float">
            <text:p>-0.3936</text:p>
          </table:table-cell>
          <table:table-cell table:number-columns-repeated="2"/>
          <table:table-cell table:formula="of:=([.D57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7500" calcext:value-type="float">
            <text:p>87500</text:p>
          </table:table-cell>
          <table:table-cell table:formula="of:=([.A576]-0.2)*1.23" office:value-type="float" office:value="-0.0246" calcext:value-type="float">
            <text:p>-0.0246</text:p>
          </table:table-cell>
          <table:table-cell table:number-columns-repeated="2"/>
          <table:table-cell table:formula="of:=([.D57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87600" calcext:value-type="float">
            <text:p>87600</text:p>
          </table:table-cell>
          <table:table-cell table:formula="of:=([.A577]-0.2)*1.23" office:value-type="float" office:value="-0.2952" calcext:value-type="float">
            <text:p>-0.2952</text:p>
          </table:table-cell>
          <table:table-cell table:number-columns-repeated="2"/>
          <table:table-cell table:formula="of:=([.D57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7700" calcext:value-type="float">
            <text:p>87700</text:p>
          </table:table-cell>
          <table:table-cell table:formula="of:=([.A578]-0.2)*1.23" office:value-type="float" office:value="0" calcext:value-type="float">
            <text:p>0</text:p>
          </table:table-cell>
          <table:table-cell table:number-columns-repeated="2"/>
          <table:table-cell table:formula="of:=([.D57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87800" calcext:value-type="float">
            <text:p>87800</text:p>
          </table:table-cell>
          <table:table-cell table:formula="of:=([.A579]-0.2)*1.23" office:value-type="float" office:value="-0.4182" calcext:value-type="float">
            <text:p>-0.4182</text:p>
          </table:table-cell>
          <table:table-cell table:number-columns-repeated="2"/>
          <table:table-cell table:formula="of:=([.D57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7900" calcext:value-type="float">
            <text:p>87900</text:p>
          </table:table-cell>
          <table:table-cell table:formula="of:=([.A580]-0.2)*1.23" office:value-type="float" office:value="-0.1476" calcext:value-type="float">
            <text:p>-0.1476</text:p>
          </table:table-cell>
          <table:table-cell table:number-columns-repeated="2"/>
          <table:table-cell table:formula="of:=([.D58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8000" calcext:value-type="float">
            <text:p>88000</text:p>
          </table:table-cell>
          <table:table-cell table:formula="of:=([.A581]-0.2)*1.23" office:value-type="float" office:value="0.1968" calcext:value-type="float">
            <text:p>0.1968</text:p>
          </table:table-cell>
          <table:table-cell table:number-columns-repeated="2"/>
          <table:table-cell table:formula="of:=([.D58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8100" calcext:value-type="float">
            <text:p>88100</text:p>
          </table:table-cell>
          <table:table-cell table:formula="of:=([.A582]-0.2)*1.23" office:value-type="float" office:value="0.0492" calcext:value-type="float">
            <text:p>0.0492</text:p>
          </table:table-cell>
          <table:table-cell table:number-columns-repeated="2"/>
          <table:table-cell table:formula="of:=([.D58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200" calcext:value-type="float">
            <text:p>88200</text:p>
          </table:table-cell>
          <table:table-cell table:formula="of:=([.A583]-0.2)*1.23" office:value-type="float" office:value="0.123" calcext:value-type="float">
            <text:p>0.123</text:p>
          </table:table-cell>
          <table:table-cell table:number-columns-repeated="2"/>
          <table:table-cell table:formula="of:=([.D58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88300" calcext:value-type="float">
            <text:p>88300</text:p>
          </table:table-cell>
          <table:table-cell table:formula="of:=([.A584]-0.2)*1.23" office:value-type="float" office:value="-0.4182" calcext:value-type="float">
            <text:p>-0.4182</text:p>
          </table:table-cell>
          <table:table-cell table:number-columns-repeated="2"/>
          <table:table-cell table:formula="of:=([.D58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88400" calcext:value-type="float">
            <text:p>88400</text:p>
          </table:table-cell>
          <table:table-cell table:formula="of:=([.A585]-0.2)*1.23" office:value-type="float" office:value="-0.3936" calcext:value-type="float">
            <text:p>-0.3936</text:p>
          </table:table-cell>
          <table:table-cell table:number-columns-repeated="2"/>
          <table:table-cell table:formula="of:=([.D58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8500" calcext:value-type="float">
            <text:p>88500</text:p>
          </table:table-cell>
          <table:table-cell table:formula="of:=([.A586]-0.2)*1.23" office:value-type="float" office:value="0.2214" calcext:value-type="float">
            <text:p>0.2214</text:p>
          </table:table-cell>
          <table:table-cell table:number-columns-repeated="2"/>
          <table:table-cell table:formula="of:=([.D58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8600" calcext:value-type="float">
            <text:p>88600</text:p>
          </table:table-cell>
          <table:table-cell table:formula="of:=([.A587]-0.2)*1.23" office:value-type="float" office:value="0.0984" calcext:value-type="float">
            <text:p>0.0984</text:p>
          </table:table-cell>
          <table:table-cell table:number-columns-repeated="2"/>
          <table:table-cell table:formula="of:=([.D58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8700" calcext:value-type="float">
            <text:p>88700</text:p>
          </table:table-cell>
          <table:table-cell table:formula="of:=([.A588]-0.2)*1.23" office:value-type="float" office:value="-0.0246" calcext:value-type="float">
            <text:p>-0.0246</text:p>
          </table:table-cell>
          <table:table-cell table:number-columns-repeated="2"/>
          <table:table-cell table:formula="of:=([.D58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8800" calcext:value-type="float">
            <text:p>88800</text:p>
          </table:table-cell>
          <table:table-cell table:formula="of:=([.A589]-0.2)*1.23" office:value-type="float" office:value="0.0738" calcext:value-type="float">
            <text:p>0.0738</text:p>
          </table:table-cell>
          <table:table-cell table:number-columns-repeated="2"/>
          <table:table-cell table:formula="of:=([.D58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8900" calcext:value-type="float">
            <text:p>88900</text:p>
          </table:table-cell>
          <table:table-cell table:formula="of:=([.A590]-0.2)*1.23" office:value-type="float" office:value="-0.0246" calcext:value-type="float">
            <text:p>-0.0246</text:p>
          </table:table-cell>
          <table:table-cell table:number-columns-repeated="2"/>
          <table:table-cell table:formula="of:=([.D59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89000" calcext:value-type="float">
            <text:p>89000</text:p>
          </table:table-cell>
          <table:table-cell table:formula="of:=([.A591]-0.2)*1.23" office:value-type="float" office:value="-0.492" calcext:value-type="float">
            <text:p>-0.492</text:p>
          </table:table-cell>
          <table:table-cell table:number-columns-repeated="2"/>
          <table:table-cell table:formula="of:=([.D59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9100" calcext:value-type="float">
            <text:p>89100</text:p>
          </table:table-cell>
          <table:table-cell table:formula="of:=([.A592]-0.2)*1.23" office:value-type="float" office:value="0.3936" calcext:value-type="float">
            <text:p>0.3936</text:p>
          </table:table-cell>
          <table:table-cell table:number-columns-repeated="2"/>
          <table:table-cell table:formula="of:=([.D59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89200" calcext:value-type="float">
            <text:p>89200</text:p>
          </table:table-cell>
          <table:table-cell table:formula="of:=([.A593]-0.2)*1.23" office:value-type="float" office:value="-0.5166" calcext:value-type="float">
            <text:p>-0.5166</text:p>
          </table:table-cell>
          <table:table-cell table:number-columns-repeated="2"/>
          <table:table-cell table:formula="of:=([.D59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9300" calcext:value-type="float">
            <text:p>89300</text:p>
          </table:table-cell>
          <table:table-cell table:formula="of:=([.A594]-0.2)*1.23" office:value-type="float" office:value="0.246" calcext:value-type="float">
            <text:p>0.246</text:p>
          </table:table-cell>
          <table:table-cell table:number-columns-repeated="2"/>
          <table:table-cell table:formula="of:=([.D59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9400" calcext:value-type="float">
            <text:p>89400</text:p>
          </table:table-cell>
          <table:table-cell table:formula="of:=([.A595]-0.2)*1.23" office:value-type="float" office:value="-0.0492" calcext:value-type="float">
            <text:p>-0.0492</text:p>
          </table:table-cell>
          <table:table-cell table:number-columns-repeated="2"/>
          <table:table-cell table:formula="of:=([.D59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9500" calcext:value-type="float">
            <text:p>89500</text:p>
          </table:table-cell>
          <table:table-cell table:formula="of:=([.A596]-0.2)*1.23" office:value-type="float" office:value="0" calcext:value-type="float">
            <text:p>0</text:p>
          </table:table-cell>
          <table:table-cell table:number-columns-repeated="2"/>
          <table:table-cell table:formula="of:=([.D59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9600" calcext:value-type="float">
            <text:p>89600</text:p>
          </table:table-cell>
          <table:table-cell table:formula="of:=([.A597]-0.2)*1.23" office:value-type="float" office:value="0.5658" calcext:value-type="float">
            <text:p>0.5658</text:p>
          </table:table-cell>
          <table:table-cell table:number-columns-repeated="2"/>
          <table:table-cell table:formula="of:=([.D59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9700" calcext:value-type="float">
            <text:p>89700</text:p>
          </table:table-cell>
          <table:table-cell table:formula="of:=([.A598]-0.2)*1.23" office:value-type="float" office:value="-0.0246" calcext:value-type="float">
            <text:p>-0.0246</text:p>
          </table:table-cell>
          <table:table-cell table:number-columns-repeated="2"/>
          <table:table-cell table:formula="of:=([.D59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89800" calcext:value-type="float">
            <text:p>89800</text:p>
          </table:table-cell>
          <table:table-cell table:formula="of:=([.A599]-0.2)*1.23" office:value-type="float" office:value="-0.492" calcext:value-type="float">
            <text:p>-0.492</text:p>
          </table:table-cell>
          <table:table-cell table:number-columns-repeated="2"/>
          <table:table-cell table:formula="of:=([.D59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89900" calcext:value-type="float">
            <text:p>89900</text:p>
          </table:table-cell>
          <table:table-cell table:formula="of:=([.A600]-0.2)*1.23" office:value-type="float" office:value="-0.5412" calcext:value-type="float">
            <text:p>-0.5412</text:p>
          </table:table-cell>
          <table:table-cell table:number-columns-repeated="2"/>
          <table:table-cell table:formula="of:=([.D60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0000" calcext:value-type="float">
            <text:p>90000</text:p>
          </table:table-cell>
          <table:table-cell table:formula="of:=([.A601]-0.2)*1.23" office:value-type="float" office:value="0.246" calcext:value-type="float">
            <text:p>0.246</text:p>
          </table:table-cell>
          <table:table-cell table:number-columns-repeated="2"/>
          <table:table-cell table:formula="of:=([.D60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0100" calcext:value-type="float">
            <text:p>90100</text:p>
          </table:table-cell>
          <table:table-cell table:formula="of:=([.A602]-0.2)*1.23" office:value-type="float" office:value="0.0984" calcext:value-type="float">
            <text:p>0.0984</text:p>
          </table:table-cell>
          <table:table-cell table:number-columns-repeated="2"/>
          <table:table-cell table:formula="of:=([.D60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0200" calcext:value-type="float">
            <text:p>90200</text:p>
          </table:table-cell>
          <table:table-cell table:formula="of:=([.A603]-0.2)*1.23" office:value-type="float" office:value="0.1968" calcext:value-type="float">
            <text:p>0.1968</text:p>
          </table:table-cell>
          <table:table-cell table:number-columns-repeated="2"/>
          <table:table-cell table:formula="of:=([.D60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0300" calcext:value-type="float">
            <text:p>90300</text:p>
          </table:table-cell>
          <table:table-cell table:formula="of:=([.A604]-0.2)*1.23" office:value-type="float" office:value="-0.1968" calcext:value-type="float">
            <text:p>-0.1968</text:p>
          </table:table-cell>
          <table:table-cell table:number-columns-repeated="2"/>
          <table:table-cell table:formula="of:=([.D60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0400" calcext:value-type="float">
            <text:p>90400</text:p>
          </table:table-cell>
          <table:table-cell table:formula="of:=([.A605]-0.2)*1.23" office:value-type="float" office:value="0.0984" calcext:value-type="float">
            <text:p>0.0984</text:p>
          </table:table-cell>
          <table:table-cell table:number-columns-repeated="2"/>
          <table:table-cell table:formula="of:=([.D60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0500" calcext:value-type="float">
            <text:p>90500</text:p>
          </table:table-cell>
          <table:table-cell table:formula="of:=([.A606]-0.2)*1.23" office:value-type="float" office:value="0.1476" calcext:value-type="float">
            <text:p>0.1476</text:p>
          </table:table-cell>
          <table:table-cell table:number-columns-repeated="2"/>
          <table:table-cell table:formula="of:=([.D60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0600" calcext:value-type="float">
            <text:p>90600</text:p>
          </table:table-cell>
          <table:table-cell table:formula="of:=([.A607]-0.2)*1.23" office:value-type="float" office:value="0.369" calcext:value-type="float">
            <text:p>0.369</text:p>
          </table:table-cell>
          <table:table-cell table:number-columns-repeated="2"/>
          <table:table-cell table:formula="of:=([.D60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90700" calcext:value-type="float">
            <text:p>90700</text:p>
          </table:table-cell>
          <table:table-cell table:formula="of:=([.A608]-0.2)*1.23" office:value-type="float" office:value="-0.3198" calcext:value-type="float">
            <text:p>-0.3198</text:p>
          </table:table-cell>
          <table:table-cell table:number-columns-repeated="2"/>
          <table:table-cell table:formula="of:=([.D60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0800" calcext:value-type="float">
            <text:p>90800</text:p>
          </table:table-cell>
          <table:table-cell table:formula="of:=([.A609]-0.2)*1.23" office:value-type="float" office:value="-0.0738" calcext:value-type="float">
            <text:p>-0.0738</text:p>
          </table:table-cell>
          <table:table-cell table:number-columns-repeated="2"/>
          <table:table-cell table:formula="of:=([.D60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0900" calcext:value-type="float">
            <text:p>90900</text:p>
          </table:table-cell>
          <table:table-cell table:formula="of:=([.A610]-0.2)*1.23" office:value-type="float" office:value="0.123" calcext:value-type="float">
            <text:p>0.123</text:p>
          </table:table-cell>
          <table:table-cell table:number-columns-repeated="2"/>
          <table:table-cell table:formula="of:=([.D61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91000" calcext:value-type="float">
            <text:p>91000</text:p>
          </table:table-cell>
          <table:table-cell table:formula="of:=([.A611]-0.2)*1.23" office:value-type="float" office:value="-0.4428" calcext:value-type="float">
            <text:p>-0.4428</text:p>
          </table:table-cell>
          <table:table-cell table:number-columns-repeated="2"/>
          <table:table-cell table:formula="of:=([.D61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91100" calcext:value-type="float">
            <text:p>91100</text:p>
          </table:table-cell>
          <table:table-cell table:formula="of:=([.A612]-0.2)*1.23" office:value-type="float" office:value="0.5904" calcext:value-type="float">
            <text:p>0.5904</text:p>
          </table:table-cell>
          <table:table-cell table:number-columns-repeated="2"/>
          <table:table-cell table:formula="of:=([.D61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91200" calcext:value-type="float">
            <text:p>91200</text:p>
          </table:table-cell>
          <table:table-cell table:formula="of:=([.A613]-0.2)*1.23" office:value-type="float" office:value="-0.5904" calcext:value-type="float">
            <text:p>-0.5904</text:p>
          </table:table-cell>
          <table:table-cell table:number-columns-repeated="2"/>
          <table:table-cell table:formula="of:=([.D61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1300" calcext:value-type="float">
            <text:p>91300</text:p>
          </table:table-cell>
          <table:table-cell table:formula="of:=([.A614]-0.2)*1.23" office:value-type="float" office:value="0.1476" calcext:value-type="float">
            <text:p>0.1476</text:p>
          </table:table-cell>
          <table:table-cell table:number-columns-repeated="2"/>
          <table:table-cell table:formula="of:=([.D61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1400" calcext:value-type="float">
            <text:p>91400</text:p>
          </table:table-cell>
          <table:table-cell table:formula="of:=([.A615]-0.2)*1.23" office:value-type="float" office:value="-0.0984" calcext:value-type="float">
            <text:p>-0.0984</text:p>
          </table:table-cell>
          <table:table-cell table:number-columns-repeated="2"/>
          <table:table-cell table:formula="of:=([.D61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1500" calcext:value-type="float">
            <text:p>91500</text:p>
          </table:table-cell>
          <table:table-cell table:formula="of:=([.A616]-0.2)*1.23" office:value-type="float" office:value="-0.0492" calcext:value-type="float">
            <text:p>-0.0492</text:p>
          </table:table-cell>
          <table:table-cell table:number-columns-repeated="2"/>
          <table:table-cell table:formula="of:=([.D61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1600" calcext:value-type="float">
            <text:p>91600</text:p>
          </table:table-cell>
          <table:table-cell table:formula="of:=([.A617]-0.2)*1.23" office:value-type="float" office:value="0.0246" calcext:value-type="float">
            <text:p>0.0246</text:p>
          </table:table-cell>
          <table:table-cell table:number-columns-repeated="2"/>
          <table:table-cell table:formula="of:=([.D61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1700" calcext:value-type="float">
            <text:p>91700</text:p>
          </table:table-cell>
          <table:table-cell table:formula="of:=([.A618]-0.2)*1.25" office:value-type="float" office:value="0.625" calcext:value-type="float">
            <text:p>0.625</text:p>
          </table:table-cell>
          <table:table-cell table:number-columns-repeated="2"/>
          <table:table-cell table:formula="of:=([.D61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1800" calcext:value-type="float">
            <text:p>91800</text:p>
          </table:table-cell>
          <table:table-cell table:formula="of:=([.A619]-0.2)*1.25" office:value-type="float" office:value="0" calcext:value-type="float">
            <text:p>0</text:p>
          </table:table-cell>
          <table:table-cell table:number-columns-repeated="2"/>
          <table:table-cell table:formula="of:=([.D61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1900" calcext:value-type="float">
            <text:p>91900</text:p>
          </table:table-cell>
          <table:table-cell table:formula="of:=([.A620]-0.2)*1.25" office:value-type="float" office:value="0.1" calcext:value-type="float">
            <text:p>0.1</text:p>
          </table:table-cell>
          <table:table-cell table:number-columns-repeated="2"/>
          <table:table-cell table:formula="of:=([.D62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000" calcext:value-type="float">
            <text:p>92000</text:p>
          </table:table-cell>
          <table:table-cell table:formula="of:=([.A621]-0.2)*1.25" office:value-type="float" office:value="-0.25" calcext:value-type="float">
            <text:p>-0.25</text:p>
          </table:table-cell>
          <table:table-cell table:number-columns-repeated="2"/>
          <table:table-cell table:formula="of:=([.D62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2100" calcext:value-type="float">
            <text:p>92100</text:p>
          </table:table-cell>
          <table:table-cell table:formula="of:=([.A622]-0.2)*1.25" office:value-type="float" office:value="-0.05" calcext:value-type="float">
            <text:p>-0.05</text:p>
          </table:table-cell>
          <table:table-cell table:number-columns-repeated="2"/>
          <table:table-cell table:formula="of:=([.D62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92200" calcext:value-type="float">
            <text:p>92200</text:p>
          </table:table-cell>
          <table:table-cell table:formula="of:=([.A623]-0.2)*1.25" office:value-type="float" office:value="0.275" calcext:value-type="float">
            <text:p>0.275</text:p>
          </table:table-cell>
          <table:table-cell table:number-columns-repeated="2"/>
          <table:table-cell table:formula="of:=([.D62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92300" calcext:value-type="float">
            <text:p>92300</text:p>
          </table:table-cell>
          <table:table-cell table:formula="of:=([.A624]-0.2)*1.25" office:value-type="float" office:value="-0.725" calcext:value-type="float">
            <text:p>-0.725</text:p>
          </table:table-cell>
          <table:table-cell table:number-columns-repeated="2"/>
          <table:table-cell table:formula="of:=([.D62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2400" calcext:value-type="float">
            <text:p>92400</text:p>
          </table:table-cell>
          <table:table-cell table:formula="of:=([.A625]-0.2)*1.25" office:value-type="float" office:value="-0.075" calcext:value-type="float">
            <text:p>-0.075</text:p>
          </table:table-cell>
          <table:table-cell table:number-columns-repeated="2"/>
          <table:table-cell table:formula="of:=([.D62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92500" calcext:value-type="float">
            <text:p>92500</text:p>
          </table:table-cell>
          <table:table-cell table:formula="of:=([.A626]-0.2)*1.25" office:value-type="float" office:value="-0.775" calcext:value-type="float">
            <text:p>-0.775</text:p>
          </table:table-cell>
          <table:table-cell table:number-columns-repeated="2"/>
          <table:table-cell table:formula="of:=([.D62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92600" calcext:value-type="float">
            <text:p>92600</text:p>
          </table:table-cell>
          <table:table-cell table:formula="of:=([.A627]-0.2)*1.25" office:value-type="float" office:value="-0.575" calcext:value-type="float">
            <text:p>-0.575</text:p>
          </table:table-cell>
          <table:table-cell table:number-columns-repeated="2"/>
          <table:table-cell table:formula="of:=([.D62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2700" calcext:value-type="float">
            <text:p>92700</text:p>
          </table:table-cell>
          <table:table-cell table:formula="of:=([.A628]-0.2)*1.25" office:value-type="float" office:value="-0.1" calcext:value-type="float">
            <text:p>-0.1</text:p>
          </table:table-cell>
          <table:table-cell table:number-columns-repeated="2"/>
          <table:table-cell table:formula="of:=([.D62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2800" calcext:value-type="float">
            <text:p>92800</text:p>
          </table:table-cell>
          <table:table-cell table:formula="of:=([.A629]-0.2)*1.25" office:value-type="float" office:value="-0.1" calcext:value-type="float">
            <text:p>-0.1</text:p>
          </table:table-cell>
          <table:table-cell table:number-columns-repeated="2"/>
          <table:table-cell table:formula="of:=([.D62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2900" calcext:value-type="float">
            <text:p>92900</text:p>
          </table:table-cell>
          <table:table-cell table:formula="of:=([.A630]-0.2)*1.25" office:value-type="float" office:value="0" calcext:value-type="float">
            <text:p>0</text:p>
          </table:table-cell>
          <table:table-cell table:number-columns-repeated="2"/>
          <table:table-cell table:formula="of:=([.D63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3000" calcext:value-type="float">
            <text:p>93000</text:p>
          </table:table-cell>
          <table:table-cell table:formula="of:=([.A631]-0.2)*1.2" office:value-type="float" office:value="-0.168" calcext:value-type="float">
            <text:p>-0.168</text:p>
          </table:table-cell>
          <table:table-cell table:number-columns-repeated="2"/>
          <table:table-cell table:formula="of:=([.D63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93100" calcext:value-type="float">
            <text:p>93100</text:p>
          </table:table-cell>
          <table:table-cell table:formula="of:=([.A632]-0.2)*1.2" office:value-type="float" office:value="-0.288" calcext:value-type="float">
            <text:p>-0.288</text:p>
          </table:table-cell>
          <table:table-cell table:number-columns-repeated="2"/>
          <table:table-cell table:formula="of:=([.D63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3200" calcext:value-type="float">
            <text:p>93200</text:p>
          </table:table-cell>
          <table:table-cell table:formula="of:=([.A633]-0.2)*1.2" office:value-type="float" office:value="0.6" calcext:value-type="float">
            <text:p>0.6</text:p>
          </table:table-cell>
          <table:table-cell table:number-columns-repeated="2"/>
          <table:table-cell table:formula="of:=([.D63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3300" calcext:value-type="float">
            <text:p>93300</text:p>
          </table:table-cell>
          <table:table-cell table:formula="of:=([.A634]-0.2)*1.2" office:value-type="float" office:value="0.144" calcext:value-type="float">
            <text:p>0.144</text:p>
          </table:table-cell>
          <table:table-cell table:number-columns-repeated="2"/>
          <table:table-cell table:formula="of:=([.D63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93400" calcext:value-type="float">
            <text:p>93400</text:p>
          </table:table-cell>
          <table:table-cell table:formula="of:=([.A635]-0.2)*1.2" office:value-type="float" office:value="0.384" calcext:value-type="float">
            <text:p>0.384</text:p>
          </table:table-cell>
          <table:table-cell table:number-columns-repeated="2"/>
          <table:table-cell table:formula="of:=([.D63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93500" calcext:value-type="float">
            <text:p>93500</text:p>
          </table:table-cell>
          <table:table-cell table:formula="of:=([.A636]-0.2)*1.2" office:value-type="float" office:value="-0.336" calcext:value-type="float">
            <text:p>-0.336</text:p>
          </table:table-cell>
          <table:table-cell table:number-columns-repeated="2"/>
          <table:table-cell table:formula="of:=([.D63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93600" calcext:value-type="float">
            <text:p>93600</text:p>
          </table:table-cell>
          <table:table-cell table:formula="of:=([.A637]-0.2)*1.2" office:value-type="float" office:value="0.504" calcext:value-type="float">
            <text:p>0.504</text:p>
          </table:table-cell>
          <table:table-cell table:number-columns-repeated="2"/>
          <table:table-cell table:formula="of:=([.D63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3700" calcext:value-type="float">
            <text:p>93700</text:p>
          </table:table-cell>
          <table:table-cell table:formula="of:=([.A638]-0.2)*1.2" office:value-type="float" office:value="-0.048" calcext:value-type="float">
            <text:p>-0.048</text:p>
          </table:table-cell>
          <table:table-cell table:number-columns-repeated="2"/>
          <table:table-cell table:formula="of:=([.D63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3800" calcext:value-type="float">
            <text:p>93800</text:p>
          </table:table-cell>
          <table:table-cell table:formula="of:=([.A639]-0.2)*1.2" office:value-type="float" office:value="-0.096" calcext:value-type="float">
            <text:p>-0.096</text:p>
          </table:table-cell>
          <table:table-cell table:number-columns-repeated="2"/>
          <table:table-cell table:formula="of:=([.D63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93900" calcext:value-type="float">
            <text:p>93900</text:p>
          </table:table-cell>
          <table:table-cell table:formula="of:=([.A640]-0.2)*1.2" office:value-type="float" office:value="-0.744" calcext:value-type="float">
            <text:p>-0.744</text:p>
          </table:table-cell>
          <table:table-cell table:number-columns-repeated="2"/>
          <table:table-cell table:formula="of:=([.D64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4000" calcext:value-type="float">
            <text:p>94000</text:p>
          </table:table-cell>
          <table:table-cell table:formula="of:=([.A641]-0.2)*1.2" office:value-type="float" office:value="0.48" calcext:value-type="float">
            <text:p>0.48</text:p>
          </table:table-cell>
          <table:table-cell table:number-columns-repeated="2"/>
          <table:table-cell table:formula="of:=([.D64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4100" calcext:value-type="float">
            <text:p>94100</text:p>
          </table:table-cell>
          <table:table-cell table:formula="of:=([.A642]-0.2)*1.2" office:value-type="float" office:value="-0.144" calcext:value-type="float">
            <text:p>-0.144</text:p>
          </table:table-cell>
          <table:table-cell table:number-columns-repeated="2"/>
          <table:table-cell table:formula="of:=([.D64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4200" calcext:value-type="float">
            <text:p>94200</text:p>
          </table:table-cell>
          <table:table-cell table:formula="of:=([.A643]-0.2)*1.2" office:value-type="float" office:value="0.096" calcext:value-type="float">
            <text:p>0.096</text:p>
          </table:table-cell>
          <table:table-cell table:number-columns-repeated="2"/>
          <table:table-cell table:formula="of:=([.D64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4300" calcext:value-type="float">
            <text:p>94300</text:p>
          </table:table-cell>
          <table:table-cell table:formula="of:=([.A644]-0.2)*1.2" office:value-type="float" office:value="0.096" calcext:value-type="float">
            <text:p>0.096</text:p>
          </table:table-cell>
          <table:table-cell table:number-columns-repeated="2"/>
          <table:table-cell table:formula="of:=([.D64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4400" calcext:value-type="float">
            <text:p>94400</text:p>
          </table:table-cell>
          <table:table-cell table:formula="of:=([.A645]-0.2)*1.2" office:value-type="float" office:value="-0.144" calcext:value-type="float">
            <text:p>-0.144</text:p>
          </table:table-cell>
          <table:table-cell table:number-columns-repeated="2"/>
          <table:table-cell table:formula="of:=([.D64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4500" calcext:value-type="float">
            <text:p>94500</text:p>
          </table:table-cell>
          <table:table-cell table:formula="of:=([.A646]-0.2)*1.2" office:value-type="float" office:value="0.336" calcext:value-type="float">
            <text:p>0.336</text:p>
          </table:table-cell>
          <table:table-cell table:number-columns-repeated="2"/>
          <table:table-cell table:formula="of:=([.D64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94600" calcext:value-type="float">
            <text:p>94600</text:p>
          </table:table-cell>
          <table:table-cell table:formula="of:=([.A647]-0.2)*1.2" office:value-type="float" office:value="0.312" calcext:value-type="float">
            <text:p>0.312</text:p>
          </table:table-cell>
          <table:table-cell table:number-columns-repeated="2"/>
          <table:table-cell table:formula="of:=([.D64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4700" calcext:value-type="float">
            <text:p>94700</text:p>
          </table:table-cell>
          <table:table-cell table:formula="of:=([.A648]-0.2)*1.2" office:value-type="float" office:value="0" calcext:value-type="float">
            <text:p>0</text:p>
          </table:table-cell>
          <table:table-cell table:number-columns-repeated="2"/>
          <table:table-cell table:formula="of:=([.D64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94800" calcext:value-type="float">
            <text:p>94800</text:p>
          </table:table-cell>
          <table:table-cell table:formula="of:=([.A649]-0.2)*1.2" office:value-type="float" office:value="-0.288" calcext:value-type="float">
            <text:p>-0.288</text:p>
          </table:table-cell>
          <table:table-cell table:number-columns-repeated="2"/>
          <table:table-cell table:formula="of:=([.D64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4900" calcext:value-type="float">
            <text:p>94900</text:p>
          </table:table-cell>
          <table:table-cell table:formula="of:=([.A650]-0.2)*1.2" office:value-type="float" office:value="0.192" calcext:value-type="float">
            <text:p>0.192</text:p>
          </table:table-cell>
          <table:table-cell table:number-columns-repeated="2"/>
          <table:table-cell table:formula="of:=([.D65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000" calcext:value-type="float">
            <text:p>95000</text:p>
          </table:table-cell>
          <table:table-cell table:formula="of:=([.A651]-0.2)*1.2" office:value-type="float" office:value="-0.24" calcext:value-type="float">
            <text:p>-0.24</text:p>
          </table:table-cell>
          <table:table-cell table:number-columns-repeated="2"/>
          <table:table-cell table:formula="of:=([.D65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5100" calcext:value-type="float">
            <text:p>95100</text:p>
          </table:table-cell>
          <table:table-cell table:formula="of:=([.A652]-0.2)*1.2" office:value-type="float" office:value="0.024" calcext:value-type="float">
            <text:p>0.024</text:p>
          </table:table-cell>
          <table:table-cell table:number-columns-repeated="2"/>
          <table:table-cell table:formula="of:=([.D65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5200" calcext:value-type="float">
            <text:p>95200</text:p>
          </table:table-cell>
          <table:table-cell table:formula="of:=([.A653]-0.2)*1.2" office:value-type="float" office:value="0.24" calcext:value-type="float">
            <text:p>0.24</text:p>
          </table:table-cell>
          <table:table-cell table:number-columns-repeated="2"/>
          <table:table-cell table:formula="of:=([.D65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5300" calcext:value-type="float">
            <text:p>95300</text:p>
          </table:table-cell>
          <table:table-cell table:formula="of:=([.A654]-0.2)*1.2" office:value-type="float" office:value="-0.216" calcext:value-type="float">
            <text:p>-0.216</text:p>
          </table:table-cell>
          <table:table-cell table:number-columns-repeated="2"/>
          <table:table-cell table:formula="of:=([.D65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95400" calcext:value-type="float">
            <text:p>95400</text:p>
          </table:table-cell>
          <table:table-cell table:formula="of:=([.A655]-0.2)*1.2" office:value-type="float" office:value="-0.408" calcext:value-type="float">
            <text:p>-0.408</text:p>
          </table:table-cell>
          <table:table-cell table:number-columns-repeated="2"/>
          <table:table-cell table:formula="of:=([.D65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95500" calcext:value-type="float">
            <text:p>95500</text:p>
          </table:table-cell>
          <table:table-cell table:formula="of:=([.A656]-0.2)*1.2" office:value-type="float" office:value="-0.432" calcext:value-type="float">
            <text:p>-0.432</text:p>
          </table:table-cell>
          <table:table-cell table:number-columns-repeated="2"/>
          <table:table-cell table:formula="of:=([.D65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5600" calcext:value-type="float">
            <text:p>95600</text:p>
          </table:table-cell>
          <table:table-cell table:formula="of:=([.A657]-0.2)*1.2" office:value-type="float" office:value="0.144" calcext:value-type="float">
            <text:p>0.144</text:p>
          </table:table-cell>
          <table:table-cell table:number-columns-repeated="2"/>
          <table:table-cell table:formula="of:=([.D65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5700" calcext:value-type="float">
            <text:p>95700</text:p>
          </table:table-cell>
          <table:table-cell table:formula="of:=([.A658]-0.2)*1.2" office:value-type="float" office:value="0.12" calcext:value-type="float">
            <text:p>0.12</text:p>
          </table:table-cell>
          <table:table-cell table:number-columns-repeated="2"/>
          <table:table-cell table:formula="of:=([.D65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5800" calcext:value-type="float">
            <text:p>95800</text:p>
          </table:table-cell>
          <table:table-cell table:formula="of:=([.A659]-0.2)*1.2" office:value-type="float" office:value="0.048" calcext:value-type="float">
            <text:p>0.048</text:p>
          </table:table-cell>
          <table:table-cell table:number-columns-repeated="2"/>
          <table:table-cell table:formula="of:=([.D65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5900" calcext:value-type="float">
            <text:p>95900</text:p>
          </table:table-cell>
          <table:table-cell table:formula="of:=([.A660]-0.2)*1.2" office:value-type="float" office:value="0.072" calcext:value-type="float">
            <text:p>0.072</text:p>
          </table:table-cell>
          <table:table-cell table:number-columns-repeated="2"/>
          <table:table-cell table:formula="of:=([.D66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96000" calcext:value-type="float">
            <text:p>96000</text:p>
          </table:table-cell>
          <table:table-cell table:formula="of:=([.A661]-0.2)*1.2" office:value-type="float" office:value="-0.264" calcext:value-type="float">
            <text:p>-0.264</text:p>
          </table:table-cell>
          <table:table-cell table:number-columns-repeated="2"/>
          <table:table-cell table:formula="of:=([.D66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6100" calcext:value-type="float">
            <text:p>96100</text:p>
          </table:table-cell>
          <table:table-cell table:formula="of:=([.A662]-0.2)*1.2" office:value-type="float" office:value="-0.096" calcext:value-type="float">
            <text:p>-0.096</text:p>
          </table:table-cell>
          <table:table-cell table:number-columns-repeated="2"/>
          <table:table-cell table:formula="of:=([.D66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96200" calcext:value-type="float">
            <text:p>96200</text:p>
          </table:table-cell>
          <table:table-cell table:formula="of:=([.A663]-0.2)*1.2" office:value-type="float" office:value="-0.288" calcext:value-type="float">
            <text:p>-0.288</text:p>
          </table:table-cell>
          <table:table-cell table:number-columns-repeated="2"/>
          <table:table-cell table:formula="of:=([.D66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96300" calcext:value-type="float">
            <text:p>96300</text:p>
          </table:table-cell>
          <table:table-cell table:formula="of:=([.A664]-0.2)*1.2" office:value-type="float" office:value="-0.624" calcext:value-type="float">
            <text:p>-0.624</text:p>
          </table:table-cell>
          <table:table-cell table:number-columns-repeated="2"/>
          <table:table-cell table:formula="of:=([.D66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6400" calcext:value-type="float">
            <text:p>96400</text:p>
          </table:table-cell>
          <table:table-cell table:formula="of:=([.A665]-0.2)*1.2" office:value-type="float" office:value="-0.216" calcext:value-type="float">
            <text:p>-0.216</text:p>
          </table:table-cell>
          <table:table-cell table:number-columns-repeated="2"/>
          <table:table-cell table:formula="of:=([.D66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96500" calcext:value-type="float">
            <text:p>96500</text:p>
          </table:table-cell>
          <table:table-cell table:formula="of:=([.A666]-0.2)*1.2" office:value-type="float" office:value="-0.576" calcext:value-type="float">
            <text:p>-0.576</text:p>
          </table:table-cell>
          <table:table-cell table:number-columns-repeated="2"/>
          <table:table-cell table:formula="of:=([.D66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96600" calcext:value-type="float">
            <text:p>96600</text:p>
          </table:table-cell>
          <table:table-cell table:formula="of:=([.A667]-0.2)*1.2" office:value-type="float" office:value="-0.504" calcext:value-type="float">
            <text:p>-0.504</text:p>
          </table:table-cell>
          <table:table-cell table:number-columns-repeated="2"/>
          <table:table-cell table:formula="of:=([.D66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96700" calcext:value-type="float">
            <text:p>96700</text:p>
          </table:table-cell>
          <table:table-cell table:formula="of:=([.A668]-0.2)*1.2" office:value-type="float" office:value="-0.552" calcext:value-type="float">
            <text:p>-0.552</text:p>
          </table:table-cell>
          <table:table-cell table:number-columns-repeated="2"/>
          <table:table-cell table:formula="of:=([.D66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96800" calcext:value-type="float">
            <text:p>96800</text:p>
          </table:table-cell>
          <table:table-cell table:formula="of:=([.A669]-0.2)*1.2" office:value-type="float" office:value="-0.48" calcext:value-type="float">
            <text:p>-0.48</text:p>
          </table:table-cell>
          <table:table-cell table:number-columns-repeated="2"/>
          <table:table-cell table:formula="of:=([.D66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6900" calcext:value-type="float">
            <text:p>96900</text:p>
          </table:table-cell>
          <table:table-cell table:formula="of:=([.A670]-0.2)*1.2" office:value-type="float" office:value="0.168" calcext:value-type="float">
            <text:p>0.168</text:p>
          </table:table-cell>
          <table:table-cell table:number-columns-repeated="2"/>
          <table:table-cell table:formula="of:=([.D67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7000" calcext:value-type="float">
            <text:p>97000</text:p>
          </table:table-cell>
          <table:table-cell table:formula="of:=([.A671]-0.2)*1.2" office:value-type="float" office:value="-0.216" calcext:value-type="float">
            <text:p>-0.216</text:p>
          </table:table-cell>
          <table:table-cell table:number-columns-repeated="2"/>
          <table:table-cell table:formula="of:=([.D67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7100" calcext:value-type="float">
            <text:p>97100</text:p>
          </table:table-cell>
          <table:table-cell table:formula="of:=([.A672]-0.2)*1.2" office:value-type="float" office:value="0.12" calcext:value-type="float">
            <text:p>0.12</text:p>
          </table:table-cell>
          <table:table-cell table:number-columns-repeated="2"/>
          <table:table-cell table:formula="of:=([.D67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97200" calcext:value-type="float">
            <text:p>97200</text:p>
          </table:table-cell>
          <table:table-cell table:formula="of:=([.A673]-0.2)*1.2" office:value-type="float" office:value="-0.48" calcext:value-type="float">
            <text:p>-0.48</text:p>
          </table:table-cell>
          <table:table-cell table:number-columns-repeated="2"/>
          <table:table-cell table:formula="of:=([.D67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7300" calcext:value-type="float">
            <text:p>97300</text:p>
          </table:table-cell>
          <table:table-cell table:formula="of:=([.A674]-0.2)*1.2" office:value-type="float" office:value="0.096" calcext:value-type="float">
            <text:p>0.096</text:p>
          </table:table-cell>
          <table:table-cell table:number-columns-repeated="2"/>
          <table:table-cell table:formula="of:=([.D67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7400" calcext:value-type="float">
            <text:p>97400</text:p>
          </table:table-cell>
          <table:table-cell table:formula="of:=([.A675]-0.2)*1.2" office:value-type="float" office:value="-0.144" calcext:value-type="float">
            <text:p>-0.144</text:p>
          </table:table-cell>
          <table:table-cell table:number-columns-repeated="2"/>
          <table:table-cell table:formula="of:=([.D67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7500" calcext:value-type="float">
            <text:p>97500</text:p>
          </table:table-cell>
          <table:table-cell table:formula="of:=([.A676]-0.2)*1.2" office:value-type="float" office:value="0.12" calcext:value-type="float">
            <text:p>0.12</text:p>
          </table:table-cell>
          <table:table-cell table:number-columns-repeated="2"/>
          <table:table-cell table:formula="of:=([.D67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7600" calcext:value-type="float">
            <text:p>97600</text:p>
          </table:table-cell>
          <table:table-cell table:formula="of:=([.A677]-0.2)*1.2" office:value-type="float" office:value="-0.12" calcext:value-type="float">
            <text:p>-0.12</text:p>
          </table:table-cell>
          <table:table-cell table:number-columns-repeated="2"/>
          <table:table-cell table:formula="of:=([.D67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7700" calcext:value-type="float">
            <text:p>97700</text:p>
          </table:table-cell>
          <table:table-cell table:formula="of:=([.A678]-0.2)*1.2" office:value-type="float" office:value="0.072" calcext:value-type="float">
            <text:p>0.072</text:p>
          </table:table-cell>
          <table:table-cell table:number-columns-repeated="2"/>
          <table:table-cell table:formula="of:=([.D67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97800" calcext:value-type="float">
            <text:p>97800</text:p>
          </table:table-cell>
          <table:table-cell table:formula="of:=([.A679]-0.2)*1.2" office:value-type="float" office:value="-0.36" calcext:value-type="float">
            <text:p>-0.36</text:p>
          </table:table-cell>
          <table:table-cell table:number-columns-repeated="2"/>
          <table:table-cell table:formula="of:=([.D67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7900" calcext:value-type="float">
            <text:p>97900</text:p>
          </table:table-cell>
          <table:table-cell table:formula="of:=([.A680]-0.2)*1.2" office:value-type="float" office:value="0.12" calcext:value-type="float">
            <text:p>0.12</text:p>
          </table:table-cell>
          <table:table-cell table:number-columns-repeated="2"/>
          <table:table-cell table:formula="of:=([.D68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8000" calcext:value-type="float">
            <text:p>98000</text:p>
          </table:table-cell>
          <table:table-cell table:formula="of:=([.A681]-0.2)*1.2" office:value-type="float" office:value="-0.216" calcext:value-type="float">
            <text:p>-0.216</text:p>
          </table:table-cell>
          <table:table-cell table:number-columns-repeated="2"/>
          <table:table-cell table:formula="of:=([.D68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8100" calcext:value-type="float">
            <text:p>98100</text:p>
          </table:table-cell>
          <table:table-cell table:formula="of:=([.A682]-0.2)*1.2" office:value-type="float" office:value="-0.072" calcext:value-type="float">
            <text:p>-0.072</text:p>
          </table:table-cell>
          <table:table-cell table:number-columns-repeated="2"/>
          <table:table-cell table:formula="of:=([.D68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8200" calcext:value-type="float">
            <text:p>98200</text:p>
          </table:table-cell>
          <table:table-cell table:formula="of:=([.A683]-0.2)*1.2" office:value-type="float" office:value="0.168" calcext:value-type="float">
            <text:p>0.168</text:p>
          </table:table-cell>
          <table:table-cell table:number-columns-repeated="2"/>
          <table:table-cell table:formula="of:=([.D68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98300" calcext:value-type="float">
            <text:p>98300</text:p>
          </table:table-cell>
          <table:table-cell table:formula="of:=([.A684]-0.2)*1.2" office:value-type="float" office:value="-0.288" calcext:value-type="float">
            <text:p>-0.288</text:p>
          </table:table-cell>
          <table:table-cell table:number-columns-repeated="2"/>
          <table:table-cell table:formula="of:=([.D68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8400" calcext:value-type="float">
            <text:p>98400</text:p>
          </table:table-cell>
          <table:table-cell table:formula="of:=([.A685]-0.2)*1.2" office:value-type="float" office:value="-0.12" calcext:value-type="float">
            <text:p>-0.12</text:p>
          </table:table-cell>
          <table:table-cell table:number-columns-repeated="2"/>
          <table:table-cell table:formula="of:=([.D68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8500" calcext:value-type="float">
            <text:p>98500</text:p>
          </table:table-cell>
          <table:table-cell table:formula="of:=([.A686]-0.2)*1.2" office:value-type="float" office:value="-0.144" calcext:value-type="float">
            <text:p>-0.144</text:p>
          </table:table-cell>
          <table:table-cell table:number-columns-repeated="2"/>
          <table:table-cell table:formula="of:=([.D68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98600" calcext:value-type="float">
            <text:p>98600</text:p>
          </table:table-cell>
          <table:table-cell table:formula="of:=([.A687]-0.2)*1.2" office:value-type="float" office:value="0.288" calcext:value-type="float">
            <text:p>0.288</text:p>
          </table:table-cell>
          <table:table-cell table:number-columns-repeated="2"/>
          <table:table-cell table:formula="of:=([.D68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8700" calcext:value-type="float">
            <text:p>98700</text:p>
          </table:table-cell>
          <table:table-cell table:formula="of:=([.A688]-0.2)*1.2" office:value-type="float" office:value="-0.072" calcext:value-type="float">
            <text:p>-0.072</text:p>
          </table:table-cell>
          <table:table-cell table:number-columns-repeated="2"/>
          <table:table-cell table:formula="of:=([.D68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8800" calcext:value-type="float">
            <text:p>98800</text:p>
          </table:table-cell>
          <table:table-cell table:formula="of:=([.A689]-0.2)*1.2" office:value-type="float" office:value="0.432" calcext:value-type="float">
            <text:p>0.432</text:p>
          </table:table-cell>
          <table:table-cell table:number-columns-repeated="2"/>
          <table:table-cell table:formula="of:=([.D68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8900" calcext:value-type="float">
            <text:p>98900</text:p>
          </table:table-cell>
          <table:table-cell table:formula="of:=([.A690]-0.2)*1.2" office:value-type="float" office:value="0.336" calcext:value-type="float">
            <text:p>0.336</text:p>
          </table:table-cell>
          <table:table-cell table:number-columns-repeated="2"/>
          <table:table-cell table:formula="of:=([.D69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9000" calcext:value-type="float">
            <text:p>99000</text:p>
          </table:table-cell>
          <table:table-cell table:formula="of:=([.A691]-0.2)*1.2" office:value-type="float" office:value="0.048" calcext:value-type="float">
            <text:p>0.048</text:p>
          </table:table-cell>
          <table:table-cell table:number-columns-repeated="2"/>
          <table:table-cell table:formula="of:=([.D69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9100" calcext:value-type="float">
            <text:p>99100</text:p>
          </table:table-cell>
          <table:table-cell table:formula="of:=([.A692]-0.2)*1.2" office:value-type="float" office:value="0.36" calcext:value-type="float">
            <text:p>0.36</text:p>
          </table:table-cell>
          <table:table-cell table:number-columns-repeated="2"/>
          <table:table-cell table:formula="of:=([.D69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9200" calcext:value-type="float">
            <text:p>99200</text:p>
          </table:table-cell>
          <table:table-cell table:formula="of:=([.A693]-0.2)*1.2" office:value-type="float" office:value="0.24" calcext:value-type="float">
            <text:p>0.24</text:p>
          </table:table-cell>
          <table:table-cell table:number-columns-repeated="2"/>
          <table:table-cell table:formula="of:=([.D69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9300" calcext:value-type="float">
            <text:p>99300</text:p>
          </table:table-cell>
          <table:table-cell table:formula="of:=([.A694]-0.2)*1.2" office:value-type="float" office:value="0.24" calcext:value-type="float">
            <text:p>0.24</text:p>
          </table:table-cell>
          <table:table-cell table:number-columns-repeated="2"/>
          <table:table-cell table:formula="of:=([.D69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9400" calcext:value-type="float">
            <text:p>99400</text:p>
          </table:table-cell>
          <table:table-cell table:formula="of:=([.A695]-0.2)*1.2" office:value-type="float" office:value="0.096" calcext:value-type="float">
            <text:p>0.096</text:p>
          </table:table-cell>
          <table:table-cell table:number-columns-repeated="2"/>
          <table:table-cell table:formula="of:=([.D69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9500" calcext:value-type="float">
            <text:p>99500</text:p>
          </table:table-cell>
          <table:table-cell table:formula="of:=([.A696]-0.2)*1.2" office:value-type="float" office:value="0.216" calcext:value-type="float">
            <text:p>0.216</text:p>
          </table:table-cell>
          <table:table-cell table:number-columns-repeated="2"/>
          <table:table-cell table:formula="of:=([.D69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9600" calcext:value-type="float">
            <text:p>99600</text:p>
          </table:table-cell>
          <table:table-cell table:formula="of:=([.A697]-0.2)*1.2" office:value-type="float" office:value="-0.192" calcext:value-type="float">
            <text:p>-0.192</text:p>
          </table:table-cell>
          <table:table-cell table:number-columns-repeated="2"/>
          <table:table-cell table:formula="of:=([.D69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9700" calcext:value-type="float">
            <text:p>99700</text:p>
          </table:table-cell>
          <table:table-cell table:formula="of:=([.A698]-0.2)*1.2" office:value-type="float" office:value="0.096" calcext:value-type="float">
            <text:p>0.096</text:p>
          </table:table-cell>
          <table:table-cell table:number-columns-repeated="2"/>
          <table:table-cell table:formula="of:=([.D69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9800" calcext:value-type="float">
            <text:p>99800</text:p>
          </table:table-cell>
          <table:table-cell table:formula="of:=([.A699]-0.2)*1.2" office:value-type="float" office:value="0.432" calcext:value-type="float">
            <text:p>0.432</text:p>
          </table:table-cell>
          <table:table-cell table:number-columns-repeated="2"/>
          <table:table-cell table:formula="of:=([.D69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99900" calcext:value-type="float">
            <text:p>99900</text:p>
          </table:table-cell>
          <table:table-cell table:formula="of:=([.A700]-0.2)*1.2" office:value-type="float" office:value="-0.264" calcext:value-type="float">
            <text:p>-0.264</text:p>
          </table:table-cell>
          <table:table-cell table:number-columns-repeated="2"/>
          <table:table-cell table:formula="of:=([.D70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00000" calcext:value-type="float">
            <text:p>100000</text:p>
          </table:table-cell>
          <table:table-cell table:formula="of:=([.A701]-0.2)*1.2" office:value-type="float" office:value="0.312" calcext:value-type="float">
            <text:p>0.312</text:p>
          </table:table-cell>
          <table:table-cell table:number-columns-repeated="2"/>
          <table:table-cell table:formula="of:=([.D70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100100" calcext:value-type="float">
            <text:p>100100</text:p>
          </table:table-cell>
          <table:table-cell table:formula="of:=([.A702]-0.2)*1.2" office:value-type="float" office:value="-0.456" calcext:value-type="float">
            <text:p>-0.456</text:p>
          </table:table-cell>
          <table:table-cell table:number-columns-repeated="2"/>
          <table:table-cell table:formula="of:=([.D70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0200" calcext:value-type="float">
            <text:p>100200</text:p>
          </table:table-cell>
          <table:table-cell table:formula="of:=([.A703]-0.2)*1.2" office:value-type="float" office:value="-0.048" calcext:value-type="float">
            <text:p>-0.048</text:p>
          </table:table-cell>
          <table:table-cell table:number-columns-repeated="2"/>
          <table:table-cell table:formula="of:=([.D70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00300" calcext:value-type="float">
            <text:p>100300</text:p>
          </table:table-cell>
          <table:table-cell table:formula="of:=([.A704]-0.2)*1.2" office:value-type="float" office:value="-0.384" calcext:value-type="float">
            <text:p>-0.384</text:p>
          </table:table-cell>
          <table:table-cell table:number-columns-repeated="2"/>
          <table:table-cell table:formula="of:=([.D70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0400" calcext:value-type="float">
            <text:p>100400</text:p>
          </table:table-cell>
          <table:table-cell table:formula="of:=([.A705]-0.2)*1.2" office:value-type="float" office:value="-0.096" calcext:value-type="float">
            <text:p>-0.096</text:p>
          </table:table-cell>
          <table:table-cell table:number-columns-repeated="2"/>
          <table:table-cell table:formula="of:=([.D70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500" calcext:value-type="float">
            <text:p>100500</text:p>
          </table:table-cell>
          <table:table-cell table:formula="of:=([.A706]-0.2)*1.2" office:value-type="float" office:value="0.144" calcext:value-type="float">
            <text:p>0.144</text:p>
          </table:table-cell>
          <table:table-cell table:number-columns-repeated="2"/>
          <table:table-cell table:formula="of:=([.D70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100600" calcext:value-type="float">
            <text:p>100600</text:p>
          </table:table-cell>
          <table:table-cell table:formula="of:=([.A707]-0.2)*1.2" office:value-type="float" office:value="-0.648" calcext:value-type="float">
            <text:p>-0.648</text:p>
          </table:table-cell>
          <table:table-cell table:number-columns-repeated="2"/>
          <table:table-cell table:formula="of:=([.D70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0700" calcext:value-type="float">
            <text:p>100700</text:p>
          </table:table-cell>
          <table:table-cell table:formula="of:=([.A708]-0.2)*1.2" office:value-type="float" office:value="-0.024" calcext:value-type="float">
            <text:p>-0.024</text:p>
          </table:table-cell>
          <table:table-cell table:number-columns-repeated="2"/>
          <table:table-cell table:formula="of:=([.D70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800" calcext:value-type="float">
            <text:p>100800</text:p>
          </table:table-cell>
          <table:table-cell table:formula="of:=([.A709]-0.2)*1.2" office:value-type="float" office:value="-0.216" calcext:value-type="float">
            <text:p>-0.216</text:p>
          </table:table-cell>
          <table:table-cell table:number-columns-repeated="2"/>
          <table:table-cell table:formula="of:=([.D70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0900" calcext:value-type="float">
            <text:p>100900</text:p>
          </table:table-cell>
          <table:table-cell table:formula="of:=([.A710]-0.2)*1.2" office:value-type="float" office:value="0.144" calcext:value-type="float">
            <text:p>0.144</text:p>
          </table:table-cell>
          <table:table-cell table:number-columns-repeated="2"/>
          <table:table-cell table:formula="of:=([.D71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1000" calcext:value-type="float">
            <text:p>101000</text:p>
          </table:table-cell>
          <table:table-cell table:formula="of:=([.A711]-0.2)*1.2" office:value-type="float" office:value="-0.168" calcext:value-type="float">
            <text:p>-0.168</text:p>
          </table:table-cell>
          <table:table-cell table:number-columns-repeated="2"/>
          <table:table-cell table:formula="of:=([.D71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1100" calcext:value-type="float">
            <text:p>101100</text:p>
          </table:table-cell>
          <table:table-cell table:formula="of:=([.A712]-0.2)*1.2" office:value-type="float" office:value="0.192" calcext:value-type="float">
            <text:p>0.192</text:p>
          </table:table-cell>
          <table:table-cell table:number-columns-repeated="2"/>
          <table:table-cell table:formula="of:=([.D71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1200" calcext:value-type="float">
            <text:p>101200</text:p>
          </table:table-cell>
          <table:table-cell table:formula="of:=([.A713]-0.2)*1.2" office:value-type="float" office:value="-0.096" calcext:value-type="float">
            <text:p>-0.096</text:p>
          </table:table-cell>
          <table:table-cell table:number-columns-repeated="2"/>
          <table:table-cell table:formula="of:=([.D71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1300" calcext:value-type="float">
            <text:p>101300</text:p>
          </table:table-cell>
          <table:table-cell table:formula="of:=([.A714]-0.2)*1.2" office:value-type="float" office:value="-0.024" calcext:value-type="float">
            <text:p>-0.024</text:p>
          </table:table-cell>
          <table:table-cell table:number-columns-repeated="2"/>
          <table:table-cell table:formula="of:=([.D71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01400" calcext:value-type="float">
            <text:p>101400</text:p>
          </table:table-cell>
          <table:table-cell table:formula="of:=([.A715]-0.2)*1.2" office:value-type="float" office:value="0.336" calcext:value-type="float">
            <text:p>0.336</text:p>
          </table:table-cell>
          <table:table-cell table:number-columns-repeated="2"/>
          <table:table-cell table:formula="of:=([.D71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101500" calcext:value-type="float">
            <text:p>101500</text:p>
          </table:table-cell>
          <table:table-cell table:formula="of:=([.A716]-0.2)*1.2" office:value-type="float" office:value="-0.744" calcext:value-type="float">
            <text:p>-0.744</text:p>
          </table:table-cell>
          <table:table-cell table:number-columns-repeated="2"/>
          <table:table-cell table:formula="of:=([.D71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1600" calcext:value-type="float">
            <text:p>101600</text:p>
          </table:table-cell>
          <table:table-cell table:formula="of:=([.A717]-0.2)*1.2" office:value-type="float" office:value="0.24" calcext:value-type="float">
            <text:p>0.24</text:p>
          </table:table-cell>
          <table:table-cell table:number-columns-repeated="2"/>
          <table:table-cell table:formula="of:=([.D71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1700" calcext:value-type="float">
            <text:p>101700</text:p>
          </table:table-cell>
          <table:table-cell table:formula="of:=([.A718]-0.2)*1.2" office:value-type="float" office:value="-0.216" calcext:value-type="float">
            <text:p>-0.216</text:p>
          </table:table-cell>
          <table:table-cell table:number-columns-repeated="2"/>
          <table:table-cell table:formula="of:=([.D71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101800" calcext:value-type="float">
            <text:p>101800</text:p>
          </table:table-cell>
          <table:table-cell table:formula="of:=([.A719]-0.2)*1.2" office:value-type="float" office:value="-0.816" calcext:value-type="float">
            <text:p>-0.816</text:p>
          </table:table-cell>
          <table:table-cell table:number-columns-repeated="2"/>
          <table:table-cell table:formula="of:=([.D71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900" calcext:value-type="float">
            <text:p>101900</text:p>
          </table:table-cell>
          <table:table-cell table:formula="of:=([.A720]-0.2)*1.2" office:value-type="float" office:value="-0.24" calcext:value-type="float">
            <text:p>-0.24</text:p>
          </table:table-cell>
          <table:table-cell table:number-columns-repeated="2"/>
          <table:table-cell table:formula="of:=([.D72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2000" calcext:value-type="float">
            <text:p>102000</text:p>
          </table:table-cell>
          <table:table-cell table:formula="of:=([.A721]-0.2)*1.2" office:value-type="float" office:value="0.072" calcext:value-type="float">
            <text:p>0.072</text:p>
          </table:table-cell>
          <table:table-cell table:number-columns-repeated="2"/>
          <table:table-cell table:formula="of:=([.D72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2100" calcext:value-type="float">
            <text:p>102100</text:p>
          </table:table-cell>
          <table:table-cell table:formula="of:=([.A722]-0.2)*1.2" office:value-type="float" office:value="0.192" calcext:value-type="float">
            <text:p>0.192</text:p>
          </table:table-cell>
          <table:table-cell table:number-columns-repeated="2"/>
          <table:table-cell table:formula="of:=([.D72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2200" calcext:value-type="float">
            <text:p>102200</text:p>
          </table:table-cell>
          <table:table-cell table:formula="of:=([.A723]-0.2)*1.2" office:value-type="float" office:value="0.24" calcext:value-type="float">
            <text:p>0.24</text:p>
          </table:table-cell>
          <table:table-cell table:number-columns-repeated="2"/>
          <table:table-cell table:formula="of:=([.D72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02300" calcext:value-type="float">
            <text:p>102300</text:p>
          </table:table-cell>
          <table:table-cell table:formula="of:=([.A724]-0.2)*1.2" office:value-type="float" office:value="-0.408" calcext:value-type="float">
            <text:p>-0.408</text:p>
          </table:table-cell>
          <table:table-cell table:number-columns-repeated="2"/>
          <table:table-cell table:formula="of:=([.D72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2400" calcext:value-type="float">
            <text:p>102400</text:p>
          </table:table-cell>
          <table:table-cell table:formula="of:=([.A725]-0.2)*1.2" office:value-type="float" office:value="-0.12" calcext:value-type="float">
            <text:p>-0.12</text:p>
          </table:table-cell>
          <table:table-cell table:number-columns-repeated="2"/>
          <table:table-cell table:formula="of:=([.D72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02500" calcext:value-type="float">
            <text:p>102500</text:p>
          </table:table-cell>
          <table:table-cell table:formula="of:=([.A726]-0.2)*1.2" office:value-type="float" office:value="-0.312" calcext:value-type="float">
            <text:p>-0.312</text:p>
          </table:table-cell>
          <table:table-cell table:number-columns-repeated="2"/>
          <table:table-cell table:formula="of:=([.D72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102600" calcext:value-type="float">
            <text:p>102600</text:p>
          </table:table-cell>
          <table:table-cell table:formula="of:=([.A727]-0.2)*1.2" office:value-type="float" office:value="-0.528" calcext:value-type="float">
            <text:p>-0.528</text:p>
          </table:table-cell>
          <table:table-cell table:number-columns-repeated="2"/>
          <table:table-cell table:formula="of:=([.D72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2700" calcext:value-type="float">
            <text:p>102700</text:p>
          </table:table-cell>
          <table:table-cell table:formula="of:=([.A728]-0.2)*1.2" office:value-type="float" office:value="-0.12" calcext:value-type="float">
            <text:p>-0.12</text:p>
          </table:table-cell>
          <table:table-cell table:number-columns-repeated="2"/>
          <table:table-cell table:formula="of:=([.D72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02800" calcext:value-type="float">
            <text:p>102800</text:p>
          </table:table-cell>
          <table:table-cell table:formula="of:=([.A729]-0.2)*1.2" office:value-type="float" office:value="-0.408" calcext:value-type="float">
            <text:p>-0.408</text:p>
          </table:table-cell>
          <table:table-cell table:number-columns-repeated="2"/>
          <table:table-cell table:formula="of:=([.D72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2900" calcext:value-type="float">
            <text:p>102900</text:p>
          </table:table-cell>
          <table:table-cell table:formula="of:=([.A730]-0.2)*1.2" office:value-type="float" office:value="0.12" calcext:value-type="float">
            <text:p>0.12</text:p>
          </table:table-cell>
          <table:table-cell table:number-columns-repeated="2"/>
          <table:table-cell table:formula="of:=([.D73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3000" calcext:value-type="float">
            <text:p>103000</text:p>
          </table:table-cell>
          <table:table-cell table:formula="of:=([.A731]-0.2)*1.2" office:value-type="float" office:value="0.408" calcext:value-type="float">
            <text:p>0.408</text:p>
          </table:table-cell>
          <table:table-cell table:number-columns-repeated="2"/>
          <table:table-cell table:formula="of:=([.D73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3100" calcext:value-type="float">
            <text:p>103100</text:p>
          </table:table-cell>
          <table:table-cell table:formula="of:=([.A732]-0.2)*1.2" office:value-type="float" office:value="0.264" calcext:value-type="float">
            <text:p>0.264</text:p>
          </table:table-cell>
          <table:table-cell table:number-columns-repeated="2"/>
          <table:table-cell table:formula="of:=([.D732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3200" calcext:value-type="float">
            <text:p>103200</text:p>
          </table:table-cell>
          <table:table-cell table:formula="of:=([.A733]-0.2)*1.2" office:value-type="float" office:value="0" calcext:value-type="float">
            <text:p>0</text:p>
          </table:table-cell>
          <table:table-cell table:number-columns-repeated="2"/>
          <table:table-cell table:formula="of:=([.D733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3300" calcext:value-type="float">
            <text:p>103300</text:p>
          </table:table-cell>
          <table:table-cell table:formula="of:=([.A734]-0.2)*1.2" office:value-type="float" office:value="-0.048" calcext:value-type="float">
            <text:p>-0.048</text:p>
          </table:table-cell>
          <table:table-cell table:number-columns-repeated="2"/>
          <table:table-cell table:formula="of:=([.D734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03400" calcext:value-type="float">
            <text:p>103400</text:p>
          </table:table-cell>
          <table:table-cell table:formula="of:=([.A735]-0.2)*1.2" office:value-type="float" office:value="0.456" calcext:value-type="float">
            <text:p>0.456</text:p>
          </table:table-cell>
          <table:table-cell table:number-columns-repeated="2"/>
          <table:table-cell table:formula="of:=([.D735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3500" calcext:value-type="float">
            <text:p>103500</text:p>
          </table:table-cell>
          <table:table-cell table:formula="of:=([.A736]-0.2)*1.2" office:value-type="float" office:value="-0.192" calcext:value-type="float">
            <text:p>-0.192</text:p>
          </table:table-cell>
          <table:table-cell table:number-columns-repeated="2"/>
          <table:table-cell table:formula="of:=([.D736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3600" calcext:value-type="float">
            <text:p>103600</text:p>
          </table:table-cell>
          <table:table-cell table:formula="of:=([.A737]-0.2)*1.2" office:value-type="float" office:value="-0.096" calcext:value-type="float">
            <text:p>-0.096</text:p>
          </table:table-cell>
          <table:table-cell table:number-columns-repeated="2"/>
          <table:table-cell table:formula="of:=([.D737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3700" calcext:value-type="float">
            <text:p>103700</text:p>
          </table:table-cell>
          <table:table-cell table:formula="of:=([.A738]-0.2)*1.2" office:value-type="float" office:value="-0.048" calcext:value-type="float">
            <text:p>-0.048</text:p>
          </table:table-cell>
          <table:table-cell table:number-columns-repeated="2"/>
          <table:table-cell table:formula="of:=([.D738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3800" calcext:value-type="float">
            <text:p>103800</text:p>
          </table:table-cell>
          <table:table-cell table:formula="of:=([.A739]-0.2)*1.2" office:value-type="float" office:value="-0.096" calcext:value-type="float">
            <text:p>-0.096</text:p>
          </table:table-cell>
          <table:table-cell table:number-columns-repeated="2"/>
          <table:table-cell table:formula="of:=([.D739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03900" calcext:value-type="float">
            <text:p>103900</text:p>
          </table:table-cell>
          <table:table-cell table:formula="of:=([.A740]-0.2)*1.2" office:value-type="float" office:value="-0.384" calcext:value-type="float">
            <text:p>-0.384</text:p>
          </table:table-cell>
          <table:table-cell table:number-columns-repeated="2"/>
          <table:table-cell table:formula="of:=([.D740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4000" calcext:value-type="float">
            <text:p>104000</text:p>
          </table:table-cell>
          <table:table-cell table:formula="of:=([.A741]-0.2)*1.2" office:value-type="float" office:value="0.192" calcext:value-type="float">
            <text:p>0.192</text:p>
          </table:table-cell>
          <table:table-cell table:number-columns-repeated="2"/>
          <table:table-cell table:formula="of:=([.D741]-0.2)*1.25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4100" calcext:value-type="float">
            <text:p>104100</text:p>
          </table:table-cell>
          <table:table-cell table:formula="of:=([.A742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04200" calcext:value-type="float">
            <text:p>104200</text:p>
          </table:table-cell>
          <table:table-cell table:formula="of:=([.A743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4300" calcext:value-type="float">
            <text:p>104300</text:p>
          </table:table-cell>
          <table:table-cell table:formula="of:=([.A744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04400" calcext:value-type="float">
            <text:p>104400</text:p>
          </table:table-cell>
          <table:table-cell table:formula="of:=([.A745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04500" calcext:value-type="float">
            <text:p>104500</text:p>
          </table:table-cell>
          <table:table-cell table:formula="of:=([.A746]-0.2)*1.2" office:value-type="float" office:value="-0.504" calcext:value-type="float">
            <text:p>-0.504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04600" calcext:value-type="float">
            <text:p>104600</text:p>
          </table:table-cell>
          <table:table-cell table:formula="of:=([.A747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4700" calcext:value-type="float">
            <text:p>104700</text:p>
          </table:table-cell>
          <table:table-cell table:formula="of:=([.A748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4800" calcext:value-type="float">
            <text:p>104800</text:p>
          </table:table-cell>
          <table:table-cell table:formula="of:=([.A749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4900" calcext:value-type="float">
            <text:p>104900</text:p>
          </table:table-cell>
          <table:table-cell table:formula="of:=([.A750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5000" calcext:value-type="float">
            <text:p>105000</text:p>
          </table:table-cell>
          <table:table-cell table:formula="of:=([.A751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5100" calcext:value-type="float">
            <text:p>105100</text:p>
          </table:table-cell>
          <table:table-cell table:formula="of:=([.A752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5200" calcext:value-type="float">
            <text:p>105200</text:p>
          </table:table-cell>
          <table:table-cell table:formula="of:=([.A753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300" calcext:value-type="float">
            <text:p>105300</text:p>
          </table:table-cell>
          <table:table-cell table:formula="of:=([.A754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5400" calcext:value-type="float">
            <text:p>105400</text:p>
          </table:table-cell>
          <table:table-cell table:formula="of:=([.A755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5500" calcext:value-type="float">
            <text:p>105500</text:p>
          </table:table-cell>
          <table:table-cell table:formula="of:=([.A756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5600" calcext:value-type="float">
            <text:p>105600</text:p>
          </table:table-cell>
          <table:table-cell table:formula="of:=([.A757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05700" calcext:value-type="float">
            <text:p>105700</text:p>
          </table:table-cell>
          <table:table-cell table:formula="of:=([.A758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5800" calcext:value-type="float">
            <text:p>105800</text:p>
          </table:table-cell>
          <table:table-cell table:formula="of:=([.A759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105900" calcext:value-type="float">
            <text:p>105900</text:p>
          </table:table-cell>
          <table:table-cell table:formula="of:=([.A760]-0.2)*1.2" office:value-type="float" office:value="-0.624" calcext:value-type="float">
            <text:p>-0.6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6000" calcext:value-type="float">
            <text:p>106000</text:p>
          </table:table-cell>
          <table:table-cell table:formula="of:=([.A761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6100" calcext:value-type="float">
            <text:p>106100</text:p>
          </table:table-cell>
          <table:table-cell table:formula="of:=([.A762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6200" calcext:value-type="float">
            <text:p>106200</text:p>
          </table:table-cell>
          <table:table-cell table:formula="of:=([.A763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06300" calcext:value-type="float">
            <text:p>106300</text:p>
          </table:table-cell>
          <table:table-cell table:formula="of:=([.A764]-0.2)*1.2" office:value-type="float" office:value="-0.6" calcext:value-type="float">
            <text:p>-0.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6400" calcext:value-type="float">
            <text:p>106400</text:p>
          </table:table-cell>
          <table:table-cell table:formula="of:=([.A765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6500" calcext:value-type="float">
            <text:p>106500</text:p>
          </table:table-cell>
          <table:table-cell table:formula="of:=([.A766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06600" calcext:value-type="float">
            <text:p>106600</text:p>
          </table:table-cell>
          <table:table-cell table:formula="of:=([.A767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6700" calcext:value-type="float">
            <text:p>106700</text:p>
          </table:table-cell>
          <table:table-cell table:formula="of:=([.A768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6800" calcext:value-type="float">
            <text:p>106800</text:p>
          </table:table-cell>
          <table:table-cell table:formula="of:=([.A769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6900" calcext:value-type="float">
            <text:p>106900</text:p>
          </table:table-cell>
          <table:table-cell table:formula="of:=([.A770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07000" calcext:value-type="float">
            <text:p>107000</text:p>
          </table:table-cell>
          <table:table-cell table:formula="of:=([.A771]-0.2)*1.2" office:value-type="float" office:value="0.504" calcext:value-type="float">
            <text:p>0.50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07100" calcext:value-type="float">
            <text:p>107100</text:p>
          </table:table-cell>
          <table:table-cell table:formula="of:=([.A772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7200" calcext:value-type="float">
            <text:p>107200</text:p>
          </table:table-cell>
          <table:table-cell table:formula="of:=([.A773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7300" calcext:value-type="float">
            <text:p>107300</text:p>
          </table:table-cell>
          <table:table-cell table:formula="of:=([.A774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7400" calcext:value-type="float">
            <text:p>107400</text:p>
          </table:table-cell>
          <table:table-cell table:formula="of:=([.A775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07500" calcext:value-type="float">
            <text:p>107500</text:p>
          </table:table-cell>
          <table:table-cell table:formula="of:=([.A776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7600" calcext:value-type="float">
            <text:p>107600</text:p>
          </table:table-cell>
          <table:table-cell table:formula="of:=([.A777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7700" calcext:value-type="float">
            <text:p>107700</text:p>
          </table:table-cell>
          <table:table-cell table:formula="of:=([.A778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07800" calcext:value-type="float">
            <text:p>107800</text:p>
          </table:table-cell>
          <table:table-cell table:formula="of:=([.A779]-0.2)*1.2" office:value-type="float" office:value="-0.576" calcext:value-type="float">
            <text:p>-0.57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07900" calcext:value-type="float">
            <text:p>107900</text:p>
          </table:table-cell>
          <table:table-cell table:formula="of:=([.A780]-0.2)*1.2" office:value-type="float" office:value="-0.48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8000" calcext:value-type="float">
            <text:p>108000</text:p>
          </table:table-cell>
          <table:table-cell table:formula="of:=([.A781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08100" calcext:value-type="float">
            <text:p>108100</text:p>
          </table:table-cell>
          <table:table-cell table:formula="of:=([.A782]-0.2)*1.2" office:value-type="float" office:value="0.744" calcext:value-type="float">
            <text:p>0.74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08200" calcext:value-type="float">
            <text:p>108200</text:p>
          </table:table-cell>
          <table:table-cell table:formula="of:=([.A783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08300" calcext:value-type="float">
            <text:p>108300</text:p>
          </table:table-cell>
          <table:table-cell table:formula="of:=([.A784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8400" calcext:value-type="float">
            <text:p>108400</text:p>
          </table:table-cell>
          <table:table-cell table:formula="of:=([.A785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08500" calcext:value-type="float">
            <text:p>108500</text:p>
          </table:table-cell>
          <table:table-cell table:formula="of:=([.A786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8600" calcext:value-type="float">
            <text:p>108600</text:p>
          </table:table-cell>
          <table:table-cell table:formula="of:=([.A787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8700" calcext:value-type="float">
            <text:p>108700</text:p>
          </table:table-cell>
          <table:table-cell table:formula="of:=([.A788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08800" calcext:value-type="float">
            <text:p>108800</text:p>
          </table:table-cell>
          <table:table-cell table:formula="of:=([.A789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8900" calcext:value-type="float">
            <text:p>108900</text:p>
          </table:table-cell>
          <table:table-cell table:formula="of:=([.A790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9000" calcext:value-type="float">
            <text:p>109000</text:p>
          </table:table-cell>
          <table:table-cell table:formula="of:=([.A791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9100" calcext:value-type="float">
            <text:p>109100</text:p>
          </table:table-cell>
          <table:table-cell table:formula="of:=([.A792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9200" calcext:value-type="float">
            <text:p>109200</text:p>
          </table:table-cell>
          <table:table-cell table:formula="of:=([.A793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9300" calcext:value-type="float">
            <text:p>109300</text:p>
          </table:table-cell>
          <table:table-cell table:formula="of:=([.A794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9400" calcext:value-type="float">
            <text:p>109400</text:p>
          </table:table-cell>
          <table:table-cell table:formula="of:=([.A795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9500" calcext:value-type="float">
            <text:p>109500</text:p>
          </table:table-cell>
          <table:table-cell table:formula="of:=([.A796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09600" calcext:value-type="float">
            <text:p>109600</text:p>
          </table:table-cell>
          <table:table-cell table:formula="of:=([.A797]-0.2)*1.2" office:value-type="float" office:value="-0.504" calcext:value-type="float">
            <text:p>-0.50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09700" calcext:value-type="float">
            <text:p>109700</text:p>
          </table:table-cell>
          <table:table-cell table:formula="of:=([.A798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09800" calcext:value-type="float">
            <text:p>109800</text:p>
          </table:table-cell>
          <table:table-cell table:formula="of:=([.A799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9900" calcext:value-type="float">
            <text:p>109900</text:p>
          </table:table-cell>
          <table:table-cell table:formula="of:=([.A800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10000" calcext:value-type="float">
            <text:p>110000</text:p>
          </table:table-cell>
          <table:table-cell table:formula="of:=([.A801]-0.2)*1.2" office:value-type="float" office:value="-0.48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0100" calcext:value-type="float">
            <text:p>110100</text:p>
          </table:table-cell>
          <table:table-cell table:formula="of:=([.A802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0200" calcext:value-type="float">
            <text:p>110200</text:p>
          </table:table-cell>
          <table:table-cell table:formula="of:=([.A803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0300" calcext:value-type="float">
            <text:p>110300</text:p>
          </table:table-cell>
          <table:table-cell table:formula="of:=([.A804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0400" calcext:value-type="float">
            <text:p>110400</text:p>
          </table:table-cell>
          <table:table-cell table:formula="of:=([.A805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0500" calcext:value-type="float">
            <text:p>110500</text:p>
          </table:table-cell>
          <table:table-cell table:formula="of:=([.A806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10600" calcext:value-type="float">
            <text:p>110600</text:p>
          </table:table-cell>
          <table:table-cell table:formula="of:=([.A807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0700" calcext:value-type="float">
            <text:p>110700</text:p>
          </table:table-cell>
          <table:table-cell table:formula="of:=([.A808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0800" calcext:value-type="float">
            <text:p>110800</text:p>
          </table:table-cell>
          <table:table-cell table:formula="of:=([.A809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0900" calcext:value-type="float">
            <text:p>110900</text:p>
          </table:table-cell>
          <table:table-cell table:formula="of:=([.A810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1000" calcext:value-type="float">
            <text:p>111000</text:p>
          </table:table-cell>
          <table:table-cell table:formula="of:=([.A811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1100" calcext:value-type="float">
            <text:p>111100</text:p>
          </table:table-cell>
          <table:table-cell table:formula="of:=([.A812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11200" calcext:value-type="float">
            <text:p>111200</text:p>
          </table:table-cell>
          <table:table-cell table:formula="of:=([.A813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1300" calcext:value-type="float">
            <text:p>111300</text:p>
          </table:table-cell>
          <table:table-cell table:formula="of:=([.A814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11400" calcext:value-type="float">
            <text:p>111400</text:p>
          </table:table-cell>
          <table:table-cell table:formula="of:=([.A815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1500" calcext:value-type="float">
            <text:p>111500</text:p>
          </table:table-cell>
          <table:table-cell table:formula="of:=([.A816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1600" calcext:value-type="float">
            <text:p>111600</text:p>
          </table:table-cell>
          <table:table-cell table:formula="of:=([.A817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11700" calcext:value-type="float">
            <text:p>111700</text:p>
          </table:table-cell>
          <table:table-cell table:formula="of:=([.A818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11800" calcext:value-type="float">
            <text:p>111800</text:p>
          </table:table-cell>
          <table:table-cell table:formula="of:=([.A819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1900" calcext:value-type="float">
            <text:p>111900</text:p>
          </table:table-cell>
          <table:table-cell table:formula="of:=([.A820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2000" calcext:value-type="float">
            <text:p>112000</text:p>
          </table:table-cell>
          <table:table-cell table:formula="of:=([.A821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2100" calcext:value-type="float">
            <text:p>112100</text:p>
          </table:table-cell>
          <table:table-cell table:formula="of:=([.A822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2200" calcext:value-type="float">
            <text:p>112200</text:p>
          </table:table-cell>
          <table:table-cell table:formula="of:=([.A823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2300" calcext:value-type="float">
            <text:p>112300</text:p>
          </table:table-cell>
          <table:table-cell table:formula="of:=([.A824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2400" calcext:value-type="float">
            <text:p>112400</text:p>
          </table:table-cell>
          <table:table-cell table:formula="of:=([.A825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12500" calcext:value-type="float">
            <text:p>112500</text:p>
          </table:table-cell>
          <table:table-cell table:formula="of:=([.A826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12600" calcext:value-type="float">
            <text:p>112600</text:p>
          </table:table-cell>
          <table:table-cell table:formula="of:=([.A827]-0.2)*1.2" office:value-type="float" office:value="-0.48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2700" calcext:value-type="float">
            <text:p>112700</text:p>
          </table:table-cell>
          <table:table-cell table:formula="of:=([.A828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2800" calcext:value-type="float">
            <text:p>112800</text:p>
          </table:table-cell>
          <table:table-cell table:formula="of:=([.A829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2900" calcext:value-type="float">
            <text:p>112900</text:p>
          </table:table-cell>
          <table:table-cell table:formula="of:=([.A830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13000" calcext:value-type="float">
            <text:p>113000</text:p>
          </table:table-cell>
          <table:table-cell table:formula="of:=([.A831]-0.2)*1.2" office:value-type="float" office:value="0.672" calcext:value-type="float">
            <text:p>0.67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3100" calcext:value-type="float">
            <text:p>113100</text:p>
          </table:table-cell>
          <table:table-cell table:formula="of:=([.A832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3200" calcext:value-type="float">
            <text:p>113200</text:p>
          </table:table-cell>
          <table:table-cell table:formula="of:=([.A833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3300" calcext:value-type="float">
            <text:p>113300</text:p>
          </table:table-cell>
          <table:table-cell table:formula="of:=([.A834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3400" calcext:value-type="float">
            <text:p>113400</text:p>
          </table:table-cell>
          <table:table-cell table:formula="of:=([.A835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3500" calcext:value-type="float">
            <text:p>113500</text:p>
          </table:table-cell>
          <table:table-cell table:formula="of:=([.A836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3600" calcext:value-type="float">
            <text:p>113600</text:p>
          </table:table-cell>
          <table:table-cell table:formula="of:=([.A837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3700" calcext:value-type="float">
            <text:p>113700</text:p>
          </table:table-cell>
          <table:table-cell table:formula="of:=([.A838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3800" calcext:value-type="float">
            <text:p>113800</text:p>
          </table:table-cell>
          <table:table-cell table:formula="of:=([.A839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3900" calcext:value-type="float">
            <text:p>113900</text:p>
          </table:table-cell>
          <table:table-cell table:formula="of:=([.A840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4000" calcext:value-type="float">
            <text:p>114000</text:p>
          </table:table-cell>
          <table:table-cell table:formula="of:=([.A841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4100" calcext:value-type="float">
            <text:p>114100</text:p>
          </table:table-cell>
          <table:table-cell table:formula="of:=([.A842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4200" calcext:value-type="float">
            <text:p>114200</text:p>
          </table:table-cell>
          <table:table-cell table:formula="of:=([.A843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4300" calcext:value-type="float">
            <text:p>114300</text:p>
          </table:table-cell>
          <table:table-cell table:formula="of:=([.A844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4400" calcext:value-type="float">
            <text:p>114400</text:p>
          </table:table-cell>
          <table:table-cell table:formula="of:=([.A845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14500" calcext:value-type="float">
            <text:p>114500</text:p>
          </table:table-cell>
          <table:table-cell table:formula="of:=([.A846]-0.2)*1.2" office:value-type="float" office:value="-0.504" calcext:value-type="float">
            <text:p>-0.50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4600" calcext:value-type="float">
            <text:p>114600</text:p>
          </table:table-cell>
          <table:table-cell table:formula="of:=([.A847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4700" calcext:value-type="float">
            <text:p>114700</text:p>
          </table:table-cell>
          <table:table-cell table:formula="of:=([.A848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14800" calcext:value-type="float">
            <text:p>114800</text:p>
          </table:table-cell>
          <table:table-cell table:formula="of:=([.A849]-0.2)*1.2" office:value-type="float" office:value="-0.504" calcext:value-type="float">
            <text:p>-0.504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4900" calcext:value-type="float">
            <text:p>114900</text:p>
          </table:table-cell>
          <table:table-cell table:formula="of:=([.A850]-0.2)*1.2"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5000" calcext:value-type="float">
            <text:p>115000</text:p>
          </table:table-cell>
          <table:table-cell table:formula="of:=([.A851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15100" calcext:value-type="float">
            <text:p>115100</text:p>
          </table:table-cell>
          <table:table-cell table:formula="of:=([.A852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5200" calcext:value-type="float">
            <text:p>115200</text:p>
          </table:table-cell>
          <table:table-cell table:formula="of:=([.A853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15300" calcext:value-type="float">
            <text:p>115300</text:p>
          </table:table-cell>
          <table:table-cell table:formula="of:=([.A854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5400" calcext:value-type="float">
            <text:p>115400</text:p>
          </table:table-cell>
          <table:table-cell table:formula="of:=([.A855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5500" calcext:value-type="float">
            <text:p>115500</text:p>
          </table:table-cell>
          <table:table-cell table:formula="of:=([.A856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5600" calcext:value-type="float">
            <text:p>115600</text:p>
          </table:table-cell>
          <table:table-cell table:formula="of:=([.A857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5700" calcext:value-type="float">
            <text:p>115700</text:p>
          </table:table-cell>
          <table:table-cell table:formula="of:=([.A858]-0.2)*1.2" office:value-type="float" office:value="0.336" calcext:value-type="float">
            <text:p>0.33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5800" calcext:value-type="float">
            <text:p>115800</text:p>
          </table:table-cell>
          <table:table-cell table:formula="of:=([.A859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5900" calcext:value-type="float">
            <text:p>115900</text:p>
          </table:table-cell>
          <table:table-cell table:formula="of:=([.A860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6000" calcext:value-type="float">
            <text:p>116000</text:p>
          </table:table-cell>
          <table:table-cell table:formula="of:=([.A861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116100" calcext:value-type="float">
            <text:p>116100</text:p>
          </table:table-cell>
          <table:table-cell table:formula="of:=([.A862]-0.2)*1.2" office:value-type="float" office:value="-0.792" calcext:value-type="float">
            <text:p>-0.792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16200" calcext:value-type="float">
            <text:p>116200</text:p>
          </table:table-cell>
          <table:table-cell table:formula="of:=([.A863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16300" calcext:value-type="float">
            <text:p>116300</text:p>
          </table:table-cell>
          <table:table-cell table:formula="of:=([.A864]-0.2)*1.2"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6400" calcext:value-type="float">
            <text:p>116400</text:p>
          </table:table-cell>
          <table:table-cell table:formula="of:=([.A865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6500" calcext:value-type="float">
            <text:p>116500</text:p>
          </table:table-cell>
          <table:table-cell table:formula="of:=([.A866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16600" calcext:value-type="float">
            <text:p>116600</text:p>
          </table:table-cell>
          <table:table-cell table:formula="of:=([.A867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6700" calcext:value-type="float">
            <text:p>116700</text:p>
          </table:table-cell>
          <table:table-cell table:formula="of:=([.A868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16800" calcext:value-type="float">
            <text:p>116800</text:p>
          </table:table-cell>
          <table:table-cell table:formula="of:=([.A869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16900" calcext:value-type="float">
            <text:p>116900</text:p>
          </table:table-cell>
          <table:table-cell table:formula="of:=([.A870]-0.2)*1.2"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7000" calcext:value-type="float">
            <text:p>117000</text:p>
          </table:table-cell>
          <table:table-cell table:formula="of:=([.A871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7100" calcext:value-type="float">
            <text:p>117100</text:p>
          </table:table-cell>
          <table:table-cell table:formula="of:=([.A872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7200" calcext:value-type="float">
            <text:p>117200</text:p>
          </table:table-cell>
          <table:table-cell table:formula="of:=([.A873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7300" calcext:value-type="float">
            <text:p>117300</text:p>
          </table:table-cell>
          <table:table-cell table:formula="of:=([.A874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7400" calcext:value-type="float">
            <text:p>117400</text:p>
          </table:table-cell>
          <table:table-cell table:formula="of:=([.A875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7500" calcext:value-type="float">
            <text:p>117500</text:p>
          </table:table-cell>
          <table:table-cell table:formula="of:=([.A876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7600" calcext:value-type="float">
            <text:p>117600</text:p>
          </table:table-cell>
          <table:table-cell table:formula="of:=([.A877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117700" calcext:value-type="float">
            <text:p>117700</text:p>
          </table:table-cell>
          <table:table-cell table:formula="of:=([.A878]-0.2)*1.2" office:value-type="float" office:value="-0.624" calcext:value-type="float">
            <text:p>-0.6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7800" calcext:value-type="float">
            <text:p>117800</text:p>
          </table:table-cell>
          <table:table-cell table:formula="of:=([.A879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7900" calcext:value-type="float">
            <text:p>117900</text:p>
          </table:table-cell>
          <table:table-cell table:formula="of:=([.A880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8000" calcext:value-type="float">
            <text:p>118000</text:p>
          </table:table-cell>
          <table:table-cell table:formula="of:=([.A881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8100" calcext:value-type="float">
            <text:p>118100</text:p>
          </table:table-cell>
          <table:table-cell table:formula="of:=([.A882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8200" calcext:value-type="float">
            <text:p>118200</text:p>
          </table:table-cell>
          <table:table-cell table:formula="of:=([.A883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18300" calcext:value-type="float">
            <text:p>118300</text:p>
          </table:table-cell>
          <table:table-cell table:formula="of:=([.A884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400" calcext:value-type="float">
            <text:p>118400</text:p>
          </table:table-cell>
          <table:table-cell table:formula="of:=([.A885]-0.2)*1.2"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8500" calcext:value-type="float">
            <text:p>118500</text:p>
          </table:table-cell>
          <table:table-cell table:formula="of:=([.A886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8600" calcext:value-type="float">
            <text:p>118600</text:p>
          </table:table-cell>
          <table:table-cell table:formula="of:=([.A887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8700" calcext:value-type="float">
            <text:p>118700</text:p>
          </table:table-cell>
          <table:table-cell table:formula="of:=([.A888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18800" calcext:value-type="float">
            <text:p>118800</text:p>
          </table:table-cell>
          <table:table-cell table:formula="of:=([.A889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8900" calcext:value-type="float">
            <text:p>118900</text:p>
          </table:table-cell>
          <table:table-cell table:formula="of:=([.A890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9000" calcext:value-type="float">
            <text:p>119000</text:p>
          </table:table-cell>
          <table:table-cell table:formula="of:=([.A891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9100" calcext:value-type="float">
            <text:p>119100</text:p>
          </table:table-cell>
          <table:table-cell table:formula="of:=([.A892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9200" calcext:value-type="float">
            <text:p>119200</text:p>
          </table:table-cell>
          <table:table-cell table:formula="of:=([.A893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19300" calcext:value-type="float">
            <text:p>119300</text:p>
          </table:table-cell>
          <table:table-cell table:formula="of:=([.A894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9400" calcext:value-type="float">
            <text:p>119400</text:p>
          </table:table-cell>
          <table:table-cell table:formula="of:=([.A895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9500" calcext:value-type="float">
            <text:p>119500</text:p>
          </table:table-cell>
          <table:table-cell table:formula="of:=([.A896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9600" calcext:value-type="float">
            <text:p>119600</text:p>
          </table:table-cell>
          <table:table-cell table:formula="of:=([.A897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9700" calcext:value-type="float">
            <text:p>119700</text:p>
          </table:table-cell>
          <table:table-cell table:formula="of:=([.A898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9800" calcext:value-type="float">
            <text:p>119800</text:p>
          </table:table-cell>
          <table:table-cell table:formula="of:=([.A899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9900" calcext:value-type="float">
            <text:p>119900</text:p>
          </table:table-cell>
          <table:table-cell table:formula="of:=([.A900]-0.2)*1.2" office:value-type="float" office:value="0.336" calcext:value-type="float">
            <text:p>0.33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0000" calcext:value-type="float">
            <text:p>120000</text:p>
          </table:table-cell>
          <table:table-cell table:formula="of:=([.A901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100" calcext:value-type="float">
            <text:p>120100</text:p>
          </table:table-cell>
          <table:table-cell table:formula="of:=([.A902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0200" calcext:value-type="float">
            <text:p>120200</text:p>
          </table:table-cell>
          <table:table-cell table:formula="of:=([.A903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0300" calcext:value-type="float">
            <text:p>120300</text:p>
          </table:table-cell>
          <table:table-cell table:formula="of:=([.A904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0400" calcext:value-type="float">
            <text:p>120400</text:p>
          </table:table-cell>
          <table:table-cell table:formula="of:=([.A905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500" calcext:value-type="float">
            <text:p>120500</text:p>
          </table:table-cell>
          <table:table-cell table:formula="of:=([.A906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0600" calcext:value-type="float">
            <text:p>120600</text:p>
          </table:table-cell>
          <table:table-cell table:formula="of:=([.A907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0700" calcext:value-type="float">
            <text:p>120700</text:p>
          </table:table-cell>
          <table:table-cell table:formula="of:=([.A908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0800" calcext:value-type="float">
            <text:p>120800</text:p>
          </table:table-cell>
          <table:table-cell table:formula="of:=([.A909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20900" calcext:value-type="float">
            <text:p>120900</text:p>
          </table:table-cell>
          <table:table-cell table:formula="of:=([.A910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21000" calcext:value-type="float">
            <text:p>121000</text:p>
          </table:table-cell>
          <table:table-cell table:formula="of:=([.A911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121100" calcext:value-type="float">
            <text:p>121100</text:p>
          </table:table-cell>
          <table:table-cell table:formula="of:=([.A912]-0.2)*1.2" office:value-type="float" office:value="-0.456" calcext:value-type="float">
            <text:p>-0.45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1200" calcext:value-type="float">
            <text:p>121200</text:p>
          </table:table-cell>
          <table:table-cell table:formula="of:=([.A913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21300" calcext:value-type="float">
            <text:p>121300</text:p>
          </table:table-cell>
          <table:table-cell table:formula="of:=([.A914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1400" calcext:value-type="float">
            <text:p>121400</text:p>
          </table:table-cell>
          <table:table-cell table:formula="of:=([.A915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1500" calcext:value-type="float">
            <text:p>121500</text:p>
          </table:table-cell>
          <table:table-cell table:formula="of:=([.A916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121600" calcext:value-type="float">
            <text:p>121600</text:p>
          </table:table-cell>
          <table:table-cell table:formula="of:=([.A917]-0.2)*1.2" office:value-type="float" office:value="-0.648" calcext:value-type="float">
            <text:p>-0.64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1700" calcext:value-type="float">
            <text:p>121700</text:p>
          </table:table-cell>
          <table:table-cell table:formula="of:=([.A918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1800" calcext:value-type="float">
            <text:p>121800</text:p>
          </table:table-cell>
          <table:table-cell table:formula="of:=([.A919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1900" calcext:value-type="float">
            <text:p>121900</text:p>
          </table:table-cell>
          <table:table-cell table:formula="of:=([.A920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2000" calcext:value-type="float">
            <text:p>122000</text:p>
          </table:table-cell>
          <table:table-cell table:formula="of:=([.A921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2100" calcext:value-type="float">
            <text:p>122100</text:p>
          </table:table-cell>
          <table:table-cell table:formula="of:=([.A922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2200" calcext:value-type="float">
            <text:p>122200</text:p>
          </table:table-cell>
          <table:table-cell table:formula="of:=([.A923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2300" calcext:value-type="float">
            <text:p>122300</text:p>
          </table:table-cell>
          <table:table-cell table:formula="of:=([.A924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2400" calcext:value-type="float">
            <text:p>122400</text:p>
          </table:table-cell>
          <table:table-cell table:formula="of:=([.A925]-0.2)*1.2" office:value-type="float" office:value="0.336" calcext:value-type="float">
            <text:p>0.336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122500" calcext:value-type="float">
            <text:p>122500</text:p>
          </table:table-cell>
          <table:table-cell table:formula="of:=([.A926]-0.2)*1.2" office:value-type="float" office:value="-0.744" calcext:value-type="float">
            <text:p>-0.74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2600" calcext:value-type="float">
            <text:p>122600</text:p>
          </table:table-cell>
          <table:table-cell table:formula="of:=([.A927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2700" calcext:value-type="float">
            <text:p>122700</text:p>
          </table:table-cell>
          <table:table-cell table:formula="of:=([.A928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122800" calcext:value-type="float">
            <text:p>122800</text:p>
          </table:table-cell>
          <table:table-cell table:formula="of:=([.A929]-0.2)*1.2" office:value-type="float" office:value="-0.816" calcext:value-type="float">
            <text:p>-0.8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900" calcext:value-type="float">
            <text:p>122900</text:p>
          </table:table-cell>
          <table:table-cell table:formula="of:=([.A930]-0.2)*1.2"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3000" calcext:value-type="float">
            <text:p>123000</text:p>
          </table:table-cell>
          <table:table-cell table:formula="of:=([.A931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3100" calcext:value-type="float">
            <text:p>123100</text:p>
          </table:table-cell>
          <table:table-cell table:formula="of:=([.A932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3200" calcext:value-type="float">
            <text:p>123200</text:p>
          </table:table-cell>
          <table:table-cell table:formula="of:=([.A933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23300" calcext:value-type="float">
            <text:p>123300</text:p>
          </table:table-cell>
          <table:table-cell table:formula="of:=([.A934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3400" calcext:value-type="float">
            <text:p>123400</text:p>
          </table:table-cell>
          <table:table-cell table:formula="of:=([.A935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23500" calcext:value-type="float">
            <text:p>123500</text:p>
          </table:table-cell>
          <table:table-cell table:formula="of:=([.A936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123600" calcext:value-type="float">
            <text:p>123600</text:p>
          </table:table-cell>
          <table:table-cell table:formula="of:=([.A937]-0.2)*1.2" office:value-type="float" office:value="-0.528" calcext:value-type="float">
            <text:p>-0.52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3700" calcext:value-type="float">
            <text:p>123700</text:p>
          </table:table-cell>
          <table:table-cell table:formula="of:=([.A938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23800" calcext:value-type="float">
            <text:p>123800</text:p>
          </table:table-cell>
          <table:table-cell table:formula="of:=([.A939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3900" calcext:value-type="float">
            <text:p>123900</text:p>
          </table:table-cell>
          <table:table-cell table:formula="of:=([.A940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4000" calcext:value-type="float">
            <text:p>124000</text:p>
          </table:table-cell>
          <table:table-cell table:formula="of:=([.A941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4100" calcext:value-type="float">
            <text:p>124100</text:p>
          </table:table-cell>
          <table:table-cell table:formula="of:=([.A942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4200" calcext:value-type="float">
            <text:p>124200</text:p>
          </table:table-cell>
          <table:table-cell table:formula="of:=([.A943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4300" calcext:value-type="float">
            <text:p>124300</text:p>
          </table:table-cell>
          <table:table-cell table:formula="of:=([.A944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4400" calcext:value-type="float">
            <text:p>124400</text:p>
          </table:table-cell>
          <table:table-cell table:formula="of:=([.A945]-0.2)*1.2"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4500" calcext:value-type="float">
            <text:p>124500</text:p>
          </table:table-cell>
          <table:table-cell table:formula="of:=([.A946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4600" calcext:value-type="float">
            <text:p>124600</text:p>
          </table:table-cell>
          <table:table-cell table:formula="of:=([.A947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4700" calcext:value-type="float">
            <text:p>124700</text:p>
          </table:table-cell>
          <table:table-cell table:formula="of:=([.A948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4800" calcext:value-type="float">
            <text:p>124800</text:p>
          </table:table-cell>
          <table:table-cell table:formula="of:=([.A949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24900" calcext:value-type="float">
            <text:p>124900</text:p>
          </table:table-cell>
          <table:table-cell table:formula="of:=([.A950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5000" calcext:value-type="float">
            <text:p>125000</text:p>
          </table:table-cell>
          <table:table-cell table:formula="of:=([.A951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5100" calcext:value-type="float">
            <text:p>125100</text:p>
          </table:table-cell>
          <table:table-cell table:formula="of:=([.A952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25200" calcext:value-type="float">
            <text:p>125200</text:p>
          </table:table-cell>
          <table:table-cell table:formula="of:=([.A953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5300" calcext:value-type="float">
            <text:p>125300</text:p>
          </table:table-cell>
          <table:table-cell table:formula="of:=([.A954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25400" calcext:value-type="float">
            <text:p>125400</text:p>
          </table:table-cell>
          <table:table-cell table:formula="of:=([.A955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25500" calcext:value-type="float">
            <text:p>125500</text:p>
          </table:table-cell>
          <table:table-cell table:formula="of:=([.A956]-0.2)*1.2" office:value-type="float" office:value="-0.504" calcext:value-type="float">
            <text:p>-0.504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25600" calcext:value-type="float">
            <text:p>125600</text:p>
          </table:table-cell>
          <table:table-cell table:formula="of:=([.A957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5700" calcext:value-type="float">
            <text:p>125700</text:p>
          </table:table-cell>
          <table:table-cell table:formula="of:=([.A958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5800" calcext:value-type="float">
            <text:p>125800</text:p>
          </table:table-cell>
          <table:table-cell table:formula="of:=([.A959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5900" calcext:value-type="float">
            <text:p>125900</text:p>
          </table:table-cell>
          <table:table-cell table:formula="of:=([.A960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6000" calcext:value-type="float">
            <text:p>126000</text:p>
          </table:table-cell>
          <table:table-cell table:formula="of:=([.A961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6100" calcext:value-type="float">
            <text:p>126100</text:p>
          </table:table-cell>
          <table:table-cell table:formula="of:=([.A962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6200" calcext:value-type="float">
            <text:p>126200</text:p>
          </table:table-cell>
          <table:table-cell table:formula="of:=([.A963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6300" calcext:value-type="float">
            <text:p>126300</text:p>
          </table:table-cell>
          <table:table-cell table:formula="of:=([.A964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6400" calcext:value-type="float">
            <text:p>126400</text:p>
          </table:table-cell>
          <table:table-cell table:formula="of:=([.A965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6500" calcext:value-type="float">
            <text:p>126500</text:p>
          </table:table-cell>
          <table:table-cell table:formula="of:=([.A966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6600" calcext:value-type="float">
            <text:p>126600</text:p>
          </table:table-cell>
          <table:table-cell table:formula="of:=([.A967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26700" calcext:value-type="float">
            <text:p>126700</text:p>
          </table:table-cell>
          <table:table-cell table:formula="of:=([.A968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6800" calcext:value-type="float">
            <text:p>126800</text:p>
          </table:table-cell>
          <table:table-cell table:formula="of:=([.A969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126900" calcext:value-type="float">
            <text:p>126900</text:p>
          </table:table-cell>
          <table:table-cell table:formula="of:=([.A970]-0.2)*1.2" office:value-type="float" office:value="-0.624" calcext:value-type="float">
            <text:p>-0.6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7000" calcext:value-type="float">
            <text:p>127000</text:p>
          </table:table-cell>
          <table:table-cell table:formula="of:=([.A971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7100" calcext:value-type="float">
            <text:p>127100</text:p>
          </table:table-cell>
          <table:table-cell table:formula="of:=([.A972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7200" calcext:value-type="float">
            <text:p>127200</text:p>
          </table:table-cell>
          <table:table-cell table:formula="of:=([.A973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27300" calcext:value-type="float">
            <text:p>127300</text:p>
          </table:table-cell>
          <table:table-cell table:formula="of:=([.A974]-0.2)*1.2" office:value-type="float" office:value="-0.6" calcext:value-type="float">
            <text:p>-0.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7400" calcext:value-type="float">
            <text:p>127400</text:p>
          </table:table-cell>
          <table:table-cell table:formula="of:=([.A975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7500" calcext:value-type="float">
            <text:p>127500</text:p>
          </table:table-cell>
          <table:table-cell table:formula="of:=([.A976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27600" calcext:value-type="float">
            <text:p>127600</text:p>
          </table:table-cell>
          <table:table-cell table:formula="of:=([.A977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7700" calcext:value-type="float">
            <text:p>127700</text:p>
          </table:table-cell>
          <table:table-cell table:formula="of:=([.A978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7800" calcext:value-type="float">
            <text:p>127800</text:p>
          </table:table-cell>
          <table:table-cell table:formula="of:=([.A979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7900" calcext:value-type="float">
            <text:p>127900</text:p>
          </table:table-cell>
          <table:table-cell table:formula="of:=([.A980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8000" calcext:value-type="float">
            <text:p>128000</text:p>
          </table:table-cell>
          <table:table-cell table:formula="of:=([.A981]-0.2)*1.2" office:value-type="float" office:value="0.504" calcext:value-type="float">
            <text:p>0.50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28100" calcext:value-type="float">
            <text:p>128100</text:p>
          </table:table-cell>
          <table:table-cell table:formula="of:=([.A982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8200" calcext:value-type="float">
            <text:p>128200</text:p>
          </table:table-cell>
          <table:table-cell table:formula="of:=([.A983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8300" calcext:value-type="float">
            <text:p>128300</text:p>
          </table:table-cell>
          <table:table-cell table:formula="of:=([.A984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8400" calcext:value-type="float">
            <text:p>128400</text:p>
          </table:table-cell>
          <table:table-cell table:formula="of:=([.A985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28500" calcext:value-type="float">
            <text:p>128500</text:p>
          </table:table-cell>
          <table:table-cell table:formula="of:=([.A986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8600" calcext:value-type="float">
            <text:p>128600</text:p>
          </table:table-cell>
          <table:table-cell table:formula="of:=([.A987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8700" calcext:value-type="float">
            <text:p>128700</text:p>
          </table:table-cell>
          <table:table-cell table:formula="of:=([.A988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28800" calcext:value-type="float">
            <text:p>128800</text:p>
          </table:table-cell>
          <table:table-cell table:formula="of:=([.A989]-0.2)*1.2" office:value-type="float" office:value="-0.576" calcext:value-type="float">
            <text:p>-0.57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28900" calcext:value-type="float">
            <text:p>128900</text:p>
          </table:table-cell>
          <table:table-cell table:formula="of:=([.A990]-0.2)*1.2" office:value-type="float" office:value="-0.48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9000" calcext:value-type="float">
            <text:p>129000</text:p>
          </table:table-cell>
          <table:table-cell table:formula="of:=([.A991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9100" calcext:value-type="float">
            <text:p>129100</text:p>
          </table:table-cell>
          <table:table-cell table:formula="of:=([.A992]-0.2)*1.2" office:value-type="float" office:value="0.744" calcext:value-type="float">
            <text:p>0.74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9200" calcext:value-type="float">
            <text:p>129200</text:p>
          </table:table-cell>
          <table:table-cell table:formula="of:=([.A993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29300" calcext:value-type="float">
            <text:p>129300</text:p>
          </table:table-cell>
          <table:table-cell table:formula="of:=([.A994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9400" calcext:value-type="float">
            <text:p>129400</text:p>
          </table:table-cell>
          <table:table-cell table:formula="of:=([.A995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29500" calcext:value-type="float">
            <text:p>129500</text:p>
          </table:table-cell>
          <table:table-cell table:formula="of:=([.A996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9600" calcext:value-type="float">
            <text:p>129600</text:p>
          </table:table-cell>
          <table:table-cell table:formula="of:=([.A997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9700" calcext:value-type="float">
            <text:p>129700</text:p>
          </table:table-cell>
          <table:table-cell table:formula="of:=([.A998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29800" calcext:value-type="float">
            <text:p>129800</text:p>
          </table:table-cell>
          <table:table-cell table:formula="of:=([.A999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9900" calcext:value-type="float">
            <text:p>129900</text:p>
          </table:table-cell>
          <table:table-cell table:formula="of:=([.A1000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0000" calcext:value-type="float">
            <text:p>130000</text:p>
          </table:table-cell>
          <table:table-cell table:formula="of:=([.A1001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0100" calcext:value-type="float">
            <text:p>130100</text:p>
          </table:table-cell>
          <table:table-cell table:formula="of:=([.A1002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0200" calcext:value-type="float">
            <text:p>130200</text:p>
          </table:table-cell>
          <table:table-cell table:formula="of:=([.A1003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0300" calcext:value-type="float">
            <text:p>130300</text:p>
          </table:table-cell>
          <table:table-cell table:formula="of:=([.A1004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0400" calcext:value-type="float">
            <text:p>130400</text:p>
          </table:table-cell>
          <table:table-cell table:formula="of:=([.A1005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0500" calcext:value-type="float">
            <text:p>130500</text:p>
          </table:table-cell>
          <table:table-cell table:formula="of:=([.A1006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30600" calcext:value-type="float">
            <text:p>130600</text:p>
          </table:table-cell>
          <table:table-cell table:formula="of:=([.A1007]-0.2)*1.2" office:value-type="float" office:value="-0.504" calcext:value-type="float">
            <text:p>-0.50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30700" calcext:value-type="float">
            <text:p>130700</text:p>
          </table:table-cell>
          <table:table-cell table:formula="of:=([.A1008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30800" calcext:value-type="float">
            <text:p>130800</text:p>
          </table:table-cell>
          <table:table-cell table:formula="of:=([.A1009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0900" calcext:value-type="float">
            <text:p>130900</text:p>
          </table:table-cell>
          <table:table-cell table:formula="of:=([.A1010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31000" calcext:value-type="float">
            <text:p>131000</text:p>
          </table:table-cell>
          <table:table-cell table:formula="of:=([.A1011]-0.2)*1.2" office:value-type="float" office:value="-0.48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1100" calcext:value-type="float">
            <text:p>131100</text:p>
          </table:table-cell>
          <table:table-cell table:formula="of:=([.A1012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1200" calcext:value-type="float">
            <text:p>131200</text:p>
          </table:table-cell>
          <table:table-cell table:formula="of:=([.A1013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1300" calcext:value-type="float">
            <text:p>131300</text:p>
          </table:table-cell>
          <table:table-cell table:formula="of:=([.A1014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1400" calcext:value-type="float">
            <text:p>131400</text:p>
          </table:table-cell>
          <table:table-cell table:formula="of:=([.A1015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1500" calcext:value-type="float">
            <text:p>131500</text:p>
          </table:table-cell>
          <table:table-cell table:formula="of:=([.A1016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31600" calcext:value-type="float">
            <text:p>131600</text:p>
          </table:table-cell>
          <table:table-cell table:formula="of:=([.A1017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1700" calcext:value-type="float">
            <text:p>131700</text:p>
          </table:table-cell>
          <table:table-cell table:formula="of:=([.A1018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1800" calcext:value-type="float">
            <text:p>131800</text:p>
          </table:table-cell>
          <table:table-cell table:formula="of:=([.A1019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1900" calcext:value-type="float">
            <text:p>131900</text:p>
          </table:table-cell>
          <table:table-cell table:formula="of:=([.A1020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2000" calcext:value-type="float">
            <text:p>132000</text:p>
          </table:table-cell>
          <table:table-cell table:formula="of:=([.A1021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2100" calcext:value-type="float">
            <text:p>132100</text:p>
          </table:table-cell>
          <table:table-cell table:formula="of:=([.A1022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32200" calcext:value-type="float">
            <text:p>132200</text:p>
          </table:table-cell>
          <table:table-cell table:formula="of:=([.A1023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2300" calcext:value-type="float">
            <text:p>132300</text:p>
          </table:table-cell>
          <table:table-cell table:formula="of:=([.A1024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32400" calcext:value-type="float">
            <text:p>132400</text:p>
          </table:table-cell>
          <table:table-cell table:formula="of:=([.A1025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2500" calcext:value-type="float">
            <text:p>132500</text:p>
          </table:table-cell>
          <table:table-cell table:formula="of:=([.A1026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2600" calcext:value-type="float">
            <text:p>132600</text:p>
          </table:table-cell>
          <table:table-cell table:formula="of:=([.A1027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32700" calcext:value-type="float">
            <text:p>132700</text:p>
          </table:table-cell>
          <table:table-cell table:formula="of:=([.A1028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32800" calcext:value-type="float">
            <text:p>132800</text:p>
          </table:table-cell>
          <table:table-cell table:formula="of:=([.A1029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2900" calcext:value-type="float">
            <text:p>132900</text:p>
          </table:table-cell>
          <table:table-cell table:formula="of:=([.A1030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3000" calcext:value-type="float">
            <text:p>133000</text:p>
          </table:table-cell>
          <table:table-cell table:formula="of:=([.A1031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33100" calcext:value-type="float">
            <text:p>133100</text:p>
          </table:table-cell>
          <table:table-cell table:formula="of:=([.A1032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3200" calcext:value-type="float">
            <text:p>133200</text:p>
          </table:table-cell>
          <table:table-cell table:formula="of:=([.A1033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3300" calcext:value-type="float">
            <text:p>133300</text:p>
          </table:table-cell>
          <table:table-cell table:formula="of:=([.A1034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3400" calcext:value-type="float">
            <text:p>133400</text:p>
          </table:table-cell>
          <table:table-cell table:formula="of:=([.A1035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33500" calcext:value-type="float">
            <text:p>133500</text:p>
          </table:table-cell>
          <table:table-cell table:formula="of:=([.A1036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33600" calcext:value-type="float">
            <text:p>133600</text:p>
          </table:table-cell>
          <table:table-cell table:formula="of:=([.A1037]-0.2)*1.2" office:value-type="float" office:value="-0.48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3700" calcext:value-type="float">
            <text:p>133700</text:p>
          </table:table-cell>
          <table:table-cell table:formula="of:=([.A1038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3800" calcext:value-type="float">
            <text:p>133800</text:p>
          </table:table-cell>
          <table:table-cell table:formula="of:=([.A1039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3900" calcext:value-type="float">
            <text:p>133900</text:p>
          </table:table-cell>
          <table:table-cell table:formula="of:=([.A1040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34000" calcext:value-type="float">
            <text:p>134000</text:p>
          </table:table-cell>
          <table:table-cell table:formula="of:=([.A1041]-0.2)*1.2" office:value-type="float" office:value="0.672" calcext:value-type="float">
            <text:p>0.67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4100" calcext:value-type="float">
            <text:p>134100</text:p>
          </table:table-cell>
          <table:table-cell table:formula="of:=([.A1042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4200" calcext:value-type="float">
            <text:p>134200</text:p>
          </table:table-cell>
          <table:table-cell table:formula="of:=([.A1043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4300" calcext:value-type="float">
            <text:p>134300</text:p>
          </table:table-cell>
          <table:table-cell table:formula="of:=([.A1044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4400" calcext:value-type="float">
            <text:p>134400</text:p>
          </table:table-cell>
          <table:table-cell table:formula="of:=([.A1045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500" calcext:value-type="float">
            <text:p>134500</text:p>
          </table:table-cell>
          <table:table-cell table:formula="of:=([.A1046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600" calcext:value-type="float">
            <text:p>134600</text:p>
          </table:table-cell>
          <table:table-cell table:formula="of:=([.A1047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4700" calcext:value-type="float">
            <text:p>134700</text:p>
          </table:table-cell>
          <table:table-cell table:formula="of:=([.A1048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4800" calcext:value-type="float">
            <text:p>134800</text:p>
          </table:table-cell>
          <table:table-cell table:formula="of:=([.A1049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4900" calcext:value-type="float">
            <text:p>134900</text:p>
          </table:table-cell>
          <table:table-cell table:formula="of:=([.A1050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5000" calcext:value-type="float">
            <text:p>135000</text:p>
          </table:table-cell>
          <table:table-cell table:formula="of:=([.A1051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5100" calcext:value-type="float">
            <text:p>135100</text:p>
          </table:table-cell>
          <table:table-cell table:formula="of:=([.A1052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5200" calcext:value-type="float">
            <text:p>135200</text:p>
          </table:table-cell>
          <table:table-cell table:formula="of:=([.A1053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5300" calcext:value-type="float">
            <text:p>135300</text:p>
          </table:table-cell>
          <table:table-cell table:formula="of:=([.A1054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5400" calcext:value-type="float">
            <text:p>135400</text:p>
          </table:table-cell>
          <table:table-cell table:formula="of:=([.A1055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35500" calcext:value-type="float">
            <text:p>135500</text:p>
          </table:table-cell>
          <table:table-cell table:formula="of:=([.A1056]-0.2)*1.2" office:value-type="float" office:value="-0.504" calcext:value-type="float">
            <text:p>-0.50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5600" calcext:value-type="float">
            <text:p>135600</text:p>
          </table:table-cell>
          <table:table-cell table:formula="of:=([.A1057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5700" calcext:value-type="float">
            <text:p>135700</text:p>
          </table:table-cell>
          <table:table-cell table:formula="of:=([.A1058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35800" calcext:value-type="float">
            <text:p>135800</text:p>
          </table:table-cell>
          <table:table-cell table:formula="of:=([.A1059]-0.2)*1.2" office:value-type="float" office:value="-0.504" calcext:value-type="float">
            <text:p>-0.504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35900" calcext:value-type="float">
            <text:p>135900</text:p>
          </table:table-cell>
          <table:table-cell table:formula="of:=([.A1060]-0.2)*1.2"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6000" calcext:value-type="float">
            <text:p>136000</text:p>
          </table:table-cell>
          <table:table-cell table:formula="of:=([.A1061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36100" calcext:value-type="float">
            <text:p>136100</text:p>
          </table:table-cell>
          <table:table-cell table:formula="of:=([.A1062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6200" calcext:value-type="float">
            <text:p>136200</text:p>
          </table:table-cell>
          <table:table-cell table:formula="of:=([.A1063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36300" calcext:value-type="float">
            <text:p>136300</text:p>
          </table:table-cell>
          <table:table-cell table:formula="of:=([.A1064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6400" calcext:value-type="float">
            <text:p>136400</text:p>
          </table:table-cell>
          <table:table-cell table:formula="of:=([.A1065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6500" calcext:value-type="float">
            <text:p>136500</text:p>
          </table:table-cell>
          <table:table-cell table:formula="of:=([.A1066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6600" calcext:value-type="float">
            <text:p>136600</text:p>
          </table:table-cell>
          <table:table-cell table:formula="of:=([.A1067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6700" calcext:value-type="float">
            <text:p>136700</text:p>
          </table:table-cell>
          <table:table-cell table:formula="of:=([.A1068]-0.2)*1.2" office:value-type="float" office:value="0.336" calcext:value-type="float">
            <text:p>0.33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6800" calcext:value-type="float">
            <text:p>136800</text:p>
          </table:table-cell>
          <table:table-cell table:formula="of:=([.A1069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6900" calcext:value-type="float">
            <text:p>136900</text:p>
          </table:table-cell>
          <table:table-cell table:formula="of:=([.A1070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7000" calcext:value-type="float">
            <text:p>137000</text:p>
          </table:table-cell>
          <table:table-cell table:formula="of:=([.A1071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137100" calcext:value-type="float">
            <text:p>137100</text:p>
          </table:table-cell>
          <table:table-cell table:formula="of:=([.A1072]-0.2)*1.2" office:value-type="float" office:value="-0.792" calcext:value-type="float">
            <text:p>-0.792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37200" calcext:value-type="float">
            <text:p>137200</text:p>
          </table:table-cell>
          <table:table-cell table:formula="of:=([.A1073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37300" calcext:value-type="float">
            <text:p>137300</text:p>
          </table:table-cell>
          <table:table-cell table:formula="of:=([.A1074]-0.2)*1.2"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7400" calcext:value-type="float">
            <text:p>137400</text:p>
          </table:table-cell>
          <table:table-cell table:formula="of:=([.A1075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7500" calcext:value-type="float">
            <text:p>137500</text:p>
          </table:table-cell>
          <table:table-cell table:formula="of:=([.A1076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37600" calcext:value-type="float">
            <text:p>137600</text:p>
          </table:table-cell>
          <table:table-cell table:formula="of:=([.A1077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7700" calcext:value-type="float">
            <text:p>137700</text:p>
          </table:table-cell>
          <table:table-cell table:formula="of:=([.A1078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37800" calcext:value-type="float">
            <text:p>137800</text:p>
          </table:table-cell>
          <table:table-cell table:formula="of:=([.A1079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37900" calcext:value-type="float">
            <text:p>137900</text:p>
          </table:table-cell>
          <table:table-cell table:formula="of:=([.A1080]-0.2)*1.2"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8000" calcext:value-type="float">
            <text:p>138000</text:p>
          </table:table-cell>
          <table:table-cell table:formula="of:=([.A1081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8100" calcext:value-type="float">
            <text:p>138100</text:p>
          </table:table-cell>
          <table:table-cell table:formula="of:=([.A1082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8200" calcext:value-type="float">
            <text:p>138200</text:p>
          </table:table-cell>
          <table:table-cell table:formula="of:=([.A1083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8300" calcext:value-type="float">
            <text:p>138300</text:p>
          </table:table-cell>
          <table:table-cell table:formula="of:=([.A1084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8400" calcext:value-type="float">
            <text:p>138400</text:p>
          </table:table-cell>
          <table:table-cell table:formula="of:=([.A1085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8500" calcext:value-type="float">
            <text:p>138500</text:p>
          </table:table-cell>
          <table:table-cell table:formula="of:=([.A1086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8600" calcext:value-type="float">
            <text:p>138600</text:p>
          </table:table-cell>
          <table:table-cell table:formula="of:=([.A1087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138700" calcext:value-type="float">
            <text:p>138700</text:p>
          </table:table-cell>
          <table:table-cell table:formula="of:=([.A1088]-0.2)*1.2" office:value-type="float" office:value="-0.624" calcext:value-type="float">
            <text:p>-0.6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8800" calcext:value-type="float">
            <text:p>138800</text:p>
          </table:table-cell>
          <table:table-cell table:formula="of:=([.A1089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8900" calcext:value-type="float">
            <text:p>138900</text:p>
          </table:table-cell>
          <table:table-cell table:formula="of:=([.A1090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9000" calcext:value-type="float">
            <text:p>139000</text:p>
          </table:table-cell>
          <table:table-cell table:formula="of:=([.A1091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9100" calcext:value-type="float">
            <text:p>139100</text:p>
          </table:table-cell>
          <table:table-cell table:formula="of:=([.A1092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9200" calcext:value-type="float">
            <text:p>139200</text:p>
          </table:table-cell>
          <table:table-cell table:formula="of:=([.A1093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39300" calcext:value-type="float">
            <text:p>139300</text:p>
          </table:table-cell>
          <table:table-cell table:formula="of:=([.A1094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400" calcext:value-type="float">
            <text:p>139400</text:p>
          </table:table-cell>
          <table:table-cell table:formula="of:=([.A1095]-0.2)*1.2"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39500" calcext:value-type="float">
            <text:p>139500</text:p>
          </table:table-cell>
          <table:table-cell table:formula="of:=([.A1096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9600" calcext:value-type="float">
            <text:p>139600</text:p>
          </table:table-cell>
          <table:table-cell table:formula="of:=([.A1097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39700" calcext:value-type="float">
            <text:p>139700</text:p>
          </table:table-cell>
          <table:table-cell table:formula="of:=([.A1098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9800" calcext:value-type="float">
            <text:p>139800</text:p>
          </table:table-cell>
          <table:table-cell table:formula="of:=([.A1099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9900" calcext:value-type="float">
            <text:p>139900</text:p>
          </table:table-cell>
          <table:table-cell table:formula="of:=([.A1100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0000" calcext:value-type="float">
            <text:p>140000</text:p>
          </table:table-cell>
          <table:table-cell table:formula="of:=([.A1101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40100" calcext:value-type="float">
            <text:p>140100</text:p>
          </table:table-cell>
          <table:table-cell table:formula="of:=([.A1102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0200" calcext:value-type="float">
            <text:p>140200</text:p>
          </table:table-cell>
          <table:table-cell table:formula="of:=([.A1103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40300" calcext:value-type="float">
            <text:p>140300</text:p>
          </table:table-cell>
          <table:table-cell table:formula="of:=([.A1104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0400" calcext:value-type="float">
            <text:p>140400</text:p>
          </table:table-cell>
          <table:table-cell table:formula="of:=([.A1105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0500" calcext:value-type="float">
            <text:p>140500</text:p>
          </table:table-cell>
          <table:table-cell table:formula="of:=([.A1106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0600" calcext:value-type="float">
            <text:p>140600</text:p>
          </table:table-cell>
          <table:table-cell table:formula="of:=([.A1107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0700" calcext:value-type="float">
            <text:p>140700</text:p>
          </table:table-cell>
          <table:table-cell table:formula="of:=([.A1108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40800" calcext:value-type="float">
            <text:p>140800</text:p>
          </table:table-cell>
          <table:table-cell table:formula="of:=([.A1109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0900" calcext:value-type="float">
            <text:p>140900</text:p>
          </table:table-cell>
          <table:table-cell table:formula="of:=([.A1110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1000" calcext:value-type="float">
            <text:p>141000</text:p>
          </table:table-cell>
          <table:table-cell table:formula="of:=([.A1111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1100" calcext:value-type="float">
            <text:p>141100</text:p>
          </table:table-cell>
          <table:table-cell table:formula="of:=([.A1112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1200" calcext:value-type="float">
            <text:p>141200</text:p>
          </table:table-cell>
          <table:table-cell table:formula="of:=([.A1113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1300" calcext:value-type="float">
            <text:p>141300</text:p>
          </table:table-cell>
          <table:table-cell table:formula="of:=([.A1114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1400" calcext:value-type="float">
            <text:p>141400</text:p>
          </table:table-cell>
          <table:table-cell table:formula="of:=([.A1115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1500" calcext:value-type="float">
            <text:p>141500</text:p>
          </table:table-cell>
          <table:table-cell table:formula="of:=([.A1116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1600" calcext:value-type="float">
            <text:p>141600</text:p>
          </table:table-cell>
          <table:table-cell table:formula="of:=([.A1117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41700" calcext:value-type="float">
            <text:p>141700</text:p>
          </table:table-cell>
          <table:table-cell table:formula="of:=([.A1118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1800" calcext:value-type="float">
            <text:p>141800</text:p>
          </table:table-cell>
          <table:table-cell table:formula="of:=([.A1119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1900" calcext:value-type="float">
            <text:p>141900</text:p>
          </table:table-cell>
          <table:table-cell table:formula="of:=([.A1120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142000" calcext:value-type="float">
            <text:p>142000</text:p>
          </table:table-cell>
          <table:table-cell table:formula="of:=([.A1121]-0.2)*1.2" office:value-type="float" office:value="-0.72" calcext:value-type="float">
            <text:p>-0.7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42100" calcext:value-type="float">
            <text:p>142100</text:p>
          </table:table-cell>
          <table:table-cell table:formula="of:=([.A1122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42200" calcext:value-type="float">
            <text:p>142200</text:p>
          </table:table-cell>
          <table:table-cell table:formula="of:=([.A1123]-0.2)*1.2" office:value-type="float" office:value="-0.576" calcext:value-type="float">
            <text:p>-0.576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2300" calcext:value-type="float">
            <text:p>142300</text:p>
          </table:table-cell>
          <table:table-cell table:formula="of:=([.A1124]-0.2)*1.2" office:value-type="float" office:value="0.336" calcext:value-type="float">
            <text:p>0.336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2400" calcext:value-type="float">
            <text:p>142400</text:p>
          </table:table-cell>
          <table:table-cell table:formula="of:=([.A1125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142500" calcext:value-type="float">
            <text:p>142500</text:p>
          </table:table-cell>
          <table:table-cell table:formula="of:=([.A1126]-0.2)*1.2" office:value-type="float" office:value="-0.552" calcext:value-type="float">
            <text:p>-0.552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2600" calcext:value-type="float">
            <text:p>142600</text:p>
          </table:table-cell>
          <table:table-cell table:formula="of:=([.A1127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2700" calcext:value-type="float">
            <text:p>142700</text:p>
          </table:table-cell>
          <table:table-cell table:formula="of:=([.A1128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42800" calcext:value-type="float">
            <text:p>142800</text:p>
          </table:table-cell>
          <table:table-cell table:formula="of:=([.A1129]-0.2)*1.2" office:value-type="float" office:value="-0.576" calcext:value-type="float">
            <text:p>-0.57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2900" calcext:value-type="float">
            <text:p>142900</text:p>
          </table:table-cell>
          <table:table-cell table:formula="of:=([.A1130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3000" calcext:value-type="float">
            <text:p>143000</text:p>
          </table:table-cell>
          <table:table-cell table:formula="of:=([.A1131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3100" calcext:value-type="float">
            <text:p>143100</text:p>
          </table:table-cell>
          <table:table-cell table:formula="of:=([.A1132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43200" calcext:value-type="float">
            <text:p>143200</text:p>
          </table:table-cell>
          <table:table-cell table:formula="of:=([.A1133]-0.2)*1.2"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3300" calcext:value-type="float">
            <text:p>143300</text:p>
          </table:table-cell>
          <table:table-cell table:formula="of:=([.A1134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3400" calcext:value-type="float">
            <text:p>143400</text:p>
          </table:table-cell>
          <table:table-cell table:formula="of:=([.A1135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3500" calcext:value-type="float">
            <text:p>143500</text:p>
          </table:table-cell>
          <table:table-cell table:formula="of:=([.A1136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3600" calcext:value-type="float">
            <text:p>143600</text:p>
          </table:table-cell>
          <table:table-cell table:formula="of:=([.A1137]-0.2)*1.2" office:value-type="float" office:value="0.336" calcext:value-type="float">
            <text:p>0.336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43700" calcext:value-type="float">
            <text:p>143700</text:p>
          </table:table-cell>
          <table:table-cell table:formula="of:=([.A1138]-0.2)*1.2" office:value-type="float" office:value="-0.576" calcext:value-type="float">
            <text:p>-0.57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3800" calcext:value-type="float">
            <text:p>143800</text:p>
          </table:table-cell>
          <table:table-cell table:formula="of:=([.A1139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3900" calcext:value-type="float">
            <text:p>143900</text:p>
          </table:table-cell>
          <table:table-cell table:formula="of:=([.A1140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4000" calcext:value-type="float">
            <text:p>144000</text:p>
          </table:table-cell>
          <table:table-cell table:formula="of:=([.A1141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4100" calcext:value-type="float">
            <text:p>144100</text:p>
          </table:table-cell>
          <table:table-cell table:formula="of:=([.A1142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4200" calcext:value-type="float">
            <text:p>144200</text:p>
          </table:table-cell>
          <table:table-cell table:formula="of:=([.A1143]-0.2)*1.2" office:value-type="float" office:value="0.336" calcext:value-type="float">
            <text:p>0.33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4300" calcext:value-type="float">
            <text:p>144300</text:p>
          </table:table-cell>
          <table:table-cell table:formula="of:=([.A1144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4400" calcext:value-type="float">
            <text:p>144400</text:p>
          </table:table-cell>
          <table:table-cell table:formula="of:=([.A1145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4500" calcext:value-type="float">
            <text:p>144500</text:p>
          </table:table-cell>
          <table:table-cell table:formula="of:=([.A1146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44600" calcext:value-type="float">
            <text:p>144600</text:p>
          </table:table-cell>
          <table:table-cell table:formula="of:=([.A1147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4700" calcext:value-type="float">
            <text:p>144700</text:p>
          </table:table-cell>
          <table:table-cell table:formula="of:=([.A1148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4800" calcext:value-type="float">
            <text:p>144800</text:p>
          </table:table-cell>
          <table:table-cell table:formula="of:=([.A1149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4900" calcext:value-type="float">
            <text:p>144900</text:p>
          </table:table-cell>
          <table:table-cell table:formula="of:=([.A1150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145000" calcext:value-type="float">
            <text:p>145000</text:p>
          </table:table-cell>
          <table:table-cell table:formula="of:=([.A1151]-0.2)*1.2" office:value-type="float" office:value="-0.456" calcext:value-type="float">
            <text:p>-0.456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5100" calcext:value-type="float">
            <text:p>145100</text:p>
          </table:table-cell>
          <table:table-cell table:formula="of:=([.A1152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5200" calcext:value-type="float">
            <text:p>145200</text:p>
          </table:table-cell>
          <table:table-cell table:formula="of:=([.A1153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5300" calcext:value-type="float">
            <text:p>145300</text:p>
          </table:table-cell>
          <table:table-cell table:formula="of:=([.A1154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145400" calcext:value-type="float">
            <text:p>145400</text:p>
          </table:table-cell>
          <table:table-cell table:formula="of:=([.A1155]-0.2)*1.2" office:value-type="float" office:value="-0.672" calcext:value-type="float">
            <text:p>-0.67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5500" calcext:value-type="float">
            <text:p>145500</text:p>
          </table:table-cell>
          <table:table-cell table:formula="of:=([.A1156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600" calcext:value-type="float">
            <text:p>145600</text:p>
          </table:table-cell>
          <table:table-cell table:formula="of:=([.A1157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45700" calcext:value-type="float">
            <text:p>145700</text:p>
          </table:table-cell>
          <table:table-cell table:formula="of:=([.A1158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145800" calcext:value-type="float">
            <text:p>145800</text:p>
          </table:table-cell>
          <table:table-cell table:formula="of:=([.A1159]-0.2)*1.2" office:value-type="float" office:value="-0.552" calcext:value-type="float">
            <text:p>-0.552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145900" calcext:value-type="float">
            <text:p>145900</text:p>
          </table:table-cell>
          <table:table-cell table:formula="of:=([.A1160]-0.2)*1.2" office:value-type="float" office:value="-0.624" calcext:value-type="float">
            <text:p>-0.62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6000" calcext:value-type="float">
            <text:p>146000</text:p>
          </table:table-cell>
          <table:table-cell table:formula="of:=([.A1161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6100" calcext:value-type="float">
            <text:p>146100</text:p>
          </table:table-cell>
          <table:table-cell table:formula="of:=([.A1162]-0.2)*1.2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6200" calcext:value-type="float">
            <text:p>146200</text:p>
          </table:table-cell>
          <table:table-cell table:formula="of:=([.A1163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146300" calcext:value-type="float">
            <text:p>146300</text:p>
          </table:table-cell>
          <table:table-cell table:formula="of:=([.A1164]-0.2)*1.2" office:value-type="float" office:value="-0.528" calcext:value-type="float">
            <text:p>-0.52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6400" calcext:value-type="float">
            <text:p>146400</text:p>
          </table:table-cell>
          <table:table-cell table:formula="of:=([.A1165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46500" calcext:value-type="float">
            <text:p>146500</text:p>
          </table:table-cell>
          <table:table-cell table:formula="of:=([.A1166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6600" calcext:value-type="float">
            <text:p>146600</text:p>
          </table:table-cell>
          <table:table-cell table:formula="of:=([.A1167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6700" calcext:value-type="float">
            <text:p>146700</text:p>
          </table:table-cell>
          <table:table-cell table:formula="of:=([.A1168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6800" calcext:value-type="float">
            <text:p>146800</text:p>
          </table:table-cell>
          <table:table-cell table:formula="of:=([.A1169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6900" calcext:value-type="float">
            <text:p>146900</text:p>
          </table:table-cell>
          <table:table-cell table:formula="of:=([.A1170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7000" calcext:value-type="float">
            <text:p>147000</text:p>
          </table:table-cell>
          <table:table-cell table:formula="of:=([.A1171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47100" calcext:value-type="float">
            <text:p>147100</text:p>
          </table:table-cell>
          <table:table-cell table:formula="of:=([.A1172]-0.2)*1.2" office:value-type="float" office:value="-0.48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47200" calcext:value-type="float">
            <text:p>147200</text:p>
          </table:table-cell>
          <table:table-cell table:formula="of:=([.A1173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7300" calcext:value-type="float">
            <text:p>147300</text:p>
          </table:table-cell>
          <table:table-cell table:formula="of:=([.A1174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7400" calcext:value-type="float">
            <text:p>147400</text:p>
          </table:table-cell>
          <table:table-cell table:formula="of:=([.A1175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147500" calcext:value-type="float">
            <text:p>147500</text:p>
          </table:table-cell>
          <table:table-cell table:formula="of:=([.A1176]-0.2)*1.2" office:value-type="float" office:value="-0.624" calcext:value-type="float">
            <text:p>-0.62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7600" calcext:value-type="float">
            <text:p>147600</text:p>
          </table:table-cell>
          <table:table-cell table:formula="of:=([.A1177]-0.2)*1.2" office:value-type="float" office:value="0.336" calcext:value-type="float">
            <text:p>0.33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7700" calcext:value-type="float">
            <text:p>147700</text:p>
          </table:table-cell>
          <table:table-cell table:formula="of:=([.A1178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47800" calcext:value-type="float">
            <text:p>147800</text:p>
          </table:table-cell>
          <table:table-cell table:formula="of:=([.A1179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47900" calcext:value-type="float">
            <text:p>147900</text:p>
          </table:table-cell>
          <table:table-cell table:formula="of:=([.A1180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8000" calcext:value-type="float">
            <text:p>148000</text:p>
          </table:table-cell>
          <table:table-cell table:formula="of:=([.A1181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8100" calcext:value-type="float">
            <text:p>148100</text:p>
          </table:table-cell>
          <table:table-cell table:formula="of:=([.A1182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8200" calcext:value-type="float">
            <text:p>148200</text:p>
          </table:table-cell>
          <table:table-cell table:formula="of:=([.A1183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48300" calcext:value-type="float">
            <text:p>148300</text:p>
          </table:table-cell>
          <table:table-cell table:formula="of:=([.A1184]-0.2)*1.2" office:value-type="float" office:value="0.528" calcext:value-type="float">
            <text:p>0.52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8400" calcext:value-type="float">
            <text:p>148400</text:p>
          </table:table-cell>
          <table:table-cell table:formula="of:=([.A1185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8500" calcext:value-type="float">
            <text:p>148500</text:p>
          </table:table-cell>
          <table:table-cell table:formula="of:=([.A1186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48600" calcext:value-type="float">
            <text:p>148600</text:p>
          </table:table-cell>
          <table:table-cell table:formula="of:=([.A1187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48700" calcext:value-type="float">
            <text:p>148700</text:p>
          </table:table-cell>
          <table:table-cell table:formula="of:=([.A1188]-0.2)*1.2" office:value-type="float" office:value="0.672" calcext:value-type="float">
            <text:p>0.672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48800" calcext:value-type="float">
            <text:p>148800</text:p>
          </table:table-cell>
          <table:table-cell table:formula="of:=([.A1189]-0.2)*1.2" office:value-type="float" office:value="-0.48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8900" calcext:value-type="float">
            <text:p>148900</text:p>
          </table:table-cell>
          <table:table-cell table:formula="of:=([.A1190]-0.2)*1.2" office:value-type="float" office:value="0.504" calcext:value-type="float">
            <text:p>0.50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49000" calcext:value-type="float">
            <text:p>149000</text:p>
          </table:table-cell>
          <table:table-cell table:formula="of:=([.A1191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9100" calcext:value-type="float">
            <text:p>149100</text:p>
          </table:table-cell>
          <table:table-cell table:formula="of:=([.A1192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9200" calcext:value-type="float">
            <text:p>149200</text:p>
          </table:table-cell>
          <table:table-cell table:formula="of:=([.A1193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49300" calcext:value-type="float">
            <text:p>149300</text:p>
          </table:table-cell>
          <table:table-cell table:formula="of:=([.A1194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49400" calcext:value-type="float">
            <text:p>149400</text:p>
          </table:table-cell>
          <table:table-cell table:formula="of:=([.A1195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9500" calcext:value-type="float">
            <text:p>149500</text:p>
          </table:table-cell>
          <table:table-cell table:formula="of:=([.A1196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9600" calcext:value-type="float">
            <text:p>149600</text:p>
          </table:table-cell>
          <table:table-cell table:formula="of:=([.A1197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700" calcext:value-type="float">
            <text:p>149700</text:p>
          </table:table-cell>
          <table:table-cell table:formula="of:=([.A1198]-0.2)*1.2"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9800" calcext:value-type="float">
            <text:p>149800</text:p>
          </table:table-cell>
          <table:table-cell table:formula="of:=([.A1199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49900" calcext:value-type="float">
            <text:p>149900</text:p>
          </table:table-cell>
          <table:table-cell table:formula="of:=([.A1200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50000" calcext:value-type="float">
            <text:p>150000</text:p>
          </table:table-cell>
          <table:table-cell table:formula="of:=([.A1201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0100" calcext:value-type="float">
            <text:p>150100</text:p>
          </table:table-cell>
          <table:table-cell table:formula="of:=([.A1202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0200" calcext:value-type="float">
            <text:p>150200</text:p>
          </table:table-cell>
          <table:table-cell table:formula="of:=([.A1203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50300" calcext:value-type="float">
            <text:p>150300</text:p>
          </table:table-cell>
          <table:table-cell table:formula="of:=([.A1204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400" calcext:value-type="float">
            <text:p>150400</text:p>
          </table:table-cell>
          <table:table-cell table:formula="of:=([.A1205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0500" calcext:value-type="float">
            <text:p>150500</text:p>
          </table:table-cell>
          <table:table-cell table:formula="of:=([.A1206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0600" calcext:value-type="float">
            <text:p>150600</text:p>
          </table:table-cell>
          <table:table-cell table:formula="of:=([.A1207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50700" calcext:value-type="float">
            <text:p>150700</text:p>
          </table:table-cell>
          <table:table-cell table:formula="of:=([.A1208]-0.2)*1.2"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0800" calcext:value-type="float">
            <text:p>150800</text:p>
          </table:table-cell>
          <table:table-cell table:formula="of:=([.A1209]-0.2)*1.2" office:value-type="float" office:value="0.624" calcext:value-type="float">
            <text:p>0.62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0900" calcext:value-type="float">
            <text:p>150900</text:p>
          </table:table-cell>
          <table:table-cell table:formula="of:=([.A1210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1000" calcext:value-type="float">
            <text:p>151000</text:p>
          </table:table-cell>
          <table:table-cell table:formula="of:=([.A1211]-0.2)*1.2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51100" calcext:value-type="float">
            <text:p>151100</text:p>
          </table:table-cell>
          <table:table-cell table:formula="of:=([.A1212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1200" calcext:value-type="float">
            <text:p>151200</text:p>
          </table:table-cell>
          <table:table-cell table:formula="of:=([.A1213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1300" calcext:value-type="float">
            <text:p>151300</text:p>
          </table:table-cell>
          <table:table-cell table:formula="of:=([.A1214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51400" calcext:value-type="float">
            <text:p>151400</text:p>
          </table:table-cell>
          <table:table-cell table:formula="of:=([.A1215]-0.2)*1.2"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1500" calcext:value-type="float">
            <text:p>151500</text:p>
          </table:table-cell>
          <table:table-cell table:formula="of:=([.A1216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1600" calcext:value-type="float">
            <text:p>151600</text:p>
          </table:table-cell>
          <table:table-cell table:formula="of:=([.A1217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1700" calcext:value-type="float">
            <text:p>151700</text:p>
          </table:table-cell>
          <table:table-cell table:formula="of:=([.A1218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51800" calcext:value-type="float">
            <text:p>151800</text:p>
          </table:table-cell>
          <table:table-cell table:formula="of:=([.A1219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1900" calcext:value-type="float">
            <text:p>151900</text:p>
          </table:table-cell>
          <table:table-cell table:formula="of:=([.A1220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2000" calcext:value-type="float">
            <text:p>152000</text:p>
          </table:table-cell>
          <table:table-cell table:formula="of:=([.A1221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52100" calcext:value-type="float">
            <text:p>152100</text:p>
          </table:table-cell>
          <table:table-cell table:formula="of:=([.A1222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2200" calcext:value-type="float">
            <text:p>152200</text:p>
          </table:table-cell>
          <table:table-cell table:formula="of:=([.A1223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52300" calcext:value-type="float">
            <text:p>152300</text:p>
          </table:table-cell>
          <table:table-cell table:formula="of:=([.A1224]-0.2)*1.2" office:value-type="float" office:value="-0.48" calcext:value-type="float">
            <text:p>-0.4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2400" calcext:value-type="float">
            <text:p>152400</text:p>
          </table:table-cell>
          <table:table-cell table:formula="of:=([.A1225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2500" calcext:value-type="float">
            <text:p>152500</text:p>
          </table:table-cell>
          <table:table-cell table:formula="of:=([.A1226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52600" calcext:value-type="float">
            <text:p>152600</text:p>
          </table:table-cell>
          <table:table-cell table:formula="of:=([.A1227]-0.2)*1.2" office:value-type="float" office:value="0.576" calcext:value-type="float">
            <text:p>0.576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2700" calcext:value-type="float">
            <text:p>152700</text:p>
          </table:table-cell>
          <table:table-cell table:formula="of:=([.A1228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52800" calcext:value-type="float">
            <text:p>152800</text:p>
          </table:table-cell>
          <table:table-cell table:formula="of:=([.A1229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2900" calcext:value-type="float">
            <text:p>152900</text:p>
          </table:table-cell>
          <table:table-cell table:formula="of:=([.A1230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3000" calcext:value-type="float">
            <text:p>153000</text:p>
          </table:table-cell>
          <table:table-cell table:formula="of:=([.A1231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53100" calcext:value-type="float">
            <text:p>153100</text:p>
          </table:table-cell>
          <table:table-cell table:formula="of:=([.A1232]-0.2)*1.2" office:value-type="float" office:value="-0.576" calcext:value-type="float">
            <text:p>-0.576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3200" calcext:value-type="float">
            <text:p>153200</text:p>
          </table:table-cell>
          <table:table-cell table:formula="of:=([.A1233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53300" calcext:value-type="float">
            <text:p>153300</text:p>
          </table:table-cell>
          <table:table-cell table:formula="of:=([.A1234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3400" calcext:value-type="float">
            <text:p>153400</text:p>
          </table:table-cell>
          <table:table-cell table:formula="of:=([.A1235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53500" calcext:value-type="float">
            <text:p>153500</text:p>
          </table:table-cell>
          <table:table-cell table:formula="of:=([.A1236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53600" calcext:value-type="float">
            <text:p>153600</text:p>
          </table:table-cell>
          <table:table-cell table:formula="of:=([.A1237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3700" calcext:value-type="float">
            <text:p>153700</text:p>
          </table:table-cell>
          <table:table-cell table:formula="of:=([.A1238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53800" calcext:value-type="float">
            <text:p>153800</text:p>
          </table:table-cell>
          <table:table-cell table:formula="of:=([.A1239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3900" calcext:value-type="float">
            <text:p>153900</text:p>
          </table:table-cell>
          <table:table-cell table:formula="of:=([.A1240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4000" calcext:value-type="float">
            <text:p>154000</text:p>
          </table:table-cell>
          <table:table-cell table:formula="of:=([.A1241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54100" calcext:value-type="float">
            <text:p>154100</text:p>
          </table:table-cell>
          <table:table-cell table:formula="of:=([.A1242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154200" calcext:value-type="float">
            <text:p>154200</text:p>
          </table:table-cell>
          <table:table-cell table:formula="of:=([.A1243]-0.2)*1.2" office:value-type="float" office:value="-0.648" calcext:value-type="float">
            <text:p>-0.64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4300" calcext:value-type="float">
            <text:p>154300</text:p>
          </table:table-cell>
          <table:table-cell table:formula="of:=([.A1244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54400" calcext:value-type="float">
            <text:p>154400</text:p>
          </table:table-cell>
          <table:table-cell table:formula="of:=([.A1245]-0.2)*1.2" office:value-type="float" office:value="-0.84" calcext:value-type="float">
            <text:p>-0.84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4500" calcext:value-type="float">
            <text:p>154500</text:p>
          </table:table-cell>
          <table:table-cell table:formula="of:=([.A1246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54600" calcext:value-type="float">
            <text:p>154600</text:p>
          </table:table-cell>
          <table:table-cell table:formula="of:=([.A1247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4700" calcext:value-type="float">
            <text:p>154700</text:p>
          </table:table-cell>
          <table:table-cell table:formula="of:=([.A1248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54800" calcext:value-type="float">
            <text:p>154800</text:p>
          </table:table-cell>
          <table:table-cell table:formula="of:=([.A1249]-0.2)*1.2"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154900" calcext:value-type="float">
            <text:p>154900</text:p>
          </table:table-cell>
          <table:table-cell table:formula="of:=([.A1250]-0.2)*1.2" office:value-type="float" office:value="-0.552" calcext:value-type="float">
            <text:p>-0.55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5000" calcext:value-type="float">
            <text:p>155000</text:p>
          </table:table-cell>
          <table:table-cell table:formula="of:=([.A1251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5100" calcext:value-type="float">
            <text:p>155100</text:p>
          </table:table-cell>
          <table:table-cell table:formula="of:=([.A1252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200" calcext:value-type="float">
            <text:p>155200</text:p>
          </table:table-cell>
          <table:table-cell table:formula="of:=([.A1253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5300" calcext:value-type="float">
            <text:p>155300</text:p>
          </table:table-cell>
          <table:table-cell table:formula="of:=([.A1254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5400" calcext:value-type="float">
            <text:p>155400</text:p>
          </table:table-cell>
          <table:table-cell table:formula="of:=([.A1255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5500" calcext:value-type="float">
            <text:p>155500</text:p>
          </table:table-cell>
          <table:table-cell table:formula="of:=([.A1256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5600" calcext:value-type="float">
            <text:p>155600</text:p>
          </table:table-cell>
          <table:table-cell table:formula="of:=([.A1257]-0.2)*1.2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5700" calcext:value-type="float">
            <text:p>155700</text:p>
          </table:table-cell>
          <table:table-cell table:formula="of:=([.A1258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5800" calcext:value-type="float">
            <text:p>155800</text:p>
          </table:table-cell>
          <table:table-cell table:formula="of:=([.A1259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55900" calcext:value-type="float">
            <text:p>155900</text:p>
          </table:table-cell>
          <table:table-cell table:formula="of:=([.A1260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6000" calcext:value-type="float">
            <text:p>156000</text:p>
          </table:table-cell>
          <table:table-cell table:formula="of:=([.A1261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56100" calcext:value-type="float">
            <text:p>156100</text:p>
          </table:table-cell>
          <table:table-cell table:formula="of:=([.A1262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6200" calcext:value-type="float">
            <text:p>156200</text:p>
          </table:table-cell>
          <table:table-cell table:formula="of:=([.A1263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6300" calcext:value-type="float">
            <text:p>156300</text:p>
          </table:table-cell>
          <table:table-cell table:formula="of:=([.A1264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6400" calcext:value-type="float">
            <text:p>156400</text:p>
          </table:table-cell>
          <table:table-cell table:formula="of:=([.A1265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156500" calcext:value-type="float">
            <text:p>156500</text:p>
          </table:table-cell>
          <table:table-cell table:formula="of:=([.A1266]-0.2)*1.2" office:value-type="float" office:value="-0.528" calcext:value-type="float">
            <text:p>-0.52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6600" calcext:value-type="float">
            <text:p>156600</text:p>
          </table:table-cell>
          <table:table-cell table:formula="of:=([.A1267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56700" calcext:value-type="float">
            <text:p>156700</text:p>
          </table:table-cell>
          <table:table-cell table:formula="of:=([.A1268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6800" calcext:value-type="float">
            <text:p>156800</text:p>
          </table:table-cell>
          <table:table-cell table:formula="of:=([.A1269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6900" calcext:value-type="float">
            <text:p>156900</text:p>
          </table:table-cell>
          <table:table-cell table:formula="of:=([.A1270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7000" calcext:value-type="float">
            <text:p>157000</text:p>
          </table:table-cell>
          <table:table-cell table:formula="of:=([.A1271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7100" calcext:value-type="float">
            <text:p>157100</text:p>
          </table:table-cell>
          <table:table-cell table:formula="of:=([.A1272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57200" calcext:value-type="float">
            <text:p>157200</text:p>
          </table:table-cell>
          <table:table-cell table:formula="of:=([.A1273]-0.2)*1.2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7300" calcext:value-type="float">
            <text:p>157300</text:p>
          </table:table-cell>
          <table:table-cell table:formula="of:=([.A1274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57400" calcext:value-type="float">
            <text:p>157400</text:p>
          </table:table-cell>
          <table:table-cell table:formula="of:=([.A1275]-0.2)*1.2" office:value-type="float" office:value="0.528" calcext:value-type="float">
            <text:p>0.528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57500" calcext:value-type="float">
            <text:p>157500</text:p>
          </table:table-cell>
          <table:table-cell table:formula="of:=([.A1276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7600" calcext:value-type="float">
            <text:p>157600</text:p>
          </table:table-cell>
          <table:table-cell table:formula="of:=([.A1277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7700" calcext:value-type="float">
            <text:p>157700</text:p>
          </table:table-cell>
          <table:table-cell table:formula="of:=([.A1278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7800" calcext:value-type="float">
            <text:p>157800</text:p>
          </table:table-cell>
          <table:table-cell table:formula="of:=([.A1279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57900" calcext:value-type="float">
            <text:p>157900</text:p>
          </table:table-cell>
          <table:table-cell table:formula="of:=([.A1280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8000" calcext:value-type="float">
            <text:p>158000</text:p>
          </table:table-cell>
          <table:table-cell table:formula="of:=([.A1281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158100" calcext:value-type="float">
            <text:p>158100</text:p>
          </table:table-cell>
          <table:table-cell table:formula="of:=([.A1282]-0.2)*1.2" office:value-type="float" office:value="-0.744" calcext:value-type="float">
            <text:p>-0.744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58200" calcext:value-type="float">
            <text:p>158200</text:p>
          </table:table-cell>
          <table:table-cell table:formula="of:=([.A1283]-0.2)*1.2"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8300" calcext:value-type="float">
            <text:p>158300</text:p>
          </table:table-cell>
          <table:table-cell table:formula="of:=([.A1284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8400" calcext:value-type="float">
            <text:p>158400</text:p>
          </table:table-cell>
          <table:table-cell table:formula="of:=([.A1285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58500" calcext:value-type="float">
            <text:p>158500</text:p>
          </table:table-cell>
          <table:table-cell table:formula="of:=([.A1286]-0.2)*1.2" office:value-type="float" office:value="0.504" calcext:value-type="float">
            <text:p>0.50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8600" calcext:value-type="float">
            <text:p>158600</text:p>
          </table:table-cell>
          <table:table-cell table:formula="of:=([.A1287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58700" calcext:value-type="float">
            <text:p>158700</text:p>
          </table:table-cell>
          <table:table-cell table:formula="of:=([.A1288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8800" calcext:value-type="float">
            <text:p>158800</text:p>
          </table:table-cell>
          <table:table-cell table:formula="of:=([.A1289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8900" calcext:value-type="float">
            <text:p>158900</text:p>
          </table:table-cell>
          <table:table-cell table:formula="of:=([.A1290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9000" calcext:value-type="float">
            <text:p>159000</text:p>
          </table:table-cell>
          <table:table-cell table:formula="of:=([.A1291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59100" calcext:value-type="float">
            <text:p>159100</text:p>
          </table:table-cell>
          <table:table-cell table:formula="of:=([.A1292]-0.2)*1.2" office:value-type="float" office:value="0.576" calcext:value-type="float">
            <text:p>0.57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9200" calcext:value-type="float">
            <text:p>159200</text:p>
          </table:table-cell>
          <table:table-cell table:formula="of:=([.A1293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9300" calcext:value-type="float">
            <text:p>159300</text:p>
          </table:table-cell>
          <table:table-cell table:formula="of:=([.A1294]-0.2)*1.2" office:value-type="float" office:value="0.624" calcext:value-type="float">
            <text:p>0.62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9400" calcext:value-type="float">
            <text:p>159400</text:p>
          </table:table-cell>
          <table:table-cell table:formula="of:=([.A1295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9500" calcext:value-type="float">
            <text:p>159500</text:p>
          </table:table-cell>
          <table:table-cell table:formula="of:=([.A1296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59600" calcext:value-type="float">
            <text:p>159600</text:p>
          </table:table-cell>
          <table:table-cell table:formula="of:=([.A1297]-0.2)*1.2" office:value-type="float" office:value="-0.576" calcext:value-type="float">
            <text:p>-0.576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9700" calcext:value-type="float">
            <text:p>159700</text:p>
          </table:table-cell>
          <table:table-cell table:formula="of:=([.A1298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9800" calcext:value-type="float">
            <text:p>159800</text:p>
          </table:table-cell>
          <table:table-cell table:formula="of:=([.A1299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9900" calcext:value-type="float">
            <text:p>159900</text:p>
          </table:table-cell>
          <table:table-cell table:formula="of:=([.A1300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160000" calcext:value-type="float">
            <text:p>160000</text:p>
          </table:table-cell>
          <table:table-cell table:formula="of:=([.A1301]-0.2)*1.2" office:value-type="float" office:value="-0.744" calcext:value-type="float">
            <text:p>-0.74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0100" calcext:value-type="float">
            <text:p>160100</text:p>
          </table:table-cell>
          <table:table-cell table:formula="of:=([.A1302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0200" calcext:value-type="float">
            <text:p>160200</text:p>
          </table:table-cell>
          <table:table-cell table:formula="of:=([.A1303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0300" calcext:value-type="float">
            <text:p>160300</text:p>
          </table:table-cell>
          <table:table-cell table:formula="of:=([.A1304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0400" calcext:value-type="float">
            <text:p>160400</text:p>
          </table:table-cell>
          <table:table-cell table:formula="of:=([.A1305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0500" calcext:value-type="float">
            <text:p>160500</text:p>
          </table:table-cell>
          <table:table-cell table:formula="of:=([.A1306]-0.2)*1.2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0600" calcext:value-type="float">
            <text:p>160600</text:p>
          </table:table-cell>
          <table:table-cell table:formula="of:=([.A1307]-0.2)*1.2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0700" calcext:value-type="float">
            <text:p>160700</text:p>
          </table:table-cell>
          <table:table-cell table:formula="of:=([.A1308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0800" calcext:value-type="float">
            <text:p>160800</text:p>
          </table:table-cell>
          <table:table-cell table:formula="of:=([.A1309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0900" calcext:value-type="float">
            <text:p>160900</text:p>
          </table:table-cell>
          <table:table-cell table:formula="of:=([.A1310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61000" calcext:value-type="float">
            <text:p>161000</text:p>
          </table:table-cell>
          <table:table-cell table:formula="of:=([.A1311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1100" calcext:value-type="float">
            <text:p>161100</text:p>
          </table:table-cell>
          <table:table-cell table:formula="of:=([.A1312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1200" calcext:value-type="float">
            <text:p>161200</text:p>
          </table:table-cell>
          <table:table-cell table:formula="of:=([.A1313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1300" calcext:value-type="float">
            <text:p>161300</text:p>
          </table:table-cell>
          <table:table-cell table:formula="of:=([.A1314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1400" calcext:value-type="float">
            <text:p>161400</text:p>
          </table:table-cell>
          <table:table-cell table:formula="of:=([.A1315]-0.2)*1.2"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1500" calcext:value-type="float">
            <text:p>161500</text:p>
          </table:table-cell>
          <table:table-cell table:formula="of:=([.A1316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1600" calcext:value-type="float">
            <text:p>161600</text:p>
          </table:table-cell>
          <table:table-cell table:formula="of:=([.A1317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61700" calcext:value-type="float">
            <text:p>161700</text:p>
          </table:table-cell>
          <table:table-cell table:formula="of:=([.A1318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61800" calcext:value-type="float">
            <text:p>161800</text:p>
          </table:table-cell>
          <table:table-cell table:formula="of:=([.A1319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1900" calcext:value-type="float">
            <text:p>161900</text:p>
          </table:table-cell>
          <table:table-cell table:formula="of:=([.A1320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2000" calcext:value-type="float">
            <text:p>162000</text:p>
          </table:table-cell>
          <table:table-cell table:formula="of:=([.A1321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2100" calcext:value-type="float">
            <text:p>162100</text:p>
          </table:table-cell>
          <table:table-cell table:formula="of:=([.A1322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2200" calcext:value-type="float">
            <text:p>162200</text:p>
          </table:table-cell>
          <table:table-cell table:formula="of:=([.A1323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62300" calcext:value-type="float">
            <text:p>162300</text:p>
          </table:table-cell>
          <table:table-cell table:formula="of:=([.A1324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2400" calcext:value-type="float">
            <text:p>162400</text:p>
          </table:table-cell>
          <table:table-cell table:formula="of:=([.A1325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2500" calcext:value-type="float">
            <text:p>162500</text:p>
          </table:table-cell>
          <table:table-cell table:formula="of:=([.A1326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2600" calcext:value-type="float">
            <text:p>162600</text:p>
          </table:table-cell>
          <table:table-cell table:formula="of:=([.A1327]-0.2)*1.2" office:value-type="float" office:value="0.624" calcext:value-type="float">
            <text:p>0.62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62700" calcext:value-type="float">
            <text:p>162700</text:p>
          </table:table-cell>
          <table:table-cell table:formula="of:=([.A1328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2800" calcext:value-type="float">
            <text:p>162800</text:p>
          </table:table-cell>
          <table:table-cell table:formula="of:=([.A1329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2900" calcext:value-type="float">
            <text:p>162900</text:p>
          </table:table-cell>
          <table:table-cell table:formula="of:=([.A1330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3000" calcext:value-type="float">
            <text:p>163000</text:p>
          </table:table-cell>
          <table:table-cell table:formula="of:=([.A1331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3100" calcext:value-type="float">
            <text:p>163100</text:p>
          </table:table-cell>
          <table:table-cell table:formula="of:=([.A1332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3200" calcext:value-type="float">
            <text:p>163200</text:p>
          </table:table-cell>
          <table:table-cell table:formula="of:=([.A1333]-0.2)*1.2" office:value-type="float" office:value="0.336" calcext:value-type="float">
            <text:p>0.33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3300" calcext:value-type="float">
            <text:p>163300</text:p>
          </table:table-cell>
          <table:table-cell table:formula="of:=([.A1334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63400" calcext:value-type="float">
            <text:p>163400</text:p>
          </table:table-cell>
          <table:table-cell table:formula="of:=([.A1335]-0.2)*1.2" office:value-type="float" office:value="-0.576" calcext:value-type="float">
            <text:p>-0.576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3500" calcext:value-type="float">
            <text:p>163500</text:p>
          </table:table-cell>
          <table:table-cell table:formula="of:=([.A1336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3600" calcext:value-type="float">
            <text:p>163600</text:p>
          </table:table-cell>
          <table:table-cell table:formula="of:=([.A1337]-0.2)*1.2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3700" calcext:value-type="float">
            <text:p>163700</text:p>
          </table:table-cell>
          <table:table-cell table:formula="of:=([.A1338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63800" calcext:value-type="float">
            <text:p>163800</text:p>
          </table:table-cell>
          <table:table-cell table:formula="of:=([.A1339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3900" calcext:value-type="float">
            <text:p>163900</text:p>
          </table:table-cell>
          <table:table-cell table:formula="of:=([.A1340]-0.2)*1.2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64000" calcext:value-type="float">
            <text:p>164000</text:p>
          </table:table-cell>
          <table:table-cell table:formula="of:=([.A1341]-0.2)*1.2" office:value-type="float" office:value="-0.312" calcext:value-type="float">
            <text:p>-0.312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4100" calcext:value-type="float">
            <text:p>164100</text:p>
          </table:table-cell>
          <table:table-cell table:formula="of:=([.A1342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64200" calcext:value-type="float">
            <text:p>164200</text:p>
          </table:table-cell>
          <table:table-cell table:formula="of:=([.A1343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4300" calcext:value-type="float">
            <text:p>164300</text:p>
          </table:table-cell>
          <table:table-cell table:formula="of:=([.A1344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400" calcext:value-type="float">
            <text:p>164400</text:p>
          </table:table-cell>
          <table:table-cell table:formula="of:=([.A1345]-0.2)*1.2"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64500" calcext:value-type="float">
            <text:p>164500</text:p>
          </table:table-cell>
          <table:table-cell table:formula="of:=([.A1346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64600" calcext:value-type="float">
            <text:p>164600</text:p>
          </table:table-cell>
          <table:table-cell table:formula="of:=([.A1347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64700" calcext:value-type="float">
            <text:p>164700</text:p>
          </table:table-cell>
          <table:table-cell table:formula="of:=([.A1348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4800" calcext:value-type="float">
            <text:p>164800</text:p>
          </table:table-cell>
          <table:table-cell table:formula="of:=([.A1349]-0.2)*1.2" office:value-type="float" office:value="0.672" calcext:value-type="float">
            <text:p>0.67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4900" calcext:value-type="float">
            <text:p>164900</text:p>
          </table:table-cell>
          <table:table-cell table:formula="of:=([.A1350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5000" calcext:value-type="float">
            <text:p>165000</text:p>
          </table:table-cell>
          <table:table-cell table:formula="of:=([.A1351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5100" calcext:value-type="float">
            <text:p>165100</text:p>
          </table:table-cell>
          <table:table-cell table:formula="of:=([.A1352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5200" calcext:value-type="float">
            <text:p>165200</text:p>
          </table:table-cell>
          <table:table-cell table:formula="of:=([.A1353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5300" calcext:value-type="float">
            <text:p>165300</text:p>
          </table:table-cell>
          <table:table-cell table:formula="of:=([.A1354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400" calcext:value-type="float">
            <text:p>165400</text:p>
          </table:table-cell>
          <table:table-cell table:formula="of:=([.A1355]-0.2)*1.2"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5500" calcext:value-type="float">
            <text:p>165500</text:p>
          </table:table-cell>
          <table:table-cell table:formula="of:=([.A1356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65600" calcext:value-type="float">
            <text:p>165600</text:p>
          </table:table-cell>
          <table:table-cell table:formula="of:=([.A1357]-0.2)*1.2" office:value-type="float" office:value="-0.336" calcext:value-type="float">
            <text:p>-0.33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5700" calcext:value-type="float">
            <text:p>165700</text:p>
          </table:table-cell>
          <table:table-cell table:formula="of:=([.A1358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5800" calcext:value-type="float">
            <text:p>165800</text:p>
          </table:table-cell>
          <table:table-cell table:formula="of:=([.A1359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65900" calcext:value-type="float">
            <text:p>165900</text:p>
          </table:table-cell>
          <table:table-cell table:formula="of:=([.A1360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166000" calcext:value-type="float">
            <text:p>166000</text:p>
          </table:table-cell>
          <table:table-cell table:formula="of:=([.A1361]-0.2)*1.2" office:value-type="float" office:value="-0.72" calcext:value-type="float">
            <text:p>-0.7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6100" calcext:value-type="float">
            <text:p>166100</text:p>
          </table:table-cell>
          <table:table-cell table:formula="of:=([.A1362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6200" calcext:value-type="float">
            <text:p>166200</text:p>
          </table:table-cell>
          <table:table-cell table:formula="of:=([.A1363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66300" calcext:value-type="float">
            <text:p>166300</text:p>
          </table:table-cell>
          <table:table-cell table:formula="of:=([.A1364]-0.2)*1.2" office:value-type="float" office:value="-0.576" calcext:value-type="float">
            <text:p>-0.576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6400" calcext:value-type="float">
            <text:p>166400</text:p>
          </table:table-cell>
          <table:table-cell table:formula="of:=([.A1365]-0.2)*1.2" office:value-type="float" office:value="0.504" calcext:value-type="float">
            <text:p>0.50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6500" calcext:value-type="float">
            <text:p>166500</text:p>
          </table:table-cell>
          <table:table-cell table:formula="of:=([.A1366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6600" calcext:value-type="float">
            <text:p>166600</text:p>
          </table:table-cell>
          <table:table-cell table:formula="of:=([.A1367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66700" calcext:value-type="float">
            <text:p>166700</text:p>
          </table:table-cell>
          <table:table-cell table:formula="of:=([.A1368]-0.2)*1.2" office:value-type="float" office:value="-0.384" calcext:value-type="float">
            <text:p>-0.38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6800" calcext:value-type="float">
            <text:p>166800</text:p>
          </table:table-cell>
          <table:table-cell table:formula="of:=([.A1369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6900" calcext:value-type="float">
            <text:p>166900</text:p>
          </table:table-cell>
          <table:table-cell table:formula="of:=([.A1370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7000" calcext:value-type="float">
            <text:p>167000</text:p>
          </table:table-cell>
          <table:table-cell table:formula="of:=([.A1371]-0.2)*1.2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7100" calcext:value-type="float">
            <text:p>167100</text:p>
          </table:table-cell>
          <table:table-cell table:formula="of:=([.A1372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167200" calcext:value-type="float">
            <text:p>167200</text:p>
          </table:table-cell>
          <table:table-cell table:formula="of:=([.A1373]-0.2)*1.2" office:value-type="float" office:value="-0.456" calcext:value-type="float">
            <text:p>-0.45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7300" calcext:value-type="float">
            <text:p>167300</text:p>
          </table:table-cell>
          <table:table-cell table:formula="of:=([.A1374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7400" calcext:value-type="float">
            <text:p>167400</text:p>
          </table:table-cell>
          <table:table-cell table:formula="of:=([.A1375]-0.2)*1.2" office:value-type="float" office:value="0.504" calcext:value-type="float">
            <text:p>0.50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7500" calcext:value-type="float">
            <text:p>167500</text:p>
          </table:table-cell>
          <table:table-cell table:formula="of:=([.A1376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7600" calcext:value-type="float">
            <text:p>167600</text:p>
          </table:table-cell>
          <table:table-cell table:formula="of:=([.A1377]-0.2)*1.2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7700" calcext:value-type="float">
            <text:p>167700</text:p>
          </table:table-cell>
          <table:table-cell table:formula="of:=([.A1378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7800" calcext:value-type="float">
            <text:p>167800</text:p>
          </table:table-cell>
          <table:table-cell table:formula="of:=([.A1379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7900" calcext:value-type="float">
            <text:p>167900</text:p>
          </table:table-cell>
          <table:table-cell table:formula="of:=([.A1380]-0.2)*1.2" office:value-type="float" office:value="0.504" calcext:value-type="float">
            <text:p>0.50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000" calcext:value-type="float">
            <text:p>168000</text:p>
          </table:table-cell>
          <table:table-cell table:formula="of:=([.A1381]-0.2)*1.2" office:value-type="float" office:value="-0.24" calcext:value-type="float">
            <text:p>-0.2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8100" calcext:value-type="float">
            <text:p>168100</text:p>
          </table:table-cell>
          <table:table-cell table:formula="of:=([.A1382]-0.2)*1.2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8200" calcext:value-type="float">
            <text:p>168200</text:p>
          </table:table-cell>
          <table:table-cell table:formula="of:=([.A1383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68300" calcext:value-type="float">
            <text:p>168300</text:p>
          </table:table-cell>
          <table:table-cell table:formula="of:=([.A1384]-0.2)*1.2"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8400" calcext:value-type="float">
            <text:p>168400</text:p>
          </table:table-cell>
          <table:table-cell table:formula="of:=([.A1385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8500" calcext:value-type="float">
            <text:p>168500</text:p>
          </table:table-cell>
          <table:table-cell table:formula="of:=([.A1386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8600" calcext:value-type="float">
            <text:p>168600</text:p>
          </table:table-cell>
          <table:table-cell table:formula="of:=([.A1387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8700" calcext:value-type="float">
            <text:p>168700</text:p>
          </table:table-cell>
          <table:table-cell table:formula="of:=([.A1388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168800" calcext:value-type="float">
            <text:p>168800</text:p>
          </table:table-cell>
          <table:table-cell table:formula="of:=([.A1389]-0.2)*1.2" office:value-type="float" office:value="-0.528" calcext:value-type="float">
            <text:p>-0.52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8900" calcext:value-type="float">
            <text:p>168900</text:p>
          </table:table-cell>
          <table:table-cell table:formula="of:=([.A1390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9000" calcext:value-type="float">
            <text:p>169000</text:p>
          </table:table-cell>
          <table:table-cell table:formula="of:=([.A1391]-0.2)*1.2"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9100" calcext:value-type="float">
            <text:p>169100</text:p>
          </table:table-cell>
          <table:table-cell table:formula="of:=([.A1392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9200" calcext:value-type="float">
            <text:p>169200</text:p>
          </table:table-cell>
          <table:table-cell table:formula="of:=([.A1393]-0.2)*1.2" office:value-type="float" office:value="-0.096" calcext:value-type="float">
            <text:p>-0.09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69300" calcext:value-type="float">
            <text:p>169300</text:p>
          </table:table-cell>
          <table:table-cell table:formula="of:=([.A1394]-0.2)*1.2" office:value-type="float" office:value="-0.504" calcext:value-type="float">
            <text:p>-0.504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9400" calcext:value-type="float">
            <text:p>169400</text:p>
          </table:table-cell>
          <table:table-cell table:formula="of:=([.A1395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9500" calcext:value-type="float">
            <text:p>169500</text:p>
          </table:table-cell>
          <table:table-cell table:formula="of:=([.A1396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9600" calcext:value-type="float">
            <text:p>169600</text:p>
          </table:table-cell>
          <table:table-cell table:formula="of:=([.A1397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9700" calcext:value-type="float">
            <text:p>169700</text:p>
          </table:table-cell>
          <table:table-cell table:formula="of:=([.A1398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9800" calcext:value-type="float">
            <text:p>169800</text:p>
          </table:table-cell>
          <table:table-cell table:formula="of:=([.A1399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69900" calcext:value-type="float">
            <text:p>169900</text:p>
          </table:table-cell>
          <table:table-cell table:formula="of:=([.A1400]-0.2)*1.2" office:value-type="float" office:value="-0.264" calcext:value-type="float">
            <text:p>-0.264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0000" calcext:value-type="float">
            <text:p>170000</text:p>
          </table:table-cell>
          <table:table-cell table:formula="of:=([.A1401]-0.2)*1.2" office:value-type="float" office:value="0.576" calcext:value-type="float">
            <text:p>0.57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0100" calcext:value-type="float">
            <text:p>170100</text:p>
          </table:table-cell>
          <table:table-cell table:formula="of:=([.A1402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0200" calcext:value-type="float">
            <text:p>170200</text:p>
          </table:table-cell>
          <table:table-cell table:formula="of:=([.A1403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0300" calcext:value-type="float">
            <text:p>170300</text:p>
          </table:table-cell>
          <table:table-cell table:formula="of:=([.A1404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0400" calcext:value-type="float">
            <text:p>170400</text:p>
          </table:table-cell>
          <table:table-cell table:formula="of:=([.A1405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0500" calcext:value-type="float">
            <text:p>170500</text:p>
          </table:table-cell>
          <table:table-cell table:formula="of:=([.A1406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0600" calcext:value-type="float">
            <text:p>170600</text:p>
          </table:table-cell>
          <table:table-cell table:formula="of:=([.A1407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0700" calcext:value-type="float">
            <text:p>170700</text:p>
          </table:table-cell>
          <table:table-cell table:formula="of:=([.A1408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70800" calcext:value-type="float">
            <text:p>170800</text:p>
          </table:table-cell>
          <table:table-cell table:formula="of:=([.A1409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0900" calcext:value-type="float">
            <text:p>170900</text:p>
          </table:table-cell>
          <table:table-cell table:formula="of:=([.A1410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1000" calcext:value-type="float">
            <text:p>171000</text:p>
          </table:table-cell>
          <table:table-cell table:formula="of:=([.A1411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71100" calcext:value-type="float">
            <text:p>171100</text:p>
          </table:table-cell>
          <table:table-cell table:formula="of:=([.A1412]-0.2)*1.2" office:value-type="float" office:value="-0.36" calcext:value-type="float">
            <text:p>-0.36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71200" calcext:value-type="float">
            <text:p>171200</text:p>
          </table:table-cell>
          <table:table-cell table:formula="of:=([.A1413]-0.2)*1.2" office:value-type="float" office:value="0.504" calcext:value-type="float">
            <text:p>0.504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1300" calcext:value-type="float">
            <text:p>171300</text:p>
          </table:table-cell>
          <table:table-cell table:formula="of:=([.A1414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1400" calcext:value-type="float">
            <text:p>171400</text:p>
          </table:table-cell>
          <table:table-cell table:formula="of:=([.A1415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71500" calcext:value-type="float">
            <text:p>171500</text:p>
          </table:table-cell>
          <table:table-cell table:formula="of:=([.A1416]-0.2)*1.2"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1600" calcext:value-type="float">
            <text:p>171600</text:p>
          </table:table-cell>
          <table:table-cell table:formula="of:=([.A1417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1700" calcext:value-type="float">
            <text:p>171700</text:p>
          </table:table-cell>
          <table:table-cell table:formula="of:=([.A1418]-0.2)*1.2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1800" calcext:value-type="float">
            <text:p>171800</text:p>
          </table:table-cell>
          <table:table-cell table:formula="of:=([.A1419]-0.2)*1.2" office:value-type="float" office:value="-0.072" calcext:value-type="float">
            <text:p>-0.072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171900" calcext:value-type="float">
            <text:p>171900</text:p>
          </table:table-cell>
          <table:table-cell table:formula="of:=([.A1420]-0.2)*1.2" office:value-type="float" office:value="-0.456" calcext:value-type="float">
            <text:p>-0.456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2000" calcext:value-type="float">
            <text:p>172000</text:p>
          </table:table-cell>
          <table:table-cell table:formula="of:=([.A1421]-0.2)*1.2" office:value-type="float" office:value="-0.168" calcext:value-type="float">
            <text:p>-0.16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2100" calcext:value-type="float">
            <text:p>172100</text:p>
          </table:table-cell>
          <table:table-cell table:formula="of:=([.A1422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72200" calcext:value-type="float">
            <text:p>172200</text:p>
          </table:table-cell>
          <table:table-cell table:formula="of:=([.A1423]-0.2)*1.2" office:value-type="float" office:value="0.432" calcext:value-type="float">
            <text:p>0.43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2300" calcext:value-type="float">
            <text:p>172300</text:p>
          </table:table-cell>
          <table:table-cell table:formula="of:=([.A1424]-0.2)*1.2" office:value-type="float" office:value="0.576" calcext:value-type="float">
            <text:p>0.576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72400" calcext:value-type="float">
            <text:p>172400</text:p>
          </table:table-cell>
          <table:table-cell table:formula="of:=([.A1425]-0.2)*1.2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172500" calcext:value-type="float">
            <text:p>172500</text:p>
          </table:table-cell>
          <table:table-cell table:formula="of:=([.A1426]-0.2)*1.2" office:value-type="float" office:value="-0.888" calcext:value-type="float">
            <text:p>-0.888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72600" calcext:value-type="float">
            <text:p>172600</text:p>
          </table:table-cell>
          <table:table-cell table:formula="of:=([.A1427]-0.2)*1.2" office:value-type="float" office:value="0.408" calcext:value-type="float">
            <text:p>0.408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2700" calcext:value-type="float">
            <text:p>172700</text:p>
          </table:table-cell>
          <table:table-cell table:formula="of:=([.A1428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2800" calcext:value-type="float">
            <text:p>172800</text:p>
          </table:table-cell>
          <table:table-cell table:formula="of:=([.A1429]-0.2)*1.2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2900" calcext:value-type="float">
            <text:p>172900</text:p>
          </table:table-cell>
          <table:table-cell table:formula="of:=([.A1430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3000" calcext:value-type="float">
            <text:p>173000</text:p>
          </table:table-cell>
          <table:table-cell table:formula="of:=([.A1431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3100" calcext:value-type="float">
            <text:p>173100</text:p>
          </table:table-cell>
          <table:table-cell table:formula="of:=([.A1432]-0.2)*1.2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3200" calcext:value-type="float">
            <text:p>173200</text:p>
          </table:table-cell>
          <table:table-cell table:formula="of:=([.A1433]-0.2)*1.2" office:value-type="float" office:value="0.576" calcext:value-type="float">
            <text:p>0.57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3300" calcext:value-type="float">
            <text:p>173300</text:p>
          </table:table-cell>
          <table:table-cell table:formula="of:=([.A1434]-0.2)*1.2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3400" calcext:value-type="float">
            <text:p>173400</text:p>
          </table:table-cell>
          <table:table-cell table:formula="of:=([.A1435]-0.2)*1.2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3500" calcext:value-type="float">
            <text:p>173500</text:p>
          </table:table-cell>
          <table:table-cell table:formula="of:=([.A1436]-0.2)*1.2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3600" calcext:value-type="float">
            <text:p>173600</text:p>
          </table:table-cell>
          <table:table-cell table:formula="of:=([.A1437]-0.2)*1.2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3700" calcext:value-type="float">
            <text:p>173700</text:p>
          </table:table-cell>
          <table:table-cell table:formula="of:=([.A1438]-0.2)*1.2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3800" calcext:value-type="float">
            <text:p>173800</text:p>
          </table:table-cell>
          <table:table-cell table:formula="of:=([.A1439]-0.2)*1.2" office:value-type="float" office:value="0.312" calcext:value-type="float">
            <text:p>0.312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73900" calcext:value-type="float">
            <text:p>173900</text:p>
          </table:table-cell>
          <table:table-cell table:formula="of:=([.A1440]-0.2)*1.2"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4000" calcext:value-type="float">
            <text:p>174000</text:p>
          </table:table-cell>
          <table:table-cell table:formula="of:=([.A1441]-0.2)*1.2" office:value-type="float" office:value="0.216" calcext:value-type="float">
            <text:p>0.21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4100" calcext:value-type="float">
            <text:p>174100</text:p>
          </table:table-cell>
          <table:table-cell table:formula="of:=([.A1442]-0.2)*1.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4200" calcext:value-type="float">
            <text:p>174200</text:p>
          </table:table-cell>
          <table:table-cell table:formula="of:=([.A1443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4300" calcext:value-type="float">
            <text:p>174300</text:p>
          </table:table-cell>
          <table:table-cell table:formula="of:=([.A1444]-0.2)*1.2" office:value-type="float" office:value="-0.024" calcext:value-type="float">
            <text:p>-0.02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4400" calcext:value-type="float">
            <text:p>174400</text:p>
          </table:table-cell>
          <table:table-cell table:formula="of:=([.A1445]-0.2)*1.2" office:value-type="float" office:value="-0.144" calcext:value-type="float">
            <text:p>-0.14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4500" calcext:value-type="float">
            <text:p>174500</text:p>
          </table:table-cell>
          <table:table-cell table:formula="of:=([.A1446]-0.2)*1.2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174600" calcext:value-type="float">
            <text:p>174600</text:p>
          </table:table-cell>
          <table:table-cell table:formula="of:=([.A1447]-0.2)*1.2" office:value-type="float" office:value="-0.528" calcext:value-type="float">
            <text:p>-0.528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4700" calcext:value-type="float">
            <text:p>174700</text:p>
          </table:table-cell>
          <table:table-cell table:formula="of:=([.A1448]-0.2)*1.2" office:value-type="float" office:value="-0.216" calcext:value-type="float">
            <text:p>-0.21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4800" calcext:value-type="float">
            <text:p>174800</text:p>
          </table:table-cell>
          <table:table-cell table:formula="of:=([.A1449]-0.2)*1.2" office:value-type="float" office:value="0.144" calcext:value-type="float">
            <text:p>0.14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4900" calcext:value-type="float">
            <text:p>174900</text:p>
          </table:table-cell>
          <table:table-cell table:formula="of:=([.A1450]-0.2)*1.2" office:value-type="float" office:value="-0.048" calcext:value-type="float">
            <text:p>-0.048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75000" calcext:value-type="float">
            <text:p>175000</text:p>
          </table:table-cell>
          <table:table-cell table:formula="of:=([.A1451]-0.2)*1.2" office:value-type="float" office:value="-0.6" calcext:value-type="float">
            <text:p>-0.6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5100" calcext:value-type="float">
            <text:p>175100</text:p>
          </table:table-cell>
          <table:table-cell table:formula="of:=([.A1452]-0.2)*1.2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75200" calcext:value-type="float">
            <text:p>175200</text:p>
          </table:table-cell>
          <table:table-cell table:formula="of:=([.A1453]-0.2)*1.2"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5300" calcext:value-type="float">
            <text:p>175300</text:p>
          </table:table-cell>
          <table:table-cell table:formula="of:=([.A1454]-0.2)*1.2" office:value-type="float" office:value="-0.12" calcext:value-type="float">
            <text:p>-0.12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75400" calcext:value-type="float">
            <text:p>175400</text:p>
          </table:table-cell>
          <table:table-cell table:formula="of:=([.A1455]-0.2)*1.25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5500" calcext:value-type="float">
            <text:p>175500</text:p>
          </table:table-cell>
          <table:table-cell table:formula="of:=([.A1456]-0.2)*1.25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5600" calcext:value-type="float">
            <text:p>175600</text:p>
          </table:table-cell>
          <table:table-cell table:formula="of:=([.A1457]-0.2)*1.25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5700" calcext:value-type="float">
            <text:p>175700</text:p>
          </table:table-cell>
          <table:table-cell table:formula="of:=([.A1458]-0.2)*1.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175800" calcext:value-type="float">
            <text:p>175800</text:p>
          </table:table-cell>
          <table:table-cell table:formula="of:=([.A1459]-0.2)*1.25" office:value-type="float" office:value="-0.675" calcext:value-type="float">
            <text:p>-0.67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75900" calcext:value-type="float">
            <text:p>175900</text:p>
          </table:table-cell>
          <table:table-cell table:formula="of:=([.A1460]-0.2)*1.25" office:value-type="float" office:value="-0.4" calcext:value-type="float">
            <text:p>-0.4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6000" calcext:value-type="float">
            <text:p>176000</text:p>
          </table:table-cell>
          <table:table-cell table:formula="of:=([.A1461]-0.2)*1.25" office:value-type="float" office:value="-0.025" calcext:value-type="float">
            <text:p>-0.025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76100" calcext:value-type="float">
            <text:p>176100</text:p>
          </table:table-cell>
          <table:table-cell table:formula="of:=([.A1462]-0.2)*1.25" office:value-type="float" office:value="-0.3" calcext:value-type="float">
            <text:p>-0.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6200" calcext:value-type="float">
            <text:p>176200</text:p>
          </table:table-cell>
          <table:table-cell table:formula="of:=([.A1463]-0.2)*1.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76300" calcext:value-type="float">
            <text:p>176300</text:p>
          </table:table-cell>
          <table:table-cell table:formula="of:=([.A1464]-0.2)*1.25" office:value-type="float" office:value="-0.425" calcext:value-type="float">
            <text:p>-0.425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6400" calcext:value-type="float">
            <text:p>176400</text:p>
          </table:table-cell>
          <table:table-cell table:formula="of:=([.A1465]-0.2)*1.25" office:value-type="float" office:value="-0.15" calcext:value-type="float">
            <text:p>-0.15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6500" calcext:value-type="float">
            <text:p>176500</text:p>
          </table:table-cell>
          <table:table-cell table:formula="of:=([.A1466]-0.2)*1.25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6600" calcext:value-type="float">
            <text:p>176600</text:p>
          </table:table-cell>
          <table:table-cell table:formula="of:=([.A1467]-0.2)*1.25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6700" calcext:value-type="float">
            <text:p>176700</text:p>
          </table:table-cell>
          <table:table-cell table:formula="of:=([.A1468]-0.2)*1.25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76800" calcext:value-type="float">
            <text:p>176800</text:p>
          </table:table-cell>
          <table:table-cell table:formula="of:=([.A1469]-0.2)*1.25" office:value-type="float" office:value="-0.425" calcext:value-type="float">
            <text:p>-0.425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76900" calcext:value-type="float">
            <text:p>176900</text:p>
          </table:table-cell>
          <table:table-cell table:formula="of:=([.A1470]-0.2)*1.25" office:value-type="float" office:value="-0.4" calcext:value-type="float">
            <text:p>-0.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7000" calcext:value-type="float">
            <text:p>177000</text:p>
          </table:table-cell>
          <table:table-cell table:formula="of:=([.A1471]-0.2)*1.25" office:value-type="float" office:value="0.225" calcext:value-type="float">
            <text:p>0.22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7100" calcext:value-type="float">
            <text:p>177100</text:p>
          </table:table-cell>
          <table:table-cell table:formula="of:=([.A1472]-0.2)*1.25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7200" calcext:value-type="float">
            <text:p>177200</text:p>
          </table:table-cell>
          <table:table-cell table:formula="of:=([.A1473]-0.2)*1.25" office:value-type="float" office:value="-0.025" calcext:value-type="float">
            <text:p>-0.025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7300" calcext:value-type="float">
            <text:p>177300</text:p>
          </table:table-cell>
          <table:table-cell table:formula="of:=([.A1474]-0.2)*1.25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7400" calcext:value-type="float">
            <text:p>177400</text:p>
          </table:table-cell>
          <table:table-cell table:formula="of:=([.A1475]-0.2)*1.25" office:value-type="float" office:value="-0.025" calcext:value-type="float">
            <text:p>-0.025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77500" calcext:value-type="float">
            <text:p>177500</text:p>
          </table:table-cell>
          <table:table-cell table:formula="of:=([.A1476]-0.2)*1.25" office:value-type="float" office:value="-0.5" calcext:value-type="float">
            <text:p>-0.5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7600" calcext:value-type="float">
            <text:p>177600</text:p>
          </table:table-cell>
          <table:table-cell table:formula="of:=([.A1477]-0.2)*1.25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77700" calcext:value-type="float">
            <text:p>177700</text:p>
          </table:table-cell>
          <table:table-cell table:formula="of:=([.A1478]-0.2)*1.25" office:value-type="float" office:value="-0.525" calcext:value-type="float">
            <text:p>-0.525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7800" calcext:value-type="float">
            <text:p>177800</text:p>
          </table:table-cell>
          <table:table-cell table:formula="of:=([.A1479]-0.2)*1.25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7900" calcext:value-type="float">
            <text:p>177900</text:p>
          </table:table-cell>
          <table:table-cell table:formula="of:=([.A1480]-0.2)*1.25"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8000" calcext:value-type="float">
            <text:p>178000</text:p>
          </table:table-cell>
          <table:table-cell table:formula="of:=([.A1481]-0.2)*1.2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78100" calcext:value-type="float">
            <text:p>178100</text:p>
          </table:table-cell>
          <table:table-cell table:formula="of:=([.A1482]-0.2)*1.25" office:value-type="float" office:value="0.575" calcext:value-type="float">
            <text:p>0.575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8200" calcext:value-type="float">
            <text:p>178200</text:p>
          </table:table-cell>
          <table:table-cell table:formula="of:=([.A1483]-0.2)*1.27" office:value-type="float" office:value="-0.0254" calcext:value-type="float">
            <text:p>-0.0254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78300" calcext:value-type="float">
            <text:p>178300</text:p>
          </table:table-cell>
          <table:table-cell table:formula="of:=([.A1484]-0.2)*1.27" office:value-type="float" office:value="-0.508" calcext:value-type="float">
            <text:p>-0.508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178400" calcext:value-type="float">
            <text:p>178400</text:p>
          </table:table-cell>
          <table:table-cell table:formula="of:=([.A1485]-0.2)*1.27" office:value-type="float" office:value="-0.5588" calcext:value-type="float">
            <text:p>-0.558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8500" calcext:value-type="float">
            <text:p>178500</text:p>
          </table:table-cell>
          <table:table-cell table:formula="of:=([.A1486]-0.2)*1.27" office:value-type="float" office:value="0.254" calcext:value-type="float">
            <text:p>0.25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8600" calcext:value-type="float">
            <text:p>178600</text:p>
          </table:table-cell>
          <table:table-cell table:formula="of:=([.A1487]-0.2)*1.27" office:value-type="float" office:value="0.1016" calcext:value-type="float">
            <text:p>0.1016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8700" calcext:value-type="float">
            <text:p>178700</text:p>
          </table:table-cell>
          <table:table-cell table:formula="of:=([.A1488]-0.2)*1.27" office:value-type="float" office:value="0.2032" calcext:value-type="float">
            <text:p>0.2032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8800" calcext:value-type="float">
            <text:p>178800</text:p>
          </table:table-cell>
          <table:table-cell table:formula="of:=([.A1489]-0.2)*1.27" office:value-type="float" office:value="-0.2032" calcext:value-type="float">
            <text:p>-0.203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8900" calcext:value-type="float">
            <text:p>178900</text:p>
          </table:table-cell>
          <table:table-cell table:formula="of:=([.A1490]-0.2)*1.27" office:value-type="float" office:value="0.1016" calcext:value-type="float">
            <text:p>0.101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9000" calcext:value-type="float">
            <text:p>179000</text:p>
          </table:table-cell>
          <table:table-cell table:formula="of:=([.A1491]-0.2)*1.27" office:value-type="float" office:value="0.1524" calcext:value-type="float">
            <text:p>0.152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9100" calcext:value-type="float">
            <text:p>179100</text:p>
          </table:table-cell>
          <table:table-cell table:formula="of:=([.A1492]-0.2)*1.27" office:value-type="float" office:value="0.381" calcext:value-type="float">
            <text:p>0.381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79200" calcext:value-type="float">
            <text:p>179200</text:p>
          </table:table-cell>
          <table:table-cell table:formula="of:=([.A1493]-0.2)*1.27" office:value-type="float" office:value="-0.3302" calcext:value-type="float">
            <text:p>-0.330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9300" calcext:value-type="float">
            <text:p>179300</text:p>
          </table:table-cell>
          <table:table-cell table:formula="of:=([.A1494]-0.2)*1.27" office:value-type="float" office:value="-0.0762" calcext:value-type="float">
            <text:p>-0.076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9400" calcext:value-type="float">
            <text:p>179400</text:p>
          </table:table-cell>
          <table:table-cell table:formula="of:=([.A1495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79500" calcext:value-type="float">
            <text:p>179500</text:p>
          </table:table-cell>
          <table:table-cell table:formula="of:=([.A1496]-0.2)*1.27" office:value-type="float" office:value="-0.4572" calcext:value-type="float">
            <text:p>-0.4572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9600" calcext:value-type="float">
            <text:p>179600</text:p>
          </table:table-cell>
          <table:table-cell table:formula="of:=([.A1497]-0.2)*1.27" office:value-type="float" office:value="0.6096" calcext:value-type="float">
            <text:p>0.6096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79700" calcext:value-type="float">
            <text:p>179700</text:p>
          </table:table-cell>
          <table:table-cell table:formula="of:=([.A1498]-0.2)*1.27" office:value-type="float" office:value="-0.6096" calcext:value-type="float">
            <text:p>-0.609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9800" calcext:value-type="float">
            <text:p>179800</text:p>
          </table:table-cell>
          <table:table-cell table:formula="of:=([.A1499]-0.2)*1.27" office:value-type="float" office:value="0.1524" calcext:value-type="float">
            <text:p>0.152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9900" calcext:value-type="float">
            <text:p>179900</text:p>
          </table:table-cell>
          <table:table-cell table:formula="of:=([.A1500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0000" calcext:value-type="float">
            <text:p>180000</text:p>
          </table:table-cell>
          <table:table-cell table:formula="of:=([.A1501]-0.2)*1.27" office:value-type="float" office:value="-0.0508" calcext:value-type="float">
            <text:p>-0.0508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0100" calcext:value-type="float">
            <text:p>180100</text:p>
          </table:table-cell>
          <table:table-cell table:formula="of:=([.A1502]-0.2)*1.27" office:value-type="float" office:value="0.0254" calcext:value-type="float">
            <text:p>0.025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0200" calcext:value-type="float">
            <text:p>180200</text:p>
          </table:table-cell>
          <table:table-cell table:formula="of:=([.A1503]-0.2)*1.27" office:value-type="float" office:value="0.635" calcext:value-type="float">
            <text:p>0.63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0300" calcext:value-type="float">
            <text:p>180300</text:p>
          </table:table-cell>
          <table:table-cell table:formula="of:=([.A1504]-0.2)*1.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0400" calcext:value-type="float">
            <text:p>180400</text:p>
          </table:table-cell>
          <table:table-cell table:formula="of:=([.A1505]-0.2)*1.27" office:value-type="float" office:value="0.1016" calcext:value-type="float">
            <text:p>0.10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500" calcext:value-type="float">
            <text:p>180500</text:p>
          </table:table-cell>
          <table:table-cell table:formula="of:=([.A1506]-0.2)*1.27" office:value-type="float" office:value="-0.254" calcext:value-type="float">
            <text:p>-0.25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0600" calcext:value-type="float">
            <text:p>180600</text:p>
          </table:table-cell>
          <table:table-cell table:formula="of:=([.A1507]-0.2)*1.27" office:value-type="float" office:value="-0.0508" calcext:value-type="float">
            <text:p>-0.050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0700" calcext:value-type="float">
            <text:p>180700</text:p>
          </table:table-cell>
          <table:table-cell table:formula="of:=([.A1508]-0.2)*1.27" office:value-type="float" office:value="0.2794" calcext:value-type="float">
            <text:p>0.2794</text:p>
          </table:table-cell>
          <table:table-cell table:number-columns-repeated="3"/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180800" calcext:value-type="float">
            <text:p>180800</text:p>
          </table:table-cell>
          <table:table-cell table:formula="of:=([.A1509]-0.2)*1.27" office:value-type="float" office:value="-0.7366" calcext:value-type="float">
            <text:p>-0.736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0900" calcext:value-type="float">
            <text:p>180900</text:p>
          </table:table-cell>
          <table:table-cell table:formula="of:=([.A1510]-0.2)*1.27" office:value-type="float" office:value="-0.0762" calcext:value-type="float">
            <text:p>-0.0762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181000" calcext:value-type="float">
            <text:p>181000</text:p>
          </table:table-cell>
          <table:table-cell table:formula="of:=([.A1511]-0.2)*1.27" office:value-type="float" office:value="-0.7874" calcext:value-type="float">
            <text:p>-0.787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181100" calcext:value-type="float">
            <text:p>181100</text:p>
          </table:table-cell>
          <table:table-cell table:formula="of:=([.A1512]-0.2)*1.27" office:value-type="float" office:value="-0.5842" calcext:value-type="float">
            <text:p>-0.584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1200" calcext:value-type="float">
            <text:p>181200</text:p>
          </table:table-cell>
          <table:table-cell table:formula="of:=([.A1513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1300" calcext:value-type="float">
            <text:p>181300</text:p>
          </table:table-cell>
          <table:table-cell table:formula="of:=([.A1514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1400" calcext:value-type="float">
            <text:p>181400</text:p>
          </table:table-cell>
          <table:table-cell table:formula="of:=([.A1515]-0.2)*1.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1500" calcext:value-type="float">
            <text:p>181500</text:p>
          </table:table-cell>
          <table:table-cell table:formula="of:=([.A1516]-0.2)*1.27" office:value-type="float" office:value="-0.1778" calcext:value-type="float">
            <text:p>-0.1778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81600" calcext:value-type="float">
            <text:p>181600</text:p>
          </table:table-cell>
          <table:table-cell table:formula="of:=([.A1517]-0.2)*1.27" office:value-type="float" office:value="-0.3048" calcext:value-type="float">
            <text:p>-0.304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1700" calcext:value-type="float">
            <text:p>181700</text:p>
          </table:table-cell>
          <table:table-cell table:formula="of:=([.A1518]-0.2)*1.27" office:value-type="float" office:value="0.635" calcext:value-type="float">
            <text:p>0.635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1800" calcext:value-type="float">
            <text:p>181800</text:p>
          </table:table-cell>
          <table:table-cell table:formula="of:=([.A1519]-0.2)*1.27" office:value-type="float" office:value="0.1524" calcext:value-type="float">
            <text:p>0.1524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1900" calcext:value-type="float">
            <text:p>181900</text:p>
          </table:table-cell>
          <table:table-cell table:formula="of:=([.A1520]-0.2)*1.27" office:value-type="float" office:value="0.4064" calcext:value-type="float">
            <text:p>0.406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82000" calcext:value-type="float">
            <text:p>182000</text:p>
          </table:table-cell>
          <table:table-cell table:formula="of:=([.A1521]-0.2)*1.27" office:value-type="float" office:value="-0.3556" calcext:value-type="float">
            <text:p>-0.3556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82100" calcext:value-type="float">
            <text:p>182100</text:p>
          </table:table-cell>
          <table:table-cell table:formula="of:=([.A1522]-0.2)*1.27" office:value-type="float" office:value="0.5334" calcext:value-type="float">
            <text:p>0.533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2200" calcext:value-type="float">
            <text:p>182200</text:p>
          </table:table-cell>
          <table:table-cell table:formula="of:=([.A1523]-0.2)*1.27" office:value-type="float" office:value="-0.0508" calcext:value-type="float">
            <text:p>-0.050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2300" calcext:value-type="float">
            <text:p>182300</text:p>
          </table:table-cell>
          <table:table-cell table:formula="of:=([.A1524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182400" calcext:value-type="float">
            <text:p>182400</text:p>
          </table:table-cell>
          <table:table-cell table:formula="of:=([.A1525]-0.2)*1.27" office:value-type="float" office:value="-0.7874" calcext:value-type="float">
            <text:p>-0.787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2500" calcext:value-type="float">
            <text:p>182500</text:p>
          </table:table-cell>
          <table:table-cell table:formula="of:=([.A1526]-0.2)*1.27" office:value-type="float" office:value="0.508" calcext:value-type="float">
            <text:p>0.50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2600" calcext:value-type="float">
            <text:p>182600</text:p>
          </table:table-cell>
          <table:table-cell table:formula="of:=([.A1527]-0.2)*1.27" office:value-type="float" office:value="-0.1524" calcext:value-type="float">
            <text:p>-0.152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2700" calcext:value-type="float">
            <text:p>182700</text:p>
          </table:table-cell>
          <table:table-cell table:formula="of:=([.A1528]-0.2)*1.27" office:value-type="float" office:value="0.1016" calcext:value-type="float">
            <text:p>0.1016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2800" calcext:value-type="float">
            <text:p>182800</text:p>
          </table:table-cell>
          <table:table-cell table:formula="of:=([.A1529]-0.2)*1.27" office:value-type="float" office:value="0.1016" calcext:value-type="float">
            <text:p>0.1016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2900" calcext:value-type="float">
            <text:p>182900</text:p>
          </table:table-cell>
          <table:table-cell table:formula="of:=([.A1530]-0.2)*1.27" office:value-type="float" office:value="-0.1524" calcext:value-type="float">
            <text:p>-0.152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3000" calcext:value-type="float">
            <text:p>183000</text:p>
          </table:table-cell>
          <table:table-cell table:formula="of:=([.A1531]-0.2)*1.27" office:value-type="float" office:value="0.3556" calcext:value-type="float">
            <text:p>0.3556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3100" calcext:value-type="float">
            <text:p>183100</text:p>
          </table:table-cell>
          <table:table-cell table:formula="of:=([.A1532]-0.2)*1.27" office:value-type="float" office:value="0.3302" calcext:value-type="float">
            <text:p>0.330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3200" calcext:value-type="float">
            <text:p>183200</text:p>
          </table:table-cell>
          <table:table-cell table:formula="of:=([.A1533]-0.2)*1.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83300" calcext:value-type="float">
            <text:p>183300</text:p>
          </table:table-cell>
          <table:table-cell table:formula="of:=([.A1534]-0.2)*1.27" office:value-type="float" office:value="-0.3048" calcext:value-type="float">
            <text:p>-0.304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3400" calcext:value-type="float">
            <text:p>183400</text:p>
          </table:table-cell>
          <table:table-cell table:formula="of:=([.A1535]-0.2)*1.27" office:value-type="float" office:value="0.2032" calcext:value-type="float">
            <text:p>0.203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500" calcext:value-type="float">
            <text:p>183500</text:p>
          </table:table-cell>
          <table:table-cell table:formula="of:=([.A1536]-0.2)*1.27" office:value-type="float" office:value="-0.254" calcext:value-type="float">
            <text:p>-0.25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3600" calcext:value-type="float">
            <text:p>183600</text:p>
          </table:table-cell>
          <table:table-cell table:formula="of:=([.A1537]-0.2)*1.27" office:value-type="float" office:value="0.0254" calcext:value-type="float">
            <text:p>0.025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3700" calcext:value-type="float">
            <text:p>183700</text:p>
          </table:table-cell>
          <table:table-cell table:formula="of:=([.A1538]-0.2)*1.27" office:value-type="float" office:value="0.254" calcext:value-type="float">
            <text:p>0.25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3800" calcext:value-type="float">
            <text:p>183800</text:p>
          </table:table-cell>
          <table:table-cell table:formula="of:=([.A1539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83900" calcext:value-type="float">
            <text:p>183900</text:p>
          </table:table-cell>
          <table:table-cell table:formula="of:=([.A1540]-0.2)*1.27" office:value-type="float" office:value="-0.4318" calcext:value-type="float">
            <text:p>-0.4318</text:p>
          </table:table-cell>
          <table:table-cell table:number-columns-repeated="3"/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84000" calcext:value-type="float">
            <text:p>184000</text:p>
          </table:table-cell>
          <table:table-cell table:formula="of:=([.A1541]-0.2)*1.27" office:value-type="float" office:value="-0.4572" calcext:value-type="float">
            <text:p>-0.4572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4100" calcext:value-type="float">
            <text:p>184100</text:p>
          </table:table-cell>
          <table:table-cell table:formula="of:=([.A1542]-0.2)*1.27" office:value-type="float" office:value="0.1524" calcext:value-type="float">
            <text:p>0.152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4200" calcext:value-type="float">
            <text:p>184200</text:p>
          </table:table-cell>
          <table:table-cell table:formula="of:=([.A1543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4300" calcext:value-type="float">
            <text:p>184300</text:p>
          </table:table-cell>
          <table:table-cell table:formula="of:=([.A1544]-0.2)*1.27" office:value-type="float" office:value="0.0508" calcext:value-type="float">
            <text:p>0.0508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4400" calcext:value-type="float">
            <text:p>184400</text:p>
          </table:table-cell>
          <table:table-cell table:formula="of:=([.A1545]-0.2)*1.27" office:value-type="float" office:value="0.0762" calcext:value-type="float">
            <text:p>0.0762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84500" calcext:value-type="float">
            <text:p>184500</text:p>
          </table:table-cell>
          <table:table-cell table:formula="of:=([.A1546]-0.2)*1.27" office:value-type="float" office:value="-0.2794" calcext:value-type="float">
            <text:p>-0.279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4600" calcext:value-type="float">
            <text:p>184600</text:p>
          </table:table-cell>
          <table:table-cell table:formula="of:=([.A1547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84700" calcext:value-type="float">
            <text:p>184700</text:p>
          </table:table-cell>
          <table:table-cell table:formula="of:=([.A1548]-0.2)*1.27" office:value-type="float" office:value="-0.3048" calcext:value-type="float">
            <text:p>-0.3048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184800" calcext:value-type="float">
            <text:p>184800</text:p>
          </table:table-cell>
          <table:table-cell table:formula="of:=([.A1549]-0.2)*1.27" office:value-type="float" office:value="-0.6604" calcext:value-type="float">
            <text:p>-0.660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4900" calcext:value-type="float">
            <text:p>184900</text:p>
          </table:table-cell>
          <table:table-cell table:formula="of:=([.A1550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85000" calcext:value-type="float">
            <text:p>185000</text:p>
          </table:table-cell>
          <table:table-cell table:formula="of:=([.A1551]-0.2)*1.27" office:value-type="float" office:value="-0.6096" calcext:value-type="float">
            <text:p>-0.6096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85100" calcext:value-type="float">
            <text:p>185100</text:p>
          </table:table-cell>
          <table:table-cell table:formula="of:=([.A1552]-0.2)*1.27" office:value-type="float" office:value="-0.5334" calcext:value-type="float">
            <text:p>-0.5334</text:p>
          </table:table-cell>
          <table:table-cell table:number-columns-repeated="3"/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185200" calcext:value-type="float">
            <text:p>185200</text:p>
          </table:table-cell>
          <table:table-cell table:formula="of:=([.A1553]-0.2)*1.27" office:value-type="float" office:value="-0.5842" calcext:value-type="float">
            <text:p>-0.5842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85300" calcext:value-type="float">
            <text:p>185300</text:p>
          </table:table-cell>
          <table:table-cell table:formula="of:=([.A1554]-0.2)*1.27" office:value-type="float" office:value="-0.508" calcext:value-type="float">
            <text:p>-0.50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5400" calcext:value-type="float">
            <text:p>185400</text:p>
          </table:table-cell>
          <table:table-cell table:formula="of:=([.A1555]-0.2)*1.27" office:value-type="float" office:value="0.1778" calcext:value-type="float">
            <text:p>0.1778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5500" calcext:value-type="float">
            <text:p>185500</text:p>
          </table:table-cell>
          <table:table-cell table:formula="of:=([.A1556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5600" calcext:value-type="float">
            <text:p>185600</text:p>
          </table:table-cell>
          <table:table-cell table:formula="of:=([.A1557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5700" calcext:value-type="float">
            <text:p>185700</text:p>
          </table:table-cell>
          <table:table-cell table:formula="of:=([.A1558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5800" calcext:value-type="float">
            <text:p>185800</text:p>
          </table:table-cell>
          <table:table-cell table:formula="of:=([.A1559]-0.2)*1.27" office:value-type="float" office:value="-0.127" calcext:value-type="float">
            <text:p>-0.127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5900" calcext:value-type="float">
            <text:p>185900</text:p>
          </table:table-cell>
          <table:table-cell table:formula="of:=([.A1560]-0.2)*1.27" office:value-type="float" office:value="0.0762" calcext:value-type="float">
            <text:p>0.076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86000" calcext:value-type="float">
            <text:p>186000</text:p>
          </table:table-cell>
          <table:table-cell table:formula="of:=([.A1561]-0.2)*1.27" office:value-type="float" office:value="-0.381" calcext:value-type="float">
            <text:p>-0.38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6100" calcext:value-type="float">
            <text:p>186100</text:p>
          </table:table-cell>
          <table:table-cell table:formula="of:=([.A1562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6200" calcext:value-type="float">
            <text:p>186200</text:p>
          </table:table-cell>
          <table:table-cell table:formula="of:=([.A1563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6300" calcext:value-type="float">
            <text:p>186300</text:p>
          </table:table-cell>
          <table:table-cell table:formula="of:=([.A1564]-0.2)*1.27" office:value-type="float" office:value="-0.0762" calcext:value-type="float">
            <text:p>-0.0762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6400" calcext:value-type="float">
            <text:p>186400</text:p>
          </table:table-cell>
          <table:table-cell table:formula="of:=([.A1565]-0.2)*1.27" office:value-type="float" office:value="0.1778" calcext:value-type="float">
            <text:p>0.1778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86500" calcext:value-type="float">
            <text:p>186500</text:p>
          </table:table-cell>
          <table:table-cell table:formula="of:=([.A1566]-0.2)*1.27" office:value-type="float" office:value="-0.3048" calcext:value-type="float">
            <text:p>-0.304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6600" calcext:value-type="float">
            <text:p>186600</text:p>
          </table:table-cell>
          <table:table-cell table:formula="of:=([.A1567]-0.2)*1.27" office:value-type="float" office:value="-0.127" calcext:value-type="float">
            <text:p>-0.127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6700" calcext:value-type="float">
            <text:p>186700</text:p>
          </table:table-cell>
          <table:table-cell table:formula="of:=([.A1568]-0.2)*1.27" office:value-type="float" office:value="-0.1524" calcext:value-type="float">
            <text:p>-0.1524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6800" calcext:value-type="float">
            <text:p>186800</text:p>
          </table:table-cell>
          <table:table-cell table:formula="of:=([.A1569]-0.2)*1.27" office:value-type="float" office:value="0.3048" calcext:value-type="float">
            <text:p>0.304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6900" calcext:value-type="float">
            <text:p>186900</text:p>
          </table:table-cell>
          <table:table-cell table:formula="of:=([.A1570]-0.2)*1.27" office:value-type="float" office:value="-0.0762" calcext:value-type="float">
            <text:p>-0.0762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7000" calcext:value-type="float">
            <text:p>187000</text:p>
          </table:table-cell>
          <table:table-cell table:formula="of:=([.A1571]-0.2)*1.27" office:value-type="float" office:value="0.4572" calcext:value-type="float">
            <text:p>0.4572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7100" calcext:value-type="float">
            <text:p>187100</text:p>
          </table:table-cell>
          <table:table-cell table:formula="of:=([.A1572]-0.2)*1.27" office:value-type="float" office:value="0.3556" calcext:value-type="float">
            <text:p>0.3556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7200" calcext:value-type="float">
            <text:p>187200</text:p>
          </table:table-cell>
          <table:table-cell table:formula="of:=([.A1573]-0.2)*1.27" office:value-type="float" office:value="0.0508" calcext:value-type="float">
            <text:p>0.050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7300" calcext:value-type="float">
            <text:p>187300</text:p>
          </table:table-cell>
          <table:table-cell table:formula="of:=([.A1574]-0.2)*1.27" office:value-type="float" office:value="0.381" calcext:value-type="float">
            <text:p>0.38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7400" calcext:value-type="float">
            <text:p>187400</text:p>
          </table:table-cell>
          <table:table-cell table:formula="of:=([.A1575]-0.2)*1.27" office:value-type="float" office:value="0.254" calcext:value-type="float">
            <text:p>0.25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7500" calcext:value-type="float">
            <text:p>187500</text:p>
          </table:table-cell>
          <table:table-cell table:formula="of:=([.A1576]-0.2)*1.27" office:value-type="float" office:value="0.254" calcext:value-type="float">
            <text:p>0.25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7600" calcext:value-type="float">
            <text:p>187600</text:p>
          </table:table-cell>
          <table:table-cell table:formula="of:=([.A1577]-0.2)*1.27" office:value-type="float" office:value="0.1016" calcext:value-type="float">
            <text:p>0.101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7700" calcext:value-type="float">
            <text:p>187700</text:p>
          </table:table-cell>
          <table:table-cell table:formula="of:=([.A1578]-0.2)*1.27" office:value-type="float" office:value="0.2286" calcext:value-type="float">
            <text:p>0.2286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7800" calcext:value-type="float">
            <text:p>187800</text:p>
          </table:table-cell>
          <table:table-cell table:formula="of:=([.A1579]-0.2)*1.27" office:value-type="float" office:value="-0.2032" calcext:value-type="float">
            <text:p>-0.2032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7900" calcext:value-type="float">
            <text:p>187900</text:p>
          </table:table-cell>
          <table:table-cell table:formula="of:=([.A1580]-0.2)*1.27" office:value-type="float" office:value="0.1016" calcext:value-type="float">
            <text:p>0.101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8000" calcext:value-type="float">
            <text:p>188000</text:p>
          </table:table-cell>
          <table:table-cell table:formula="of:=([.A1581]-0.2)*1.27" office:value-type="float" office:value="0.4572" calcext:value-type="float">
            <text:p>0.4572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88100" calcext:value-type="float">
            <text:p>188100</text:p>
          </table:table-cell>
          <table:table-cell table:formula="of:=([.A1582]-0.2)*1.27" office:value-type="float" office:value="-0.2794" calcext:value-type="float">
            <text:p>-0.2794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8200" calcext:value-type="float">
            <text:p>188200</text:p>
          </table:table-cell>
          <table:table-cell table:formula="of:=([.A1583]-0.2)*1.27" office:value-type="float" office:value="0.3302" calcext:value-type="float">
            <text:p>0.3302</text:p>
          </table:table-cell>
          <table:table-cell table:number-columns-repeated="3"/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188300" calcext:value-type="float">
            <text:p>188300</text:p>
          </table:table-cell>
          <table:table-cell table:formula="of:=([.A1584]-0.2)*1.27" office:value-type="float" office:value="-0.4826" calcext:value-type="float">
            <text:p>-0.482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8400" calcext:value-type="float">
            <text:p>188400</text:p>
          </table:table-cell>
          <table:table-cell table:formula="of:=([.A1585]-0.2)*1.27" office:value-type="float" office:value="-0.0508" calcext:value-type="float">
            <text:p>-0.0508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88500" calcext:value-type="float">
            <text:p>188500</text:p>
          </table:table-cell>
          <table:table-cell table:formula="of:=([.A1586]-0.2)*1.27" office:value-type="float" office:value="-0.4064" calcext:value-type="float">
            <text:p>-0.406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8600" calcext:value-type="float">
            <text:p>188600</text:p>
          </table:table-cell>
          <table:table-cell table:formula="of:=([.A1587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8700" calcext:value-type="float">
            <text:p>188700</text:p>
          </table:table-cell>
          <table:table-cell table:formula="of:=([.A1588]-0.2)*1.27" office:value-type="float" office:value="0.1524" calcext:value-type="float">
            <text:p>0.1524</text:p>
          </table:table-cell>
          <table:table-cell table:number-columns-repeated="3"/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188800" calcext:value-type="float">
            <text:p>188800</text:p>
          </table:table-cell>
          <table:table-cell table:formula="of:=([.A1589]-0.2)*1.27" office:value-type="float" office:value="-0.6858" calcext:value-type="float">
            <text:p>-0.6858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8900" calcext:value-type="float">
            <text:p>188900</text:p>
          </table:table-cell>
          <table:table-cell table:formula="of:=([.A1590]-0.2)*1.27" office:value-type="float" office:value="-0.0254" calcext:value-type="float">
            <text:p>-0.025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9000" calcext:value-type="float">
            <text:p>189000</text:p>
          </table:table-cell>
          <table:table-cell table:formula="of:=([.A1591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9100" calcext:value-type="float">
            <text:p>189100</text:p>
          </table:table-cell>
          <table:table-cell table:formula="of:=([.A1592]-0.2)*1.27" office:value-type="float" office:value="0.1524" calcext:value-type="float">
            <text:p>0.1524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9200" calcext:value-type="float">
            <text:p>189200</text:p>
          </table:table-cell>
          <table:table-cell table:formula="of:=([.A1593]-0.2)*1.27" office:value-type="float" office:value="-0.1778" calcext:value-type="float">
            <text:p>-0.177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9300" calcext:value-type="float">
            <text:p>189300</text:p>
          </table:table-cell>
          <table:table-cell table:formula="of:=([.A1594]-0.2)*1.27" office:value-type="float" office:value="0.2032" calcext:value-type="float">
            <text:p>0.203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9400" calcext:value-type="float">
            <text:p>189400</text:p>
          </table:table-cell>
          <table:table-cell table:formula="of:=([.A1595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9500" calcext:value-type="float">
            <text:p>189500</text:p>
          </table:table-cell>
          <table:table-cell table:formula="of:=([.A1596]-0.2)*1.27" office:value-type="float" office:value="-0.0254" calcext:value-type="float">
            <text:p>-0.025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9600" calcext:value-type="float">
            <text:p>189600</text:p>
          </table:table-cell>
          <table:table-cell table:formula="of:=([.A1597]-0.2)*1.27" office:value-type="float" office:value="0.3556" calcext:value-type="float">
            <text:p>0.3556</text:p>
          </table:table-cell>
          <table:table-cell table:number-columns-repeated="3"/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189700" calcext:value-type="float">
            <text:p>189700</text:p>
          </table:table-cell>
          <table:table-cell table:formula="of:=([.A1598]-0.2)*1.27" office:value-type="float" office:value="-0.7874" calcext:value-type="float">
            <text:p>-0.787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9800" calcext:value-type="float">
            <text:p>189800</text:p>
          </table:table-cell>
          <table:table-cell table:formula="of:=([.A1599]-0.2)*1.27" office:value-type="float" office:value="0.254" calcext:value-type="float">
            <text:p>0.25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9900" calcext:value-type="float">
            <text:p>189900</text:p>
          </table:table-cell>
          <table:table-cell table:formula="of:=([.A1600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190000" calcext:value-type="float">
            <text:p>190000</text:p>
          </table:table-cell>
          <table:table-cell table:formula="of:=([.A1601]-0.2)*1.27" office:value-type="float" office:value="-0.8636" calcext:value-type="float">
            <text:p>-0.86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100" calcext:value-type="float">
            <text:p>190100</text:p>
          </table:table-cell>
          <table:table-cell table:formula="of:=([.A1602]-0.2)*1.27" office:value-type="float" office:value="-0.254" calcext:value-type="float">
            <text:p>-0.254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0200" calcext:value-type="float">
            <text:p>190200</text:p>
          </table:table-cell>
          <table:table-cell table:formula="of:=([.A1603]-0.2)*1.27" office:value-type="float" office:value="0.0762" calcext:value-type="float">
            <text:p>0.076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0300" calcext:value-type="float">
            <text:p>190300</text:p>
          </table:table-cell>
          <table:table-cell table:formula="of:=([.A1604]-0.2)*1.27" office:value-type="float" office:value="0.2032" calcext:value-type="float">
            <text:p>0.203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0400" calcext:value-type="float">
            <text:p>190400</text:p>
          </table:table-cell>
          <table:table-cell table:formula="of:=([.A1605]-0.2)*1.27" office:value-type="float" office:value="0.254" calcext:value-type="float">
            <text:p>0.25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90500" calcext:value-type="float">
            <text:p>190500</text:p>
          </table:table-cell>
          <table:table-cell table:formula="of:=([.A1606]-0.2)*1.27" office:value-type="float" office:value="-0.4318" calcext:value-type="float">
            <text:p>-0.431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0600" calcext:value-type="float">
            <text:p>190600</text:p>
          </table:table-cell>
          <table:table-cell table:formula="of:=([.A1607]-0.2)*1.27" office:value-type="float" office:value="-0.127" calcext:value-type="float">
            <text:p>-0.127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90700" calcext:value-type="float">
            <text:p>190700</text:p>
          </table:table-cell>
          <table:table-cell table:formula="of:=([.A1608]-0.2)*1.27" office:value-type="float" office:value="-0.3302" calcext:value-type="float">
            <text:p>-0.3302</text:p>
          </table:table-cell>
          <table:table-cell table:number-columns-repeated="3"/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190800" calcext:value-type="float">
            <text:p>190800</text:p>
          </table:table-cell>
          <table:table-cell table:formula="of:=([.A1609]-0.2)*1.27" office:value-type="float" office:value="-0.5588" calcext:value-type="float">
            <text:p>-0.558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0900" calcext:value-type="float">
            <text:p>190900</text:p>
          </table:table-cell>
          <table:table-cell table:formula="of:=([.A1610]-0.2)*1.27" office:value-type="float" office:value="-0.127" calcext:value-type="float">
            <text:p>-0.127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91000" calcext:value-type="float">
            <text:p>191000</text:p>
          </table:table-cell>
          <table:table-cell table:formula="of:=([.A1611]-0.2)*1.27" office:value-type="float" office:value="-0.4318" calcext:value-type="float">
            <text:p>-0.43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1100" calcext:value-type="float">
            <text:p>191100</text:p>
          </table:table-cell>
          <table:table-cell table:formula="of:=([.A1612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1200" calcext:value-type="float">
            <text:p>191200</text:p>
          </table:table-cell>
          <table:table-cell table:formula="of:=([.A1613]-0.2)*1.27" office:value-type="float" office:value="0.4318" calcext:value-type="float">
            <text:p>0.431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1300" calcext:value-type="float">
            <text:p>191300</text:p>
          </table:table-cell>
          <table:table-cell table:formula="of:=([.A1614]-0.2)*1.27" office:value-type="float" office:value="0.2794" calcext:value-type="float">
            <text:p>0.279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1400" calcext:value-type="float">
            <text:p>191400</text:p>
          </table:table-cell>
          <table:table-cell table:formula="of:=([.A1615]-0.2)*1.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1500" calcext:value-type="float">
            <text:p>191500</text:p>
          </table:table-cell>
          <table:table-cell table:formula="of:=([.A1616]-0.2)*1.27" office:value-type="float" office:value="-0.0508" calcext:value-type="float">
            <text:p>-0.050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1600" calcext:value-type="float">
            <text:p>191600</text:p>
          </table:table-cell>
          <table:table-cell table:formula="of:=([.A1617]-0.2)*1.27" office:value-type="float" office:value="0.4826" calcext:value-type="float">
            <text:p>0.4826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1700" calcext:value-type="float">
            <text:p>191700</text:p>
          </table:table-cell>
          <table:table-cell table:formula="of:=([.A1618]-0.2)*1.27" office:value-type="float" office:value="-0.2032" calcext:value-type="float">
            <text:p>-0.203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1800" calcext:value-type="float">
            <text:p>191800</text:p>
          </table:table-cell>
          <table:table-cell table:formula="of:=([.A1619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1900" calcext:value-type="float">
            <text:p>191900</text:p>
          </table:table-cell>
          <table:table-cell table:formula="of:=([.A1620]-0.2)*1.27" office:value-type="float" office:value="-0.0508" calcext:value-type="float">
            <text:p>-0.050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2000" calcext:value-type="float">
            <text:p>192000</text:p>
          </table:table-cell>
          <table:table-cell table:formula="of:=([.A1621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92100" calcext:value-type="float">
            <text:p>192100</text:p>
          </table:table-cell>
          <table:table-cell table:formula="of:=([.A1622]-0.2)*1.27" office:value-type="float" office:value="-0.4064" calcext:value-type="float">
            <text:p>-0.4064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2200" calcext:value-type="float">
            <text:p>192200</text:p>
          </table:table-cell>
          <table:table-cell table:formula="of:=([.A1623]-0.2)*1.27" office:value-type="float" office:value="0.2032" calcext:value-type="float">
            <text:p>0.2032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2300" calcext:value-type="float">
            <text:p>192300</text:p>
          </table:table-cell>
          <table:table-cell table:formula="of:=([.A1624]-0.2)*1.27" office:value-type="float" office:value="0.0254" calcext:value-type="float">
            <text:p>0.0254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92400" calcext:value-type="float">
            <text:p>192400</text:p>
          </table:table-cell>
          <table:table-cell table:formula="of:=([.A1625]-0.2)*1.27" office:value-type="float" office:value="-0.3556" calcext:value-type="float">
            <text:p>-0.3556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2500" calcext:value-type="float">
            <text:p>192500</text:p>
          </table:table-cell>
          <table:table-cell table:formula="of:=([.A1626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92600" calcext:value-type="float">
            <text:p>192600</text:p>
          </table:table-cell>
          <table:table-cell table:formula="of:=([.A1627]-0.2)*1.27" office:value-type="float" office:value="-0.4064" calcext:value-type="float">
            <text:p>-0.406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92700" calcext:value-type="float">
            <text:p>192700</text:p>
          </table:table-cell>
          <table:table-cell table:formula="of:=([.A1628]-0.2)*1.27" office:value-type="float" office:value="-0.5334" calcext:value-type="float">
            <text:p>-0.5334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92800" calcext:value-type="float">
            <text:p>192800</text:p>
          </table:table-cell>
          <table:table-cell table:formula="of:=([.A1629]-0.2)*1.27" office:value-type="float" office:value="-0.2794" calcext:value-type="float">
            <text:p>-0.279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2900" calcext:value-type="float">
            <text:p>192900</text:p>
          </table:table-cell>
          <table:table-cell table:formula="of:=([.A1630]-0.2)*1.27" office:value-type="float" office:value="0.0254" calcext:value-type="float">
            <text:p>0.0254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3000" calcext:value-type="float">
            <text:p>193000</text:p>
          </table:table-cell>
          <table:table-cell table:formula="of:=([.A1631]-0.2)*1.27" office:value-type="float" office:value="0.4064" calcext:value-type="float">
            <text:p>0.406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3100" calcext:value-type="float">
            <text:p>193100</text:p>
          </table:table-cell>
          <table:table-cell table:formula="of:=([.A1632]-0.2)*1.27" office:value-type="float" office:value="-0.1524" calcext:value-type="float">
            <text:p>-0.152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3200" calcext:value-type="float">
            <text:p>193200</text:p>
          </table:table-cell>
          <table:table-cell table:formula="of:=([.A1633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3300" calcext:value-type="float">
            <text:p>193300</text:p>
          </table:table-cell>
          <table:table-cell table:formula="of:=([.A1634]-0.2)*1.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3400" calcext:value-type="float">
            <text:p>193400</text:p>
          </table:table-cell>
          <table:table-cell table:formula="of:=([.A1635]-0.2)*1.27" office:value-type="float" office:value="0.0254" calcext:value-type="float">
            <text:p>0.025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3500" calcext:value-type="float">
            <text:p>193500</text:p>
          </table:table-cell>
          <table:table-cell table:formula="of:=([.A1636]-0.2)*1.27" office:value-type="float" office:value="0.1778" calcext:value-type="float">
            <text:p>0.1778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3600" calcext:value-type="float">
            <text:p>193600</text:p>
          </table:table-cell>
          <table:table-cell table:formula="of:=([.A1637]-0.2)*1.27" office:value-type="float" office:value="0.1778" calcext:value-type="float">
            <text:p>0.177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3700" calcext:value-type="float">
            <text:p>193700</text:p>
          </table:table-cell>
          <table:table-cell table:formula="of:=([.A1638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3800" calcext:value-type="float">
            <text:p>193800</text:p>
          </table:table-cell>
          <table:table-cell table:formula="of:=([.A1639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93900" calcext:value-type="float">
            <text:p>193900</text:p>
          </table:table-cell>
          <table:table-cell table:formula="of:=([.A1640]-0.2)*1.27" office:value-type="float" office:value="-0.4318" calcext:value-type="float">
            <text:p>-0.43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4000" calcext:value-type="float">
            <text:p>194000</text:p>
          </table:table-cell>
          <table:table-cell table:formula="of:=([.A1641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194100" calcext:value-type="float">
            <text:p>194100</text:p>
          </table:table-cell>
          <table:table-cell table:formula="of:=([.A1642]-0.2)*1.27" office:value-type="float" office:value="-0.6604" calcext:value-type="float">
            <text:p>-0.6604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4200" calcext:value-type="float">
            <text:p>194200</text:p>
          </table:table-cell>
          <table:table-cell table:formula="of:=([.A1643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4300" calcext:value-type="float">
            <text:p>194300</text:p>
          </table:table-cell>
          <table:table-cell table:formula="of:=([.A1644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4400" calcext:value-type="float">
            <text:p>194400</text:p>
          </table:table-cell>
          <table:table-cell table:formula="of:=([.A1645]-0.2)*1.27" office:value-type="float" office:value="0.2286" calcext:value-type="float">
            <text:p>0.2286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194500" calcext:value-type="float">
            <text:p>194500</text:p>
          </table:table-cell>
          <table:table-cell table:formula="of:=([.A1646]-0.2)*1.27" office:value-type="float" office:value="-0.635" calcext:value-type="float">
            <text:p>-0.63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4600" calcext:value-type="float">
            <text:p>194600</text:p>
          </table:table-cell>
          <table:table-cell table:formula="of:=([.A1647]-0.2)*1.27" office:value-type="float" office:value="-0.0762" calcext:value-type="float">
            <text:p>-0.076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4700" calcext:value-type="float">
            <text:p>194700</text:p>
          </table:table-cell>
          <table:table-cell table:formula="of:=([.A1648]-0.2)*1.27" office:value-type="float" office:value="-0.0762" calcext:value-type="float">
            <text:p>-0.076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4800" calcext:value-type="float">
            <text:p>194800</text:p>
          </table:table-cell>
          <table:table-cell table:formula="of:=([.A1649]-0.2)*1.27" office:value-type="float" office:value="0.3048" calcext:value-type="float">
            <text:p>0.3048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4900" calcext:value-type="float">
            <text:p>194900</text:p>
          </table:table-cell>
          <table:table-cell table:formula="of:=([.A1650]-0.2)*1.27" office:value-type="float" office:value="0.2794" calcext:value-type="float">
            <text:p>0.2794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5000" calcext:value-type="float">
            <text:p>195000</text:p>
          </table:table-cell>
          <table:table-cell table:formula="of:=([.A1651]-0.2)*1.27" office:value-type="float" office:value="0.0508" calcext:value-type="float">
            <text:p>0.050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5100" calcext:value-type="float">
            <text:p>195100</text:p>
          </table:table-cell>
          <table:table-cell table:formula="of:=([.A1652]-0.2)*1.27" office:value-type="float" office:value="-0.127" calcext:value-type="float">
            <text:p>-0.127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5200" calcext:value-type="float">
            <text:p>195200</text:p>
          </table:table-cell>
          <table:table-cell table:formula="of:=([.A1653]-0.2)*1.27" office:value-type="float" office:value="0.5334" calcext:value-type="float">
            <text:p>0.533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95300" calcext:value-type="float">
            <text:p>195300</text:p>
          </table:table-cell>
          <table:table-cell table:formula="of:=([.A1654]-0.2)*1.27" office:value-type="float" office:value="-0.381" calcext:value-type="float">
            <text:p>-0.381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5400" calcext:value-type="float">
            <text:p>195400</text:p>
          </table:table-cell>
          <table:table-cell table:formula="of:=([.A1655]-0.2)*1.27" office:value-type="float" office:value="-0.1524" calcext:value-type="float">
            <text:p>-0.1524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5500" calcext:value-type="float">
            <text:p>195500</text:p>
          </table:table-cell>
          <table:table-cell table:formula="of:=([.A1656]-0.2)*1.27" office:value-type="float" office:value="-0.127" calcext:value-type="float">
            <text:p>-0.127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5600" calcext:value-type="float">
            <text:p>195600</text:p>
          </table:table-cell>
          <table:table-cell table:formula="of:=([.A1657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95700" calcext:value-type="float">
            <text:p>195700</text:p>
          </table:table-cell>
          <table:table-cell table:formula="of:=([.A1658]-0.2)*1.27" office:value-type="float" office:value="-0.3048" calcext:value-type="float">
            <text:p>-0.3048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5800" calcext:value-type="float">
            <text:p>195800</text:p>
          </table:table-cell>
          <table:table-cell table:formula="of:=([.A1659]-0.2)*1.27" office:value-type="float" office:value="0.2032" calcext:value-type="float">
            <text:p>0.2032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5900" calcext:value-type="float">
            <text:p>195900</text:p>
          </table:table-cell>
          <table:table-cell table:formula="of:=([.A1660]-0.2)*1.27" office:value-type="float" office:value="0.2794" calcext:value-type="float">
            <text:p>0.2794</text:p>
          </table:table-cell>
          <table:table-cell table:number-columns-repeated="3"/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196000" calcext:value-type="float">
            <text:p>196000</text:p>
          </table:table-cell>
          <table:table-cell table:formula="of:=([.A1661]-0.2)*1.27" office:value-type="float" office:value="-0.6096" calcext:value-type="float">
            <text:p>-0.609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96100" calcext:value-type="float">
            <text:p>196100</text:p>
          </table:table-cell>
          <table:table-cell table:formula="of:=([.A1662]-0.2)*1.27" office:value-type="float" office:value="-0.508" calcext:value-type="float">
            <text:p>-0.508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6200" calcext:value-type="float">
            <text:p>196200</text:p>
          </table:table-cell>
          <table:table-cell table:formula="of:=([.A1663]-0.2)*1.27" office:value-type="float" office:value="-0.127" calcext:value-type="float">
            <text:p>-0.127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6300" calcext:value-type="float">
            <text:p>196300</text:p>
          </table:table-cell>
          <table:table-cell table:formula="of:=([.A1664]-0.2)*1.27" office:value-type="float" office:value="0.7874" calcext:value-type="float">
            <text:p>0.7874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6400" calcext:value-type="float">
            <text:p>196400</text:p>
          </table:table-cell>
          <table:table-cell table:formula="of:=([.A1665]-0.2)*1.27" office:value-type="float" office:value="0.2794" calcext:value-type="float">
            <text:p>0.2794</text:p>
          </table:table-cell>
          <table:table-cell table:number-columns-repeated="3"/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96500" calcext:value-type="float">
            <text:p>196500</text:p>
          </table:table-cell>
          <table:table-cell table:formula="of:=([.A1666]-0.2)*1.27" office:value-type="float" office:value="-0.4064" calcext:value-type="float">
            <text:p>-0.406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6600" calcext:value-type="float">
            <text:p>196600</text:p>
          </table:table-cell>
          <table:table-cell table:formula="of:=([.A1667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96700" calcext:value-type="float">
            <text:p>196700</text:p>
          </table:table-cell>
          <table:table-cell table:formula="of:=([.A1668]-0.2)*1.27" office:value-type="float" office:value="-0.3302" calcext:value-type="float">
            <text:p>-0.330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6800" calcext:value-type="float">
            <text:p>196800</text:p>
          </table:table-cell>
          <table:table-cell table:formula="of:=([.A1669]-0.2)*1.27" office:value-type="float" office:value="0.4064" calcext:value-type="float">
            <text:p>0.4064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6900" calcext:value-type="float">
            <text:p>196900</text:p>
          </table:table-cell>
          <table:table-cell table:formula="of:=([.A1670]-0.2)*1.27" office:value-type="float" office:value="-0.0508" calcext:value-type="float">
            <text:p>-0.0508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97000" calcext:value-type="float">
            <text:p>197000</text:p>
          </table:table-cell>
          <table:table-cell table:formula="of:=([.A1671]-0.2)*1.27" office:value-type="float" office:value="-0.3048" calcext:value-type="float">
            <text:p>-0.3048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7100" calcext:value-type="float">
            <text:p>197100</text:p>
          </table:table-cell>
          <table:table-cell table:formula="of:=([.A1672]-0.2)*1.27" office:value-type="float" office:value="0.4318" calcext:value-type="float">
            <text:p>0.431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7200" calcext:value-type="float">
            <text:p>197200</text:p>
          </table:table-cell>
          <table:table-cell table:formula="of:=([.A1673]-0.2)*1.27" office:value-type="float" office:value="-0.1016" calcext:value-type="float">
            <text:p>-0.101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7300" calcext:value-type="float">
            <text:p>197300</text:p>
          </table:table-cell>
          <table:table-cell table:formula="of:=([.A1674]-0.2)*1.2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7400" calcext:value-type="float">
            <text:p>197400</text:p>
          </table:table-cell>
          <table:table-cell table:formula="of:=([.A1675]-0.2)*1.27"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7500" calcext:value-type="float">
            <text:p>197500</text:p>
          </table:table-cell>
          <table:table-cell table:formula="of:=([.A1676]-0.2)*1.27" office:value-type="float" office:value="0.1016" calcext:value-type="float">
            <text:p>0.1016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7600" calcext:value-type="float">
            <text:p>197600</text:p>
          </table:table-cell>
          <table:table-cell table:formula="of:=([.A1677]-0.2)*1.27" office:value-type="float" office:value="0.0254" calcext:value-type="float">
            <text:p>0.025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7700" calcext:value-type="float">
            <text:p>197700</text:p>
          </table:table-cell>
          <table:table-cell table:formula="of:=([.A1678]-0.2)*1.27" office:value-type="float" office:value="-0.1524" calcext:value-type="float">
            <text:p>-0.1524</text:p>
          </table:table-cell>
          <table:table-cell table:number-columns-repeated="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197800" calcext:value-type="float">
            <text:p>197800</text:p>
          </table:table-cell>
          <table:table-cell table:formula="of:=([.A1679]-0.2)*1.27" office:value-type="float" office:value="-0.5334" calcext:value-type="float">
            <text:p>-0.5334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97900" calcext:value-type="float">
            <text:p>197900</text:p>
          </table:table-cell>
          <table:table-cell table:formula="of:=([.A1680]-0.2)*1.27" office:value-type="float" office:value="-0.381" calcext:value-type="float">
            <text:p>-0.381</text:p>
          </table:table-cell>
          <table:table-cell table:number-columns-repeated="3"/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198000" calcext:value-type="float">
            <text:p>198000</text:p>
          </table:table-cell>
          <table:table-cell table:formula="of:=([.A1681]-0.2)*1.27" office:value-type="float" office:value="-0.3302" calcext:value-type="float">
            <text:p>-0.3302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8100" calcext:value-type="float">
            <text:p>198100</text:p>
          </table:table-cell>
          <table:table-cell table:formula="of:=([.A1682]-0.2)*1.27" office:value-type="float" office:value="0.2286" calcext:value-type="float">
            <text:p>0.2286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98200" calcext:value-type="float">
            <text:p>198200</text:p>
          </table:table-cell>
          <table:table-cell table:formula="of:=([.A1683]-0.2)*1.27" office:value-type="float" office:value="-0.508" calcext:value-type="float">
            <text:p>-0.508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8300" calcext:value-type="float">
            <text:p>198300</text:p>
          </table:table-cell>
          <table:table-cell table:formula="of:=([.A1684]-0.2)*1.27" office:value-type="float" office:value="0.1524" calcext:value-type="float">
            <text:p>0.1524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8400" calcext:value-type="float">
            <text:p>198400</text:p>
          </table:table-cell>
          <table:table-cell table:formula="of:=([.A1685]-0.2)*1.27" office:value-type="float" office:value="0.4572" calcext:value-type="float">
            <text:p>0.457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8500" calcext:value-type="float">
            <text:p>198500</text:p>
          </table:table-cell>
          <table:table-cell table:formula="of:=([.A1686]-0.2)*1.27" office:value-type="float" office:value="0.2032" calcext:value-type="float">
            <text:p>0.2032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8600" calcext:value-type="float">
            <text:p>198600</text:p>
          </table:table-cell>
          <table:table-cell table:formula="of:=([.A1687]-0.2)*1.27" office:value-type="float" office:value="-0.1524" calcext:value-type="float">
            <text:p>-0.152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8700" calcext:value-type="float">
            <text:p>198700</text:p>
          </table:table-cell>
          <table:table-cell table:formula="of:=([.A1688]-0.2)*1.27" office:value-type="float" office:value="0.254" calcext:value-type="float">
            <text:p>0.254</text:p>
          </table:table-cell>
          <table:table-cell table:number-columns-repeated="3"/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198800" calcext:value-type="float">
            <text:p>198800</text:p>
          </table:table-cell>
          <table:table-cell table:formula="of:=([.A1689]-0.2)*1.27" office:value-type="float" office:value="-0.3048" calcext:value-type="float">
            <text:p>-0.3048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8900" calcext:value-type="float">
            <text:p>198900</text:p>
          </table:table-cell>
          <table:table-cell table:formula="of:=([.A1690]-0.2)*1.27" office:value-type="float" office:value="-0.2286" calcext:value-type="float">
            <text:p>-0.2286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9000" calcext:value-type="float">
            <text:p>199000</text:p>
          </table:table-cell>
          <table:table-cell table:formula="of:=([.A1691]-0.2)*1.27" office:value-type="float" office:value="0.4064" calcext:value-type="float">
            <text:p>0.4064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9100" calcext:value-type="float">
            <text:p>199100</text:p>
          </table:table-cell>
          <table:table-cell table:formula="of:=([.A1692]-0.2)*1.27" office:value-type="float" office:value="-0.2032" calcext:value-type="float">
            <text:p>-0.2032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9200" calcext:value-type="float">
            <text:p>199200</text:p>
          </table:table-cell>
          <table:table-cell table:formula="of:=([.A1693]-0.2)*1.27" office:value-type="float" office:value="-0.0254" calcext:value-type="float">
            <text:p>-0.0254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9300" calcext:value-type="float">
            <text:p>199300</text:p>
          </table:table-cell>
          <table:table-cell table:formula="of:=([.A1694]-0.2)*1.27" office:value-type="float" office:value="-0.1524" calcext:value-type="float">
            <text:p>-0.1524</text:p>
          </table:table-cell>
          <table:table-cell table:number-columns-repeated="3"/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199400" calcext:value-type="float">
            <text:p>199400</text:p>
          </table:table-cell>
          <table:table-cell table:formula="of:=([.A1695]-0.2)*1.27" office:value-type="float" office:value="-0.4318" calcext:value-type="float">
            <text:p>-0.431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9500" calcext:value-type="float">
            <text:p>199500</text:p>
          </table:table-cell>
          <table:table-cell table:formula="of:=([.A1696]-0.2)*1.27" office:value-type="float" office:value="0.3302" calcext:value-type="float">
            <text:p>0.3302</text:p>
          </table:table-cell>
          <table:table-cell table:number-columns-repeated="3"/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199600" calcext:value-type="float">
            <text:p>199600</text:p>
          </table:table-cell>
          <table:table-cell table:formula="of:=([.A1697]-0.2)*1.27" office:value-type="float" office:value="-0.3556" calcext:value-type="float">
            <text:p>-0.3556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9700" calcext:value-type="float">
            <text:p>199700</text:p>
          </table:table-cell>
          <table:table-cell table:formula="of:=([.A1698]-0.2)*1.27" office:value-type="float" office:value="0.1524" calcext:value-type="float">
            <text:p>0.152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9800" calcext:value-type="float">
            <text:p>199800</text:p>
          </table:table-cell>
          <table:table-cell table:formula="of:=([.A1699]-0.2)*1.27" office:value-type="float" office:value="-0.0762" calcext:value-type="float">
            <text:p>-0.0762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99900" calcext:value-type="float">
            <text:p>199900</text:p>
          </table:table-cell>
          <table:table-cell table:formula="of:=([.A1700]-0.2)*1.27" office:value-type="float" office:value="-0.2794" calcext:value-type="float">
            <text:p>-0.2794</text:p>
          </table:table-cell>
          <table:table-cell table:number-columns-repeated="3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200000" calcext:value-type="float">
            <text:p>200000</text:p>
          </table:table-cell>
          <table:table-cell table:formula="of:=([.A1701]-0.2)*1.27" office:value-type="float" office:value="-0.2794" calcext:value-type="float">
            <text:p>-0.27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0:43:07.394977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3:07:19.806560664</meta:creation-date>
    <dc:date>2019-05-05T11:57:54.954199525</dc:date>
    <meta:editing-duration>PT10H49M50S</meta:editing-duration>
    <meta:editing-cycles>2</meta:editing-cycles>
    <meta:generator>LibreOffice/6.2.2.2$Linux_X86_64 LibreOffice_project/20$Build-2</meta:generator>
    <meta:document-statistic meta:table-count="1" meta:cell-count="57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05cm" chart:symbol-height="0.0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9cm" xlink:href=".." xlink:type="simple" chart:class="chart:scatter" chart:style-name="ch1">
        <chart:legend chart:legend-position="end" svg:x="13.725cm" svg:y="4.205cm" style:legend-expansion="high" chart:style-name="ch2"/>
        <chart:plot-area chart:style-name="ch3" table:cell-range-address="Sheet1.B1:Sheet1.B1699 Sheet1.C1:Sheet1.C1669" svg:x="0.319cm" svg:y="0.18cm" svg:width="13.087cm" svg:height="8.649cm">
          <chartooo:coordinate-region svg:x="1.152cm" svg:y="0.379cm" svg:width="11.697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C1:Sheet1.C1669" chart:class="chart:scatter">
            <chart:domain table:cell-range-address="Sheet1.B1:Sheet1.B1699"/>
            <chart:data-point chart:repeated="28"/>
            <chart:data-point chart:style-name="ch9"/>
            <chart:data-point chart:repeated="53"/>
            <chart:data-point chart:style-name="ch9"/>
            <chart:data-point chart:repeated="109"/>
            <chart:data-point chart:style-name="ch9"/>
            <chart:data-point chart:repeated="15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0">
                <text:p>30000</text:p>
                <draw:g>
                  <svg:desc>Sheet1.B1:Sheet1.B1699</svg:desc>
                </draw:g>
              </table:table-cell>
              <table:table-cell office:value-type="float" office:value="0.125">
                <text:p>0.125</text:p>
                <draw:g>
                  <svg:desc>Sheet1.C1:Sheet1.C16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00">
                <text:p>301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00">
                <text:p>302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00">
                <text:p>3030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00">
                <text:p>304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00">
                <text:p>305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00">
                <text:p>30600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00">
                <text:p>3070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00">
                <text:p>308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00">
                <text:p>309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00">
                <text:p>311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00">
                <text:p>31200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300">
                <text:p>313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00">
                <text:p>314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00">
                <text:p>315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00">
                <text:p>316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00">
                <text:p>317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00">
                <text:p>318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00">
                <text:p>319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00">
                <text:p>320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00">
                <text:p>321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00">
                <text:p>322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00">
                <text:p>323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00">
                <text:p>32400</text:p>
              </table:table-cell>
              <table:table-cell office:value-type="float" office:value="-0.275">
                <text:p>-0.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00">
                <text:p>3250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00">
                <text:p>32600</text:p>
              </table:table-cell>
              <table:table-cell office:value-type="float" office:value="-0.475">
                <text:p>-0.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00">
                <text:p>327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00">
                <text:p>328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00">
                <text:p>329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00">
                <text:p>33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00">
                <text:p>33100</text:p>
              </table:table-cell>
              <table:table-cell office:value-type="float" office:value="-0.675">
                <text:p>-0.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00">
                <text:p>332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00">
                <text:p>333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00">
                <text:p>334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00">
                <text:p>33500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00">
                <text:p>33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00">
                <text:p>337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00">
                <text:p>338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00">
                <text:p>339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000">
                <text:p>34000</text:p>
              </table:table-cell>
              <table:table-cell office:value-type="float" office:value="-0.775">
                <text:p>-0.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00">
                <text:p>34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00">
                <text:p>342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00">
                <text:p>34300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400">
                <text:p>3440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500">
                <text:p>345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00">
                <text:p>34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00">
                <text:p>347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00">
                <text:p>34800</text:p>
              </table:table-cell>
              <table:table-cell office:value-type="float" office:value="-0.425">
                <text:p>-0.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00">
                <text:p>349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00">
                <text:p>35000</text:p>
              </table:table-cell>
              <table:table-cell office:value-type="float" office:value="-0.325">
                <text:p>-0.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00">
                <text:p>35100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200">
                <text:p>352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00">
                <text:p>35300</text:p>
              </table:table-cell>
              <table:table-cell office:value-type="float" office:value="-0.425">
                <text:p>-0.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400">
                <text:p>354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500">
                <text:p>35500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00">
                <text:p>3560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700">
                <text:p>35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00">
                <text:p>358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00">
                <text:p>35900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00">
                <text:p>360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00">
                <text:p>361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200">
                <text:p>362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300">
                <text:p>363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400">
                <text:p>364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500">
                <text:p>36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600">
                <text:p>366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00">
                <text:p>36700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800">
                <text:p>368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00">
                <text:p>369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000">
                <text:p>37000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100">
                <text:p>37100</text:p>
              </table:table-cell>
              <table:table-cell office:value-type="float" office:value="-0.275">
                <text:p>-0.2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200">
                <text:p>372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00">
                <text:p>373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00">
                <text:p>374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0">
                <text:p>375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600">
                <text:p>37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00">
                <text:p>377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00">
                <text:p>3780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900">
                <text:p>3790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00">
                <text:p>380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100">
                <text:p>381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200">
                <text:p>38200</text:p>
              </table:table-cell>
              <table:table-cell office:value-type="float" office:value="-0.425">
                <text:p>-0.4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300">
                <text:p>383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00">
                <text:p>3840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500">
                <text:p>385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00">
                <text:p>386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700">
                <text:p>387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00">
                <text:p>38800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900">
                <text:p>38900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00">
                <text:p>39000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100">
                <text:p>391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00">
                <text:p>3920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300">
                <text:p>393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00">
                <text:p>394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500">
                <text:p>39500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600">
                <text:p>3960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700">
                <text:p>397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00">
                <text:p>398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00">
                <text:p>399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00">
                <text:p>400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100">
                <text:p>40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200">
                <text:p>4020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300">
                <text:p>4030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400">
                <text:p>4040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500">
                <text:p>405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00">
                <text:p>40600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700">
                <text:p>4070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800">
                <text:p>408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00">
                <text:p>409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000">
                <text:p>41000</text:p>
              </table:table-cell>
              <table:table-cell office:value-type="float" office:value="-0.325">
                <text:p>-0.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100">
                <text:p>411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200">
                <text:p>412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300">
                <text:p>413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400">
                <text:p>41400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500">
                <text:p>415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600">
                <text:p>4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700">
                <text:p>417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00">
                <text:p>418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900">
                <text:p>419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00">
                <text:p>420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100">
                <text:p>42100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200">
                <text:p>4220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300">
                <text:p>42300</text:p>
              </table:table-cell>
              <table:table-cell office:value-type="float" office:value="-0.325">
                <text:p>-0.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400">
                <text:p>424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500">
                <text:p>4250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600">
                <text:p>426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700">
                <text:p>427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800">
                <text:p>42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00">
                <text:p>429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000">
                <text:p>43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100">
                <text:p>431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200">
                <text:p>432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300">
                <text:p>433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400">
                <text:p>434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500">
                <text:p>435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600">
                <text:p>436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700">
                <text:p>43700</text:p>
              </table:table-cell>
              <table:table-cell office:value-type="float" office:value="-0.425">
                <text:p>-0.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800">
                <text:p>4380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900">
                <text:p>43900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000">
                <text:p>44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00">
                <text:p>44100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200">
                <text:p>44200</text:p>
              </table:table-cell>
              <table:table-cell office:value-type="float" office:value="-0.275">
                <text:p>-0.2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300">
                <text:p>44300</text:p>
              </table:table-cell>
              <table:table-cell office:value-type="float" office:value="-0.275">
                <text:p>-0.2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400">
                <text:p>444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500">
                <text:p>445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600">
                <text:p>44600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700">
                <text:p>447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800">
                <text:p>448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900">
                <text:p>449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000">
                <text:p>45000</text:p>
              </table:table-cell>
              <table:table-cell office:value-type="float" office:value="-0.275">
                <text:p>-0.2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100">
                <text:p>4510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200">
                <text:p>4520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00">
                <text:p>453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400">
                <text:p>454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500">
                <text:p>455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600">
                <text:p>456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700">
                <text:p>457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800">
                <text:p>458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900">
                <text:p>459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000">
                <text:p>46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100">
                <text:p>46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00">
                <text:p>462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300">
                <text:p>463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400">
                <text:p>464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500">
                <text:p>46500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600">
                <text:p>466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700">
                <text:p>467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800">
                <text:p>468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900">
                <text:p>469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000">
                <text:p>47000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100">
                <text:p>471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200">
                <text:p>472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300">
                <text:p>47300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400">
                <text:p>47400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500">
                <text:p>475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600">
                <text:p>476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700">
                <text:p>47700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800">
                <text:p>478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900">
                <text:p>479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000">
                <text:p>480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100">
                <text:p>481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200">
                <text:p>482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300">
                <text:p>483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400">
                <text:p>484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500">
                <text:p>48500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600">
                <text:p>48600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700">
                <text:p>487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00">
                <text:p>48800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900">
                <text:p>489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000">
                <text:p>490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100">
                <text:p>491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200">
                <text:p>492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300">
                <text:p>4930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400">
                <text:p>49400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500">
                <text:p>495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600">
                <text:p>496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700">
                <text:p>497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800">
                <text:p>49800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900">
                <text:p>499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00">
                <text:p>500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00">
                <text:p>501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200">
                <text:p>5020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300">
                <text:p>503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400">
                <text:p>504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500">
                <text:p>505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600">
                <text:p>50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700">
                <text:p>50700</text:p>
              </table:table-cell>
              <table:table-cell office:value-type="float" office:value="-0.225">
                <text:p>-0.2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800">
                <text:p>50800</text:p>
              </table:table-cell>
              <table:table-cell office:value-type="float" office:value="-0.325">
                <text:p>-0.3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900">
                <text:p>5090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000">
                <text:p>510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100">
                <text:p>511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200">
                <text:p>51200</text:p>
              </table:table-cell>
              <table:table-cell office:value-type="float" office:value="-0.325">
                <text:p>-0.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1300">
                <text:p>513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400">
                <text:p>514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500">
                <text:p>515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600">
                <text:p>516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700">
                <text:p>517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800">
                <text:p>51800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900">
                <text:p>519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000">
                <text:p>520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100">
                <text:p>52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200">
                <text:p>5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300">
                <text:p>5230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400">
                <text:p>524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500">
                <text:p>5250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600">
                <text:p>526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700">
                <text:p>527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800">
                <text:p>528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00">
                <text:p>529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000">
                <text:p>53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100">
                <text:p>531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200">
                <text:p>53200</text:p>
              </table:table-cell>
              <table:table-cell office:value-type="float" office:value="-0.325">
                <text:p>-0.3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300">
                <text:p>533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400">
                <text:p>534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500">
                <text:p>53500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600">
                <text:p>536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700">
                <text:p>5370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800">
                <text:p>538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900">
                <text:p>53900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000">
                <text:p>54000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100">
                <text:p>541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200">
                <text:p>542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300">
                <text:p>5430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400">
                <text:p>5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500">
                <text:p>545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600">
                <text:p>54600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4700">
                <text:p>54700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4800">
                <text:p>54800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900">
                <text:p>549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000">
                <text:p>55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100">
                <text:p>551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200">
                <text:p>5520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300">
                <text:p>553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400">
                <text:p>554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500">
                <text:p>55500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600">
                <text:p>556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700">
                <text:p>557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800">
                <text:p>558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900">
                <text:p>559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000">
                <text:p>5600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100">
                <text:p>561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200">
                <text:p>56200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300">
                <text:p>563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400">
                <text:p>56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500">
                <text:p>56500</text:p>
              </table:table-cell>
              <table:table-cell office:value-type="float" office:value="-0.475">
                <text:p>-0.4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600">
                <text:p>56600</text:p>
              </table:table-cell>
              <table:table-cell office:value-type="float" office:value="-0.175">
                <text:p>-0.1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700">
                <text:p>567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800">
                <text:p>5680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6900">
                <text:p>56900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000">
                <text:p>570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100">
                <text:p>571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200">
                <text:p>572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300">
                <text:p>57300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7400">
                <text:p>57400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500">
                <text:p>575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600">
                <text:p>576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700">
                <text:p>5770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800">
                <text:p>57800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900">
                <text:p>57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000">
                <text:p>58000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100">
                <text:p>581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200">
                <text:p>5820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300">
                <text:p>58300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400">
                <text:p>58400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500">
                <text:p>58500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600">
                <text:p>58600</text:p>
              </table:table-cell>
              <table:table-cell office:value-type="float" office:value="-0.492">
                <text:p>-0.4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700">
                <text:p>58700</text:p>
              </table:table-cell>
              <table:table-cell office:value-type="float" office:value="-0.369">
                <text:p>-0.3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800">
                <text:p>58800</text:p>
              </table:table-cell>
              <table:table-cell office:value-type="float" office:value="-0.1722">
                <text:p>-0.17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900">
                <text:p>58900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000">
                <text:p>59000</text:p>
              </table:table-cell>
              <table:table-cell office:value-type="float" office:value="-0.6396">
                <text:p>-0.63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100">
                <text:p>59100</text:p>
              </table:table-cell>
              <table:table-cell office:value-type="float" office:value="0.3444">
                <text:p>0.34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0">
                <text:p>59200</text:p>
              </table:table-cell>
              <table:table-cell office:value-type="float" office:value="0.2952">
                <text:p>0.29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300">
                <text:p>59300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400">
                <text:p>594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500">
                <text:p>595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600">
                <text:p>596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700">
                <text:p>59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0">
                <text:p>59800</text:p>
              </table:table-cell>
              <table:table-cell office:value-type="float" office:value="0.5412">
                <text:p>0.54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00">
                <text:p>59900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000">
                <text:p>600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100">
                <text:p>60100</text:p>
              </table:table-cell>
              <table:table-cell office:value-type="float" office:value="-0.3198">
                <text:p>-0.31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200">
                <text:p>60200</text:p>
              </table:table-cell>
              <table:table-cell office:value-type="float" office:value="0.6888">
                <text:p>0.68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300">
                <text:p>60300</text:p>
              </table:table-cell>
              <table:table-cell office:value-type="float" office:value="-0.492">
                <text:p>-0.4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400">
                <text:p>60400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0500">
                <text:p>60500</text:p>
              </table:table-cell>
              <table:table-cell office:value-type="float" office:value="-0.3444">
                <text:p>-0.34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600">
                <text:p>606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700">
                <text:p>607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0800">
                <text:p>60800</text:p>
              </table:table-cell>
              <table:table-cell office:value-type="float" office:value="-0.3936">
                <text:p>-0.39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900">
                <text:p>60900</text:p>
              </table:table-cell>
              <table:table-cell office:value-type="float" office:value="-0.2952">
                <text:p>-0.29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000">
                <text:p>61000</text:p>
              </table:table-cell>
              <table:table-cell office:value-type="float" office:value="-0.1722">
                <text:p>-0.17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100">
                <text:p>611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200">
                <text:p>61200</text:p>
              </table:table-cell>
              <table:table-cell office:value-type="float" office:value="-0.246">
                <text:p>-0.2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300">
                <text:p>61300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400">
                <text:p>61400</text:p>
              </table:table-cell>
              <table:table-cell office:value-type="float" office:value="-0.2706">
                <text:p>-0.27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500">
                <text:p>61500</text:p>
              </table:table-cell>
              <table:table-cell office:value-type="float" office:value="-0.3198">
                <text:p>-0.31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600">
                <text:p>616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700">
                <text:p>61700</text:p>
              </table:table-cell>
              <table:table-cell office:value-type="float" office:value="0.1722">
                <text:p>0.17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800">
                <text:p>61800</text:p>
              </table:table-cell>
              <table:table-cell office:value-type="float" office:value="-0.4182">
                <text:p>-0.41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900">
                <text:p>619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000">
                <text:p>620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100">
                <text:p>62100</text:p>
              </table:table-cell>
              <table:table-cell office:value-type="float" office:value="0.1722">
                <text:p>0.17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200">
                <text:p>62200</text:p>
              </table:table-cell>
              <table:table-cell office:value-type="float" office:value="-0.4428">
                <text:p>-0.44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300">
                <text:p>62300</text:p>
              </table:table-cell>
              <table:table-cell office:value-type="float" office:value="0.6396">
                <text:p>0.63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400">
                <text:p>624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500">
                <text:p>6250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600">
                <text:p>626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00">
                <text:p>627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800">
                <text:p>62800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900">
                <text:p>62900</text:p>
              </table:table-cell>
              <table:table-cell office:value-type="float" office:value="0.4674">
                <text:p>0.46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000">
                <text:p>63000</text:p>
              </table:table-cell>
              <table:table-cell office:value-type="float" office:value="0.2952">
                <text:p>0.29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3100">
                <text:p>63100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3200">
                <text:p>632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3300">
                <text:p>63300</text:p>
              </table:table-cell>
              <table:table-cell office:value-type="float" office:value="0.4428">
                <text:p>0.44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3400">
                <text:p>634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3500">
                <text:p>635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600">
                <text:p>63600</text:p>
              </table:table-cell>
              <table:table-cell office:value-type="float" office:value="-0.2952">
                <text:p>-0.29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700">
                <text:p>63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800">
                <text:p>63800</text:p>
              </table:table-cell>
              <table:table-cell office:value-type="float" office:value="-0.492">
                <text:p>-0.4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900">
                <text:p>63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4000">
                <text:p>640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4100">
                <text:p>64100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4200">
                <text:p>64200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4300">
                <text:p>64300</text:p>
              </table:table-cell>
              <table:table-cell office:value-type="float" office:value="-0.4182">
                <text:p>-0.41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4400">
                <text:p>64400</text:p>
              </table:table-cell>
              <table:table-cell office:value-type="float" office:value="0.2952">
                <text:p>0.29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4500">
                <text:p>645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4600">
                <text:p>64600</text:p>
              </table:table-cell>
              <table:table-cell office:value-type="float" office:value="-0.5904">
                <text:p>-0.59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4700">
                <text:p>64700</text:p>
              </table:table-cell>
              <table:table-cell office:value-type="float" office:value="-0.1722">
                <text:p>-0.17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800">
                <text:p>64800</text:p>
              </table:table-cell>
              <table:table-cell office:value-type="float" office:value="-0.2706">
                <text:p>-0.27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4900">
                <text:p>64900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5000">
                <text:p>65000</text:p>
              </table:table-cell>
              <table:table-cell office:value-type="float" office:value="0.4428">
                <text:p>0.44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5100">
                <text:p>65100</text:p>
              </table:table-cell>
              <table:table-cell office:value-type="float" office:value="-0.2952">
                <text:p>-0.29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5200">
                <text:p>652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5300">
                <text:p>65300</text:p>
              </table:table-cell>
              <table:table-cell office:value-type="float" office:value="-0.2952">
                <text:p>-0.29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5400">
                <text:p>65400</text:p>
              </table:table-cell>
              <table:table-cell office:value-type="float" office:value="0.1722">
                <text:p>0.17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5500">
                <text:p>65500</text:p>
              </table:table-cell>
              <table:table-cell office:value-type="float" office:value="-0.1722">
                <text:p>-0.17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5600">
                <text:p>656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5700">
                <text:p>65700</text:p>
              </table:table-cell>
              <table:table-cell office:value-type="float" office:value="-0.6642">
                <text:p>-0.66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5800">
                <text:p>65800</text:p>
              </table:table-cell>
              <table:table-cell office:value-type="float" office:value="-0.0984">
                <text:p>-0.09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5900">
                <text:p>65900</text:p>
              </table:table-cell>
              <table:table-cell office:value-type="float" office:value="-0.861">
                <text:p>-0.8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000">
                <text:p>660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6100">
                <text:p>66100</text:p>
              </table:table-cell>
              <table:table-cell office:value-type="float" office:value="-0.2952">
                <text:p>-0.29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6200">
                <text:p>662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6300">
                <text:p>66300</text:p>
              </table:table-cell>
              <table:table-cell office:value-type="float" office:value="0.5658">
                <text:p>0.56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6400">
                <text:p>66400</text:p>
              </table:table-cell>
              <table:table-cell office:value-type="float" office:value="-0.5658">
                <text:p>-0.56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6500">
                <text:p>6650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600">
                <text:p>666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700">
                <text:p>66700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6800">
                <text:p>668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6900">
                <text:p>66900</text:p>
              </table:table-cell>
              <table:table-cell office:value-type="float" office:value="0.1722">
                <text:p>0.17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7000">
                <text:p>670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7100">
                <text:p>6710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7200">
                <text:p>6720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7300">
                <text:p>6730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7400">
                <text:p>67400</text:p>
              </table:table-cell>
              <table:table-cell office:value-type="float" office:value="-0.2952">
                <text:p>-0.29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7500">
                <text:p>675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7600">
                <text:p>67600</text:p>
              </table:table-cell>
              <table:table-cell office:value-type="float" office:value="-0.4182">
                <text:p>-0.41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7700">
                <text:p>677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7800">
                <text:p>67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7900">
                <text:p>67900</text:p>
              </table:table-cell>
              <table:table-cell office:value-type="float" office:value="0.2706">
                <text:p>0.27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8000">
                <text:p>68000</text:p>
              </table:table-cell>
              <table:table-cell office:value-type="float" office:value="-0.5412">
                <text:p>-0.54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8100">
                <text:p>681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8200">
                <text:p>68200</text:p>
              </table:table-cell>
              <table:table-cell office:value-type="float" office:value="-0.3936">
                <text:p>-0.39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8300">
                <text:p>683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8400">
                <text:p>68400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8500">
                <text:p>685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8600">
                <text:p>686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700">
                <text:p>6870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800">
                <text:p>68800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8900">
                <text:p>68900</text:p>
              </table:table-cell>
              <table:table-cell office:value-type="float" office:value="0.5412">
                <text:p>0.54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000">
                <text:p>69000</text:p>
              </table:table-cell>
              <table:table-cell office:value-type="float" office:value="-0.3198">
                <text:p>-0.31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9100">
                <text:p>69100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9200">
                <text:p>69200</text:p>
              </table:table-cell>
              <table:table-cell office:value-type="float" office:value="-0.1722">
                <text:p>-0.17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300">
                <text:p>69300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400">
                <text:p>69400</text:p>
              </table:table-cell>
              <table:table-cell office:value-type="float" office:value="-0.3198">
                <text:p>-0.31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500">
                <text:p>695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600">
                <text:p>69600</text:p>
              </table:table-cell>
              <table:table-cell office:value-type="float" office:value="-0.7626">
                <text:p>-0.76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9700">
                <text:p>69700</text:p>
              </table:table-cell>
              <table:table-cell office:value-type="float" office:value="-0.4428">
                <text:p>-0.44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9800">
                <text:p>69800</text:p>
              </table:table-cell>
              <table:table-cell office:value-type="float" office:value="0.2706">
                <text:p>0.27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900">
                <text:p>699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0000">
                <text:p>70000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0100">
                <text:p>701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200">
                <text:p>70200</text:p>
              </table:table-cell>
              <table:table-cell office:value-type="float" office:value="-0.3936">
                <text:p>-0.39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300">
                <text:p>70300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400">
                <text:p>70400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0500">
                <text:p>705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0600">
                <text:p>70600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700">
                <text:p>707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0800">
                <text:p>70800</text:p>
              </table:table-cell>
              <table:table-cell office:value-type="float" office:value="0.6396">
                <text:p>0.63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0900">
                <text:p>709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1000">
                <text:p>710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100">
                <text:p>71100</text:p>
              </table:table-cell>
              <table:table-cell office:value-type="float" office:value="-0.5904">
                <text:p>-0.59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200">
                <text:p>712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1300">
                <text:p>71300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1400">
                <text:p>71400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500">
                <text:p>71500</text:p>
              </table:table-cell>
              <table:table-cell office:value-type="float" office:value="-0.7626">
                <text:p>-0.76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600">
                <text:p>71600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1700">
                <text:p>71700</text:p>
              </table:table-cell>
              <table:table-cell office:value-type="float" office:value="-0.1476">
                <text:p>-0.14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800">
                <text:p>718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1900">
                <text:p>71900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2000">
                <text:p>72000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2100">
                <text:p>7210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2200">
                <text:p>722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2300">
                <text:p>72300</text:p>
              </table:table-cell>
              <table:table-cell office:value-type="float" office:value="0.1722">
                <text:p>0.17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2400">
                <text:p>72400</text:p>
              </table:table-cell>
              <table:table-cell office:value-type="float" office:value="-0.2214">
                <text:p>-0.22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2500">
                <text:p>72500</text:p>
              </table:table-cell>
              <table:table-cell office:value-type="float" office:value="-0.2706">
                <text:p>-0.27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2600">
                <text:p>7260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700">
                <text:p>727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800">
                <text:p>728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2900">
                <text:p>72900</text:p>
              </table:table-cell>
              <table:table-cell office:value-type="float" office:value="0.5658">
                <text:p>0.56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3000">
                <text:p>73000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3100">
                <text:p>73100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3200">
                <text:p>73200</text:p>
              </table:table-cell>
              <table:table-cell office:value-type="float" office:value="0.2706">
                <text:p>0.27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3300">
                <text:p>73300</text:p>
              </table:table-cell>
              <table:table-cell office:value-type="float" office:value="-0.2706">
                <text:p>-0.27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3400">
                <text:p>734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500">
                <text:p>735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3600">
                <text:p>736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700">
                <text:p>73700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3800">
                <text:p>73800</text:p>
              </table:table-cell>
              <table:table-cell office:value-type="float" office:value="-0.3444">
                <text:p>-0.34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3900">
                <text:p>73900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000">
                <text:p>740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4100">
                <text:p>74100</text:p>
              </table:table-cell>
              <table:table-cell office:value-type="float" office:value="0.6396">
                <text:p>0.63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200">
                <text:p>74200</text:p>
              </table:table-cell>
              <table:table-cell office:value-type="float" office:value="-0.3444">
                <text:p>-0.34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4300">
                <text:p>743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4400">
                <text:p>744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500">
                <text:p>745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4600">
                <text:p>746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4700">
                <text:p>74700</text:p>
              </table:table-cell>
              <table:table-cell office:value-type="float" office:value="0.3444">
                <text:p>0.34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4800">
                <text:p>7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4900">
                <text:p>74900</text:p>
              </table:table-cell>
              <table:table-cell office:value-type="float" office:value="-0.5904">
                <text:p>-0.59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5000">
                <text:p>75000</text:p>
              </table:table-cell>
              <table:table-cell office:value-type="float" office:value="-0.1722">
                <text:p>-0.17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100">
                <text:p>7510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5200">
                <text:p>75200</text:p>
              </table:table-cell>
              <table:table-cell office:value-type="float" office:value="0.4428">
                <text:p>0.44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5300">
                <text:p>75300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400">
                <text:p>75400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5500">
                <text:p>75500</text:p>
              </table:table-cell>
              <table:table-cell office:value-type="float" office:value="-0.3198">
                <text:p>-0.31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5600">
                <text:p>75600</text:p>
              </table:table-cell>
              <table:table-cell office:value-type="float" office:value="-0.2214">
                <text:p>-0.22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5700">
                <text:p>75700</text:p>
              </table:table-cell>
              <table:table-cell office:value-type="float" office:value="-0.2952">
                <text:p>-0.29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5800">
                <text:p>7580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5900">
                <text:p>75900</text:p>
              </table:table-cell>
              <table:table-cell office:value-type="float" office:value="-0.246">
                <text:p>-0.2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6000">
                <text:p>76000</text:p>
              </table:table-cell>
              <table:table-cell office:value-type="float" office:value="-0.3936">
                <text:p>-0.39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6100">
                <text:p>76100</text:p>
              </table:table-cell>
              <table:table-cell office:value-type="float" office:value="-0.3444">
                <text:p>-0.34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6200">
                <text:p>76200</text:p>
              </table:table-cell>
              <table:table-cell office:value-type="float" office:value="0.2706">
                <text:p>0.27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6300">
                <text:p>76300</text:p>
              </table:table-cell>
              <table:table-cell office:value-type="float" office:value="0.6888">
                <text:p>0.68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6400">
                <text:p>76400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6500">
                <text:p>765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6600">
                <text:p>76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700">
                <text:p>76700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6800">
                <text:p>76800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6900">
                <text:p>76900</text:p>
              </table:table-cell>
              <table:table-cell office:value-type="float" office:value="-0.246">
                <text:p>-0.2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7000">
                <text:p>770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7100">
                <text:p>77100</text:p>
              </table:table-cell>
              <table:table-cell office:value-type="float" office:value="-0.3444">
                <text:p>-0.34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7200">
                <text:p>77200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7300">
                <text:p>773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7400">
                <text:p>77400</text:p>
              </table:table-cell>
              <table:table-cell office:value-type="float" office:value="-0.3936">
                <text:p>-0.39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7500">
                <text:p>77500</text:p>
              </table:table-cell>
              <table:table-cell office:value-type="float" office:value="-0.738">
                <text:p>-0.7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7600">
                <text:p>77600</text:p>
              </table:table-cell>
              <table:table-cell office:value-type="float" office:value="-0.0984">
                <text:p>-0.09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7700">
                <text:p>777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7800">
                <text:p>77800</text:p>
              </table:table-cell>
              <table:table-cell office:value-type="float" office:value="-0.5904">
                <text:p>-0.59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7900">
                <text:p>77900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8000">
                <text:p>78000</text:p>
              </table:table-cell>
              <table:table-cell office:value-type="float" office:value="-0.2214">
                <text:p>-0.22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8100">
                <text:p>78100</text:p>
              </table:table-cell>
              <table:table-cell office:value-type="float" office:value="-0.0984">
                <text:p>-0.09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8200">
                <text:p>78200</text:p>
              </table:table-cell>
              <table:table-cell office:value-type="float" office:value="-0.3936">
                <text:p>-0.39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8300">
                <text:p>78300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8400">
                <text:p>784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8500">
                <text:p>78500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8600">
                <text:p>786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700">
                <text:p>78700</text:p>
              </table:table-cell>
              <table:table-cell office:value-type="float" office:value="-0.4674">
                <text:p>-0.46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800">
                <text:p>788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900">
                <text:p>78900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000">
                <text:p>790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9100">
                <text:p>791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9200">
                <text:p>792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9300">
                <text:p>79300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9400">
                <text:p>79400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9500">
                <text:p>79500</text:p>
              </table:table-cell>
              <table:table-cell office:value-type="float" office:value="-0.246">
                <text:p>-0.2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600">
                <text:p>7960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9700">
                <text:p>7970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9800">
                <text:p>79800</text:p>
              </table:table-cell>
              <table:table-cell office:value-type="float" office:value="-0.2952">
                <text:p>-0.29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9900">
                <text:p>79900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0000">
                <text:p>800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0100">
                <text:p>80100</text:p>
              </table:table-cell>
              <table:table-cell office:value-type="float" office:value="-0.1476">
                <text:p>-0.14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0200">
                <text:p>8020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0300">
                <text:p>80300</text:p>
              </table:table-cell>
              <table:table-cell office:value-type="float" office:value="-0.5412">
                <text:p>-0.54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0400">
                <text:p>8040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0500">
                <text:p>80500</text:p>
              </table:table-cell>
              <table:table-cell office:value-type="float" office:value="0.4674">
                <text:p>0.46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0600">
                <text:p>80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0700">
                <text:p>80700</text:p>
              </table:table-cell>
              <table:table-cell office:value-type="float" office:value="-0.0984">
                <text:p>-0.09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0800">
                <text:p>80800</text:p>
              </table:table-cell>
              <table:table-cell office:value-type="float" office:value="-0.5166">
                <text:p>-0.5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0900">
                <text:p>80900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000">
                <text:p>810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100">
                <text:p>811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200">
                <text:p>81200</text:p>
              </table:table-cell>
              <table:table-cell office:value-type="float" office:value="-0.1476">
                <text:p>-0.14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300">
                <text:p>813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400">
                <text:p>81400</text:p>
              </table:table-cell>
              <table:table-cell office:value-type="float" office:value="-0.2706">
                <text:p>-0.27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1500">
                <text:p>81500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1600">
                <text:p>816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1700">
                <text:p>817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1800">
                <text:p>818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1900">
                <text:p>8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000">
                <text:p>820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2100">
                <text:p>821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2200">
                <text:p>82200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2300">
                <text:p>82300</text:p>
              </table:table-cell>
              <table:table-cell office:value-type="float" office:value="-0.4182">
                <text:p>-0.41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2400">
                <text:p>824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2500">
                <text:p>82500</text:p>
              </table:table-cell>
              <table:table-cell office:value-type="float" office:value="-0.1476">
                <text:p>-0.14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2600">
                <text:p>82600</text:p>
              </table:table-cell>
              <table:table-cell office:value-type="float" office:value="-0.369">
                <text:p>-0.3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2700">
                <text:p>82700</text:p>
              </table:table-cell>
              <table:table-cell office:value-type="float" office:value="0.5166">
                <text:p>0.51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2800">
                <text:p>82800</text:p>
              </table:table-cell>
              <table:table-cell office:value-type="float" office:value="0.2952">
                <text:p>0.29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2900">
                <text:p>82900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3000">
                <text:p>83000</text:p>
              </table:table-cell>
              <table:table-cell office:value-type="float" office:value="-0.4182">
                <text:p>-0.41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3100">
                <text:p>831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3200">
                <text:p>83200</text:p>
              </table:table-cell>
              <table:table-cell office:value-type="float" office:value="0.1722">
                <text:p>0.17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300">
                <text:p>833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3400">
                <text:p>83400</text:p>
              </table:table-cell>
              <table:table-cell office:value-type="float" office:value="-0.4674">
                <text:p>-0.46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3500">
                <text:p>83500</text:p>
              </table:table-cell>
              <table:table-cell office:value-type="float" office:value="-0.1722">
                <text:p>-0.17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600">
                <text:p>83600</text:p>
              </table:table-cell>
              <table:table-cell office:value-type="float" office:value="-0.1476">
                <text:p>-0.147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3700">
                <text:p>83700</text:p>
              </table:table-cell>
              <table:table-cell office:value-type="float" office:value="0.4428">
                <text:p>0.44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3800">
                <text:p>83800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900">
                <text:p>83900</text:p>
              </table:table-cell>
              <table:table-cell office:value-type="float" office:value="0.2706">
                <text:p>0.27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000">
                <text:p>84000</text:p>
              </table:table-cell>
              <table:table-cell office:value-type="float" office:value="-0.9102">
                <text:p>-0.91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4100">
                <text:p>84100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4200">
                <text:p>842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4300">
                <text:p>84300</text:p>
              </table:table-cell>
              <table:table-cell office:value-type="float" office:value="0.2952">
                <text:p>0.29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4400">
                <text:p>844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500">
                <text:p>84500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4600">
                <text:p>8460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4700">
                <text:p>84700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800">
                <text:p>848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4900">
                <text:p>8490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5000">
                <text:p>850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5100">
                <text:p>851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5200">
                <text:p>8520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5300">
                <text:p>85300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5400">
                <text:p>85400</text:p>
              </table:table-cell>
              <table:table-cell office:value-type="float" office:value="0.4674">
                <text:p>0.46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5500">
                <text:p>85500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5600">
                <text:p>85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5700">
                <text:p>857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5800">
                <text:p>858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5900">
                <text:p>85900</text:p>
              </table:table-cell>
              <table:table-cell office:value-type="float" office:value="-0.1476">
                <text:p>-0.14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6000">
                <text:p>8600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6100">
                <text:p>86100</text:p>
              </table:table-cell>
              <table:table-cell office:value-type="float" office:value="-0.5412">
                <text:p>-0.54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6200">
                <text:p>86200</text:p>
              </table:table-cell>
              <table:table-cell office:value-type="float" office:value="-0.2214">
                <text:p>-0.22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6300">
                <text:p>863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6400">
                <text:p>864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6500">
                <text:p>86500</text:p>
              </table:table-cell>
              <table:table-cell office:value-type="float" office:value="-0.615">
                <text:p>-0.6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6600">
                <text:p>866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6700">
                <text:p>86700</text:p>
              </table:table-cell>
              <table:table-cell office:value-type="float" office:value="0.5658">
                <text:p>0.56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6800">
                <text:p>86800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6900">
                <text:p>86900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7000">
                <text:p>87000</text:p>
              </table:table-cell>
              <table:table-cell office:value-type="float" office:value="0.3444">
                <text:p>0.34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7100">
                <text:p>871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7200">
                <text:p>87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7300">
                <text:p>87300</text:p>
              </table:table-cell>
              <table:table-cell office:value-type="float" office:value="-0.6642">
                <text:p>-0.66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7400">
                <text:p>87400</text:p>
              </table:table-cell>
              <table:table-cell office:value-type="float" office:value="-0.3936">
                <text:p>-0.39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7500">
                <text:p>875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7600">
                <text:p>87600</text:p>
              </table:table-cell>
              <table:table-cell office:value-type="float" office:value="-0.2952">
                <text:p>-0.29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7700">
                <text:p>87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7800">
                <text:p>87800</text:p>
              </table:table-cell>
              <table:table-cell office:value-type="float" office:value="-0.4182">
                <text:p>-0.41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7900">
                <text:p>87900</text:p>
              </table:table-cell>
              <table:table-cell office:value-type="float" office:value="-0.1476">
                <text:p>-0.14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8000">
                <text:p>880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8100">
                <text:p>88100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8200">
                <text:p>8820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8300">
                <text:p>88300</text:p>
              </table:table-cell>
              <table:table-cell office:value-type="float" office:value="-0.4182">
                <text:p>-0.41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8400">
                <text:p>88400</text:p>
              </table:table-cell>
              <table:table-cell office:value-type="float" office:value="-0.3936">
                <text:p>-0.39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8500">
                <text:p>88500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8600">
                <text:p>88600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8700">
                <text:p>887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8800">
                <text:p>88800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8900">
                <text:p>889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9000">
                <text:p>89000</text:p>
              </table:table-cell>
              <table:table-cell office:value-type="float" office:value="-0.492">
                <text:p>-0.4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9100">
                <text:p>89100</text:p>
              </table:table-cell>
              <table:table-cell office:value-type="float" office:value="0.3936">
                <text:p>0.393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9200">
                <text:p>89200</text:p>
              </table:table-cell>
              <table:table-cell office:value-type="float" office:value="-0.5166">
                <text:p>-0.516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9300">
                <text:p>8930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9400">
                <text:p>894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9500">
                <text:p>89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9600">
                <text:p>89600</text:p>
              </table:table-cell>
              <table:table-cell office:value-type="float" office:value="0.5658">
                <text:p>0.56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9700">
                <text:p>89700</text:p>
              </table:table-cell>
              <table:table-cell office:value-type="float" office:value="-0.0246">
                <text:p>-0.02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9800">
                <text:p>89800</text:p>
              </table:table-cell>
              <table:table-cell office:value-type="float" office:value="-0.492">
                <text:p>-0.4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9900">
                <text:p>89900</text:p>
              </table:table-cell>
              <table:table-cell office:value-type="float" office:value="-0.5412">
                <text:p>-0.54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0000">
                <text:p>9000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0100">
                <text:p>90100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0200">
                <text:p>90200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0300">
                <text:p>90300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0400">
                <text:p>90400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0500">
                <text:p>905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0600">
                <text:p>90600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700">
                <text:p>90700</text:p>
              </table:table-cell>
              <table:table-cell office:value-type="float" office:value="-0.3198">
                <text:p>-0.319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0800">
                <text:p>90800</text:p>
              </table:table-cell>
              <table:table-cell office:value-type="float" office:value="-0.0738">
                <text:p>-0.07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0900">
                <text:p>9090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1000">
                <text:p>91000</text:p>
              </table:table-cell>
              <table:table-cell office:value-type="float" office:value="-0.4428">
                <text:p>-0.44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1100">
                <text:p>91100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1200">
                <text:p>91200</text:p>
              </table:table-cell>
              <table:table-cell office:value-type="float" office:value="-0.5904">
                <text:p>-0.59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1300">
                <text:p>91300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1400">
                <text:p>91400</text:p>
              </table:table-cell>
              <table:table-cell office:value-type="float" office:value="-0.0984">
                <text:p>-0.098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1500">
                <text:p>91500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1600">
                <text:p>91600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1700">
                <text:p>9170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1800">
                <text:p>9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1900">
                <text:p>919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2000">
                <text:p>9200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2100">
                <text:p>921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2200">
                <text:p>9220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2300">
                <text:p>92300</text:p>
              </table:table-cell>
              <table:table-cell office:value-type="float" office:value="-0.725">
                <text:p>-0.7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2400">
                <text:p>92400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2500">
                <text:p>92500</text:p>
              </table:table-cell>
              <table:table-cell office:value-type="float" office:value="-0.775">
                <text:p>-0.7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2600">
                <text:p>92600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2700">
                <text:p>927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2800">
                <text:p>9280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2900">
                <text:p>9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3000">
                <text:p>930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3100">
                <text:p>931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3200">
                <text:p>932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3300">
                <text:p>933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3400">
                <text:p>934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3500">
                <text:p>935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3600">
                <text:p>9360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3700">
                <text:p>937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3800">
                <text:p>938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3900">
                <text:p>93900</text:p>
              </table:table-cell>
              <table:table-cell office:value-type="float" office:value="-0.744">
                <text:p>-0.7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000">
                <text:p>94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4100">
                <text:p>941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200">
                <text:p>942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4300">
                <text:p>943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4400">
                <text:p>944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4500">
                <text:p>945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4600">
                <text:p>946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4700">
                <text:p>94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4800">
                <text:p>948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4900">
                <text:p>949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5000">
                <text:p>9500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5100">
                <text:p>951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5200">
                <text:p>95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5300">
                <text:p>953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5400">
                <text:p>954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5500">
                <text:p>95500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5600">
                <text:p>956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5700">
                <text:p>957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5800">
                <text:p>958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5900">
                <text:p>959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6000">
                <text:p>960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6100">
                <text:p>961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6200">
                <text:p>962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6300">
                <text:p>96300</text:p>
              </table:table-cell>
              <table:table-cell office:value-type="float" office:value="-0.624">
                <text:p>-0.6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6400">
                <text:p>964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6500">
                <text:p>965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6600">
                <text:p>966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6700">
                <text:p>96700</text:p>
              </table:table-cell>
              <table:table-cell office:value-type="float" office:value="-0.552">
                <text:p>-0.5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6800">
                <text:p>968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6900">
                <text:p>969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7000">
                <text:p>970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7100">
                <text:p>971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7200">
                <text:p>972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7300">
                <text:p>973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7400">
                <text:p>974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7500">
                <text:p>975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7600">
                <text:p>976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7700">
                <text:p>977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7800">
                <text:p>978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7900">
                <text:p>979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8000">
                <text:p>980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8100">
                <text:p>981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8200">
                <text:p>982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8300">
                <text:p>983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8400">
                <text:p>984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8500">
                <text:p>985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8600">
                <text:p>986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8700">
                <text:p>987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8800">
                <text:p>988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8900">
                <text:p>989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9000">
                <text:p>990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9100">
                <text:p>991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200">
                <text:p>99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9300">
                <text:p>993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9400">
                <text:p>994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9500">
                <text:p>995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9600">
                <text:p>996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9700">
                <text:p>997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9800">
                <text:p>998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900">
                <text:p>999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0000">
                <text:p>1000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0100">
                <text:p>100100</text:p>
              </table:table-cell>
              <table:table-cell office:value-type="float" office:value="-0.456">
                <text:p>-0.4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0200">
                <text:p>1002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0300">
                <text:p>1003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0400">
                <text:p>1004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0500">
                <text:p>1005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0600">
                <text:p>100600</text:p>
              </table:table-cell>
              <table:table-cell office:value-type="float" office:value="-0.648">
                <text:p>-0.6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0700">
                <text:p>1007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0800">
                <text:p>1008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0900">
                <text:p>1009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1000">
                <text:p>1010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1100">
                <text:p>1011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1200">
                <text:p>1012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1300">
                <text:p>1013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1400">
                <text:p>1014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1500">
                <text:p>101500</text:p>
              </table:table-cell>
              <table:table-cell office:value-type="float" office:value="-0.744">
                <text:p>-0.7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1600">
                <text:p>101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1700">
                <text:p>1017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1800">
                <text:p>101800</text:p>
              </table:table-cell>
              <table:table-cell office:value-type="float" office:value="-0.816">
                <text:p>-0.8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1900">
                <text:p>10190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2000">
                <text:p>1020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2100">
                <text:p>1021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2200">
                <text:p>102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2300">
                <text:p>1023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2400">
                <text:p>1024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2500">
                <text:p>1025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2600">
                <text:p>102600</text:p>
              </table:table-cell>
              <table:table-cell office:value-type="float" office:value="-0.528">
                <text:p>-0.5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700">
                <text:p>1027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2800">
                <text:p>1028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2900">
                <text:p>1029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3000">
                <text:p>1030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3100">
                <text:p>1031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3200">
                <text:p>10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3300">
                <text:p>1033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3400">
                <text:p>1034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3500">
                <text:p>1035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3600">
                <text:p>1036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3700">
                <text:p>1037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3800">
                <text:p>1038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3900">
                <text:p>1039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4000">
                <text:p>1040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4100">
                <text:p>1041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4200">
                <text:p>1042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4300">
                <text:p>1043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4400">
                <text:p>1044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4500">
                <text:p>1045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4600">
                <text:p>1046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4700">
                <text:p>1047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4800">
                <text:p>1048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4900">
                <text:p>1049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5000">
                <text:p>1050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5100">
                <text:p>105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5200">
                <text:p>1052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5300">
                <text:p>1053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5400">
                <text:p>1054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5500">
                <text:p>1055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5600">
                <text:p>1056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5700">
                <text:p>1057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5800">
                <text:p>1058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5900">
                <text:p>105900</text:p>
              </table:table-cell>
              <table:table-cell office:value-type="float" office:value="-0.624">
                <text:p>-0.6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6000">
                <text:p>1060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6100">
                <text:p>1061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6200">
                <text:p>1062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6300">
                <text:p>10630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6400">
                <text:p>1064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6500">
                <text:p>1065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6600">
                <text:p>1066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6700">
                <text:p>1067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6800">
                <text:p>1068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6900">
                <text:p>1069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7000">
                <text:p>10700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7100">
                <text:p>1071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7200">
                <text:p>1072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7300">
                <text:p>1073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7400">
                <text:p>1074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7500">
                <text:p>1075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7600">
                <text:p>1076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7700">
                <text:p>1077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7800">
                <text:p>1078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7900">
                <text:p>1079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8000">
                <text:p>1080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8100">
                <text:p>108100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8200">
                <text:p>1082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8300">
                <text:p>1083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8400">
                <text:p>1084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8500">
                <text:p>1085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8600">
                <text:p>1086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8700">
                <text:p>1087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8800">
                <text:p>1088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8900">
                <text:p>1089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9000">
                <text:p>1090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9100">
                <text:p>109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9200">
                <text:p>1092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9300">
                <text:p>1093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9400">
                <text:p>1094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9500">
                <text:p>1095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9600">
                <text:p>1096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9700">
                <text:p>1097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9800">
                <text:p>1098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9900">
                <text:p>1099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0000">
                <text:p>1100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0100">
                <text:p>1101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0200">
                <text:p>1102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0300">
                <text:p>1103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0400">
                <text:p>1104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0500">
                <text:p>110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0600">
                <text:p>1106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0700">
                <text:p>1107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0800">
                <text:p>1108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0900">
                <text:p>1109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1000">
                <text:p>1110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1100">
                <text:p>1111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1200">
                <text:p>1112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1300">
                <text:p>1113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400">
                <text:p>1114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1500">
                <text:p>1115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1600">
                <text:p>1116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1700">
                <text:p>1117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1800">
                <text:p>1118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1900">
                <text:p>1119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2000">
                <text:p>1120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2100">
                <text:p>1121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2200">
                <text:p>1122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2300">
                <text:p>1123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2400">
                <text:p>1124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2500">
                <text:p>1125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2600">
                <text:p>1126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2700">
                <text:p>1127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2800">
                <text:p>1128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2900">
                <text:p>1129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3000">
                <text:p>11300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3100">
                <text:p>1131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3200">
                <text:p>1132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3300">
                <text:p>1133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3400">
                <text:p>1134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3500">
                <text:p>113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3600">
                <text:p>113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3700">
                <text:p>1137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3800">
                <text:p>1138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3900">
                <text:p>1139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4000">
                <text:p>1140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4100">
                <text:p>1141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4200">
                <text:p>1142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4300">
                <text:p>1143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4400">
                <text:p>1144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4500">
                <text:p>1145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4600">
                <text:p>1146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4700">
                <text:p>1147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4800">
                <text:p>1148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4900">
                <text:p>1149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5000">
                <text:p>1150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5100">
                <text:p>1151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5200">
                <text:p>1152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5300">
                <text:p>1153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5400">
                <text:p>1154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5500">
                <text:p>1155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5600">
                <text:p>1156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5700">
                <text:p>1157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5800">
                <text:p>1158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5900">
                <text:p>1159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6000">
                <text:p>1160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6100">
                <text:p>116100</text:p>
              </table:table-cell>
              <table:table-cell office:value-type="float" office:value="-0.792">
                <text:p>-0.7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6200">
                <text:p>1162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6300">
                <text:p>116300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6400">
                <text:p>1164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6500">
                <text:p>1165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6600">
                <text:p>1166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6700">
                <text:p>1167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6800">
                <text:p>1168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6900">
                <text:p>116900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7000">
                <text:p>1170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7100">
                <text:p>1171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7200">
                <text:p>1172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7300">
                <text:p>1173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7400">
                <text:p>1174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7500">
                <text:p>1175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7600">
                <text:p>1176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7700">
                <text:p>117700</text:p>
              </table:table-cell>
              <table:table-cell office:value-type="float" office:value="-0.624">
                <text:p>-0.62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7800">
                <text:p>1178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900">
                <text:p>1179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8000">
                <text:p>1180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8100">
                <text:p>1181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8200">
                <text:p>1182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8300">
                <text:p>1183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8400">
                <text:p>11840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8500">
                <text:p>1185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8600">
                <text:p>1186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8700">
                <text:p>1187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8800">
                <text:p>1188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8900">
                <text:p>1189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9000">
                <text:p>1190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9100">
                <text:p>1191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9200">
                <text:p>1192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9300">
                <text:p>1193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9400">
                <text:p>1194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9500">
                <text:p>1195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9600">
                <text:p>1196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9700">
                <text:p>1197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9800">
                <text:p>1198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9900">
                <text:p>1199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0000">
                <text:p>1200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0100">
                <text:p>1201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0200">
                <text:p>120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0300">
                <text:p>1203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0400">
                <text:p>1204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0500">
                <text:p>1205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20600">
                <text:p>1206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0700">
                <text:p>1207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20800">
                <text:p>1208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20900">
                <text:p>1209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1000">
                <text:p>1210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1100">
                <text:p>121100</text:p>
              </table:table-cell>
              <table:table-cell office:value-type="float" office:value="-0.456">
                <text:p>-0.4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1200">
                <text:p>1212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1300">
                <text:p>1213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1400">
                <text:p>1214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1500">
                <text:p>1215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1600">
                <text:p>121600</text:p>
              </table:table-cell>
              <table:table-cell office:value-type="float" office:value="-0.648">
                <text:p>-0.6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1700">
                <text:p>1217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1800">
                <text:p>1218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1900">
                <text:p>1219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2000">
                <text:p>1220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2100">
                <text:p>1221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2200">
                <text:p>1222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2300">
                <text:p>1223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2400">
                <text:p>1224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2500">
                <text:p>122500</text:p>
              </table:table-cell>
              <table:table-cell office:value-type="float" office:value="-0.744">
                <text:p>-0.74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2600">
                <text:p>122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2700">
                <text:p>1227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2800">
                <text:p>122800</text:p>
              </table:table-cell>
              <table:table-cell office:value-type="float" office:value="-0.816">
                <text:p>-0.8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2900">
                <text:p>12290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3000">
                <text:p>1230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3100">
                <text:p>1231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3200">
                <text:p>1232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3300">
                <text:p>1233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3400">
                <text:p>1234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3500">
                <text:p>1235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3600">
                <text:p>123600</text:p>
              </table:table-cell>
              <table:table-cell office:value-type="float" office:value="-0.528">
                <text:p>-0.5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3700">
                <text:p>1237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3800">
                <text:p>1238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3900">
                <text:p>1239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4000">
                <text:p>1240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4100">
                <text:p>1241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4200">
                <text:p>12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4300">
                <text:p>1243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4400">
                <text:p>1244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4500">
                <text:p>1245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4600">
                <text:p>1246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4700">
                <text:p>1247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4800">
                <text:p>1248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4900">
                <text:p>1249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5000">
                <text:p>1250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5100">
                <text:p>1251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5200">
                <text:p>1252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5300">
                <text:p>1253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5400">
                <text:p>1254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5500">
                <text:p>1255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5600">
                <text:p>1256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5700">
                <text:p>1257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5800">
                <text:p>1258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5900">
                <text:p>1259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6000">
                <text:p>1260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6100">
                <text:p>126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6200">
                <text:p>1262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6300">
                <text:p>1263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6400">
                <text:p>1264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6500">
                <text:p>1265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6600">
                <text:p>1266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6700">
                <text:p>1267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6800">
                <text:p>1268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6900">
                <text:p>126900</text:p>
              </table:table-cell>
              <table:table-cell office:value-type="float" office:value="-0.624">
                <text:p>-0.6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7000">
                <text:p>1270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7100">
                <text:p>1271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7200">
                <text:p>1272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7300">
                <text:p>12730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7400">
                <text:p>1274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7500">
                <text:p>1275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7600">
                <text:p>1276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7700">
                <text:p>1277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7800">
                <text:p>1278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7900">
                <text:p>1279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8000">
                <text:p>12800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8100">
                <text:p>1281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8200">
                <text:p>1282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8300">
                <text:p>1283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8400">
                <text:p>1284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8500">
                <text:p>1285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8600">
                <text:p>1286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8700">
                <text:p>1287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8800">
                <text:p>1288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8900">
                <text:p>1289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9000">
                <text:p>1290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9100">
                <text:p>129100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9200">
                <text:p>1292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9300">
                <text:p>1293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9400">
                <text:p>1294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9500">
                <text:p>1295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9600">
                <text:p>1296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9700">
                <text:p>1297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9800">
                <text:p>1298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9900">
                <text:p>1299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30000">
                <text:p>1300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30100">
                <text:p>13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30200">
                <text:p>1302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30300">
                <text:p>1303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30400">
                <text:p>1304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30500">
                <text:p>1305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0600">
                <text:p>1306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0700">
                <text:p>1307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30800">
                <text:p>1308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30900">
                <text:p>1309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31000">
                <text:p>1310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31100">
                <text:p>1311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31200">
                <text:p>1312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31300">
                <text:p>1313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31400">
                <text:p>1314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31500">
                <text:p>131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1600">
                <text:p>1316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1700">
                <text:p>1317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31800">
                <text:p>1318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31900">
                <text:p>1319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32000">
                <text:p>1320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32100">
                <text:p>1321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32200">
                <text:p>1322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2300">
                <text:p>1323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32400">
                <text:p>1324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2500">
                <text:p>1325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2600">
                <text:p>1326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32700">
                <text:p>1327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2800">
                <text:p>1328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2900">
                <text:p>1329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33000">
                <text:p>1330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33100">
                <text:p>1331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33200">
                <text:p>1332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3300">
                <text:p>1333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33400">
                <text:p>1334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3500">
                <text:p>1335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33600">
                <text:p>1336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33700">
                <text:p>1337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33800">
                <text:p>1338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33900">
                <text:p>1339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34000">
                <text:p>13400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34100">
                <text:p>1341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34200">
                <text:p>1342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4300">
                <text:p>1343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4400">
                <text:p>1344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34500">
                <text:p>1345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34600">
                <text:p>134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34700">
                <text:p>1347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34800">
                <text:p>1348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34900">
                <text:p>1349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5000">
                <text:p>1350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5100">
                <text:p>1351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35200">
                <text:p>1352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35300">
                <text:p>1353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35400">
                <text:p>1354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35500">
                <text:p>1355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35600">
                <text:p>1356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35700">
                <text:p>1357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35800">
                <text:p>1358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35900">
                <text:p>1359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36000">
                <text:p>1360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36100">
                <text:p>1361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36200">
                <text:p>1362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36300">
                <text:p>1363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36400">
                <text:p>1364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36500">
                <text:p>1365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36600">
                <text:p>1366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36700">
                <text:p>1367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36800">
                <text:p>1368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6900">
                <text:p>1369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7000">
                <text:p>1370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7100">
                <text:p>137100</text:p>
              </table:table-cell>
              <table:table-cell office:value-type="float" office:value="-0.792">
                <text:p>-0.79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37200">
                <text:p>1372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37300">
                <text:p>137300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37400">
                <text:p>1374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37500">
                <text:p>1375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37600">
                <text:p>1376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7700">
                <text:p>1377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37800">
                <text:p>1378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37900">
                <text:p>137900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38000">
                <text:p>1380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38100">
                <text:p>1381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38200">
                <text:p>1382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38300">
                <text:p>1383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38400">
                <text:p>1384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38500">
                <text:p>1385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38600">
                <text:p>1386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38700">
                <text:p>138700</text:p>
              </table:table-cell>
              <table:table-cell office:value-type="float" office:value="-0.624">
                <text:p>-0.62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8800">
                <text:p>1388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38900">
                <text:p>1389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39000">
                <text:p>1390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39100">
                <text:p>1391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39200">
                <text:p>1392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39300">
                <text:p>1393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39400">
                <text:p>13940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39500">
                <text:p>1395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39600">
                <text:p>1396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39700">
                <text:p>1397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9800">
                <text:p>1398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39900">
                <text:p>1399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40000">
                <text:p>1400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0100">
                <text:p>1401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0200">
                <text:p>1402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0300">
                <text:p>1403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0400">
                <text:p>1404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0500">
                <text:p>1405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0600">
                <text:p>1406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0700">
                <text:p>140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0800">
                <text:p>1408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0900">
                <text:p>1409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1000">
                <text:p>1410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1100">
                <text:p>1411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1200">
                <text:p>1412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1300">
                <text:p>1413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1400">
                <text:p>1414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1500">
                <text:p>1415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1600">
                <text:p>1416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41700">
                <text:p>1417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1800">
                <text:p>1418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1900">
                <text:p>1419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42000">
                <text:p>142000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2100">
                <text:p>1421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2200">
                <text:p>1422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2300">
                <text:p>1423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2400">
                <text:p>1424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2500">
                <text:p>142500</text:p>
              </table:table-cell>
              <table:table-cell office:value-type="float" office:value="-0.552">
                <text:p>-0.55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2600">
                <text:p>1426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2700">
                <text:p>1427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42800">
                <text:p>1428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42900">
                <text:p>14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43000">
                <text:p>1430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3100">
                <text:p>1431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3200">
                <text:p>143200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3300">
                <text:p>1433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43400">
                <text:p>1434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43500">
                <text:p>1435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3600">
                <text:p>1436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3700">
                <text:p>1437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3800">
                <text:p>1438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3900">
                <text:p>1439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4000">
                <text:p>1440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4100">
                <text:p>1441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4200">
                <text:p>1442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4300">
                <text:p>1443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4400">
                <text:p>1444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4500">
                <text:p>1445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4600">
                <text:p>1446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44700">
                <text:p>1447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4800">
                <text:p>1448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4900">
                <text:p>1449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5000">
                <text:p>145000</text:p>
              </table:table-cell>
              <table:table-cell office:value-type="float" office:value="-0.456">
                <text:p>-0.45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5100">
                <text:p>1451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45200">
                <text:p>1452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45300">
                <text:p>1453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45400">
                <text:p>145400</text:p>
              </table:table-cell>
              <table:table-cell office:value-type="float" office:value="-0.672">
                <text:p>-0.67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45500">
                <text:p>1455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45600">
                <text:p>1456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5700">
                <text:p>1457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45800">
                <text:p>145800</text:p>
              </table:table-cell>
              <table:table-cell office:value-type="float" office:value="-0.552">
                <text:p>-0.55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5900">
                <text:p>145900</text:p>
              </table:table-cell>
              <table:table-cell office:value-type="float" office:value="-0.624">
                <text:p>-0.62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6000">
                <text:p>1460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6100">
                <text:p>1461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6200">
                <text:p>1462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6300">
                <text:p>146300</text:p>
              </table:table-cell>
              <table:table-cell office:value-type="float" office:value="-0.528">
                <text:p>-0.52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46400">
                <text:p>146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6500">
                <text:p>1465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6600">
                <text:p>1466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6700">
                <text:p>146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6800">
                <text:p>1468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6900">
                <text:p>1469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7000">
                <text:p>1470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7100">
                <text:p>1471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7200">
                <text:p>1472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7300">
                <text:p>1473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7400">
                <text:p>1474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7500">
                <text:p>147500</text:p>
              </table:table-cell>
              <table:table-cell office:value-type="float" office:value="-0.624">
                <text:p>-0.62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47600">
                <text:p>1476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47700">
                <text:p>1477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47800">
                <text:p>1478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47900">
                <text:p>1479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48000">
                <text:p>1480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48100">
                <text:p>1481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8200">
                <text:p>148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48300">
                <text:p>148300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48400">
                <text:p>1484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8500">
                <text:p>1485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48600">
                <text:p>1486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48700">
                <text:p>14870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48800">
                <text:p>1488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48900">
                <text:p>14890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49000">
                <text:p>1490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9100">
                <text:p>1491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9200">
                <text:p>1492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9300">
                <text:p>1493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49400">
                <text:p>1494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9500">
                <text:p>1495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9600">
                <text:p>1496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9700">
                <text:p>14970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9800">
                <text:p>1498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9900">
                <text:p>1499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0000">
                <text:p>1500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0100">
                <text:p>1501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0200">
                <text:p>1502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0300">
                <text:p>1503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0400">
                <text:p>1504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0500">
                <text:p>1505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0600">
                <text:p>1506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0700">
                <text:p>150700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0800">
                <text:p>150800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0900">
                <text:p>1509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1000">
                <text:p>151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1100">
                <text:p>1511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1200">
                <text:p>1512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1300">
                <text:p>1513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1400">
                <text:p>1514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1500">
                <text:p>1515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1600">
                <text:p>1516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1700">
                <text:p>1517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1800">
                <text:p>1518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1900">
                <text:p>1519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2000">
                <text:p>1520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2100">
                <text:p>1521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2200">
                <text:p>15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2300">
                <text:p>15230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2400">
                <text:p>15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2500">
                <text:p>1525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2600">
                <text:p>15260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2700">
                <text:p>1527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2800">
                <text:p>1528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2900">
                <text:p>1529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3000">
                <text:p>1530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3100">
                <text:p>1531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3200">
                <text:p>1532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3300">
                <text:p>1533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3400">
                <text:p>1534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3500">
                <text:p>1535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3600">
                <text:p>1536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3700">
                <text:p>1537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3800">
                <text:p>1538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3900">
                <text:p>1539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54000">
                <text:p>1540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4100">
                <text:p>1541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54200">
                <text:p>154200</text:p>
              </table:table-cell>
              <table:table-cell office:value-type="float" office:value="-0.648">
                <text:p>-0.64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4300">
                <text:p>1543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4400">
                <text:p>154400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54500">
                <text:p>1545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54600">
                <text:p>1546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4700">
                <text:p>1547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54800">
                <text:p>154800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4900">
                <text:p>154900</text:p>
              </table:table-cell>
              <table:table-cell office:value-type="float" office:value="-0.552">
                <text:p>-0.55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55000">
                <text:p>155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55100">
                <text:p>1551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55200">
                <text:p>1552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55300">
                <text:p>1553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55400">
                <text:p>1554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55500">
                <text:p>1555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55600">
                <text:p>1556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5700">
                <text:p>1557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5800">
                <text:p>1558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55900">
                <text:p>1559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56000">
                <text:p>1560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6100">
                <text:p>1561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56200">
                <text:p>1562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6300">
                <text:p>156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56400">
                <text:p>1564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56500">
                <text:p>156500</text:p>
              </table:table-cell>
              <table:table-cell office:value-type="float" office:value="-0.528">
                <text:p>-0.52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6600">
                <text:p>1566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56700">
                <text:p>1567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6800">
                <text:p>1568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56900">
                <text:p>1569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57000">
                <text:p>1570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57100">
                <text:p>1571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7200">
                <text:p>1572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57300">
                <text:p>1573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7400">
                <text:p>157400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57500">
                <text:p>1575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57600">
                <text:p>1576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57700">
                <text:p>1577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7800">
                <text:p>1578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57900">
                <text:p>1579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58000">
                <text:p>1580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58100">
                <text:p>158100</text:p>
              </table:table-cell>
              <table:table-cell office:value-type="float" office:value="-0.744">
                <text:p>-0.74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8200">
                <text:p>158200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58300">
                <text:p>1583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58400">
                <text:p>1584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58500">
                <text:p>15850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58600">
                <text:p>1586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8700">
                <text:p>1587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58800">
                <text:p>1588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8900">
                <text:p>1589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59000">
                <text:p>1590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9100">
                <text:p>15910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9200">
                <text:p>1592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9300">
                <text:p>159300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9400">
                <text:p>1594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9500">
                <text:p>1595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9600">
                <text:p>1596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9700">
                <text:p>1597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9800">
                <text:p>1598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9900">
                <text:p>1599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60000">
                <text:p>160000</text:p>
              </table:table-cell>
              <table:table-cell office:value-type="float" office:value="-0.744">
                <text:p>-0.74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60100">
                <text:p>1601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60200">
                <text:p>1602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60300">
                <text:p>1603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0400">
                <text:p>1604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0500">
                <text:p>1605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60600">
                <text:p>1606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60700">
                <text:p>1607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60800">
                <text:p>1608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60900">
                <text:p>1609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61000">
                <text:p>1610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61100">
                <text:p>1611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61200">
                <text:p>1612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1300">
                <text:p>1613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1400">
                <text:p>161400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1500">
                <text:p>1615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1600">
                <text:p>1616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1700">
                <text:p>1617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1800">
                <text:p>1618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1900">
                <text:p>1619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2000">
                <text:p>1620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2100">
                <text:p>1621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2200">
                <text:p>1622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2300">
                <text:p>1623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2400">
                <text:p>1624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2500">
                <text:p>1625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2600">
                <text:p>162600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2700">
                <text:p>1627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2800">
                <text:p>1628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2900">
                <text:p>1629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63000">
                <text:p>1630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63100">
                <text:p>1631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63200">
                <text:p>1632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63300">
                <text:p>16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63400">
                <text:p>1634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63500">
                <text:p>1635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63600">
                <text:p>1636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63700">
                <text:p>1637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63800">
                <text:p>1638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63900">
                <text:p>163900</text:p>
              </table:table-cell>
              <table:table-cell office:value-type="float" office:value="-0.192">
                <text:p>-0.19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4000">
                <text:p>164000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64100">
                <text:p>1641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64200">
                <text:p>1642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64300">
                <text:p>1643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64400">
                <text:p>16440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64500">
                <text:p>1645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64600">
                <text:p>1646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4700">
                <text:p>1647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64800">
                <text:p>164800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64900">
                <text:p>1649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65000">
                <text:p>1650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65100">
                <text:p>165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65200">
                <text:p>1652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5300">
                <text:p>1653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65400">
                <text:p>16540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65500">
                <text:p>1655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65600">
                <text:p>165600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65700">
                <text:p>1657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5800">
                <text:p>1658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65900">
                <text:p>1659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66000">
                <text:p>166000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66100">
                <text:p>1661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66200">
                <text:p>1662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66300">
                <text:p>166300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66400">
                <text:p>16640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6500">
                <text:p>1665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66600">
                <text:p>1666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66700">
                <text:p>166700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66800">
                <text:p>1668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6900">
                <text:p>1669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7000">
                <text:p>167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67100">
                <text:p>1671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67200">
                <text:p>167200</text:p>
              </table:table-cell>
              <table:table-cell office:value-type="float" office:value="-0.456">
                <text:p>-0.45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7300">
                <text:p>1673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67400">
                <text:p>16740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67500">
                <text:p>1675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67600">
                <text:p>16760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67700">
                <text:p>1677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67800">
                <text:p>1678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67900">
                <text:p>16790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68000">
                <text:p>16800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68100">
                <text:p>1681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68200">
                <text:p>1682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68300">
                <text:p>168300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8400">
                <text:p>1684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68500">
                <text:p>1685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68600">
                <text:p>1686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68700">
                <text:p>168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68800">
                <text:p>168800</text:p>
              </table:table-cell>
              <table:table-cell office:value-type="float" office:value="-0.528">
                <text:p>-0.52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68900">
                <text:p>1689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69000">
                <text:p>1690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69100">
                <text:p>169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69200">
                <text:p>169200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69300">
                <text:p>16930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69400">
                <text:p>1694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69500">
                <text:p>1695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69600">
                <text:p>1696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69700">
                <text:p>1697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69800">
                <text:p>1698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9900">
                <text:p>169900</text:p>
              </table:table-cell>
              <table:table-cell office:value-type="float" office:value="-0.264">
                <text:p>-0.26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70000">
                <text:p>17000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70100">
                <text:p>1701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70200">
                <text:p>1702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70300">
                <text:p>1703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70400">
                <text:p>170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70500">
                <text:p>1705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70600">
                <text:p>1706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70700">
                <text:p>1707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70800">
                <text:p>1708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70900">
                <text:p>1709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71000">
                <text:p>1710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71100">
                <text:p>17110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71200">
                <text:p>17120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71300">
                <text:p>1713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71400">
                <text:p>1714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71500">
                <text:p>171500</text:p>
              </table:table-cell>
              <table:table-cell office:value-type="float" office:value="-0.408">
                <text:p>-0.40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71600">
                <text:p>1716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71700">
                <text:p>1717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71800">
                <text:p>171800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71900">
                <text:p>171900</text:p>
              </table:table-cell>
              <table:table-cell office:value-type="float" office:value="-0.456">
                <text:p>-0.45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72000">
                <text:p>172000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72100">
                <text:p>1721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72200">
                <text:p>1722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2300">
                <text:p>17230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72400">
                <text:p>172400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72500">
                <text:p>172500</text:p>
              </table:table-cell>
              <table:table-cell office:value-type="float" office:value="-0.888">
                <text:p>-0.88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72600">
                <text:p>172600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72700">
                <text:p>1727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72800">
                <text:p>1728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72900">
                <text:p>1729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73000">
                <text:p>1730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73100">
                <text:p>1731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73200">
                <text:p>17320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73300">
                <text:p>1733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73400">
                <text:p>1734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73500">
                <text:p>17350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73600">
                <text:p>1736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73700">
                <text:p>1737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73800">
                <text:p>173800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73900">
                <text:p>1739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74000">
                <text:p>1740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74100">
                <text:p>174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74200">
                <text:p>1742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74300">
                <text:p>174300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74400">
                <text:p>174400</text:p>
              </table:table-cell>
              <table:table-cell office:value-type="float" office:value="-0.144">
                <text:p>-0.14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74500">
                <text:p>1745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74600">
                <text:p>174600</text:p>
              </table:table-cell>
              <table:table-cell office:value-type="float" office:value="-0.528">
                <text:p>-0.52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74700">
                <text:p>174700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74800">
                <text:p>1748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74900">
                <text:p>174900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75000">
                <text:p>17500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75100">
                <text:p>175100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75200">
                <text:p>175200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75300">
                <text:p>1753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75400">
                <text:p>1754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75500">
                <text:p>1755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75600">
                <text:p>1756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75700">
                <text:p>175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75800">
                <text:p>175800</text:p>
              </table:table-cell>
              <table:table-cell office:value-type="float" office:value="-0.675">
                <text:p>-0.67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75900">
                <text:p>1759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6000">
                <text:p>1760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76100">
                <text:p>17610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76200">
                <text:p>176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76300">
                <text:p>176300</text:p>
              </table:table-cell>
              <table:table-cell office:value-type="float" office:value="-0.425">
                <text:p>-0.42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76400">
                <text:p>1764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76500">
                <text:p>176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76600">
                <text:p>1766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76700">
                <text:p>17670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76800">
                <text:p>176800</text:p>
              </table:table-cell>
              <table:table-cell office:value-type="float" office:value="-0.425">
                <text:p>-0.42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76900">
                <text:p>17690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77000">
                <text:p>17700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77100">
                <text:p>1771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77200">
                <text:p>1772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77300">
                <text:p>1773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77400">
                <text:p>177400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77500">
                <text:p>17750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77600">
                <text:p>1776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77700">
                <text:p>177700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77800">
                <text:p>1778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77900">
                <text:p>17790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78000">
                <text:p>17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78100">
                <text:p>178100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78200">
                <text:p>178200</text:p>
              </table:table-cell>
              <table:table-cell office:value-type="float" office:value="-0.0254">
                <text:p>-0.02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78300">
                <text:p>178300</text:p>
              </table:table-cell>
              <table:table-cell office:value-type="float" office:value="-0.508">
                <text:p>-0.50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78400">
                <text:p>178400</text:p>
              </table:table-cell>
              <table:table-cell office:value-type="float" office:value="-0.5588">
                <text:p>-0.558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78500">
                <text:p>1785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78600">
                <text:p>178600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78700">
                <text:p>178700</text:p>
              </table:table-cell>
              <table:table-cell office:value-type="float" office:value="0.2032">
                <text:p>0.203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78800">
                <text:p>178800</text:p>
              </table:table-cell>
              <table:table-cell office:value-type="float" office:value="-0.2032">
                <text:p>-0.203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78900">
                <text:p>178900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79000">
                <text:p>179000</text:p>
              </table:table-cell>
              <table:table-cell office:value-type="float" office:value="0.1524">
                <text:p>0.152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79100">
                <text:p>179100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79200">
                <text:p>179200</text:p>
              </table:table-cell>
              <table:table-cell office:value-type="float" office:value="-0.3302">
                <text:p>-0.330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79300">
                <text:p>179300</text:p>
              </table:table-cell>
              <table:table-cell office:value-type="float" office:value="-0.0762">
                <text:p>-0.076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79400">
                <text:p>1794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79500">
                <text:p>179500</text:p>
              </table:table-cell>
              <table:table-cell office:value-type="float" office:value="-0.4572">
                <text:p>-0.457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79600">
                <text:p>179600</text:p>
              </table:table-cell>
              <table:table-cell office:value-type="float" office:value="0.6096">
                <text:p>0.609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79700">
                <text:p>179700</text:p>
              </table:table-cell>
              <table:table-cell office:value-type="float" office:value="-0.6096">
                <text:p>-0.609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79800">
                <text:p>179800</text:p>
              </table:table-cell>
              <table:table-cell office:value-type="float" office:value="0.1524">
                <text:p>0.152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79900">
                <text:p>17990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80000">
                <text:p>180000</text:p>
              </table:table-cell>
              <table:table-cell office:value-type="float" office:value="-0.0508">
                <text:p>-0.050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80100">
                <text:p>180100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80200">
                <text:p>180200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80300">
                <text:p>180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80400">
                <text:p>180400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80500">
                <text:p>180500</text:p>
              </table:table-cell>
              <table:table-cell office:value-type="float" office:value="-0.254">
                <text:p>-0.25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80600">
                <text:p>180600</text:p>
              </table:table-cell>
              <table:table-cell office:value-type="float" office:value="-0.0508">
                <text:p>-0.050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80700">
                <text:p>180700</text:p>
              </table:table-cell>
              <table:table-cell office:value-type="float" office:value="0.2794">
                <text:p>0.279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80800">
                <text:p>180800</text:p>
              </table:table-cell>
              <table:table-cell office:value-type="float" office:value="-0.7366">
                <text:p>-0.736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80900">
                <text:p>180900</text:p>
              </table:table-cell>
              <table:table-cell office:value-type="float" office:value="-0.0762">
                <text:p>-0.076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81000">
                <text:p>181000</text:p>
              </table:table-cell>
              <table:table-cell office:value-type="float" office:value="-0.7874">
                <text:p>-0.787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81100">
                <text:p>181100</text:p>
              </table:table-cell>
              <table:table-cell office:value-type="float" office:value="-0.5842">
                <text:p>-0.584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81200">
                <text:p>18120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81300">
                <text:p>18130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81400">
                <text:p>18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81500">
                <text:p>181500</text:p>
              </table:table-cell>
              <table:table-cell office:value-type="float" office:value="-0.1778">
                <text:p>-0.177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81600">
                <text:p>181600</text:p>
              </table:table-cell>
              <table:table-cell office:value-type="float" office:value="-0.3048">
                <text:p>-0.304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81700">
                <text:p>181700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81800">
                <text:p>181800</text:p>
              </table:table-cell>
              <table:table-cell office:value-type="float" office:value="0.1524">
                <text:p>0.152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81900">
                <text:p>181900</text:p>
              </table:table-cell>
              <table:table-cell office:value-type="float" office:value="0.4064">
                <text:p>0.406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82000">
                <text:p>182000</text:p>
              </table:table-cell>
              <table:table-cell office:value-type="float" office:value="-0.3556">
                <text:p>-0.355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82100">
                <text:p>182100</text:p>
              </table:table-cell>
              <table:table-cell office:value-type="float" office:value="0.5334">
                <text:p>0.533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82200">
                <text:p>182200</text:p>
              </table:table-cell>
              <table:table-cell office:value-type="float" office:value="-0.0508">
                <text:p>-0.050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82300">
                <text:p>18230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82400">
                <text:p>182400</text:p>
              </table:table-cell>
              <table:table-cell office:value-type="float" office:value="-0.7874">
                <text:p>-0.787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82500">
                <text:p>182500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82600">
                <text:p>182600</text:p>
              </table:table-cell>
              <table:table-cell office:value-type="float" office:value="-0.1524">
                <text:p>-0.152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82700">
                <text:p>182700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82800">
                <text:p>182800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82900">
                <text:p>182900</text:p>
              </table:table-cell>
              <table:table-cell office:value-type="float" office:value="-0.1524">
                <text:p>-0.152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83000">
                <text:p>183000</text:p>
              </table:table-cell>
              <table:table-cell office:value-type="float" office:value="0.3556">
                <text:p>0.355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83100">
                <text:p>183100</text:p>
              </table:table-cell>
              <table:table-cell office:value-type="float" office:value="0.3302">
                <text:p>0.330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83200">
                <text:p>18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83300">
                <text:p>183300</text:p>
              </table:table-cell>
              <table:table-cell office:value-type="float" office:value="-0.3048">
                <text:p>-0.304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83400">
                <text:p>183400</text:p>
              </table:table-cell>
              <table:table-cell office:value-type="float" office:value="0.2032">
                <text:p>0.203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83500">
                <text:p>183500</text:p>
              </table:table-cell>
              <table:table-cell office:value-type="float" office:value="-0.254">
                <text:p>-0.25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83600">
                <text:p>183600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83700">
                <text:p>1837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83800">
                <text:p>1838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83900">
                <text:p>183900</text:p>
              </table:table-cell>
              <table:table-cell office:value-type="float" office:value="-0.4318">
                <text:p>-0.431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84000">
                <text:p>184000</text:p>
              </table:table-cell>
              <table:table-cell office:value-type="float" office:value="-0.4572">
                <text:p>-0.457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84100">
                <text:p>184100</text:p>
              </table:table-cell>
              <table:table-cell office:value-type="float" office:value="0.1524">
                <text:p>0.152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84200">
                <text:p>1842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4300">
                <text:p>184300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84400">
                <text:p>184400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84500">
                <text:p>184500</text:p>
              </table:table-cell>
              <table:table-cell office:value-type="float" office:value="-0.2794">
                <text:p>-0.279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84600">
                <text:p>18460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84700">
                <text:p>184700</text:p>
              </table:table-cell>
              <table:table-cell office:value-type="float" office:value="-0.3048">
                <text:p>-0.304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84800">
                <text:p>184800</text:p>
              </table:table-cell>
              <table:table-cell office:value-type="float" office:value="-0.6604">
                <text:p>-0.660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84900">
                <text:p>1849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85000">
                <text:p>185000</text:p>
              </table:table-cell>
              <table:table-cell office:value-type="float" office:value="-0.6096">
                <text:p>-0.609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85100">
                <text:p>185100</text:p>
              </table:table-cell>
              <table:table-cell office:value-type="float" office:value="-0.5334">
                <text:p>-0.533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85200">
                <text:p>185200</text:p>
              </table:table-cell>
              <table:table-cell office:value-type="float" office:value="-0.5842">
                <text:p>-0.584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85300">
                <text:p>185300</text:p>
              </table:table-cell>
              <table:table-cell office:value-type="float" office:value="-0.508">
                <text:p>-0.50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85400">
                <text:p>185400</text:p>
              </table:table-cell>
              <table:table-cell office:value-type="float" office:value="0.1778">
                <text:p>0.177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85500">
                <text:p>1855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85600">
                <text:p>1856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85700">
                <text:p>1857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85800">
                <text:p>185800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85900">
                <text:p>185900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86000">
                <text:p>186000</text:p>
              </table:table-cell>
              <table:table-cell office:value-type="float" office:value="-0.381">
                <text:p>-0.38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86100">
                <text:p>1861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86200">
                <text:p>1862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86300">
                <text:p>186300</text:p>
              </table:table-cell>
              <table:table-cell office:value-type="float" office:value="-0.0762">
                <text:p>-0.076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86400">
                <text:p>186400</text:p>
              </table:table-cell>
              <table:table-cell office:value-type="float" office:value="0.1778">
                <text:p>0.177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86500">
                <text:p>186500</text:p>
              </table:table-cell>
              <table:table-cell office:value-type="float" office:value="-0.3048">
                <text:p>-0.304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86600">
                <text:p>186600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86700">
                <text:p>186700</text:p>
              </table:table-cell>
              <table:table-cell office:value-type="float" office:value="-0.1524">
                <text:p>-0.15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86800">
                <text:p>186800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6900">
                <text:p>186900</text:p>
              </table:table-cell>
              <table:table-cell office:value-type="float" office:value="-0.0762">
                <text:p>-0.076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87000">
                <text:p>187000</text:p>
              </table:table-cell>
              <table:table-cell office:value-type="float" office:value="0.4572">
                <text:p>0.457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87100">
                <text:p>187100</text:p>
              </table:table-cell>
              <table:table-cell office:value-type="float" office:value="0.3556">
                <text:p>0.355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87200">
                <text:p>187200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87300">
                <text:p>187300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87400">
                <text:p>1874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87500">
                <text:p>1875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87600">
                <text:p>187600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87700">
                <text:p>187700</text:p>
              </table:table-cell>
              <table:table-cell office:value-type="float" office:value="0.2286">
                <text:p>0.228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87800">
                <text:p>187800</text:p>
              </table:table-cell>
              <table:table-cell office:value-type="float" office:value="-0.2032">
                <text:p>-0.203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87900">
                <text:p>187900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88000">
                <text:p>188000</text:p>
              </table:table-cell>
              <table:table-cell office:value-type="float" office:value="0.4572">
                <text:p>0.457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88100">
                <text:p>188100</text:p>
              </table:table-cell>
              <table:table-cell office:value-type="float" office:value="-0.2794">
                <text:p>-0.279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88200">
                <text:p>188200</text:p>
              </table:table-cell>
              <table:table-cell office:value-type="float" office:value="0.3302">
                <text:p>0.330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88300">
                <text:p>188300</text:p>
              </table:table-cell>
              <table:table-cell office:value-type="float" office:value="-0.4826">
                <text:p>-0.482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88400">
                <text:p>188400</text:p>
              </table:table-cell>
              <table:table-cell office:value-type="float" office:value="-0.0508">
                <text:p>-0.050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88500">
                <text:p>188500</text:p>
              </table:table-cell>
              <table:table-cell office:value-type="float" office:value="-0.4064">
                <text:p>-0.406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88600">
                <text:p>18860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88700">
                <text:p>188700</text:p>
              </table:table-cell>
              <table:table-cell office:value-type="float" office:value="0.1524">
                <text:p>0.152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88800">
                <text:p>188800</text:p>
              </table:table-cell>
              <table:table-cell office:value-type="float" office:value="-0.6858">
                <text:p>-0.685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88900">
                <text:p>188900</text:p>
              </table:table-cell>
              <table:table-cell office:value-type="float" office:value="-0.0254">
                <text:p>-0.025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89000">
                <text:p>1890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89100">
                <text:p>189100</text:p>
              </table:table-cell>
              <table:table-cell office:value-type="float" office:value="0.1524">
                <text:p>0.152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89200">
                <text:p>189200</text:p>
              </table:table-cell>
              <table:table-cell office:value-type="float" office:value="-0.1778">
                <text:p>-0.177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89300">
                <text:p>189300</text:p>
              </table:table-cell>
              <table:table-cell office:value-type="float" office:value="0.2032">
                <text:p>0.203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89400">
                <text:p>18940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89500">
                <text:p>189500</text:p>
              </table:table-cell>
              <table:table-cell office:value-type="float" office:value="-0.0254">
                <text:p>-0.025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89600">
                <text:p>189600</text:p>
              </table:table-cell>
              <table:table-cell office:value-type="float" office:value="0.3556">
                <text:p>0.355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89700">
                <text:p>189700</text:p>
              </table:table-cell>
              <table:table-cell office:value-type="float" office:value="-0.7874">
                <text:p>-0.787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89800">
                <text:p>1898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89900">
                <text:p>1899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90000">
                <text:p>190000</text:p>
              </table:table-cell>
              <table:table-cell office:value-type="float" office:value="-0.8636">
                <text:p>-0.863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90100">
                <text:p>190100</text:p>
              </table:table-cell>
              <table:table-cell office:value-type="float" office:value="-0.254">
                <text:p>-0.25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90200">
                <text:p>190200</text:p>
              </table:table-cell>
              <table:table-cell office:value-type="float" office:value="0.0762">
                <text:p>0.076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90300">
                <text:p>190300</text:p>
              </table:table-cell>
              <table:table-cell office:value-type="float" office:value="0.2032">
                <text:p>0.203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90400">
                <text:p>1904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90500">
                <text:p>190500</text:p>
              </table:table-cell>
              <table:table-cell office:value-type="float" office:value="-0.4318">
                <text:p>-0.431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90600">
                <text:p>190600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0700">
                <text:p>190700</text:p>
              </table:table-cell>
              <table:table-cell office:value-type="float" office:value="-0.3302">
                <text:p>-0.330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90800">
                <text:p>190800</text:p>
              </table:table-cell>
              <table:table-cell office:value-type="float" office:value="-0.5588">
                <text:p>-0.558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90900">
                <text:p>190900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91000">
                <text:p>191000</text:p>
              </table:table-cell>
              <table:table-cell office:value-type="float" office:value="-0.4318">
                <text:p>-0.431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91100">
                <text:p>1911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91200">
                <text:p>191200</text:p>
              </table:table-cell>
              <table:table-cell office:value-type="float" office:value="0.4318">
                <text:p>0.43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91300">
                <text:p>191300</text:p>
              </table:table-cell>
              <table:table-cell office:value-type="float" office:value="0.2794">
                <text:p>0.279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91400">
                <text:p>19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91500">
                <text:p>191500</text:p>
              </table:table-cell>
              <table:table-cell office:value-type="float" office:value="-0.0508">
                <text:p>-0.05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91600">
                <text:p>191600</text:p>
              </table:table-cell>
              <table:table-cell office:value-type="float" office:value="0.4826">
                <text:p>0.482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91700">
                <text:p>191700</text:p>
              </table:table-cell>
              <table:table-cell office:value-type="float" office:value="-0.2032">
                <text:p>-0.203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91800">
                <text:p>19180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91900">
                <text:p>191900</text:p>
              </table:table-cell>
              <table:table-cell office:value-type="float" office:value="-0.0508">
                <text:p>-0.050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92000">
                <text:p>192000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92100">
                <text:p>192100</text:p>
              </table:table-cell>
              <table:table-cell office:value-type="float" office:value="-0.4064">
                <text:p>-0.406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92200">
                <text:p>192200</text:p>
              </table:table-cell>
              <table:table-cell office:value-type="float" office:value="0.2032">
                <text:p>0.203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92300">
                <text:p>192300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92400">
                <text:p>192400</text:p>
              </table:table-cell>
              <table:table-cell office:value-type="float" office:value="-0.3556">
                <text:p>-0.355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92500">
                <text:p>1925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92600">
                <text:p>192600</text:p>
              </table:table-cell>
              <table:table-cell office:value-type="float" office:value="-0.4064">
                <text:p>-0.406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92700">
                <text:p>192700</text:p>
              </table:table-cell>
              <table:table-cell office:value-type="float" office:value="-0.5334">
                <text:p>-0.533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92800">
                <text:p>192800</text:p>
              </table:table-cell>
              <table:table-cell office:value-type="float" office:value="-0.2794">
                <text:p>-0.279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92900">
                <text:p>192900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93000">
                <text:p>193000</text:p>
              </table:table-cell>
              <table:table-cell office:value-type="float" office:value="0.4064">
                <text:p>0.406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93100">
                <text:p>193100</text:p>
              </table:table-cell>
              <table:table-cell office:value-type="float" office:value="-0.1524">
                <text:p>-0.152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93200">
                <text:p>1932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93300">
                <text:p>19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93400">
                <text:p>193400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93500">
                <text:p>193500</text:p>
              </table:table-cell>
              <table:table-cell office:value-type="float" office:value="0.1778">
                <text:p>0.177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93600">
                <text:p>193600</text:p>
              </table:table-cell>
              <table:table-cell office:value-type="float" office:value="0.1778">
                <text:p>0.177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93700">
                <text:p>1937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93800">
                <text:p>1938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93900">
                <text:p>193900</text:p>
              </table:table-cell>
              <table:table-cell office:value-type="float" office:value="-0.4318">
                <text:p>-0.431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94000">
                <text:p>1940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94100">
                <text:p>194100</text:p>
              </table:table-cell>
              <table:table-cell office:value-type="float" office:value="-0.6604">
                <text:p>-0.660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94200">
                <text:p>1942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94300">
                <text:p>1943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94400">
                <text:p>194400</text:p>
              </table:table-cell>
              <table:table-cell office:value-type="float" office:value="0.2286">
                <text:p>0.228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94500">
                <text:p>194500</text:p>
              </table:table-cell>
              <table:table-cell office:value-type="float" office:value="-0.635">
                <text:p>-0.63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94600">
                <text:p>194600</text:p>
              </table:table-cell>
              <table:table-cell office:value-type="float" office:value="-0.0762">
                <text:p>-0.076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94700">
                <text:p>194700</text:p>
              </table:table-cell>
              <table:table-cell office:value-type="float" office:value="-0.0762">
                <text:p>-0.076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94800">
                <text:p>194800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94900">
                <text:p>194900</text:p>
              </table:table-cell>
              <table:table-cell office:value-type="float" office:value="0.2794">
                <text:p>0.279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95000">
                <text:p>195000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95100">
                <text:p>195100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95200">
                <text:p>195200</text:p>
              </table:table-cell>
              <table:table-cell office:value-type="float" office:value="0.5334">
                <text:p>0.533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95300">
                <text:p>195300</text:p>
              </table:table-cell>
              <table:table-cell office:value-type="float" office:value="-0.381">
                <text:p>-0.38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95400">
                <text:p>195400</text:p>
              </table:table-cell>
              <table:table-cell office:value-type="float" office:value="-0.1524">
                <text:p>-0.152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95500">
                <text:p>195500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95600">
                <text:p>195600</text:p>
              </table:table-cell>
              <table:table-cell office:value-type="float" office:value="-0.2286">
                <text:p>-0.228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95700">
                <text:p>195700</text:p>
              </table:table-cell>
              <table:table-cell office:value-type="float" office:value="-0.3048">
                <text:p>-0.304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95800">
                <text:p>195800</text:p>
              </table:table-cell>
              <table:table-cell office:value-type="float" office:value="0.2032">
                <text:p>0.203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95900">
                <text:p>195900</text:p>
              </table:table-cell>
              <table:table-cell office:value-type="float" office:value="0.2794">
                <text:p>0.279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96000">
                <text:p>196000</text:p>
              </table:table-cell>
              <table:table-cell office:value-type="float" office:value="-0.6096">
                <text:p>-0.609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96100">
                <text:p>196100</text:p>
              </table:table-cell>
              <table:table-cell office:value-type="float" office:value="-0.508">
                <text:p>-0.50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96200">
                <text:p>196200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96300">
                <text:p>196300</text:p>
              </table:table-cell>
              <table:table-cell office:value-type="float" office:value="0.7874">
                <text:p>0.787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96400">
                <text:p>196400</text:p>
              </table:table-cell>
              <table:table-cell office:value-type="float" office:value="0.2794">
                <text:p>0.279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96500">
                <text:p>196500</text:p>
              </table:table-cell>
              <table:table-cell office:value-type="float" office:value="-0.4064">
                <text:p>-0.406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96600">
                <text:p>1966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96700">
                <text:p>196700</text:p>
              </table:table-cell>
              <table:table-cell office:value-type="float" office:value="-0.3302">
                <text:p>-0.330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96800">
                <text:p>196800</text:p>
              </table:table-cell>
              <table:table-cell office:value-type="float" office:value="0.4064">
                <text:p>0.4064</text:p>
              </table:table-cell>
            </table:table-row>
            <table:table-row>
              <table:table-cell office:value-type="string"/>
              <table:table-cell office:value-type="float" office:value="196900">
                <text:p>196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000">
                <text:p>197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100">
                <text:p>197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200">
                <text:p>197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300">
                <text:p>197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400">
                <text:p>197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500">
                <text:p>197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600">
                <text:p>197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700">
                <text:p>197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800">
                <text:p>197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900">
                <text:p>197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000">
                <text:p>19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100">
                <text:p>198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200">
                <text:p>198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300">
                <text:p>198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400">
                <text:p>198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500">
                <text:p>198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600">
                <text:p>198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700">
                <text:p>198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800">
                <text:p>198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900">
                <text:p>198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000">
                <text:p>19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100">
                <text:p>199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200">
                <text:p>199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300">
                <text:p>199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400">
                <text:p>199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500">
                <text:p>199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600">
                <text:p>199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700">
                <text:p>199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800">
                <text:p>1998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